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6.02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875cm"/>
    </style:style>
    <style:style style:name="co9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1">
      <style:table-cell-properties fo:background-color="#000000" style:text-align-source="fix" style:repeat-content="false"/>
      <style:paragraph-properties fo:text-align="center" fo:margin-left="0cm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wrap-option="no-wrap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1">
      <style:table-cell-properties fo:background-color="#000000" style:text-align-source="fix" style:repeat-content="false" fo:wrap-option="no-wrap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weden" table:style-name="ta1">
        <table:shapes>
          <draw:frame draw:z-index="0" draw:style-name="gr1" draw:text-style-name="P1" svg:width="10cm" svg:height="10cm" svg:x="19.821cm" svg:y="0cm">
            <draw:object draw:notify-on-update-of-ranges="Sweden.A3:Sweden.A469 Sweden.F3:Sweden.F4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5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Reserve Assets (SDR)</text:p>
          </table:table-cell>
          <table:table-cell table:style-name="ce5" office:value-type="string" calcext:value-type="string">
            <text:p>Rate</text:p>
          </table:table-cell>
          <table:table-cell table:style-name="ce7" office:value-type="string" calcext:value-type="string">
            <text:p>Central Bank Balance Sheet (SEK)</text:p>
          </table:table-cell>
          <table:table-cell table:style-name="ce7" office:value-type="string" calcext:value-type="string">
            <text:p>Rate</text:p>
          </table:table-cell>
          <table:table-cell table:style-name="ce8" office:value-type="string" calcext:value-type="string">
            <text:p>Ratio</text:p>
          </table:table-cell>
          <table:table-cell table:number-columns-repeated="1018"/>
        </table:table-row>
        <table:table-row table:style-name="ro1">
          <table:table-cell office:value-type="date" office:date-value="1976-01-01" calcext:value-type="date">
            <text:p>Jan 1976</text:p>
          </table:table-cell>
          <table:table-cell office:value-type="float" office:value="2725630000" calcext:value-type="float">
            <text:p>2725630000</text:p>
          </table:table-cell>
          <table:table-cell office:value-type="string" calcext:value-type="string">
            <text:p>NA</text:p>
          </table:table-cell>
          <table:table-cell office:value-type="float" office:value="28957000000" calcext:value-type="float">
            <text:p>28957000000</text:p>
          </table:table-cell>
          <table:table-cell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date" office:date-value="1976-02-01" calcext:value-type="date">
            <text:p>Feb 1976</text:p>
          </table:table-cell>
          <table:table-cell office:value-type="float" office:value="2760750000" calcext:value-type="float">
            <text:p>2760750000</text:p>
          </table:table-cell>
          <table:table-cell table:formula="of:=([.B3]/[.B2])-1" office:value-type="percentage" office:value="0.0128850944552268" calcext:value-type="percentage">
            <text:p>1.29%</text:p>
          </table:table-cell>
          <table:table-cell office:value-type="float" office:value="29127000000" calcext:value-type="float">
            <text:p>29127000000</text:p>
          </table:table-cell>
          <table:table-cell table:style-name="ce6" table:formula="of:=([.D3]/[.D2])-1" office:value-type="percentage" office:value="0.00587077390613677" calcext:value-type="percentage">
            <text:p>0.59%</text:p>
          </table:table-cell>
          <table:table-cell table:style-name="ce6" table:formula="of:=[.C3]/[.E3]" office:value-type="percentage" office:value="2.19478635376469" calcext:value-type="percentage">
            <text:p>219.48%</text:p>
          </table:table-cell>
          <table:table-cell table:number-columns-repeated="1018"/>
        </table:table-row>
        <table:table-row table:style-name="ro1">
          <table:table-cell office:value-type="date" office:date-value="1976-03-01" calcext:value-type="date">
            <text:p>Mar 1976</text:p>
          </table:table-cell>
          <table:table-cell office:value-type="float" office:value="2812420000" calcext:value-type="float">
            <text:p>2812420000</text:p>
          </table:table-cell>
          <table:table-cell table:formula="of:=([.B4]/[.B3])-1" office:value-type="percentage" office:value="0.0187159286425791" calcext:value-type="percentage">
            <text:p>1.87%</text:p>
          </table:table-cell>
          <table:table-cell office:value-type="float" office:value="29099000000" calcext:value-type="float">
            <text:p>29099000000</text:p>
          </table:table-cell>
          <table:table-cell table:style-name="ce6" table:formula="of:=([.D4]/[.D3])-1" office:value-type="percentage" office:value="-0.000961307378034126" calcext:value-type="percentage">
            <text:p>-0.10%</text:p>
          </table:table-cell>
          <table:table-cell table:style-name="ce6" table:formula="of:=[.C4]/[.E4]" office:value-type="percentage" office:value="-19.4692447704429" calcext:value-type="percentage">
            <text:p>-1946.92%</text:p>
          </table:table-cell>
          <table:table-cell table:number-columns-repeated="1018"/>
        </table:table-row>
        <table:table-row table:style-name="ro1">
          <table:table-cell office:value-type="date" office:date-value="1976-04-01" calcext:value-type="date">
            <text:p>Apr 1976</text:p>
          </table:table-cell>
          <table:table-cell office:value-type="float" office:value="2819570000" calcext:value-type="float">
            <text:p>2819570000</text:p>
          </table:table-cell>
          <table:table-cell table:formula="of:=([.B5]/[.B4])-1" office:value-type="percentage" office:value="0.002542294536378" calcext:value-type="percentage">
            <text:p>0.25%</text:p>
          </table:table-cell>
          <table:table-cell office:value-type="float" office:value="29738000000" calcext:value-type="float">
            <text:p>29738000000</text:p>
          </table:table-cell>
          <table:table-cell table:style-name="ce6" table:formula="of:=([.D5]/[.D4])-1" office:value-type="percentage" office:value="0.0219595175091927" calcext:value-type="percentage">
            <text:p>2.20%</text:p>
          </table:table-cell>
          <table:table-cell table:style-name="ce6" table:formula="of:=[.C5]/[.E5]" office:value-type="percentage" office:value="0.115771875921852" calcext:value-type="percentage">
            <text:p>11.58%</text:p>
          </table:table-cell>
          <table:table-cell table:number-columns-repeated="1018"/>
        </table:table-row>
        <table:table-row table:style-name="ro1">
          <table:table-cell office:value-type="date" office:date-value="1976-05-01" calcext:value-type="date">
            <text:p>May 1976</text:p>
          </table:table-cell>
          <table:table-cell office:value-type="float" office:value="2872040000" calcext:value-type="float">
            <text:p>2872040000</text:p>
          </table:table-cell>
          <table:table-cell table:formula="of:=([.B6]/[.B5])-1" office:value-type="percentage" office:value="0.0186092205549073" calcext:value-type="percentage">
            <text:p>1.86%</text:p>
          </table:table-cell>
          <table:table-cell office:value-type="float" office:value="29664000000" calcext:value-type="float">
            <text:p>29664000000</text:p>
          </table:table-cell>
          <table:table-cell table:style-name="ce6" table:formula="of:=([.D6]/[.D5])-1" office:value-type="percentage" office:value="-0.00248839868182127" calcext:value-type="percentage">
            <text:p>-0.25%</text:p>
          </table:table-cell>
          <table:table-cell table:style-name="ce6" table:formula="of:=[.C6]/[.E6]" office:value-type="percentage" office:value="-7.47839190353821" calcext:value-type="percentage">
            <text:p>-747.84%</text:p>
          </table:table-cell>
          <table:table-cell table:number-columns-repeated="1018"/>
        </table:table-row>
        <table:table-row table:style-name="ro1">
          <table:table-cell office:value-type="date" office:date-value="1976-06-01" calcext:value-type="date">
            <text:p>Jun 1976</text:p>
          </table:table-cell>
          <table:table-cell office:value-type="float" office:value="2876000000" calcext:value-type="float">
            <text:p>2876000000</text:p>
          </table:table-cell>
          <table:table-cell table:formula="of:=([.B7]/[.B6])-1" office:value-type="percentage" office:value="0.00137881088007141" calcext:value-type="percentage">
            <text:p>0.14%</text:p>
          </table:table-cell>
          <table:table-cell office:value-type="float" office:value="30802000000" calcext:value-type="float">
            <text:p>30802000000</text:p>
          </table:table-cell>
          <table:table-cell table:style-name="ce6" table:formula="of:=([.D7]/[.D6])-1" office:value-type="percentage" office:value="0.0383629989212513" calcext:value-type="percentage">
            <text:p>3.84%</text:p>
          </table:table-cell>
          <table:table-cell table:style-name="ce6" table:formula="of:=[.C7]/[.E7]" office:value-type="percentage" office:value="0.0359411651550426" calcext:value-type="percentage">
            <text:p>3.59%</text:p>
          </table:table-cell>
          <table:table-cell table:number-columns-repeated="1018"/>
        </table:table-row>
        <table:table-row table:style-name="ro1">
          <table:table-cell office:value-type="date" office:date-value="1976-07-01" calcext:value-type="date">
            <text:p>Jul 1976</text:p>
          </table:table-cell>
          <table:table-cell office:value-type="float" office:value="2849130000" calcext:value-type="float">
            <text:p>2849130000</text:p>
          </table:table-cell>
          <table:table-cell table:formula="of:=([.B8]/[.B7])-1" office:value-type="percentage" office:value="-0.00934283727399166" calcext:value-type="percentage">
            <text:p>-0.93%</text:p>
          </table:table-cell>
          <table:table-cell office:value-type="float" office:value="30452000000" calcext:value-type="float">
            <text:p>30452000000</text:p>
          </table:table-cell>
          <table:table-cell table:style-name="ce6" table:formula="of:=([.D8]/[.D7])-1" office:value-type="percentage" office:value="-0.0113628985130836" calcext:value-type="percentage">
            <text:p>-1.14%</text:p>
          </table:table-cell>
          <table:table-cell table:style-name="ce6" table:formula="of:=[.C8]/[.E8]" office:value-type="percentage" office:value="0.82222306775283" calcext:value-type="percentage">
            <text:p>82.22%</text:p>
          </table:table-cell>
          <table:table-cell table:number-columns-repeated="1018"/>
        </table:table-row>
        <table:table-row table:style-name="ro1">
          <table:table-cell office:value-type="date" office:date-value="1976-08-01" calcext:value-type="date">
            <text:p>Aug 1976</text:p>
          </table:table-cell>
          <table:table-cell office:value-type="float" office:value="2679900000" calcext:value-type="float">
            <text:p>2679900000</text:p>
          </table:table-cell>
          <table:table-cell table:formula="of:=([.B9]/[.B8])-1" office:value-type="percentage" office:value="-0.0593970791083593" calcext:value-type="percentage">
            <text:p>-5.94%</text:p>
          </table:table-cell>
          <table:table-cell office:value-type="float" office:value="30179000000" calcext:value-type="float">
            <text:p>30179000000</text:p>
          </table:table-cell>
          <table:table-cell table:style-name="ce6" table:formula="of:=([.D9]/[.D8])-1" office:value-type="percentage" office:value="-0.00896492841192698" calcext:value-type="percentage">
            <text:p>-0.90%</text:p>
          </table:table-cell>
          <table:table-cell table:style-name="ce6" table:formula="of:=[.C9]/[.E9]" office:value-type="percentage" office:value="6.62549396706138" calcext:value-type="percentage">
            <text:p>662.55%</text:p>
          </table:table-cell>
          <table:table-cell table:number-columns-repeated="1018"/>
        </table:table-row>
        <table:table-row table:style-name="ro1">
          <table:table-cell office:value-type="date" office:date-value="1976-09-01" calcext:value-type="date">
            <text:p>Sep 1976</text:p>
          </table:table-cell>
          <table:table-cell office:value-type="float" office:value="2509100000" calcext:value-type="float">
            <text:p>2509100000</text:p>
          </table:table-cell>
          <table:table-cell table:formula="of:=([.B10]/[.B9])-1" office:value-type="percentage" office:value="-0.0637337214075152" calcext:value-type="percentage">
            <text:p>-6.37%</text:p>
          </table:table-cell>
          <table:table-cell office:value-type="float" office:value="30956000000" calcext:value-type="float">
            <text:p>30956000000</text:p>
          </table:table-cell>
          <table:table-cell table:style-name="ce6" table:formula="of:=([.D10]/[.D9])-1" office:value-type="percentage" office:value="0.0257463799330659" calcext:value-type="percentage">
            <text:p>2.57%</text:p>
          </table:table-cell>
          <table:table-cell table:style-name="ce6" table:formula="of:=[.C10]/[.E10]" office:value-type="percentage" office:value="-2.47544398758997" calcext:value-type="percentage">
            <text:p>-247.54%</text:p>
          </table:table-cell>
          <table:table-cell table:number-columns-repeated="1018"/>
        </table:table-row>
        <table:table-row table:style-name="ro1">
          <table:table-cell office:value-type="date" office:date-value="1976-10-01" calcext:value-type="date">
            <text:p>Oct 1976</text:p>
          </table:table-cell>
          <table:table-cell office:value-type="float" office:value="1917090000" calcext:value-type="float">
            <text:p>1917090000</text:p>
          </table:table-cell>
          <table:table-cell table:formula="of:=([.B11]/[.B10])-1" office:value-type="percentage" office:value="-0.235945159618987" calcext:value-type="percentage">
            <text:p>-23.59%</text:p>
          </table:table-cell>
          <table:table-cell office:value-type="float" office:value="31131000000" calcext:value-type="float">
            <text:p>31131000000</text:p>
          </table:table-cell>
          <table:table-cell table:style-name="ce6" table:formula="of:=([.D11]/[.D10])-1" office:value-type="percentage" office:value="0.00565318516604219" calcext:value-type="percentage">
            <text:p>0.57%</text:p>
          </table:table-cell>
          <table:table-cell table:style-name="ce6" table:formula="of:=[.C11]/[.E11]" office:value-type="percentage" office:value="-41.7366763495159" calcext:value-type="percentage">
            <text:p>-4173.67%</text:p>
          </table:table-cell>
          <table:table-cell table:number-columns-repeated="1018"/>
        </table:table-row>
        <table:table-row table:style-name="ro1">
          <table:table-cell office:value-type="date" office:date-value="1976-11-01" calcext:value-type="date">
            <text:p>Nov 1976</text:p>
          </table:table-cell>
          <table:table-cell office:value-type="float" office:value="2022400000" calcext:value-type="float">
            <text:p>2022400000</text:p>
          </table:table-cell>
          <table:table-cell table:formula="of:=([.B12]/[.B11])-1" office:value-type="percentage" office:value="0.0549322149716498" calcext:value-type="percentage">
            <text:p>5.49%</text:p>
          </table:table-cell>
          <table:table-cell office:value-type="float" office:value="31953000000" calcext:value-type="float">
            <text:p>31953000000</text:p>
          </table:table-cell>
          <table:table-cell table:style-name="ce6" table:formula="of:=([.D12]/[.D11])-1" office:value-type="percentage" office:value="0.0264045485207671" calcext:value-type="percentage">
            <text:p>2.64%</text:p>
          </table:table-cell>
          <table:table-cell table:style-name="ce6" table:formula="of:=[.C12]/[.E12]" office:value-type="percentage" office:value="2.08040728014894" calcext:value-type="percentage">
            <text:p>208.04%</text:p>
          </table:table-cell>
          <table:table-cell table:number-columns-repeated="1018"/>
        </table:table-row>
        <table:table-row table:style-name="ro1">
          <table:table-cell office:value-type="date" office:date-value="1976-12-01" calcext:value-type="date">
            <text:p>Dec 1976</text:p>
          </table:table-cell>
          <table:table-cell office:value-type="float" office:value="2143940000" calcext:value-type="float">
            <text:p>2143940000</text:p>
          </table:table-cell>
          <table:table-cell table:formula="of:=([.B13]/[.B12])-1" office:value-type="percentage" office:value="0.0600969145569621" calcext:value-type="percentage">
            <text:p>6.01%</text:p>
          </table:table-cell>
          <table:table-cell office:value-type="float" office:value="31816000000" calcext:value-type="float">
            <text:p>31816000000</text:p>
          </table:table-cell>
          <table:table-cell table:style-name="ce6" table:formula="of:=([.D13]/[.D12])-1" office:value-type="percentage" office:value="-0.00428754733514847" calcext:value-type="percentage">
            <text:p>-0.43%</text:p>
          </table:table-cell>
          <table:table-cell table:style-name="ce6" table:formula="of:=[.C13]/[.E13]" office:value-type="percentage" office:value="-14.0166183272892" calcext:value-type="percentage">
            <text:p>-1401.66%</text:p>
          </table:table-cell>
          <table:table-cell table:number-columns-repeated="1018"/>
        </table:table-row>
        <table:table-row table:style-name="ro1">
          <table:table-cell office:value-type="date" office:date-value="1977-01-01" calcext:value-type="date">
            <text:p>Jan 1977</text:p>
          </table:table-cell>
          <table:table-cell office:value-type="float" office:value="2151490000" calcext:value-type="float">
            <text:p>2151490000</text:p>
          </table:table-cell>
          <table:table-cell table:formula="of:=([.B14]/[.B13])-1" office:value-type="percentage" office:value="0.00352155377482588" calcext:value-type="percentage">
            <text:p>0.35%</text:p>
          </table:table-cell>
          <table:table-cell office:value-type="float" office:value="30971000000" calcext:value-type="float">
            <text:p>30971000000</text:p>
          </table:table-cell>
          <table:table-cell table:style-name="ce6" table:formula="of:=([.D14]/[.D13])-1" office:value-type="percentage" office:value="-0.0265589640432486" calcext:value-type="percentage">
            <text:p>-2.66%</text:p>
          </table:table-cell>
          <table:table-cell table:style-name="ce6" table:formula="of:=[.C14]/[.E14]" office:value-type="percentage" office:value="-0.1325937927809" calcext:value-type="percentage">
            <text:p>-13.26%</text:p>
          </table:table-cell>
          <table:table-cell table:number-columns-repeated="1018"/>
        </table:table-row>
        <table:table-row table:style-name="ro1">
          <table:table-cell office:value-type="date" office:date-value="1977-02-01" calcext:value-type="date">
            <text:p>Feb 1977</text:p>
          </table:table-cell>
          <table:table-cell office:value-type="float" office:value="2152570000" calcext:value-type="float">
            <text:p>2152570000</text:p>
          </table:table-cell>
          <table:table-cell table:formula="of:=([.B15]/[.B14])-1" office:value-type="percentage" office:value="0.000501977699175926" calcext:value-type="percentage">
            <text:p>0.05%</text:p>
          </table:table-cell>
          <table:table-cell office:value-type="float" office:value="31078000000" calcext:value-type="float">
            <text:p>31078000000</text:p>
          </table:table-cell>
          <table:table-cell table:style-name="ce6" table:formula="of:=([.D15]/[.D14])-1" office:value-type="percentage" office:value="0.00345484485486414" calcext:value-type="percentage">
            <text:p>0.35%</text:p>
          </table:table-cell>
          <table:table-cell table:style-name="ce6" table:formula="of:=[.C15]/[.E15]" office:value-type="percentage" office:value="0.145296741319421" calcext:value-type="percentage">
            <text:p>14.53%</text:p>
          </table:table-cell>
          <table:table-cell table:number-columns-repeated="1018"/>
        </table:table-row>
        <table:table-row table:style-name="ro1">
          <table:table-cell office:value-type="date" office:date-value="1977-03-01" calcext:value-type="date">
            <text:p>Mar 1977</text:p>
          </table:table-cell>
          <table:table-cell office:value-type="float" office:value="2262170000" calcext:value-type="float">
            <text:p>2262170000</text:p>
          </table:table-cell>
          <table:table-cell table:formula="of:=([.B16]/[.B15])-1" office:value-type="percentage" office:value="0.0509158819457671" calcext:value-type="percentage">
            <text:p>5.09%</text:p>
          </table:table-cell>
          <table:table-cell office:value-type="float" office:value="33750000000" calcext:value-type="float">
            <text:p>33750000000</text:p>
          </table:table-cell>
          <table:table-cell table:style-name="ce6" table:formula="of:=([.D16]/[.D15])-1" office:value-type="percentage" office:value="0.0859772186112362" calcext:value-type="percentage">
            <text:p>8.60%</text:p>
          </table:table-cell>
          <table:table-cell table:style-name="ce6" table:formula="of:=[.C16]/[.E16]" office:value-type="percentage" office:value="0.592202013140177" calcext:value-type="percentage">
            <text:p>59.22%</text:p>
          </table:table-cell>
          <table:table-cell table:number-columns-repeated="1018"/>
        </table:table-row>
        <table:table-row table:style-name="ro1">
          <table:table-cell office:value-type="date" office:date-value="1977-04-01" calcext:value-type="date">
            <text:p>Apr 1977</text:p>
          </table:table-cell>
          <table:table-cell office:value-type="float" office:value="2516070000" calcext:value-type="float">
            <text:p>2516070000</text:p>
          </table:table-cell>
          <table:table-cell table:formula="of:=([.B17]/[.B16])-1" office:value-type="percentage" office:value="0.112237365007935" calcext:value-type="percentage">
            <text:p>11.22%</text:p>
          </table:table-cell>
          <table:table-cell office:value-type="float" office:value="34676000000" calcext:value-type="float">
            <text:p>34676000000</text:p>
          </table:table-cell>
          <table:table-cell table:style-name="ce6" table:formula="of:=([.D17]/[.D16])-1" office:value-type="percentage" office:value="0.0274370370370369" calcext:value-type="percentage">
            <text:p>2.74%</text:p>
          </table:table-cell>
          <table:table-cell table:style-name="ce6" table:formula="of:=[.C17]/[.E17]" office:value-type="percentage" office:value="4.09072469656352" calcext:value-type="percentage">
            <text:p>409.07%</text:p>
          </table:table-cell>
          <table:table-cell table:number-columns-repeated="1018"/>
        </table:table-row>
        <table:table-row table:style-name="ro1">
          <table:table-cell office:value-type="date" office:date-value="1977-05-01" calcext:value-type="date">
            <text:p>May 1977</text:p>
          </table:table-cell>
          <table:table-cell office:value-type="float" office:value="2857280000" calcext:value-type="float">
            <text:p>2857280000</text:p>
          </table:table-cell>
          <table:table-cell table:formula="of:=([.B18]/[.B17])-1" office:value-type="percentage" office:value="0.135612284236925" calcext:value-type="percentage">
            <text:p>13.56%</text:p>
          </table:table-cell>
          <table:table-cell office:value-type="float" office:value="31647000000" calcext:value-type="float">
            <text:p>31647000000</text:p>
          </table:table-cell>
          <table:table-cell table:style-name="ce6" table:formula="of:=([.D18]/[.D17])-1" office:value-type="percentage" office:value="-0.0873514822932288" calcext:value-type="percentage">
            <text:p>-8.74%</text:p>
          </table:table-cell>
          <table:table-cell table:style-name="ce6" table:formula="of:=[.C18]/[.E18]" office:value-type="percentage" office:value="-1.55248978811476" calcext:value-type="percentage">
            <text:p>-155.25%</text:p>
          </table:table-cell>
          <table:table-cell table:number-columns-repeated="1018"/>
        </table:table-row>
        <table:table-row table:style-name="ro1">
          <table:table-cell office:value-type="date" office:date-value="1977-06-01" calcext:value-type="date">
            <text:p>Jun 1977</text:p>
          </table:table-cell>
          <table:table-cell office:value-type="float" office:value="2767860000" calcext:value-type="float">
            <text:p>2767860000</text:p>
          </table:table-cell>
          <table:table-cell table:formula="of:=([.B19]/[.B18])-1" office:value-type="percentage" office:value="-0.0312954978161049" calcext:value-type="percentage">
            <text:p>-3.13%</text:p>
          </table:table-cell>
          <table:table-cell office:value-type="float" office:value="32827000000" calcext:value-type="float">
            <text:p>32827000000</text:p>
          </table:table-cell>
          <table:table-cell table:style-name="ce6" table:formula="of:=([.D19]/[.D18])-1" office:value-type="percentage" office:value="0.0372863146585773" calcext:value-type="percentage">
            <text:p>3.73%</text:p>
          </table:table-cell>
          <table:table-cell table:style-name="ce6" table:formula="of:=[.C19]/[.E19]" office:value-type="percentage" office:value="-0.839329338462943" calcext:value-type="percentage">
            <text:p>-83.93%</text:p>
          </table:table-cell>
          <table:table-cell table:number-columns-repeated="1018"/>
        </table:table-row>
        <table:table-row table:style-name="ro1">
          <table:table-cell office:value-type="date" office:date-value="1977-07-01" calcext:value-type="date">
            <text:p>Jul 1977</text:p>
          </table:table-cell>
          <table:table-cell office:value-type="float" office:value="2420380000" calcext:value-type="float">
            <text:p>2420380000</text:p>
          </table:table-cell>
          <table:table-cell table:formula="of:=([.B20]/[.B19])-1" office:value-type="percentage" office:value="-0.12554103169958" calcext:value-type="percentage">
            <text:p>-12.55%</text:p>
          </table:table-cell>
          <table:table-cell office:value-type="float" office:value="33065000000" calcext:value-type="float">
            <text:p>33065000000</text:p>
          </table:table-cell>
          <table:table-cell table:style-name="ce6" table:formula="of:=([.D20]/[.D19])-1" office:value-type="percentage" office:value="0.00725012946659764" calcext:value-type="percentage">
            <text:p>0.73%</text:p>
          </table:table-cell>
          <table:table-cell table:style-name="ce6" table:formula="of:=[.C20]/[.E20]" office:value-type="percentage" office:value="-17.315695157992" calcext:value-type="percentage">
            <text:p>-1731.57%</text:p>
          </table:table-cell>
          <table:table-cell table:number-columns-repeated="1018"/>
        </table:table-row>
        <table:table-row table:style-name="ro1">
          <table:table-cell office:value-type="date" office:date-value="1977-08-01" calcext:value-type="date">
            <text:p>Aug 1977</text:p>
          </table:table-cell>
          <table:table-cell office:value-type="float" office:value="2328980000" calcext:value-type="float">
            <text:p>2328980000</text:p>
          </table:table-cell>
          <table:table-cell table:formula="of:=([.B21]/[.B20])-1" office:value-type="percentage" office:value="-0.0377626653665953" calcext:value-type="percentage">
            <text:p>-3.78%</text:p>
          </table:table-cell>
          <table:table-cell office:value-type="float" office:value="32327000000" calcext:value-type="float">
            <text:p>32327000000</text:p>
          </table:table-cell>
          <table:table-cell table:style-name="ce6" table:formula="of:=([.D21]/[.D20])-1" office:value-type="percentage" office:value="-0.0223196733706336" calcext:value-type="percentage">
            <text:p>-2.23%</text:p>
          </table:table-cell>
          <table:table-cell table:style-name="ce6" table:formula="of:=[.C21]/[.E21]" office:value-type="percentage" office:value="1.69190044762395" calcext:value-type="percentage">
            <text:p>169.19%</text:p>
          </table:table-cell>
          <table:table-cell table:number-columns-repeated="1018"/>
        </table:table-row>
        <table:table-row table:style-name="ro1">
          <table:table-cell office:value-type="date" office:date-value="1977-09-01" calcext:value-type="date">
            <text:p>Sep 1977</text:p>
          </table:table-cell>
          <table:table-cell office:value-type="float" office:value="2858340000" calcext:value-type="float">
            <text:p>2858340000</text:p>
          </table:table-cell>
          <table:table-cell table:formula="of:=([.B22]/[.B21])-1" office:value-type="percentage" office:value="0.227292634543877" calcext:value-type="percentage">
            <text:p>22.73%</text:p>
          </table:table-cell>
          <table:table-cell office:value-type="float" office:value="32495000000" calcext:value-type="float">
            <text:p>32495000000</text:p>
          </table:table-cell>
          <table:table-cell table:style-name="ce6" table:formula="of:=([.D22]/[.D21])-1" office:value-type="percentage" office:value="0.00519689423701553" calcext:value-type="percentage">
            <text:p>0.52%</text:p>
          </table:table-cell>
          <table:table-cell table:style-name="ce6" table:formula="of:=[.C22]/[.E22]" office:value-type="percentage" office:value="43.736244029166" calcext:value-type="percentage">
            <text:p>4373.62%</text:p>
          </table:table-cell>
          <table:table-cell table:number-columns-repeated="1018"/>
        </table:table-row>
        <table:table-row table:style-name="ro1">
          <table:table-cell office:value-type="date" office:date-value="1977-10-01" calcext:value-type="date">
            <text:p>Oct 1977</text:p>
          </table:table-cell>
          <table:table-cell office:value-type="float" office:value="3118350000" calcext:value-type="float">
            <text:p>3118350000</text:p>
          </table:table-cell>
          <table:table-cell table:formula="of:=([.B23]/[.B22])-1" office:value-type="percentage" office:value="0.090965385503474" calcext:value-type="percentage">
            <text:p>9.10%</text:p>
          </table:table-cell>
          <table:table-cell office:value-type="float" office:value="32738000000" calcext:value-type="float">
            <text:p>32738000000</text:p>
          </table:table-cell>
          <table:table-cell table:style-name="ce6" table:formula="of:=([.D23]/[.D22])-1" office:value-type="percentage" office:value="0.00747807354977681" calcext:value-type="percentage">
            <text:p>0.75%</text:p>
          </table:table-cell>
          <table:table-cell table:style-name="ce6" table:formula="of:=[.C23]/[.E23]" office:value-type="percentage" office:value="12.1642806664009" calcext:value-type="percentage">
            <text:p>1216.43%</text:p>
          </table:table-cell>
          <table:table-cell table:number-columns-repeated="1018"/>
        </table:table-row>
        <table:table-row table:style-name="ro1">
          <table:table-cell office:value-type="date" office:date-value="1977-11-01" calcext:value-type="date">
            <text:p>Nov 1977</text:p>
          </table:table-cell>
          <table:table-cell office:value-type="float" office:value="3426300000" calcext:value-type="float">
            <text:p>3426300000</text:p>
          </table:table-cell>
          <table:table-cell table:formula="of:=([.B24]/[.B23])-1" office:value-type="percentage" office:value="0.0987541488287076" calcext:value-type="percentage">
            <text:p>9.88%</text:p>
          </table:table-cell>
          <table:table-cell office:value-type="float" office:value="33935000000" calcext:value-type="float">
            <text:p>33935000000</text:p>
          </table:table-cell>
          <table:table-cell table:style-name="ce6" table:formula="of:=([.D24]/[.D23])-1" office:value-type="percentage" office:value="0.036563015456045" calcext:value-type="percentage">
            <text:p>3.66%</text:p>
          </table:table-cell>
          <table:table-cell table:style-name="ce6" table:formula="of:=[.C24]/[.E24]" office:value-type="percentage" office:value="2.70093009553402" calcext:value-type="percentage">
            <text:p>270.09%</text:p>
          </table:table-cell>
          <table:table-cell table:number-columns-repeated="1018"/>
        </table:table-row>
        <table:table-row table:style-name="ro1">
          <table:table-cell office:value-type="date" office:date-value="1977-12-01" calcext:value-type="date">
            <text:p>Dec 1977</text:p>
          </table:table-cell>
          <table:table-cell office:value-type="float" office:value="3018750000" calcext:value-type="float">
            <text:p>3018750000</text:p>
          </table:table-cell>
          <table:table-cell table:formula="of:=([.B25]/[.B24])-1" office:value-type="percentage" office:value="-0.118947552753699" calcext:value-type="percentage">
            <text:p>-11.89%</text:p>
          </table:table-cell>
          <table:table-cell office:value-type="float" office:value="36411000000" calcext:value-type="float">
            <text:p>36411000000</text:p>
          </table:table-cell>
          <table:table-cell table:style-name="ce6" table:formula="of:=([.D25]/[.D24])-1" office:value-type="percentage" office:value="0.0729630175335199" calcext:value-type="percentage">
            <text:p>7.30%</text:p>
          </table:table-cell>
          <table:table-cell table:style-name="ce6" table:formula="of:=[.C25]/[.E25]" office:value-type="percentage" office:value="-1.63024442758352" calcext:value-type="percentage">
            <text:p>-163.02%</text:p>
          </table:table-cell>
          <table:table-cell/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Author</text:p>
          </table:table-cell>
          <table:table-cell table:number-columns-repeated="1015"/>
        </table:table-row>
        <table:table-row table:style-name="ro1">
          <table:table-cell office:value-type="date" office:date-value="1978-01-01" calcext:value-type="date">
            <text:p>Jan 1978</text:p>
          </table:table-cell>
          <table:table-cell office:value-type="float" office:value="3059830000" calcext:value-type="float">
            <text:p>3059830000</text:p>
          </table:table-cell>
          <table:table-cell table:formula="of:=([.B26]/[.B25])-1" office:value-type="percentage" office:value="0.013608281573499" calcext:value-type="percentage">
            <text:p>1.36%</text:p>
          </table:table-cell>
          <table:table-cell office:value-type="float" office:value="35246000000" calcext:value-type="float">
            <text:p>35246000000</text:p>
          </table:table-cell>
          <table:table-cell table:style-name="ce6" table:formula="of:=([.D26]/[.D25])-1" office:value-type="percentage" office:value="-0.0319958254373678" calcext:value-type="percentage">
            <text:p>-3.20%</text:p>
          </table:table-cell>
          <table:table-cell table:style-name="ce6" table:formula="of:=[.C26]/[.E26]" office:value-type="percentage" office:value="-0.425314283581694" calcext:value-type="percentage">
            <text:p>-42.53%</text:p>
          </table:table-cell>
          <table:table-cell/>
          <table:table-cell office:value-type="string" calcext:value-type="string">
            <text:p>FRED</text:p>
          </table:table-cell>
          <table:table-cell office:value-type="string" calcext:value-type="string">
            <text:p>Soumadeep Ghosh</text:p>
          </table:table-cell>
          <table:table-cell table:number-columns-repeated="1015"/>
        </table:table-row>
        <table:table-row table:style-name="ro1">
          <table:table-cell office:value-type="date" office:date-value="1978-02-01" calcext:value-type="date">
            <text:p>Feb 1978</text:p>
          </table:table-cell>
          <table:table-cell office:value-type="float" office:value="3101510000" calcext:value-type="float">
            <text:p>3101510000</text:p>
          </table:table-cell>
          <table:table-cell table:formula="of:=([.B27]/[.B26])-1" office:value-type="percentage" office:value="0.0136216717922237" calcext:value-type="percentage">
            <text:p>1.36%</text:p>
          </table:table-cell>
          <table:table-cell office:value-type="float" office:value="35802000000" calcext:value-type="float">
            <text:p>35802000000</text:p>
          </table:table-cell>
          <table:table-cell table:style-name="ce6" table:formula="of:=([.D27]/[.D26])-1" office:value-type="percentage" office:value="0.0157748396981219" calcext:value-type="percentage">
            <text:p>1.58%</text:p>
          </table:table-cell>
          <table:table-cell table:style-name="ce6" table:formula="of:=[.C27]/[.E27]" office:value-type="percentage" office:value="0.863506194224307" calcext:value-type="percentage">
            <text:p>86.35%</text:p>
          </table:table-cell>
          <table:table-cell/>
          <table:table-cell office:value-type="string" calcext:value-type="string">
            <text:p>tradingeconomics.com</text:p>
          </table:table-cell>
          <table:table-cell table:number-columns-repeated="1016"/>
        </table:table-row>
        <table:table-row table:style-name="ro1">
          <table:table-cell office:value-type="date" office:date-value="1978-03-01" calcext:value-type="date">
            <text:p>Mar 1978</text:p>
          </table:table-cell>
          <table:table-cell office:value-type="float" office:value="3158550000" calcext:value-type="float">
            <text:p>3158550000</text:p>
          </table:table-cell>
          <table:table-cell table:formula="of:=([.B28]/[.B27])-1" office:value-type="percentage" office:value="0.0183910417828734" calcext:value-type="percentage">
            <text:p>1.84%</text:p>
          </table:table-cell>
          <table:table-cell office:value-type="float" office:value="36055000000" calcext:value-type="float">
            <text:p>36055000000</text:p>
          </table:table-cell>
          <table:table-cell table:style-name="ce6" table:formula="of:=([.D28]/[.D27])-1" office:value-type="percentage" office:value="0.00706664432154636" calcext:value-type="percentage">
            <text:p>0.71%</text:p>
          </table:table-cell>
          <table:table-cell table:style-name="ce6" table:formula="of:=[.C28]/[.E28]" office:value-type="percentage" office:value="2.60251414193845" calcext:value-type="percentage">
            <text:p>260.25%</text:p>
          </table:table-cell>
          <table:table-cell table:number-columns-repeated="1018"/>
        </table:table-row>
        <table:table-row table:style-name="ro1">
          <table:table-cell office:value-type="date" office:date-value="1978-04-01" calcext:value-type="date">
            <text:p>Apr 1978</text:p>
          </table:table-cell>
          <table:table-cell office:value-type="float" office:value="3426820000" calcext:value-type="float">
            <text:p>3426820000</text:p>
          </table:table-cell>
          <table:table-cell table:formula="of:=([.B29]/[.B28])-1" office:value-type="percentage" office:value="0.0849345427490462" calcext:value-type="percentage">
            <text:p>8.49%</text:p>
          </table:table-cell>
          <table:table-cell office:value-type="float" office:value="36995000000" calcext:value-type="float">
            <text:p>36995000000</text:p>
          </table:table-cell>
          <table:table-cell table:style-name="ce6" table:formula="of:=([.D29]/[.D28])-1" office:value-type="percentage" office:value="0.0260712799889058" calcext:value-type="percentage">
            <text:p>2.61%</text:p>
          </table:table-cell>
          <table:table-cell table:style-name="ce6" table:formula="of:=[.C29]/[.E29]" office:value-type="percentage" office:value="3.25778184980518" calcext:value-type="percentage">
            <text:p>325.78%</text:p>
          </table:table-cell>
          <table:table-cell table:number-columns-repeated="1018"/>
        </table:table-row>
        <table:table-row table:style-name="ro1">
          <table:table-cell office:value-type="date" office:date-value="1978-05-01" calcext:value-type="date">
            <text:p>May 1978</text:p>
          </table:table-cell>
          <table:table-cell office:value-type="float" office:value="3553180000" calcext:value-type="float">
            <text:p>3553180000</text:p>
          </table:table-cell>
          <table:table-cell table:formula="of:=([.B30]/[.B29])-1" office:value-type="percentage" office:value="0.0368738363847532" calcext:value-type="percentage">
            <text:p>3.69%</text:p>
          </table:table-cell>
          <table:table-cell office:value-type="float" office:value="35979000000" calcext:value-type="float">
            <text:p>35979000000</text:p>
          </table:table-cell>
          <table:table-cell table:style-name="ce6" table:formula="of:=([.D30]/[.D29])-1" office:value-type="percentage" office:value="-0.027463170698743" calcext:value-type="percentage">
            <text:p>-2.75%</text:p>
          </table:table-cell>
          <table:table-cell table:style-name="ce6" table:formula="of:=[.C30]/[.E30]" office:value-type="percentage" office:value="-1.34266493804522" calcext:value-type="percentage">
            <text:p>-134.27%</text:p>
          </table:table-cell>
          <table:table-cell table:number-columns-repeated="1018"/>
        </table:table-row>
        <table:table-row table:style-name="ro1">
          <table:table-cell office:value-type="date" office:date-value="1978-06-01" calcext:value-type="date">
            <text:p>Jun 1978</text:p>
          </table:table-cell>
          <table:table-cell office:value-type="float" office:value="3582860000" calcext:value-type="float">
            <text:p>3582860000</text:p>
          </table:table-cell>
          <table:table-cell table:formula="of:=([.B31]/[.B30])-1" office:value-type="percentage" office:value="0.00835308090217768" calcext:value-type="percentage">
            <text:p>0.84%</text:p>
          </table:table-cell>
          <table:table-cell office:value-type="float" office:value="37061000000" calcext:value-type="float">
            <text:p>37061000000</text:p>
          </table:table-cell>
          <table:table-cell table:style-name="ce6" table:formula="of:=([.D31]/[.D30])-1" office:value-type="percentage" office:value="0.0300730981961699" calcext:value-type="percentage">
            <text:p>3.01%</text:p>
          </table:table-cell>
          <table:table-cell table:style-name="ce6" table:formula="of:=[.C31]/[.E31]" office:value-type="percentage" office:value="0.277759240091915" calcext:value-type="percentage">
            <text:p>27.78%</text:p>
          </table:table-cell>
          <table:table-cell table:number-columns-repeated="1018"/>
        </table:table-row>
        <table:table-row table:style-name="ro1">
          <table:table-cell office:value-type="date" office:date-value="1978-07-01" calcext:value-type="date">
            <text:p>Jul 1978</text:p>
          </table:table-cell>
          <table:table-cell office:value-type="float" office:value="3552840000" calcext:value-type="float">
            <text:p>3552840000</text:p>
          </table:table-cell>
          <table:table-cell table:formula="of:=([.B32]/[.B31])-1" office:value-type="percentage" office:value="-0.00837878119714419" calcext:value-type="percentage">
            <text:p>-0.84%</text:p>
          </table:table-cell>
          <table:table-cell office:value-type="float" office:value="36394000000" calcext:value-type="float">
            <text:p>36394000000</text:p>
          </table:table-cell>
          <table:table-cell table:style-name="ce6" table:formula="of:=([.D32]/[.D31])-1" office:value-type="percentage" office:value="-0.017997355710855" calcext:value-type="percentage">
            <text:p>-1.80%</text:p>
          </table:table-cell>
          <table:table-cell table:style-name="ce6" table:formula="of:=[.C32]/[.E32]" office:value-type="percentage" office:value="0.465556236802641" calcext:value-type="percentage">
            <text:p>46.56%</text:p>
          </table:table-cell>
          <table:table-cell table:number-columns-repeated="1018"/>
        </table:table-row>
        <table:table-row table:style-name="ro1">
          <table:table-cell office:value-type="date" office:date-value="1978-08-01" calcext:value-type="date">
            <text:p>Aug 1978</text:p>
          </table:table-cell>
          <table:table-cell office:value-type="float" office:value="3552930000" calcext:value-type="float">
            <text:p>3552930000</text:p>
          </table:table-cell>
          <table:table-cell table:formula="of:=([.B33]/[.B32])-1" office:value-type="percentage" office:value="0.0000253318471983288" calcext:value-type="percentage">
            <text:p>0.00%</text:p>
          </table:table-cell>
          <table:table-cell office:value-type="float" office:value="36223000000" calcext:value-type="float">
            <text:p>36223000000</text:p>
          </table:table-cell>
          <table:table-cell table:style-name="ce6" table:formula="of:=([.D33]/[.D32])-1" office:value-type="percentage" office:value="-0.00469857668846518" calcext:value-type="percentage">
            <text:p>-0.47%</text:p>
          </table:table-cell>
          <table:table-cell table:style-name="ce6" table:formula="of:=[.C33]/[.E33]" office:value-type="percentage" office:value="-0.00539138740898227" calcext:value-type="percentage">
            <text:p>-0.54%</text:p>
          </table:table-cell>
          <table:table-cell table:number-columns-repeated="1018"/>
        </table:table-row>
        <table:table-row table:style-name="ro1">
          <table:table-cell office:value-type="date" office:date-value="1978-09-01" calcext:value-type="date">
            <text:p>Sep 1978</text:p>
          </table:table-cell>
          <table:table-cell office:value-type="float" office:value="3492600000" calcext:value-type="float">
            <text:p>3492600000</text:p>
          </table:table-cell>
          <table:table-cell table:formula="of:=([.B34]/[.B33])-1" office:value-type="percentage" office:value="-0.0169803514282578" calcext:value-type="percentage">
            <text:p>-1.70%</text:p>
          </table:table-cell>
          <table:table-cell office:value-type="float" office:value="37242000000" calcext:value-type="float">
            <text:p>37242000000</text:p>
          </table:table-cell>
          <table:table-cell table:style-name="ce6" table:formula="of:=([.D34]/[.D33])-1" office:value-type="percentage" office:value="0.0281312977942192" calcext:value-type="percentage">
            <text:p>2.81%</text:p>
          </table:table-cell>
          <table:table-cell table:style-name="ce6" table:formula="of:=[.C34]/[.E34]" office:value-type="percentage" office:value="-0.603610667110679" calcext:value-type="percentage">
            <text:p>-60.36%</text:p>
          </table:table-cell>
          <table:table-cell table:number-columns-repeated="1018"/>
        </table:table-row>
        <table:table-row table:style-name="ro1">
          <table:table-cell office:value-type="date" office:date-value="1978-10-01" calcext:value-type="date">
            <text:p>Oct 1978</text:p>
          </table:table-cell>
          <table:table-cell office:value-type="float" office:value="3190030000" calcext:value-type="float">
            <text:p>3190030000</text:p>
          </table:table-cell>
          <table:table-cell table:formula="of:=([.B35]/[.B34])-1" office:value-type="percentage" office:value="-0.0866317356697016" calcext:value-type="percentage">
            <text:p>-8.66%</text:p>
          </table:table-cell>
          <table:table-cell office:value-type="float" office:value="37369000000" calcext:value-type="float">
            <text:p>37369000000</text:p>
          </table:table-cell>
          <table:table-cell table:style-name="ce6" table:formula="of:=([.D35]/[.D34])-1" office:value-type="percentage" office:value="0.00341012834971277" calcext:value-type="percentage">
            <text:p>0.34%</text:p>
          </table:table-cell>
          <table:table-cell table:style-name="ce6" table:formula="of:=[.C35]/[.E35]" office:value-type="percentage" office:value="-25.4042448804012" calcext:value-type="percentage">
            <text:p>-2540.42%</text:p>
          </table:table-cell>
          <table:table-cell table:number-columns-repeated="1018"/>
        </table:table-row>
        <table:table-row table:style-name="ro1">
          <table:table-cell office:value-type="date" office:date-value="1978-11-01" calcext:value-type="date">
            <text:p>Nov 1978</text:p>
          </table:table-cell>
          <table:table-cell office:value-type="float" office:value="3467990000" calcext:value-type="float">
            <text:p>3467990000</text:p>
          </table:table-cell>
          <table:table-cell table:formula="of:=([.B36]/[.B35])-1" office:value-type="percentage" office:value="0.0871339767964565" calcext:value-type="percentage">
            <text:p>8.71%</text:p>
          </table:table-cell>
          <table:table-cell office:value-type="float" office:value="38880000000" calcext:value-type="float">
            <text:p>38880000000</text:p>
          </table:table-cell>
          <table:table-cell table:style-name="ce6" table:formula="of:=([.D36]/[.D35])-1" office:value-type="percentage" office:value="0.0404345848162915" calcext:value-type="percentage">
            <text:p>4.04%</text:p>
          </table:table-cell>
          <table:table-cell table:style-name="ce6" table:formula="of:=[.C36]/[.E36]" office:value-type="percentage" office:value="2.15493684904487" calcext:value-type="percentage">
            <text:p>215.49%</text:p>
          </table:table-cell>
          <table:table-cell table:number-columns-repeated="1018"/>
        </table:table-row>
        <table:table-row table:style-name="ro1">
          <table:table-cell office:value-type="date" office:date-value="1978-12-01" calcext:value-type="date">
            <text:p>Dec 1978</text:p>
          </table:table-cell>
          <table:table-cell office:value-type="float" office:value="3375280000" calcext:value-type="float">
            <text:p>3375280000</text:p>
          </table:table-cell>
          <table:table-cell table:formula="of:=([.B37]/[.B36])-1" office:value-type="percentage" office:value="-0.0267330643975329" calcext:value-type="percentage">
            <text:p>-2.67%</text:p>
          </table:table-cell>
          <table:table-cell office:value-type="float" office:value="40329000000" calcext:value-type="float">
            <text:p>40329000000</text:p>
          </table:table-cell>
          <table:table-cell table:style-name="ce6" table:formula="of:=([.D37]/[.D36])-1" office:value-type="percentage" office:value="0.0372685185185184" calcext:value-type="percentage">
            <text:p>3.73%</text:p>
          </table:table-cell>
          <table:table-cell table:style-name="ce6" table:formula="of:=[.C37]/[.E37]" office:value-type="percentage" office:value="-0.71730955402076" calcext:value-type="percentage">
            <text:p>-71.73%</text:p>
          </table:table-cell>
          <table:table-cell table:number-columns-repeated="1018"/>
        </table:table-row>
        <table:table-row table:style-name="ro1">
          <table:table-cell office:value-type="date" office:date-value="1979-01-01" calcext:value-type="date">
            <text:p>Jan 1979</text:p>
          </table:table-cell>
          <table:table-cell office:value-type="float" office:value="3328470000" calcext:value-type="float">
            <text:p>3328470000</text:p>
          </table:table-cell>
          <table:table-cell table:formula="of:=([.B38]/[.B37])-1" office:value-type="percentage" office:value="-0.013868479059515" calcext:value-type="percentage">
            <text:p>-1.39%</text:p>
          </table:table-cell>
          <table:table-cell office:value-type="float" office:value="39443000000" calcext:value-type="float">
            <text:p>39443000000</text:p>
          </table:table-cell>
          <table:table-cell table:style-name="ce6" table:formula="of:=([.D38]/[.D37])-1" office:value-type="percentage" office:value="-0.0219693024870441" calcext:value-type="percentage">
            <text:p>-2.20%</text:p>
          </table:table-cell>
          <table:table-cell table:style-name="ce6" table:formula="of:=[.C38]/[.E38]" office:value-type="percentage" office:value="0.631266243782372" calcext:value-type="percentage">
            <text:p>63.13%</text:p>
          </table:table-cell>
          <table:table-cell table:number-columns-repeated="1018"/>
        </table:table-row>
        <table:table-row table:style-name="ro1">
          <table:table-cell office:value-type="date" office:date-value="1979-02-01" calcext:value-type="date">
            <text:p>Feb 1979</text:p>
          </table:table-cell>
          <table:table-cell office:value-type="float" office:value="3237310000" calcext:value-type="float">
            <text:p>3237310000</text:p>
          </table:table-cell>
          <table:table-cell table:formula="of:=([.B39]/[.B38])-1" office:value-type="percentage" office:value="-0.027387959032228" calcext:value-type="percentage">
            <text:p>-2.74%</text:p>
          </table:table-cell>
          <table:table-cell office:value-type="float" office:value="39782000000" calcext:value-type="float">
            <text:p>39782000000</text:p>
          </table:table-cell>
          <table:table-cell table:style-name="ce6" table:formula="of:=([.D39]/[.D38])-1" office:value-type="percentage" office:value="0.00859468093197768" calcext:value-type="percentage">
            <text:p>0.86%</text:p>
          </table:table-cell>
          <table:table-cell table:style-name="ce6" table:formula="of:=[.C39]/[.E39]" office:value-type="percentage" office:value="-3.18661731005364" calcext:value-type="percentage">
            <text:p>-318.66%</text:p>
          </table:table-cell>
          <table:table-cell table:number-columns-repeated="1018"/>
        </table:table-row>
        <table:table-row table:style-name="ro1">
          <table:table-cell office:value-type="date" office:date-value="1979-03-01" calcext:value-type="date">
            <text:p>Mar 1979</text:p>
          </table:table-cell>
          <table:table-cell office:value-type="float" office:value="3169140000" calcext:value-type="float">
            <text:p>3169140000</text:p>
          </table:table-cell>
          <table:table-cell table:formula="of:=([.B40]/[.B39])-1" office:value-type="percentage" office:value="-0.0210576064695689" calcext:value-type="percentage">
            <text:p>-2.11%</text:p>
          </table:table-cell>
          <table:table-cell office:value-type="float" office:value="40384000000" calcext:value-type="float">
            <text:p>40384000000</text:p>
          </table:table-cell>
          <table:table-cell table:style-name="ce6" table:formula="of:=([.D40]/[.D39])-1" office:value-type="percentage" office:value="0.0151324719722488" calcext:value-type="percentage">
            <text:p>1.51%</text:p>
          </table:table-cell>
          <table:table-cell table:style-name="ce6" table:formula="of:=[.C40]/[.E40]" office:value-type="percentage" office:value="-1.39155099762855" calcext:value-type="percentage">
            <text:p>-139.16%</text:p>
          </table:table-cell>
          <table:table-cell table:number-columns-repeated="1018"/>
        </table:table-row>
        <table:table-row table:style-name="ro1">
          <table:table-cell office:value-type="date" office:date-value="1979-04-01" calcext:value-type="date">
            <text:p>Apr 1979</text:p>
          </table:table-cell>
          <table:table-cell office:value-type="float" office:value="3303500000" calcext:value-type="float">
            <text:p>3303500000</text:p>
          </table:table-cell>
          <table:table-cell table:formula="of:=([.B41]/[.B40])-1" office:value-type="percentage" office:value="0.0423963598957446" calcext:value-type="percentage">
            <text:p>4.24%</text:p>
          </table:table-cell>
          <table:table-cell office:value-type="float" office:value="41206000000" calcext:value-type="float">
            <text:p>41206000000</text:p>
          </table:table-cell>
          <table:table-cell table:style-name="ce6" table:formula="of:=([.D41]/[.D40])-1" office:value-type="percentage" office:value="0.0203545958795563" calcext:value-type="percentage">
            <text:p>2.04%</text:p>
          </table:table-cell>
          <table:table-cell table:style-name="ce6" table:formula="of:=[.C41]/[.E41]" office:value-type="percentage" office:value="2.08288880538898" calcext:value-type="percentage">
            <text:p>208.29%</text:p>
          </table:table-cell>
          <table:table-cell table:number-columns-repeated="1018"/>
        </table:table-row>
        <table:table-row table:style-name="ro1">
          <table:table-cell office:value-type="date" office:date-value="1979-05-01" calcext:value-type="date">
            <text:p>May 1979</text:p>
          </table:table-cell>
          <table:table-cell office:value-type="float" office:value="3355290000" calcext:value-type="float">
            <text:p>3355290000</text:p>
          </table:table-cell>
          <table:table-cell table:formula="of:=([.B42]/[.B41])-1" office:value-type="percentage" office:value="0.0156773119418798" calcext:value-type="percentage">
            <text:p>1.57%</text:p>
          </table:table-cell>
          <table:table-cell office:value-type="float" office:value="41500000000" calcext:value-type="float">
            <text:p>41500000000</text:p>
          </table:table-cell>
          <table:table-cell table:style-name="ce6" table:formula="of:=([.D42]/[.D41])-1" office:value-type="percentage" office:value="0.00713488326942668" calcext:value-type="percentage">
            <text:p>0.71%</text:p>
          </table:table-cell>
          <table:table-cell table:style-name="ce6" table:formula="of:=[.C42]/[.E42]" office:value-type="percentage" office:value="2.19727658461602" calcext:value-type="percentage">
            <text:p>219.73%</text:p>
          </table:table-cell>
          <table:table-cell table:number-columns-repeated="1018"/>
        </table:table-row>
        <table:table-row table:style-name="ro1">
          <table:table-cell office:value-type="date" office:date-value="1979-06-01" calcext:value-type="date">
            <text:p>Jun 1979</text:p>
          </table:table-cell>
          <table:table-cell office:value-type="float" office:value="3166540000" calcext:value-type="float">
            <text:p>3166540000</text:p>
          </table:table-cell>
          <table:table-cell table:formula="of:=([.B43]/[.B42])-1" office:value-type="percentage" office:value="-0.0562544519251689" calcext:value-type="percentage">
            <text:p>-5.63%</text:p>
          </table:table-cell>
          <table:table-cell office:value-type="float" office:value="41916000000" calcext:value-type="float">
            <text:p>41916000000</text:p>
          </table:table-cell>
          <table:table-cell table:style-name="ce6" table:formula="of:=([.D43]/[.D42])-1" office:value-type="percentage" office:value="0.0100240963855422" calcext:value-type="percentage">
            <text:p>1.00%</text:p>
          </table:table-cell>
          <table:table-cell table:style-name="ce6" table:formula="of:=[.C43]/[.E43]" office:value-type="percentage" office:value="-5.61192248772714" calcext:value-type="percentage">
            <text:p>-561.19%</text:p>
          </table:table-cell>
          <table:table-cell table:number-columns-repeated="1018"/>
        </table:table-row>
        <table:table-row table:style-name="ro1">
          <table:table-cell office:value-type="date" office:date-value="1979-07-01" calcext:value-type="date">
            <text:p>Jul 1979</text:p>
          </table:table-cell>
          <table:table-cell office:value-type="float" office:value="3082160000" calcext:value-type="float">
            <text:p>3082160000</text:p>
          </table:table-cell>
          <table:table-cell table:formula="of:=([.B44]/[.B43])-1" office:value-type="percentage" office:value="-0.0266473816847411" calcext:value-type="percentage">
            <text:p>-2.66%</text:p>
          </table:table-cell>
          <table:table-cell office:value-type="float" office:value="46486000000" calcext:value-type="float">
            <text:p>46486000000</text:p>
          </table:table-cell>
          <table:table-cell table:style-name="ce6" table:formula="of:=([.D44]/[.D43])-1" office:value-type="percentage" office:value="0.109027578967459" calcext:value-type="percentage">
            <text:p>10.90%</text:p>
          </table:table-cell>
          <table:table-cell table:style-name="ce6" table:formula="of:=[.C44]/[.E44]" office:value-type="percentage" office:value="-0.244409551574969" calcext:value-type="percentage">
            <text:p>-24.44%</text:p>
          </table:table-cell>
          <table:table-cell table:number-columns-repeated="1018"/>
        </table:table-row>
        <table:table-row table:style-name="ro1">
          <table:table-cell office:value-type="date" office:date-value="1979-08-01" calcext:value-type="date">
            <text:p>Aug 1979</text:p>
          </table:table-cell>
          <table:table-cell office:value-type="float" office:value="3166080000" calcext:value-type="float">
            <text:p>3166080000</text:p>
          </table:table-cell>
          <table:table-cell table:formula="of:=([.B45]/[.B44])-1" office:value-type="percentage" office:value="0.02722765852519" calcext:value-type="percentage">
            <text:p>2.72%</text:p>
          </table:table-cell>
          <table:table-cell office:value-type="float" office:value="47111000000" calcext:value-type="float">
            <text:p>47111000000</text:p>
          </table:table-cell>
          <table:table-cell table:style-name="ce6" table:formula="of:=([.D45]/[.D44])-1" office:value-type="percentage" office:value="0.0134449081443875" calcext:value-type="percentage">
            <text:p>1.34%</text:p>
          </table:table-cell>
          <table:table-cell table:style-name="ce6" table:formula="of:=[.C45]/[.E45]" office:value-type="percentage" office:value="2.02512789472319" calcext:value-type="percentage">
            <text:p>202.51%</text:p>
          </table:table-cell>
          <table:table-cell table:number-columns-repeated="1018"/>
        </table:table-row>
        <table:table-row table:style-name="ro1">
          <table:table-cell office:value-type="date" office:date-value="1979-09-01" calcext:value-type="date">
            <text:p>Sep 1979</text:p>
          </table:table-cell>
          <table:table-cell office:value-type="float" office:value="2959630000" calcext:value-type="float">
            <text:p>2959630000</text:p>
          </table:table-cell>
          <table:table-cell table:formula="of:=([.B46]/[.B45])-1" office:value-type="percentage" office:value="-0.0652068172629877" calcext:value-type="percentage">
            <text:p>-6.52%</text:p>
          </table:table-cell>
          <table:table-cell office:value-type="float" office:value="48080000000" calcext:value-type="float">
            <text:p>48080000000</text:p>
          </table:table-cell>
          <table:table-cell table:style-name="ce6" table:formula="of:=([.D46]/[.D45])-1" office:value-type="percentage" office:value="0.0205684447368979" calcext:value-type="percentage">
            <text:p>2.06%</text:p>
          </table:table-cell>
          <table:table-cell table:style-name="ce6" table:formula="of:=[.C46]/[.E46]" office:value-type="percentage" office:value="-3.17023567396968" calcext:value-type="percentage">
            <text:p>-317.02%</text:p>
          </table:table-cell>
          <table:table-cell table:number-columns-repeated="1018"/>
        </table:table-row>
        <table:table-row table:style-name="ro1">
          <table:table-cell office:value-type="date" office:date-value="1979-10-01" calcext:value-type="date">
            <text:p>Oct 1979</text:p>
          </table:table-cell>
          <table:table-cell office:value-type="float" office:value="3064980000" calcext:value-type="float">
            <text:p>3064980000</text:p>
          </table:table-cell>
          <table:table-cell table:formula="of:=([.B47]/[.B46])-1" office:value-type="percentage" office:value="0.0355956656744256" calcext:value-type="percentage">
            <text:p>3.56%</text:p>
          </table:table-cell>
          <table:table-cell office:value-type="float" office:value="48212000000" calcext:value-type="float">
            <text:p>48212000000</text:p>
          </table:table-cell>
          <table:table-cell table:style-name="ce6" table:formula="of:=([.D47]/[.D46])-1" office:value-type="percentage" office:value="0.0027454242928453" calcext:value-type="percentage">
            <text:p>0.27%</text:p>
          </table:table-cell>
          <table:table-cell table:style-name="ce6" table:formula="of:=[.C47]/[.E47]" office:value-type="percentage" office:value="12.9654515577754" calcext:value-type="percentage">
            <text:p>1296.55%</text:p>
          </table:table-cell>
          <table:table-cell table:number-columns-repeated="1018"/>
        </table:table-row>
        <table:table-row table:style-name="ro1">
          <table:table-cell office:value-type="date" office:date-value="1979-11-01" calcext:value-type="date">
            <text:p>Nov 1979</text:p>
          </table:table-cell>
          <table:table-cell office:value-type="float" office:value="2878830000" calcext:value-type="float">
            <text:p>2878830000</text:p>
          </table:table-cell>
          <table:table-cell table:formula="of:=([.B48]/[.B47])-1" office:value-type="percentage" office:value="-0.0607344909265314" calcext:value-type="percentage">
            <text:p>-6.07%</text:p>
          </table:table-cell>
          <table:table-cell office:value-type="float" office:value="49989000000" calcext:value-type="float">
            <text:p>49989000000</text:p>
          </table:table-cell>
          <table:table-cell table:style-name="ce6" table:formula="of:=([.D48]/[.D47])-1" office:value-type="percentage" office:value="0.0368580436405874" calcext:value-type="percentage">
            <text:p>3.69%</text:p>
          </table:table-cell>
          <table:table-cell table:style-name="ce6" table:formula="of:=[.C48]/[.E48]" office:value-type="percentage" office:value="-1.64779475326389" calcext:value-type="percentage">
            <text:p>-164.78%</text:p>
          </table:table-cell>
          <table:table-cell table:number-columns-repeated="1018"/>
        </table:table-row>
        <table:table-row table:style-name="ro1">
          <table:table-cell office:value-type="date" office:date-value="1979-12-01" calcext:value-type="date">
            <text:p>Dec 1979</text:p>
          </table:table-cell>
          <table:table-cell office:value-type="float" office:value="2879860000" calcext:value-type="float">
            <text:p>2879860000</text:p>
          </table:table-cell>
          <table:table-cell table:formula="of:=([.B49]/[.B48])-1" office:value-type="percentage" office:value="0.000357784238735892" calcext:value-type="percentage">
            <text:p>0.04%</text:p>
          </table:table-cell>
          <table:table-cell office:value-type="float" office:value="56609000000" calcext:value-type="float">
            <text:p>56609000000</text:p>
          </table:table-cell>
          <table:table-cell table:style-name="ce6" table:formula="of:=([.D49]/[.D48])-1" office:value-type="percentage" office:value="0.13242913440957" calcext:value-type="percentage">
            <text:p>13.24%</text:p>
          </table:table-cell>
          <table:table-cell table:style-name="ce6" table:formula="of:=[.C49]/[.E49]" office:value-type="percentage" office:value="0.00270170337011609" calcext:value-type="percentage">
            <text:p>0.27%</text:p>
          </table:table-cell>
          <table:table-cell table:number-columns-repeated="1018"/>
        </table:table-row>
        <table:table-row table:style-name="ro1">
          <table:table-cell office:value-type="date" office:date-value="1980-01-01" calcext:value-type="date">
            <text:p>Jan 1980</text:p>
          </table:table-cell>
          <table:table-cell office:value-type="float" office:value="2864050000" calcext:value-type="float">
            <text:p>2864050000</text:p>
          </table:table-cell>
          <table:table-cell table:formula="of:=([.B50]/[.B49])-1" office:value-type="percentage" office:value="-0.00548985020105142" calcext:value-type="percentage">
            <text:p>-0.55%</text:p>
          </table:table-cell>
          <table:table-cell office:value-type="float" office:value="58528000000" calcext:value-type="float">
            <text:p>58528000000</text:p>
          </table:table-cell>
          <table:table-cell table:style-name="ce6" table:formula="of:=([.D50]/[.D49])-1" office:value-type="percentage" office:value="0.0338992033068946" calcext:value-type="percentage">
            <text:p>3.39%</text:p>
          </table:table-cell>
          <table:table-cell table:style-name="ce6" table:formula="of:=[.C50]/[.E50]" office:value-type="percentage" office:value="-0.161946289750558" calcext:value-type="percentage">
            <text:p>-16.19%</text:p>
          </table:table-cell>
          <table:table-cell table:number-columns-repeated="1018"/>
        </table:table-row>
        <table:table-row table:style-name="ro1">
          <table:table-cell office:value-type="date" office:date-value="1980-02-01" calcext:value-type="date">
            <text:p>Feb 1980</text:p>
          </table:table-cell>
          <table:table-cell office:value-type="float" office:value="3005700000" calcext:value-type="float">
            <text:p>3005700000</text:p>
          </table:table-cell>
          <table:table-cell table:formula="of:=([.B51]/[.B50])-1" office:value-type="percentage" office:value="0.0494579354410711" calcext:value-type="percentage">
            <text:p>4.95%</text:p>
          </table:table-cell>
          <table:table-cell office:value-type="float" office:value="59882000000" calcext:value-type="float">
            <text:p>59882000000</text:p>
          </table:table-cell>
          <table:table-cell table:style-name="ce6" table:formula="of:=([.D51]/[.D50])-1" office:value-type="percentage" office:value="0.0231342263531984" calcext:value-type="percentage">
            <text:p>2.31%</text:p>
          </table:table-cell>
          <table:table-cell table:style-name="ce6" table:formula="of:=[.C51]/[.E51]" office:value-type="percentage" office:value="2.13786857126663" calcext:value-type="percentage">
            <text:p>213.79%</text:p>
          </table:table-cell>
          <table:table-cell table:number-columns-repeated="1018"/>
        </table:table-row>
        <table:table-row table:style-name="ro1">
          <table:table-cell office:value-type="date" office:date-value="1980-03-01" calcext:value-type="date">
            <text:p>Mar 1980</text:p>
          </table:table-cell>
          <table:table-cell office:value-type="float" office:value="2909550000" calcext:value-type="float">
            <text:p>2909550000</text:p>
          </table:table-cell>
          <table:table-cell table:formula="of:=([.B52]/[.B51])-1" office:value-type="percentage" office:value="-0.031989220481086" calcext:value-type="percentage">
            <text:p>-3.20%</text:p>
          </table:table-cell>
          <table:table-cell office:value-type="float" office:value="60406000000" calcext:value-type="float">
            <text:p>60406000000</text:p>
          </table:table-cell>
          <table:table-cell table:style-name="ce6" table:formula="of:=([.D52]/[.D51])-1" office:value-type="percentage" office:value="0.00875054273404352" calcext:value-type="percentage">
            <text:p>0.88%</text:p>
          </table:table-cell>
          <table:table-cell table:style-name="ce6" table:formula="of:=[.C52]/[.E52]" office:value-type="percentage" office:value="-3.65568416192445" calcext:value-type="percentage">
            <text:p>-365.57%</text:p>
          </table:table-cell>
          <table:table-cell table:number-columns-repeated="1018"/>
        </table:table-row>
        <table:table-row table:style-name="ro1">
          <table:table-cell office:value-type="date" office:date-value="1980-04-01" calcext:value-type="date">
            <text:p>Apr 1980</text:p>
          </table:table-cell>
          <table:table-cell office:value-type="float" office:value="2908310000" calcext:value-type="float">
            <text:p>2908310000</text:p>
          </table:table-cell>
          <table:table-cell table:formula="of:=([.B53]/[.B52])-1" office:value-type="percentage" office:value="-0.000426182743035852" calcext:value-type="percentage">
            <text:p>-0.04%</text:p>
          </table:table-cell>
          <table:table-cell office:value-type="float" office:value="49251000000" calcext:value-type="float">
            <text:p>49251000000</text:p>
          </table:table-cell>
          <table:table-cell table:style-name="ce6" table:formula="of:=([.D53]/[.D52])-1" office:value-type="percentage" office:value="-0.184667086051055" calcext:value-type="percentage">
            <text:p>-18.47%</text:p>
          </table:table-cell>
          <table:table-cell table:style-name="ce6" table:formula="of:=[.C53]/[.E53]" office:value-type="percentage" office:value="0.00230784354781028" calcext:value-type="percentage">
            <text:p>0.23%</text:p>
          </table:table-cell>
          <table:table-cell table:number-columns-repeated="1018"/>
        </table:table-row>
        <table:table-row table:style-name="ro1">
          <table:table-cell office:value-type="date" office:date-value="1980-05-01" calcext:value-type="date">
            <text:p>May 1980</text:p>
          </table:table-cell>
          <table:table-cell office:value-type="float" office:value="2734330000" calcext:value-type="float">
            <text:p>2734330000</text:p>
          </table:table-cell>
          <table:table-cell table:formula="of:=([.B54]/[.B53])-1" office:value-type="percentage" office:value="-0.0598216833831332" calcext:value-type="percentage">
            <text:p>-5.98%</text:p>
          </table:table-cell>
          <table:table-cell office:value-type="float" office:value="49586000000" calcext:value-type="float">
            <text:p>49586000000</text:p>
          </table:table-cell>
          <table:table-cell table:style-name="ce6" table:formula="of:=([.D54]/[.D53])-1" office:value-type="percentage" office:value="0.00680189234736361" calcext:value-type="percentage">
            <text:p>0.68%</text:p>
          </table:table-cell>
          <table:table-cell table:style-name="ce6" table:formula="of:=[.C54]/[.E54]" office:value-type="percentage" office:value="-8.79485889045566" calcext:value-type="percentage">
            <text:p>-879.49%</text:p>
          </table:table-cell>
          <table:table-cell table:number-columns-repeated="1018"/>
        </table:table-row>
        <table:table-row table:style-name="ro1">
          <table:table-cell office:value-type="date" office:date-value="1980-06-01" calcext:value-type="date">
            <text:p>Jun 1980</text:p>
          </table:table-cell>
          <table:table-cell office:value-type="float" office:value="2985250000" calcext:value-type="float">
            <text:p>2985250000</text:p>
          </table:table-cell>
          <table:table-cell table:formula="of:=([.B55]/[.B54])-1" office:value-type="percentage" office:value="0.0917665387864668" calcext:value-type="percentage">
            <text:p>9.18%</text:p>
          </table:table-cell>
          <table:table-cell office:value-type="float" office:value="50503000000" calcext:value-type="float">
            <text:p>50503000000</text:p>
          </table:table-cell>
          <table:table-cell table:style-name="ce6" table:formula="of:=([.D55]/[.D54])-1" office:value-type="percentage" office:value="0.018493123058928" calcext:value-type="percentage">
            <text:p>1.85%</text:p>
          </table:table-cell>
          <table:table-cell table:style-name="ce6" table:formula="of:=[.C55]/[.E55]" office:value-type="percentage" office:value="4.96219802864309" calcext:value-type="percentage">
            <text:p>496.22%</text:p>
          </table:table-cell>
          <table:table-cell table:number-columns-repeated="1018"/>
        </table:table-row>
        <table:table-row table:style-name="ro1">
          <table:table-cell office:value-type="date" office:date-value="1980-07-01" calcext:value-type="date">
            <text:p>Jul 1980</text:p>
          </table:table-cell>
          <table:table-cell office:value-type="float" office:value="2898870000" calcext:value-type="float">
            <text:p>2898870000</text:p>
          </table:table-cell>
          <table:table-cell table:formula="of:=([.B56]/[.B55])-1" office:value-type="percentage" office:value="-0.028935600033498" calcext:value-type="percentage">
            <text:p>-2.89%</text:p>
          </table:table-cell>
          <table:table-cell office:value-type="float" office:value="49057000000" calcext:value-type="float">
            <text:p>49057000000</text:p>
          </table:table-cell>
          <table:table-cell table:style-name="ce6" table:formula="of:=([.D56]/[.D55])-1" office:value-type="percentage" office:value="-0.0286319624576757" calcext:value-type="percentage">
            <text:p>-2.86%</text:p>
          </table:table-cell>
          <table:table-cell table:style-name="ce6" table:formula="of:=[.C56]/[.E56]" office:value-type="percentage" office:value="1.01060484681311" calcext:value-type="percentage">
            <text:p>101.06%</text:p>
          </table:table-cell>
          <table:table-cell table:number-columns-repeated="1018"/>
        </table:table-row>
        <table:table-row table:style-name="ro1">
          <table:table-cell office:value-type="date" office:date-value="1980-08-01" calcext:value-type="date">
            <text:p>Aug 1980</text:p>
          </table:table-cell>
          <table:table-cell office:value-type="float" office:value="2915550000" calcext:value-type="float">
            <text:p>2915550000</text:p>
          </table:table-cell>
          <table:table-cell table:formula="of:=([.B57]/[.B56])-1" office:value-type="percentage" office:value="0.00575396620062296" calcext:value-type="percentage">
            <text:p>0.58%</text:p>
          </table:table-cell>
          <table:table-cell office:value-type="float" office:value="49907000000" calcext:value-type="float">
            <text:p>49907000000</text:p>
          </table:table-cell>
          <table:table-cell table:style-name="ce6" table:formula="of:=([.D57]/[.D56])-1" office:value-type="percentage" office:value="0.0173267831298285" calcext:value-type="percentage">
            <text:p>1.73%</text:p>
          </table:table-cell>
          <table:table-cell table:style-name="ce6" table:formula="of:=[.C57]/[.E57]" office:value-type="percentage" office:value="0.332085082239955" calcext:value-type="percentage">
            <text:p>33.21%</text:p>
          </table:table-cell>
          <table:table-cell table:number-columns-repeated="1018"/>
        </table:table-row>
        <table:table-row table:style-name="ro1">
          <table:table-cell office:value-type="date" office:date-value="1980-09-01" calcext:value-type="date">
            <text:p>Sep 1980</text:p>
          </table:table-cell>
          <table:table-cell office:value-type="float" office:value="2936720000" calcext:value-type="float">
            <text:p>2936720000</text:p>
          </table:table-cell>
          <table:table-cell table:formula="of:=([.B58]/[.B57])-1" office:value-type="percentage" office:value="0.0072610656651404" calcext:value-type="percentage">
            <text:p>0.73%</text:p>
          </table:table-cell>
          <table:table-cell office:value-type="float" office:value="50526000000" calcext:value-type="float">
            <text:p>50526000000</text:p>
          </table:table-cell>
          <table:table-cell table:style-name="ce6" table:formula="of:=([.D58]/[.D57])-1" office:value-type="percentage" office:value="0.01240306970966" calcext:value-type="percentage">
            <text:p>1.24%</text:p>
          </table:table-cell>
          <table:table-cell table:style-name="ce6" table:formula="of:=[.C58]/[.E58]" office:value-type="percentage" office:value="0.585424885541456" calcext:value-type="percentage">
            <text:p>58.54%</text:p>
          </table:table-cell>
          <table:table-cell table:number-columns-repeated="1018"/>
        </table:table-row>
        <table:table-row table:style-name="ro1">
          <table:table-cell office:value-type="date" office:date-value="1980-10-01" calcext:value-type="date">
            <text:p>Oct 1980</text:p>
          </table:table-cell>
          <table:table-cell office:value-type="float" office:value="2929360000" calcext:value-type="float">
            <text:p>2929360000</text:p>
          </table:table-cell>
          <table:table-cell table:formula="of:=([.B59]/[.B58])-1" office:value-type="percentage" office:value="-0.00250619739028579" calcext:value-type="percentage">
            <text:p>-0.25%</text:p>
          </table:table-cell>
          <table:table-cell office:value-type="float" office:value="51306000000" calcext:value-type="float">
            <text:p>51306000000</text:p>
          </table:table-cell>
          <table:table-cell table:style-name="ce6" table:formula="of:=([.D59]/[.D58])-1" office:value-type="percentage" office:value="0.015437596484978" calcext:value-type="percentage">
            <text:p>1.54%</text:p>
          </table:table-cell>
          <table:table-cell table:style-name="ce6" table:formula="of:=[.C59]/[.E59]" office:value-type="percentage" office:value="-0.162343755566128" calcext:value-type="percentage">
            <text:p>-16.23%</text:p>
          </table:table-cell>
          <table:table-cell table:number-columns-repeated="1018"/>
        </table:table-row>
        <table:table-row table:style-name="ro1">
          <table:table-cell office:value-type="date" office:date-value="1980-11-01" calcext:value-type="date">
            <text:p>Nov 1980</text:p>
          </table:table-cell>
          <table:table-cell office:value-type="float" office:value="2937880000" calcext:value-type="float">
            <text:p>2937880000</text:p>
          </table:table-cell>
          <table:table-cell table:formula="of:=([.B60]/[.B59])-1" office:value-type="percentage" office:value="0.00290848512985775" calcext:value-type="percentage">
            <text:p>0.29%</text:p>
          </table:table-cell>
          <table:table-cell office:value-type="float" office:value="52620000000" calcext:value-type="float">
            <text:p>52620000000</text:p>
          </table:table-cell>
          <table:table-cell table:style-name="ce6" table:formula="of:=([.D60]/[.D59])-1" office:value-type="percentage" office:value="0.025611039644486" calcext:value-type="percentage">
            <text:p>2.56%</text:p>
          </table:table-cell>
          <table:table-cell table:style-name="ce6" table:formula="of:=[.C60]/[.E60]" office:value-type="percentage" office:value="0.113563727604629" calcext:value-type="percentage">
            <text:p>11.36%</text:p>
          </table:table-cell>
          <table:table-cell table:number-columns-repeated="1018"/>
        </table:table-row>
        <table:table-row table:style-name="ro1">
          <table:table-cell office:value-type="date" office:date-value="1980-12-01" calcext:value-type="date">
            <text:p>Dec 1980</text:p>
          </table:table-cell>
          <table:table-cell office:value-type="float" office:value="2892700000" calcext:value-type="float">
            <text:p>2892700000</text:p>
          </table:table-cell>
          <table:table-cell table:formula="of:=([.B61]/[.B60])-1" office:value-type="percentage" office:value="-0.0153784361512384" calcext:value-type="percentage">
            <text:p>-1.54%</text:p>
          </table:table-cell>
          <table:table-cell office:value-type="float" office:value="54505000000" calcext:value-type="float">
            <text:p>54505000000</text:p>
          </table:table-cell>
          <table:table-cell table:style-name="ce6" table:formula="of:=([.D61]/[.D60])-1" office:value-type="percentage" office:value="0.0358228810338275" calcext:value-type="percentage">
            <text:p>3.58%</text:p>
          </table:table-cell>
          <table:table-cell table:style-name="ce6" table:formula="of:=[.C61]/[.E61]" office:value-type="percentage" office:value="-0.42929088078417" calcext:value-type="percentage">
            <text:p>-42.93%</text:p>
          </table:table-cell>
          <table:table-cell table:number-columns-repeated="1018"/>
        </table:table-row>
        <table:table-row table:style-name="ro1">
          <table:table-cell office:value-type="date" office:date-value="1981-01-01" calcext:value-type="date">
            <text:p>Jan 1981</text:p>
          </table:table-cell>
          <table:table-cell office:value-type="float" office:value="2618070000" calcext:value-type="float">
            <text:p>2618070000</text:p>
          </table:table-cell>
          <table:table-cell table:formula="of:=([.B62]/[.B61])-1" office:value-type="percentage" office:value="-0.0949389843398901" calcext:value-type="percentage">
            <text:p>-9.49%</text:p>
          </table:table-cell>
          <table:table-cell office:value-type="float" office:value="59265000000" calcext:value-type="float">
            <text:p>59265000000</text:p>
          </table:table-cell>
          <table:table-cell table:style-name="ce6" table:formula="of:=([.D62]/[.D61])-1" office:value-type="percentage" office:value="0.0873314374827998" calcext:value-type="percentage">
            <text:p>8.73%</text:p>
          </table:table-cell>
          <table:table-cell table:style-name="ce6" table:formula="of:=[.C62]/[.E62]" office:value-type="percentage" office:value="-1.08711120618607" calcext:value-type="percentage">
            <text:p>-108.71%</text:p>
          </table:table-cell>
          <table:table-cell table:number-columns-repeated="1018"/>
        </table:table-row>
        <table:table-row table:style-name="ro1">
          <table:table-cell office:value-type="date" office:date-value="1981-02-01" calcext:value-type="date">
            <text:p>Feb 1981</text:p>
          </table:table-cell>
          <table:table-cell office:value-type="float" office:value="3275400000" calcext:value-type="float">
            <text:p>3275400000</text:p>
          </table:table-cell>
          <table:table-cell table:formula="of:=([.B63]/[.B62])-1" office:value-type="percentage" office:value="0.251074264630052" calcext:value-type="percentage">
            <text:p>25.11%</text:p>
          </table:table-cell>
          <table:table-cell office:value-type="float" office:value="52465000000" calcext:value-type="float">
            <text:p>52465000000</text:p>
          </table:table-cell>
          <table:table-cell table:style-name="ce6" table:formula="of:=([.D63]/[.D62])-1" office:value-type="percentage" office:value="-0.114738884670548" calcext:value-type="percentage">
            <text:p>-11.47%</text:p>
          </table:table-cell>
          <table:table-cell table:style-name="ce6" table:formula="of:=[.C63]/[.E63]" office:value-type="percentage" office:value="-2.18822298430883" calcext:value-type="percentage">
            <text:p>-218.82%</text:p>
          </table:table-cell>
          <table:table-cell table:number-columns-repeated="1018"/>
        </table:table-row>
        <table:table-row table:style-name="ro1">
          <table:table-cell office:value-type="date" office:date-value="1981-03-01" calcext:value-type="date">
            <text:p>Mar 1981</text:p>
          </table:table-cell>
          <table:table-cell office:value-type="float" office:value="3580750000" calcext:value-type="float">
            <text:p>3580750000</text:p>
          </table:table-cell>
          <table:table-cell table:formula="of:=([.B64]/[.B63])-1" office:value-type="percentage" office:value="0.0932252549306956" calcext:value-type="percentage">
            <text:p>9.32%</text:p>
          </table:table-cell>
          <table:table-cell office:value-type="float" office:value="53704000000" calcext:value-type="float">
            <text:p>53704000000</text:p>
          </table:table-cell>
          <table:table-cell table:style-name="ce6" table:formula="of:=([.D64]/[.D63])-1" office:value-type="percentage" office:value="0.0236157438292195" calcext:value-type="percentage">
            <text:p>2.36%</text:p>
          </table:table-cell>
          <table:table-cell table:style-name="ce6" table:formula="of:=[.C64]/[.E64]" office:value-type="percentage" office:value="3.94758918477719" calcext:value-type="percentage">
            <text:p>394.76%</text:p>
          </table:table-cell>
          <table:table-cell table:number-columns-repeated="1018"/>
        </table:table-row>
        <table:table-row table:style-name="ro1">
          <table:table-cell office:value-type="date" office:date-value="1981-04-01" calcext:value-type="date">
            <text:p>Apr 1981</text:p>
          </table:table-cell>
          <table:table-cell office:value-type="float" office:value="3625540000" calcext:value-type="float">
            <text:p>3625540000</text:p>
          </table:table-cell>
          <table:table-cell table:formula="of:=([.B65]/[.B64])-1" office:value-type="percentage" office:value="0.0125085526775117" calcext:value-type="percentage">
            <text:p>1.25%</text:p>
          </table:table-cell>
          <table:table-cell office:value-type="float" office:value="55504000000" calcext:value-type="float">
            <text:p>55504000000</text:p>
          </table:table-cell>
          <table:table-cell table:style-name="ce6" table:formula="of:=([.D65]/[.D64])-1" office:value-type="percentage" office:value="0.0335170564576195" calcext:value-type="percentage">
            <text:p>3.35%</text:p>
          </table:table-cell>
          <table:table-cell table:style-name="ce6" table:formula="of:=[.C65]/[.E65]" office:value-type="percentage" office:value="0.373199618329495" calcext:value-type="percentage">
            <text:p>37.32%</text:p>
          </table:table-cell>
          <table:table-cell table:number-columns-repeated="1018"/>
        </table:table-row>
        <table:table-row table:style-name="ro1">
          <table:table-cell office:value-type="date" office:date-value="1981-05-01" calcext:value-type="date">
            <text:p>May 1981</text:p>
          </table:table-cell>
          <table:table-cell office:value-type="float" office:value="3743010000" calcext:value-type="float">
            <text:p>3743010000</text:p>
          </table:table-cell>
          <table:table-cell table:formula="of:=([.B66]/[.B65])-1" office:value-type="percentage" office:value="0.0324006906557368" calcext:value-type="percentage">
            <text:p>3.24%</text:p>
          </table:table-cell>
          <table:table-cell office:value-type="float" office:value="55963000000" calcext:value-type="float">
            <text:p>55963000000</text:p>
          </table:table-cell>
          <table:table-cell table:style-name="ce6" table:formula="of:=([.D66]/[.D65])-1" office:value-type="percentage" office:value="0.00826967425771108" calcext:value-type="percentage">
            <text:p>0.83%</text:p>
          </table:table-cell>
          <table:table-cell table:style-name="ce6" table:formula="of:=[.C66]/[.E66]" office:value-type="percentage" office:value="3.91801292844452" calcext:value-type="percentage">
            <text:p>391.80%</text:p>
          </table:table-cell>
          <table:table-cell table:number-columns-repeated="1018"/>
        </table:table-row>
        <table:table-row table:style-name="ro1">
          <table:table-cell office:value-type="date" office:date-value="1981-06-01" calcext:value-type="date">
            <text:p>Jun 1981</text:p>
          </table:table-cell>
          <table:table-cell office:value-type="float" office:value="3527450000" calcext:value-type="float">
            <text:p>3527450000</text:p>
          </table:table-cell>
          <table:table-cell table:formula="of:=([.B67]/[.B66])-1" office:value-type="percentage" office:value="-0.0575900144536082" calcext:value-type="percentage">
            <text:p>-5.76%</text:p>
          </table:table-cell>
          <table:table-cell office:value-type="float" office:value="58907000000" calcext:value-type="float">
            <text:p>58907000000</text:p>
          </table:table-cell>
          <table:table-cell table:style-name="ce6" table:formula="of:=([.D67]/[.D66])-1" office:value-type="percentage" office:value="0.0526061862301879" calcext:value-type="percentage">
            <text:p>5.26%</text:p>
          </table:table-cell>
          <table:table-cell table:style-name="ce6" table:formula="of:=[.C67]/[.E67]" office:value-type="percentage" office:value="-1.09473844390872" calcext:value-type="percentage">
            <text:p>-109.47%</text:p>
          </table:table-cell>
          <table:table-cell table:number-columns-repeated="1018"/>
        </table:table-row>
        <table:table-row table:style-name="ro1">
          <table:table-cell office:value-type="date" office:date-value="1981-07-01" calcext:value-type="date">
            <text:p>Jul 1981</text:p>
          </table:table-cell>
          <table:table-cell office:value-type="float" office:value="3435120000" calcext:value-type="float">
            <text:p>3435120000</text:p>
          </table:table-cell>
          <table:table-cell table:formula="of:=([.B68]/[.B67])-1" office:value-type="percentage" office:value="-0.026174715446002" calcext:value-type="percentage">
            <text:p>-2.62%</text:p>
          </table:table-cell>
          <table:table-cell office:value-type="float" office:value="57941000000" calcext:value-type="float">
            <text:p>57941000000</text:p>
          </table:table-cell>
          <table:table-cell table:style-name="ce6" table:formula="of:=([.D68]/[.D67])-1" office:value-type="percentage" office:value="-0.0163987302018436" calcext:value-type="percentage">
            <text:p>-1.64%</text:p>
          </table:table-cell>
          <table:table-cell table:style-name="ce6" table:formula="of:=[.C68]/[.E68]" office:value-type="percentage" office:value="1.5961428186104" calcext:value-type="percentage">
            <text:p>159.61%</text:p>
          </table:table-cell>
          <table:table-cell table:number-columns-repeated="1018"/>
        </table:table-row>
        <table:table-row table:style-name="ro1">
          <table:table-cell office:value-type="date" office:date-value="1981-08-01" calcext:value-type="date">
            <text:p>Aug 1981</text:p>
          </table:table-cell>
          <table:table-cell office:value-type="float" office:value="3367970000" calcext:value-type="float">
            <text:p>3367970000</text:p>
          </table:table-cell>
          <table:table-cell table:formula="of:=([.B69]/[.B68])-1" office:value-type="percentage" office:value="-0.0195480798341834" calcext:value-type="percentage">
            <text:p>-1.95%</text:p>
          </table:table-cell>
          <table:table-cell office:value-type="float" office:value="58343000000" calcext:value-type="float">
            <text:p>58343000000</text:p>
          </table:table-cell>
          <table:table-cell table:style-name="ce6" table:formula="of:=([.D69]/[.D68])-1" office:value-type="percentage" office:value="0.00693809219723507" calcext:value-type="percentage">
            <text:p>0.69%</text:p>
          </table:table-cell>
          <table:table-cell table:style-name="ce6" table:formula="of:=[.C69]/[.E69]" office:value-type="percentage" office:value="-2.81750073052843" calcext:value-type="percentage">
            <text:p>-281.75%</text:p>
          </table:table-cell>
          <table:table-cell table:number-columns-repeated="1018"/>
        </table:table-row>
        <table:table-row table:style-name="ro1">
          <table:table-cell office:value-type="date" office:date-value="1981-09-01" calcext:value-type="date">
            <text:p>Sep 1981</text:p>
          </table:table-cell>
          <table:table-cell office:value-type="float" office:value="3749920000" calcext:value-type="float">
            <text:p>3749920000</text:p>
          </table:table-cell>
          <table:table-cell table:formula="of:=([.B70]/[.B69])-1" office:value-type="percentage" office:value="0.113406592101474" calcext:value-type="percentage">
            <text:p>11.34%</text:p>
          </table:table-cell>
          <table:table-cell office:value-type="float" office:value="60603000000" calcext:value-type="float">
            <text:p>60603000000</text:p>
          </table:table-cell>
          <table:table-cell table:style-name="ce6" table:formula="of:=([.D70]/[.D69])-1" office:value-type="percentage" office:value="0.0387364379617092" calcext:value-type="percentage">
            <text:p>3.87%</text:p>
          </table:table-cell>
          <table:table-cell table:style-name="ce6" table:formula="of:=[.C70]/[.E70]" office:value-type="percentage" office:value="2.92764637299835" calcext:value-type="percentage">
            <text:p>292.76%</text:p>
          </table:table-cell>
          <table:table-cell table:number-columns-repeated="1018"/>
        </table:table-row>
        <table:table-row table:style-name="ro1">
          <table:table-cell office:value-type="date" office:date-value="1981-10-01" calcext:value-type="date">
            <text:p>Oct 1981</text:p>
          </table:table-cell>
          <table:table-cell office:value-type="float" office:value="3477590000" calcext:value-type="float">
            <text:p>3477590000</text:p>
          </table:table-cell>
          <table:table-cell table:formula="of:=([.B71]/[.B70])-1" office:value-type="percentage" office:value="-0.072622882621496" calcext:value-type="percentage">
            <text:p>-7.26%</text:p>
          </table:table-cell>
          <table:table-cell office:value-type="float" office:value="62018000000" calcext:value-type="float">
            <text:p>62018000000</text:p>
          </table:table-cell>
          <table:table-cell table:style-name="ce6" table:formula="of:=([.D71]/[.D70])-1" office:value-type="percentage" office:value="0.0233486791082951" calcext:value-type="percentage">
            <text:p>2.33%</text:p>
          </table:table-cell>
          <table:table-cell table:style-name="ce6" table:formula="of:=[.C71]/[.E71]" office:value-type="percentage" office:value="-3.11036364347032" calcext:value-type="percentage">
            <text:p>-311.04%</text:p>
          </table:table-cell>
          <table:table-cell table:number-columns-repeated="1018"/>
        </table:table-row>
        <table:table-row table:style-name="ro1">
          <table:table-cell office:value-type="date" office:date-value="1981-11-01" calcext:value-type="date">
            <text:p>Nov 1981</text:p>
          </table:table-cell>
          <table:table-cell office:value-type="float" office:value="3242470000" calcext:value-type="float">
            <text:p>3242470000</text:p>
          </table:table-cell>
          <table:table-cell table:formula="of:=([.B72]/[.B71])-1" office:value-type="percentage" office:value="-0.0676100402865203" calcext:value-type="percentage">
            <text:p>-6.76%</text:p>
          </table:table-cell>
          <table:table-cell office:value-type="float" office:value="64057000000" calcext:value-type="float">
            <text:p>64057000000</text:p>
          </table:table-cell>
          <table:table-cell table:style-name="ce6" table:formula="of:=([.D72]/[.D71])-1" office:value-type="percentage" office:value="0.0328775516785449" calcext:value-type="percentage">
            <text:p>3.29%</text:p>
          </table:table-cell>
          <table:table-cell table:style-name="ce6" table:formula="of:=[.C72]/[.E72]" office:value-type="percentage" office:value="-2.05641955786632" calcext:value-type="percentage">
            <text:p>-205.64%</text:p>
          </table:table-cell>
          <table:table-cell table:number-columns-repeated="1018"/>
        </table:table-row>
        <table:table-row table:style-name="ro1">
          <table:table-cell office:value-type="date" office:date-value="1981-12-01" calcext:value-type="date">
            <text:p>Dec 1981</text:p>
          </table:table-cell>
          <table:table-cell office:value-type="float" office:value="3306260000" calcext:value-type="float">
            <text:p>3306260000</text:p>
          </table:table-cell>
          <table:table-cell table:formula="of:=([.B73]/[.B72])-1" office:value-type="percentage" office:value="0.0196732737696879" calcext:value-type="percentage">
            <text:p>1.97%</text:p>
          </table:table-cell>
          <table:table-cell office:value-type="float" office:value="64549000000" calcext:value-type="float">
            <text:p>64549000000</text:p>
          </table:table-cell>
          <table:table-cell table:style-name="ce6" table:formula="of:=([.D73]/[.D72])-1" office:value-type="percentage" office:value="0.00768065941271057" calcext:value-type="percentage">
            <text:p>0.77%</text:p>
          </table:table-cell>
          <table:table-cell table:style-name="ce6" table:formula="of:=[.C73]/[.E73]" office:value-type="percentage" office:value="2.56140426395303" calcext:value-type="percentage">
            <text:p>256.14%</text:p>
          </table:table-cell>
          <table:table-cell table:number-columns-repeated="1018"/>
        </table:table-row>
        <table:table-row table:style-name="ro1">
          <table:table-cell office:value-type="date" office:date-value="1982-01-01" calcext:value-type="date">
            <text:p>Jan 1982</text:p>
          </table:table-cell>
          <table:table-cell office:value-type="float" office:value="3164510000" calcext:value-type="float">
            <text:p>3164510000</text:p>
          </table:table-cell>
          <table:table-cell table:formula="of:=([.B74]/[.B73])-1" office:value-type="percentage" office:value="-0.0428732162624839" calcext:value-type="percentage">
            <text:p>-4.29%</text:p>
          </table:table-cell>
          <table:table-cell office:value-type="float" office:value="63032000000" calcext:value-type="float">
            <text:p>63032000000</text:p>
          </table:table-cell>
          <table:table-cell table:style-name="ce6" table:formula="of:=([.D74]/[.D73])-1" office:value-type="percentage" office:value="-0.023501525972517" calcext:value-type="percentage">
            <text:p>-2.35%</text:p>
          </table:table-cell>
          <table:table-cell table:style-name="ce6" table:formula="of:=[.C74]/[.E74]" office:value-type="percentage" office:value="1.82427372216683" calcext:value-type="percentage">
            <text:p>182.43%</text:p>
          </table:table-cell>
          <table:table-cell table:number-columns-repeated="1018"/>
        </table:table-row>
        <table:table-row table:style-name="ro1">
          <table:table-cell office:value-type="date" office:date-value="1982-02-01" calcext:value-type="date">
            <text:p>Feb 1982</text:p>
          </table:table-cell>
          <table:table-cell office:value-type="float" office:value="3298570000" calcext:value-type="float">
            <text:p>3298570000</text:p>
          </table:table-cell>
          <table:table-cell table:formula="of:=([.B75]/[.B74])-1" office:value-type="percentage" office:value="0.0423635886756559" calcext:value-type="percentage">
            <text:p>4.24%</text:p>
          </table:table-cell>
          <table:table-cell office:value-type="float" office:value="63493000000" calcext:value-type="float">
            <text:p>63493000000</text:p>
          </table:table-cell>
          <table:table-cell table:style-name="ce6" table:formula="of:=([.D75]/[.D74])-1" office:value-type="percentage" office:value="0.0073137453991623" calcext:value-type="percentage">
            <text:p>0.73%</text:p>
          </table:table-cell>
          <table:table-cell table:style-name="ce6" table:formula="of:=[.C75]/[.E75]" office:value-type="percentage" office:value="5.79232477527973" calcext:value-type="percentage">
            <text:p>579.23%</text:p>
          </table:table-cell>
          <table:table-cell table:number-columns-repeated="1018"/>
        </table:table-row>
        <table:table-row table:style-name="ro1">
          <table:table-cell office:value-type="date" office:date-value="1982-03-01" calcext:value-type="date">
            <text:p>Mar 1982</text:p>
          </table:table-cell>
          <table:table-cell office:value-type="float" office:value="3278150000" calcext:value-type="float">
            <text:p>3278150000</text:p>
          </table:table-cell>
          <table:table-cell table:formula="of:=([.B76]/[.B75])-1" office:value-type="percentage" office:value="-0.00619056136447005" calcext:value-type="percentage">
            <text:p>-0.62%</text:p>
          </table:table-cell>
          <table:table-cell office:value-type="float" office:value="63692000000" calcext:value-type="float">
            <text:p>63692000000</text:p>
          </table:table-cell>
          <table:table-cell table:style-name="ce6" table:formula="of:=([.D76]/[.D75])-1" office:value-type="percentage" office:value="0.00313420377049445" calcext:value-type="percentage">
            <text:p>0.31%</text:p>
          </table:table-cell>
          <table:table-cell table:style-name="ce6" table:formula="of:=[.C76]/[.E76]" office:value-type="percentage" office:value="-1.97516237544869" calcext:value-type="percentage">
            <text:p>-197.52%</text:p>
          </table:table-cell>
          <table:table-cell table:number-columns-repeated="1018"/>
        </table:table-row>
        <table:table-row table:style-name="ro1">
          <table:table-cell office:value-type="date" office:date-value="1982-04-01" calcext:value-type="date">
            <text:p>Apr 1982</text:p>
          </table:table-cell>
          <table:table-cell office:value-type="float" office:value="3227530000" calcext:value-type="float">
            <text:p>3227530000</text:p>
          </table:table-cell>
          <table:table-cell table:formula="of:=([.B77]/[.B76])-1" office:value-type="percentage" office:value="-0.0154416362887604" calcext:value-type="percentage">
            <text:p>-1.54%</text:p>
          </table:table-cell>
          <table:table-cell office:value-type="float" office:value="73276000000" calcext:value-type="float">
            <text:p>73276000000</text:p>
          </table:table-cell>
          <table:table-cell table:style-name="ce6" table:formula="of:=([.D77]/[.D76])-1" office:value-type="percentage" office:value="0.150474156879985" calcext:value-type="percentage">
            <text:p>15.05%</text:p>
          </table:table-cell>
          <table:table-cell table:style-name="ce6" table:formula="of:=[.C77]/[.E77]" office:value-type="percentage" office:value="-0.102619855853895" calcext:value-type="percentage">
            <text:p>-10.26%</text:p>
          </table:table-cell>
          <table:table-cell table:number-columns-repeated="1018"/>
        </table:table-row>
        <table:table-row table:style-name="ro1">
          <table:table-cell office:value-type="date" office:date-value="1982-05-01" calcext:value-type="date">
            <text:p>May 1982</text:p>
          </table:table-cell>
          <table:table-cell office:value-type="float" office:value="3250070000" calcext:value-type="float">
            <text:p>3250070000</text:p>
          </table:table-cell>
          <table:table-cell table:formula="of:=([.B78]/[.B77])-1" office:value-type="percentage" office:value="0.00698366862585331" calcext:value-type="percentage">
            <text:p>0.70%</text:p>
          </table:table-cell>
          <table:table-cell office:value-type="float" office:value="72039000000" calcext:value-type="float">
            <text:p>72039000000</text:p>
          </table:table-cell>
          <table:table-cell table:style-name="ce6" table:formula="of:=([.D78]/[.D77])-1" office:value-type="percentage" office:value="-0.0168813799879907" calcext:value-type="percentage">
            <text:p>-1.69%</text:p>
          </table:table-cell>
          <table:table-cell table:style-name="ce6" table:formula="of:=[.C78]/[.E78]" office:value-type="percentage" office:value="-0.413690624274879" calcext:value-type="percentage">
            <text:p>-41.37%</text:p>
          </table:table-cell>
          <table:table-cell table:number-columns-repeated="1018"/>
        </table:table-row>
        <table:table-row table:style-name="ro1">
          <table:table-cell office:value-type="date" office:date-value="1982-06-01" calcext:value-type="date">
            <text:p>Jun 1982</text:p>
          </table:table-cell>
          <table:table-cell office:value-type="float" office:value="3170950000" calcext:value-type="float">
            <text:p>3170950000</text:p>
          </table:table-cell>
          <table:table-cell table:formula="of:=([.B79]/[.B78])-1" office:value-type="percentage" office:value="-0.0243440910503466" calcext:value-type="percentage">
            <text:p>-2.43%</text:p>
          </table:table-cell>
          <table:table-cell office:value-type="float" office:value="74122000000" calcext:value-type="float">
            <text:p>74122000000</text:p>
          </table:table-cell>
          <table:table-cell table:style-name="ce6" table:formula="of:=([.D79]/[.D78])-1" office:value-type="percentage" office:value="0.028914893321673" calcext:value-type="percentage">
            <text:p>2.89%</text:p>
          </table:table-cell>
          <table:table-cell table:style-name="ce6" table:formula="of:=[.C79]/[.E79]" office:value-type="percentage" office:value="-0.841922215638945" calcext:value-type="percentage">
            <text:p>-84.19%</text:p>
          </table:table-cell>
          <table:table-cell table:number-columns-repeated="1018"/>
        </table:table-row>
        <table:table-row table:style-name="ro1">
          <table:table-cell office:value-type="date" office:date-value="1982-07-01" calcext:value-type="date">
            <text:p>Jul 1982</text:p>
          </table:table-cell>
          <table:table-cell office:value-type="float" office:value="3182080000" calcext:value-type="float">
            <text:p>3182080000</text:p>
          </table:table-cell>
          <table:table-cell table:formula="of:=([.B80]/[.B79])-1" office:value-type="percentage" office:value="0.00350998911997991" calcext:value-type="percentage">
            <text:p>0.35%</text:p>
          </table:table-cell>
          <table:table-cell office:value-type="float" office:value="73329000000" calcext:value-type="float">
            <text:p>73329000000</text:p>
          </table:table-cell>
          <table:table-cell table:style-name="ce6" table:formula="of:=([.D80]/[.D79])-1" office:value-type="percentage" office:value="-0.0106985780200211" calcext:value-type="percentage">
            <text:p>-1.07%</text:p>
          </table:table-cell>
          <table:table-cell table:style-name="ce6" table:formula="of:=[.C80]/[.E80]" office:value-type="percentage" office:value="-0.3280799666471" calcext:value-type="percentage">
            <text:p>-32.81%</text:p>
          </table:table-cell>
          <table:table-cell table:number-columns-repeated="1018"/>
        </table:table-row>
        <table:table-row table:style-name="ro1">
          <table:table-cell office:value-type="date" office:date-value="1982-08-01" calcext:value-type="date">
            <text:p>Aug 1982</text:p>
          </table:table-cell>
          <table:table-cell office:value-type="float" office:value="3205630000" calcext:value-type="float">
            <text:p>3205630000</text:p>
          </table:table-cell>
          <table:table-cell table:formula="of:=([.B81]/[.B80])-1" office:value-type="percentage" office:value="0.0074008195897024" calcext:value-type="percentage">
            <text:p>0.74%</text:p>
          </table:table-cell>
          <table:table-cell office:value-type="float" office:value="77498000000" calcext:value-type="float">
            <text:p>77498000000</text:p>
          </table:table-cell>
          <table:table-cell table:style-name="ce6" table:formula="of:=([.D81]/[.D80])-1" office:value-type="percentage" office:value="0.0568533595166987" calcext:value-type="percentage">
            <text:p>5.69%</text:p>
          </table:table-cell>
          <table:table-cell table:style-name="ce6" table:formula="of:=[.C81]/[.E81]" office:value-type="percentage" office:value="0.130173830581264" calcext:value-type="percentage">
            <text:p>13.02%</text:p>
          </table:table-cell>
          <table:table-cell table:number-columns-repeated="1018"/>
        </table:table-row>
        <table:table-row table:style-name="ro1">
          <table:table-cell office:value-type="date" office:date-value="1982-09-01" calcext:value-type="date">
            <text:p>Sep 1982</text:p>
          </table:table-cell>
          <table:table-cell office:value-type="float" office:value="3213140000" calcext:value-type="float">
            <text:p>3213140000</text:p>
          </table:table-cell>
          <table:table-cell table:formula="of:=([.B82]/[.B81])-1" office:value-type="percentage" office:value="0.00234275321855604" calcext:value-type="percentage">
            <text:p>0.23%</text:p>
          </table:table-cell>
          <table:table-cell office:value-type="float" office:value="78467000000" calcext:value-type="float">
            <text:p>78467000000</text:p>
          </table:table-cell>
          <table:table-cell table:style-name="ce6" table:formula="of:=([.D82]/[.D81])-1" office:value-type="percentage" office:value="0.0125035484786704" calcext:value-type="percentage">
            <text:p>1.25%</text:p>
          </table:table-cell>
          <table:table-cell table:style-name="ce6" table:formula="of:=[.C82]/[.E82]" office:value-type="percentage" office:value="0.187367068040925" calcext:value-type="percentage">
            <text:p>18.74%</text:p>
          </table:table-cell>
          <table:table-cell table:number-columns-repeated="1018"/>
        </table:table-row>
        <table:table-row table:style-name="ro1">
          <table:table-cell office:value-type="date" office:date-value="1982-10-01" calcext:value-type="date">
            <text:p>Oct 1982</text:p>
          </table:table-cell>
          <table:table-cell office:value-type="float" office:value="3952820000" calcext:value-type="float">
            <text:p>3952820000</text:p>
          </table:table-cell>
          <table:table-cell table:formula="of:=([.B83]/[.B82])-1" office:value-type="percentage" office:value="0.230204721860859" calcext:value-type="percentage">
            <text:p>23.02%</text:p>
          </table:table-cell>
          <table:table-cell office:value-type="float" office:value="82339000000" calcext:value-type="float">
            <text:p>82339000000</text:p>
          </table:table-cell>
          <table:table-cell table:style-name="ce6" table:formula="of:=([.D83]/[.D82])-1" office:value-type="percentage" office:value="0.049345584768119" calcext:value-type="percentage">
            <text:p>4.93%</text:p>
          </table:table-cell>
          <table:table-cell table:style-name="ce6" table:formula="of:=[.C83]/[.E83]" office:value-type="percentage" office:value="4.66515338591324" calcext:value-type="percentage">
            <text:p>466.52%</text:p>
          </table:table-cell>
          <table:table-cell table:number-columns-repeated="1018"/>
        </table:table-row>
        <table:table-row table:style-name="ro1">
          <table:table-cell office:value-type="date" office:date-value="1982-11-01" calcext:value-type="date">
            <text:p>Nov 1982</text:p>
          </table:table-cell>
          <table:table-cell office:value-type="float" office:value="3498570000" calcext:value-type="float">
            <text:p>3498570000</text:p>
          </table:table-cell>
          <table:table-cell table:formula="of:=([.B84]/[.B83])-1" office:value-type="percentage" office:value="-0.114917957306429" calcext:value-type="percentage">
            <text:p>-11.49%</text:p>
          </table:table-cell>
          <table:table-cell office:value-type="float" office:value="84145000000" calcext:value-type="float">
            <text:p>84145000000</text:p>
          </table:table-cell>
          <table:table-cell table:style-name="ce6" table:formula="of:=([.D84]/[.D83])-1" office:value-type="percentage" office:value="0.0219337130642829" calcext:value-type="percentage">
            <text:p>2.19%</text:p>
          </table:table-cell>
          <table:table-cell table:style-name="ce6" table:formula="of:=[.C84]/[.E84]" office:value-type="percentage" office:value="-5.2393298375715" calcext:value-type="percentage">
            <text:p>-523.93%</text:p>
          </table:table-cell>
          <table:table-cell table:number-columns-repeated="1018"/>
        </table:table-row>
        <table:table-row table:style-name="ro1">
          <table:table-cell office:value-type="date" office:date-value="1982-12-01" calcext:value-type="date">
            <text:p>Dec 1982</text:p>
          </table:table-cell>
          <table:table-cell office:value-type="float" office:value="3396610000" calcext:value-type="float">
            <text:p>3396610000</text:p>
          </table:table-cell>
          <table:table-cell table:formula="of:=([.B85]/[.B84])-1" office:value-type="percentage" office:value="-0.0291433357057312" calcext:value-type="percentage">
            <text:p>-2.91%</text:p>
          </table:table-cell>
          <table:table-cell office:value-type="float" office:value="74981000000" calcext:value-type="float">
            <text:p>74981000000</text:p>
          </table:table-cell>
          <table:table-cell table:style-name="ce6" table:formula="of:=([.D85]/[.D84])-1" office:value-type="percentage" office:value="-0.108907243448809" calcext:value-type="percentage">
            <text:p>-10.89%</text:p>
          </table:table-cell>
          <table:table-cell table:style-name="ce6" table:formula="of:=[.C85]/[.E85]" office:value-type="percentage" office:value="0.267597772038275" calcext:value-type="percentage">
            <text:p>26.76%</text:p>
          </table:table-cell>
          <table:table-cell table:number-columns-repeated="1018"/>
        </table:table-row>
        <table:table-row table:style-name="ro1">
          <table:table-cell office:value-type="date" office:date-value="1983-01-01" calcext:value-type="date">
            <text:p>Jan 1983</text:p>
          </table:table-cell>
          <table:table-cell office:value-type="float" office:value="3332560000" calcext:value-type="float">
            <text:p>3332560000</text:p>
          </table:table-cell>
          <table:table-cell table:formula="of:=([.B86]/[.B85])-1" office:value-type="percentage" office:value="-0.0188570368691137" calcext:value-type="percentage">
            <text:p>-1.89%</text:p>
          </table:table-cell>
          <table:table-cell office:value-type="float" office:value="73276000000" calcext:value-type="float">
            <text:p>73276000000</text:p>
          </table:table-cell>
          <table:table-cell table:style-name="ce6" table:formula="of:=([.D86]/[.D85])-1" office:value-type="percentage" office:value="-0.0227390939037889" calcext:value-type="percentage">
            <text:p>-2.27%</text:p>
          </table:table-cell>
          <table:table-cell table:style-name="ce6" table:formula="of:=[.C86]/[.E86]" office:value-type="percentage" office:value="0.829278288259832" calcext:value-type="percentage">
            <text:p>82.93%</text:p>
          </table:table-cell>
          <table:table-cell table:number-columns-repeated="1018"/>
        </table:table-row>
        <table:table-row table:style-name="ro1">
          <table:table-cell office:value-type="date" office:date-value="1983-02-01" calcext:value-type="date">
            <text:p>Feb 1983</text:p>
          </table:table-cell>
          <table:table-cell office:value-type="float" office:value="3551860000" calcext:value-type="float">
            <text:p>3551860000</text:p>
          </table:table-cell>
          <table:table-cell table:formula="of:=([.B87]/[.B86])-1" office:value-type="percentage" office:value="0.0658052668219027" calcext:value-type="percentage">
            <text:p>6.58%</text:p>
          </table:table-cell>
          <table:table-cell office:value-type="float" office:value="74020000000" calcext:value-type="float">
            <text:p>74020000000</text:p>
          </table:table-cell>
          <table:table-cell table:style-name="ce6" table:formula="of:=([.D87]/[.D86])-1" office:value-type="percentage" office:value="0.0101533926524373" calcext:value-type="percentage">
            <text:p>1.02%</text:p>
          </table:table-cell>
          <table:table-cell table:style-name="ce6" table:formula="of:=[.C87]/[.E87]" office:value-type="percentage" office:value="6.48111119844323" calcext:value-type="percentage">
            <text:p>648.11%</text:p>
          </table:table-cell>
          <table:table-cell table:number-columns-repeated="1018"/>
        </table:table-row>
        <table:table-row table:style-name="ro1">
          <table:table-cell office:value-type="date" office:date-value="1983-03-01" calcext:value-type="date">
            <text:p>Mar 1983</text:p>
          </table:table-cell>
          <table:table-cell office:value-type="float" office:value="3415000000" calcext:value-type="float">
            <text:p>3415000000</text:p>
          </table:table-cell>
          <table:table-cell table:formula="of:=([.B88]/[.B87])-1" office:value-type="percentage" office:value="-0.0385319241186308" calcext:value-type="percentage">
            <text:p>-3.85%</text:p>
          </table:table-cell>
          <table:table-cell office:value-type="float" office:value="70800000000" calcext:value-type="float">
            <text:p>70800000000</text:p>
          </table:table-cell>
          <table:table-cell table:style-name="ce6" table:formula="of:=([.D88]/[.D87])-1" office:value-type="percentage" office:value="-0.043501756282086" calcext:value-type="percentage">
            <text:p>-4.35%</text:p>
          </table:table-cell>
          <table:table-cell table:style-name="ce6" table:formula="of:=[.C88]/[.E88]" office:value-type="percentage" office:value="0.88575559728604" calcext:value-type="percentage">
            <text:p>88.58%</text:p>
          </table:table-cell>
          <table:table-cell table:number-columns-repeated="1018"/>
        </table:table-row>
        <table:table-row table:style-name="ro1">
          <table:table-cell office:value-type="date" office:date-value="1983-04-01" calcext:value-type="date">
            <text:p>Apr 1983</text:p>
          </table:table-cell>
          <table:table-cell office:value-type="float" office:value="3375980000" calcext:value-type="float">
            <text:p>3375980000</text:p>
          </table:table-cell>
          <table:table-cell table:formula="of:=([.B89]/[.B88])-1" office:value-type="percentage" office:value="-0.0114260614934114" calcext:value-type="percentage">
            <text:p>-1.14%</text:p>
          </table:table-cell>
          <table:table-cell office:value-type="float" office:value="71897000000" calcext:value-type="float">
            <text:p>71897000000</text:p>
          </table:table-cell>
          <table:table-cell table:style-name="ce6" table:formula="of:=([.D89]/[.D88])-1" office:value-type="percentage" office:value="0.0154943502824858" calcext:value-type="percentage">
            <text:p>1.55%</text:p>
          </table:table-cell>
          <table:table-cell table:style-name="ce6" table:formula="of:=[.C89]/[.E89]" office:value-type="percentage" office:value="-0.737434050805407" calcext:value-type="percentage">
            <text:p>-73.74%</text:p>
          </table:table-cell>
          <table:table-cell table:number-columns-repeated="1018"/>
        </table:table-row>
        <table:table-row table:style-name="ro1">
          <table:table-cell office:value-type="date" office:date-value="1983-05-01" calcext:value-type="date">
            <text:p>May 1983</text:p>
          </table:table-cell>
          <table:table-cell office:value-type="float" office:value="3476010000" calcext:value-type="float">
            <text:p>3476010000</text:p>
          </table:table-cell>
          <table:table-cell table:formula="of:=([.B90]/[.B89])-1" office:value-type="percentage" office:value="0.0296299148691639" calcext:value-type="percentage">
            <text:p>2.96%</text:p>
          </table:table-cell>
          <table:table-cell office:value-type="float" office:value="79150000000" calcext:value-type="float">
            <text:p>79150000000</text:p>
          </table:table-cell>
          <table:table-cell table:style-name="ce6" table:formula="of:=([.D90]/[.D89])-1" office:value-type="percentage" office:value="0.100880426165209" calcext:value-type="percentage">
            <text:p>10.09%</text:p>
          </table:table-cell>
          <table:table-cell table:style-name="ce6" table:formula="of:=[.C90]/[.E90]" office:value-type="percentage" office:value="0.293713220646391" calcext:value-type="percentage">
            <text:p>29.37%</text:p>
          </table:table-cell>
          <table:table-cell table:number-columns-repeated="1018"/>
        </table:table-row>
        <table:table-row table:style-name="ro1">
          <table:table-cell office:value-type="date" office:date-value="1983-06-01" calcext:value-type="date">
            <text:p>Jun 1983</text:p>
          </table:table-cell>
          <table:table-cell office:value-type="float" office:value="3449710000" calcext:value-type="float">
            <text:p>3449710000</text:p>
          </table:table-cell>
          <table:table-cell table:formula="of:=([.B91]/[.B90])-1" office:value-type="percentage" office:value="-0.00756614624238705" calcext:value-type="percentage">
            <text:p>-0.76%</text:p>
          </table:table-cell>
          <table:table-cell office:value-type="float" office:value="71551000000" calcext:value-type="float">
            <text:p>71551000000</text:p>
          </table:table-cell>
          <table:table-cell table:style-name="ce6" table:formula="of:=([.D91]/[.D90])-1" office:value-type="percentage" office:value="-0.0960075805432723" calcext:value-type="percentage">
            <text:p>-9.60%</text:p>
          </table:table-cell>
          <table:table-cell table:style-name="ce6" table:formula="of:=[.C91]/[.E91]" office:value-type="percentage" office:value="0.0788078003796466" calcext:value-type="percentage">
            <text:p>7.88%</text:p>
          </table:table-cell>
          <table:table-cell table:number-columns-repeated="1018"/>
        </table:table-row>
        <table:table-row table:style-name="ro1">
          <table:table-cell office:value-type="date" office:date-value="1983-07-01" calcext:value-type="date">
            <text:p>Jul 1983</text:p>
          </table:table-cell>
          <table:table-cell office:value-type="float" office:value="3619570000" calcext:value-type="float">
            <text:p>3619570000</text:p>
          </table:table-cell>
          <table:table-cell table:formula="of:=([.B92]/[.B91])-1" office:value-type="percentage" office:value="0.0492389215325346" calcext:value-type="percentage">
            <text:p>4.92%</text:p>
          </table:table-cell>
          <table:table-cell office:value-type="float" office:value="71238000000" calcext:value-type="float">
            <text:p>71238000000</text:p>
          </table:table-cell>
          <table:table-cell table:style-name="ce6" table:formula="of:=([.D92]/[.D91])-1" office:value-type="percentage" office:value="-0.00437450210339474" calcext:value-type="percentage">
            <text:p>-0.44%</text:p>
          </table:table-cell>
          <table:table-cell table:style-name="ce6" table:formula="of:=[.C92]/[.E92]" office:value-type="percentage" office:value="-11.2558916120588" calcext:value-type="percentage">
            <text:p>-1125.59%</text:p>
          </table:table-cell>
          <table:table-cell table:number-columns-repeated="1018"/>
        </table:table-row>
        <table:table-row table:style-name="ro1">
          <table:table-cell office:value-type="date" office:date-value="1983-08-01" calcext:value-type="date">
            <text:p>Aug 1983</text:p>
          </table:table-cell>
          <table:table-cell office:value-type="float" office:value="3309730000" calcext:value-type="float">
            <text:p>3309730000</text:p>
          </table:table-cell>
          <table:table-cell table:formula="of:=([.B93]/[.B92])-1" office:value-type="percentage" office:value="-0.0856013283345812" calcext:value-type="percentage">
            <text:p>-8.56%</text:p>
          </table:table-cell>
          <table:table-cell office:value-type="float" office:value="71609000000" calcext:value-type="float">
            <text:p>71609000000</text:p>
          </table:table-cell>
          <table:table-cell table:style-name="ce6" table:formula="of:=([.D93]/[.D92])-1" office:value-type="percentage" office:value="0.00520789466296079" calcext:value-type="percentage">
            <text:p>0.52%</text:p>
          </table:table-cell>
          <table:table-cell table:style-name="ce6" table:formula="of:=[.C93]/[.E93]" office:value-type="percentage" office:value="-16.4368394282989" calcext:value-type="percentage">
            <text:p>-1643.68%</text:p>
          </table:table-cell>
          <table:table-cell table:number-columns-repeated="1018"/>
        </table:table-row>
        <table:table-row table:style-name="ro1">
          <table:table-cell office:value-type="date" office:date-value="1983-09-01" calcext:value-type="date">
            <text:p>Sep 1983</text:p>
          </table:table-cell>
          <table:table-cell office:value-type="float" office:value="3419320000" calcext:value-type="float">
            <text:p>3419320000</text:p>
          </table:table-cell>
          <table:table-cell table:formula="of:=([.B94]/[.B93])-1" office:value-type="percentage" office:value="0.0331114622642934" calcext:value-type="percentage">
            <text:p>3.31%</text:p>
          </table:table-cell>
          <table:table-cell office:value-type="float" office:value="71967000000" calcext:value-type="float">
            <text:p>71967000000</text:p>
          </table:table-cell>
          <table:table-cell table:style-name="ce6" table:formula="of:=([.D94]/[.D93])-1" office:value-type="percentage" office:value="0.00499937158737041" calcext:value-type="percentage">
            <text:p>0.50%</text:p>
          </table:table-cell>
          <table:table-cell table:style-name="ce6" table:formula="of:=[.C94]/[.E94]" office:value-type="percentage" office:value="6.62312486392106" calcext:value-type="percentage">
            <text:p>662.31%</text:p>
          </table:table-cell>
          <table:table-cell table:number-columns-repeated="1018"/>
        </table:table-row>
        <table:table-row table:style-name="ro1">
          <table:table-cell office:value-type="date" office:date-value="1983-10-01" calcext:value-type="date">
            <text:p>Oct 1983</text:p>
          </table:table-cell>
          <table:table-cell office:value-type="float" office:value="3694130000" calcext:value-type="float">
            <text:p>3694130000</text:p>
          </table:table-cell>
          <table:table-cell table:formula="of:=([.B95]/[.B94])-1" office:value-type="percentage" office:value="0.080369781126072" calcext:value-type="percentage">
            <text:p>8.04%</text:p>
          </table:table-cell>
          <table:table-cell office:value-type="float" office:value="74108000000" calcext:value-type="float">
            <text:p>74108000000</text:p>
          </table:table-cell>
          <table:table-cell table:style-name="ce6" table:formula="of:=([.D95]/[.D94])-1" office:value-type="percentage" office:value="0.0297497464115497" calcext:value-type="percentage">
            <text:p>2.97%</text:p>
          </table:table-cell>
          <table:table-cell table:style-name="ce6" table:formula="of:=[.C95]/[.E95]" office:value-type="percentage" office:value="2.7015282757123" calcext:value-type="percentage">
            <text:p>270.15%</text:p>
          </table:table-cell>
          <table:table-cell table:number-columns-repeated="1018"/>
        </table:table-row>
        <table:table-row table:style-name="ro1">
          <table:table-cell office:value-type="date" office:date-value="1983-11-01" calcext:value-type="date">
            <text:p>Nov 1983</text:p>
          </table:table-cell>
          <table:table-cell office:value-type="float" office:value="3941630000" calcext:value-type="float">
            <text:p>3941630000</text:p>
          </table:table-cell>
          <table:table-cell table:formula="of:=([.B96]/[.B95])-1" office:value-type="percentage" office:value="0.0669981836048001" calcext:value-type="percentage">
            <text:p>6.70%</text:p>
          </table:table-cell>
          <table:table-cell office:value-type="float" office:value="76356000000" calcext:value-type="float">
            <text:p>76356000000</text:p>
          </table:table-cell>
          <table:table-cell table:style-name="ce6" table:formula="of:=([.D96]/[.D95])-1" office:value-type="percentage" office:value="0.0303341069790035" calcext:value-type="percentage">
            <text:p>3.03%</text:p>
          </table:table-cell>
          <table:table-cell table:style-name="ce6" table:formula="of:=[.C96]/[.E96]" office:value-type="percentage" office:value="2.20867499581163" calcext:value-type="percentage">
            <text:p>220.87%</text:p>
          </table:table-cell>
          <table:table-cell table:number-columns-repeated="1018"/>
        </table:table-row>
        <table:table-row table:style-name="ro1">
          <table:table-cell office:value-type="date" office:date-value="1983-12-01" calcext:value-type="date">
            <text:p>Dec 1983</text:p>
          </table:table-cell>
          <table:table-cell office:value-type="float" office:value="4065310000" calcext:value-type="float">
            <text:p>4065310000</text:p>
          </table:table-cell>
          <table:table-cell table:formula="of:=([.B97]/[.B96])-1" office:value-type="percentage" office:value="0.0313778817392805" calcext:value-type="percentage">
            <text:p>3.14%</text:p>
          </table:table-cell>
          <table:table-cell office:value-type="float" office:value="82044000000" calcext:value-type="float">
            <text:p>82044000000</text:p>
          </table:table-cell>
          <table:table-cell table:style-name="ce6" table:formula="of:=([.D97]/[.D96])-1" office:value-type="percentage" office:value="0.0744931636020745" calcext:value-type="percentage">
            <text:p>7.45%</text:p>
          </table:table-cell>
          <table:table-cell table:style-name="ce6" table:formula="of:=[.C97]/[.E97]" office:value-type="percentage" office:value="0.421218273221607" calcext:value-type="percentage">
            <text:p>42.12%</text:p>
          </table:table-cell>
          <table:table-cell table:number-columns-repeated="1018"/>
        </table:table-row>
        <table:table-row table:style-name="ro1">
          <table:table-cell office:value-type="date" office:date-value="1984-01-01" calcext:value-type="date">
            <text:p>Jan 1984</text:p>
          </table:table-cell>
          <table:table-cell office:value-type="float" office:value="4238290000" calcext:value-type="float">
            <text:p>4238290000</text:p>
          </table:table-cell>
          <table:table-cell table:formula="of:=([.B98]/[.B97])-1" office:value-type="percentage" office:value="0.0425502606197314" calcext:value-type="percentage">
            <text:p>4.26%</text:p>
          </table:table-cell>
          <table:table-cell office:value-type="float" office:value="80204000000" calcext:value-type="float">
            <text:p>80204000000</text:p>
          </table:table-cell>
          <table:table-cell table:style-name="ce6" table:formula="of:=([.D98]/[.D97])-1" office:value-type="percentage" office:value="-0.0224269903953976" calcext:value-type="percentage">
            <text:p>-2.24%</text:p>
          </table:table-cell>
          <table:table-cell table:style-name="ce6" table:formula="of:=[.C98]/[.E98]" office:value-type="percentage" office:value="-1.8972791208072" calcext:value-type="percentage">
            <text:p>-189.73%</text:p>
          </table:table-cell>
          <table:table-cell table:number-columns-repeated="1018"/>
        </table:table-row>
        <table:table-row table:style-name="ro1">
          <table:table-cell office:value-type="date" office:date-value="1984-02-01" calcext:value-type="date">
            <text:p>Feb 1984</text:p>
          </table:table-cell>
          <table:table-cell office:value-type="float" office:value="4103800000" calcext:value-type="float">
            <text:p>4103800000</text:p>
          </table:table-cell>
          <table:table-cell table:formula="of:=([.B99]/[.B98])-1" office:value-type="percentage" office:value="-0.0317321372534678" calcext:value-type="percentage">
            <text:p>-3.17%</text:p>
          </table:table-cell>
          <table:table-cell office:value-type="float" office:value="79683000000" calcext:value-type="float">
            <text:p>79683000000</text:p>
          </table:table-cell>
          <table:table-cell table:style-name="ce6" table:formula="of:=([.D99]/[.D98])-1" office:value-type="percentage" office:value="-0.00649593536481974" calcext:value-type="percentage">
            <text:p>-0.65%</text:p>
          </table:table-cell>
          <table:table-cell table:style-name="ce6" table:formula="of:=[.C99]/[.E99]" office:value-type="percentage" office:value="4.88492195062787" calcext:value-type="percentage">
            <text:p>488.49%</text:p>
          </table:table-cell>
          <table:table-cell table:number-columns-repeated="1018"/>
        </table:table-row>
        <table:table-row table:style-name="ro1">
          <table:table-cell office:value-type="date" office:date-value="1984-03-01" calcext:value-type="date">
            <text:p>Mar 1984</text:p>
          </table:table-cell>
          <table:table-cell office:value-type="float" office:value="4272600000" calcext:value-type="float">
            <text:p>4272600000</text:p>
          </table:table-cell>
          <table:table-cell table:formula="of:=([.B100]/[.B99])-1" office:value-type="percentage" office:value="0.0411326088015984" calcext:value-type="percentage">
            <text:p>4.11%</text:p>
          </table:table-cell>
          <table:table-cell office:value-type="float" office:value="80342000000" calcext:value-type="float">
            <text:p>80342000000</text:p>
          </table:table-cell>
          <table:table-cell table:style-name="ce6" table:formula="of:=([.D100]/[.D99])-1" office:value-type="percentage" office:value="0.00827027094863397" calcext:value-type="percentage">
            <text:p>0.83%</text:p>
          </table:table-cell>
          <table:table-cell table:style-name="ce6" table:formula="of:=[.C100]/[.E100]" office:value-type="percentage" office:value="4.97355032949585" calcext:value-type="percentage">
            <text:p>497.36%</text:p>
          </table:table-cell>
          <table:table-cell table:number-columns-repeated="1018"/>
        </table:table-row>
        <table:table-row table:style-name="ro1">
          <table:table-cell office:value-type="date" office:date-value="1984-04-01" calcext:value-type="date">
            <text:p>Apr 1984</text:p>
          </table:table-cell>
          <table:table-cell office:value-type="float" office:value="3679760000" calcext:value-type="float">
            <text:p>3679760000</text:p>
          </table:table-cell>
          <table:table-cell table:formula="of:=([.B101]/[.B100])-1" office:value-type="percentage" office:value="-0.138753920329542" calcext:value-type="percentage">
            <text:p>-13.88%</text:p>
          </table:table-cell>
          <table:table-cell office:value-type="float" office:value="83161000000" calcext:value-type="float">
            <text:p>83161000000</text:p>
          </table:table-cell>
          <table:table-cell table:style-name="ce6" table:formula="of:=([.D101]/[.D100])-1" office:value-type="percentage" office:value="0.0350875009335092" calcext:value-type="percentage">
            <text:p>3.51%</text:p>
          </table:table-cell>
          <table:table-cell table:style-name="ce6" table:formula="of:=[.C101]/[.E101]" office:value-type="percentage" office:value="-3.95451133987799" calcext:value-type="percentage">
            <text:p>-395.45%</text:p>
          </table:table-cell>
          <table:table-cell table:number-columns-repeated="1018"/>
        </table:table-row>
        <table:table-row table:style-name="ro1">
          <table:table-cell office:value-type="date" office:date-value="1984-05-01" calcext:value-type="date">
            <text:p>May 1984</text:p>
          </table:table-cell>
          <table:table-cell office:value-type="float" office:value="4461480000" calcext:value-type="float">
            <text:p>4461480000</text:p>
          </table:table-cell>
          <table:table-cell table:formula="of:=([.B102]/[.B101])-1" office:value-type="percentage" office:value="0.212437767680501" calcext:value-type="percentage">
            <text:p>21.24%</text:p>
          </table:table-cell>
          <table:table-cell office:value-type="float" office:value="83297000000" calcext:value-type="float">
            <text:p>83297000000</text:p>
          </table:table-cell>
          <table:table-cell table:style-name="ce6" table:formula="of:=([.D102]/[.D101])-1" office:value-type="percentage" office:value="0.00163538196991375" calcext:value-type="percentage">
            <text:p>0.16%</text:p>
          </table:table-cell>
          <table:table-cell table:style-name="ce6" table:formula="of:=[.C102]/[.E102]" office:value-type="percentage" office:value="129.9010088094" calcext:value-type="percentage">
            <text:p>12990.10%</text:p>
          </table:table-cell>
          <table:table-cell table:number-columns-repeated="1018"/>
        </table:table-row>
        <table:table-row table:style-name="ro1">
          <table:table-cell office:value-type="date" office:date-value="1984-06-01" calcext:value-type="date">
            <text:p>Jun 1984</text:p>
          </table:table-cell>
          <table:table-cell office:value-type="float" office:value="3959430000" calcext:value-type="float">
            <text:p>3959430000</text:p>
          </table:table-cell>
          <table:table-cell table:formula="of:=([.B103]/[.B102])-1" office:value-type="percentage" office:value="-0.112529922805885" calcext:value-type="percentage">
            <text:p>-11.25%</text:p>
          </table:table-cell>
          <table:table-cell office:value-type="float" office:value="89688000000" calcext:value-type="float">
            <text:p>89688000000</text:p>
          </table:table-cell>
          <table:table-cell table:style-name="ce6" table:formula="of:=([.D103]/[.D102])-1" office:value-type="percentage" office:value="0.0767254522972016" calcext:value-type="percentage">
            <text:p>7.67%</text:p>
          </table:table-cell>
          <table:table-cell table:style-name="ce6" table:formula="of:=[.C103]/[.E103]" office:value-type="percentage" office:value="-1.46665701454574" calcext:value-type="percentage">
            <text:p>-146.67%</text:p>
          </table:table-cell>
          <table:table-cell table:number-columns-repeated="1018"/>
        </table:table-row>
        <table:table-row table:style-name="ro1">
          <table:table-cell office:value-type="date" office:date-value="1984-07-01" calcext:value-type="date">
            <text:p>Jul 1984</text:p>
          </table:table-cell>
          <table:table-cell office:value-type="float" office:value="4323540000" calcext:value-type="float">
            <text:p>4323540000</text:p>
          </table:table-cell>
          <table:table-cell table:formula="of:=([.B104]/[.B103])-1" office:value-type="percentage" office:value="0.0919602063933445" calcext:value-type="percentage">
            <text:p>9.20%</text:p>
          </table:table-cell>
          <table:table-cell office:value-type="float" office:value="87504000000" calcext:value-type="float">
            <text:p>87504000000</text:p>
          </table:table-cell>
          <table:table-cell table:style-name="ce6" table:formula="of:=([.D104]/[.D103])-1" office:value-type="percentage" office:value="-0.0243510837570243" calcext:value-type="percentage">
            <text:p>-2.44%</text:p>
          </table:table-cell>
          <table:table-cell table:style-name="ce6" table:formula="of:=[.C104]/[.E104]" office:value-type="percentage" office:value="-3.77643177243878" calcext:value-type="percentage">
            <text:p>-377.64%</text:p>
          </table:table-cell>
          <table:table-cell table:number-columns-repeated="1018"/>
        </table:table-row>
        <table:table-row table:style-name="ro1">
          <table:table-cell office:value-type="date" office:date-value="1984-08-01" calcext:value-type="date">
            <text:p>Aug 1984</text:p>
          </table:table-cell>
          <table:table-cell office:value-type="float" office:value="4478180000" calcext:value-type="float">
            <text:p>4478180000</text:p>
          </table:table-cell>
          <table:table-cell table:formula="of:=([.B105]/[.B104])-1" office:value-type="percentage" office:value="0.0357669872373101" calcext:value-type="percentage">
            <text:p>3.58%</text:p>
          </table:table-cell>
          <table:table-cell office:value-type="float" office:value="88717000000" calcext:value-type="float">
            <text:p>88717000000</text:p>
          </table:table-cell>
          <table:table-cell table:style-name="ce6" table:formula="of:=([.D105]/[.D104])-1" office:value-type="percentage" office:value="0.013862223441214" calcext:value-type="percentage">
            <text:p>1.39%</text:p>
          </table:table-cell>
          <table:table-cell table:style-name="ce6" table:formula="of:=[.C105]/[.E105]" office:value-type="percentage" office:value="2.58017679407552" calcext:value-type="percentage">
            <text:p>258.02%</text:p>
          </table:table-cell>
          <table:table-cell table:number-columns-repeated="1018"/>
        </table:table-row>
        <table:table-row table:style-name="ro1">
          <table:table-cell office:value-type="date" office:date-value="1984-09-01" calcext:value-type="date">
            <text:p>Sep 1984</text:p>
          </table:table-cell>
          <table:table-cell office:value-type="float" office:value="4527430000" calcext:value-type="float">
            <text:p>4527430000</text:p>
          </table:table-cell>
          <table:table-cell table:formula="of:=([.B106]/[.B105])-1" office:value-type="percentage" office:value="0.0109977714160663" calcext:value-type="percentage">
            <text:p>1.10%</text:p>
          </table:table-cell>
          <table:table-cell office:value-type="float" office:value="90302000000" calcext:value-type="float">
            <text:p>90302000000</text:p>
          </table:table-cell>
          <table:table-cell table:style-name="ce6" table:formula="of:=([.D106]/[.D105])-1" office:value-type="percentage" office:value="0.0178657979868571" calcext:value-type="percentage">
            <text:p>1.79%</text:p>
          </table:table-cell>
          <table:table-cell table:style-name="ce6" table:formula="of:=[.C106]/[.E106]" office:value-type="percentage" office:value="0.615576837046785" calcext:value-type="percentage">
            <text:p>61.56%</text:p>
          </table:table-cell>
          <table:table-cell table:number-columns-repeated="1018"/>
        </table:table-row>
        <table:table-row table:style-name="ro1">
          <table:table-cell office:value-type="date" office:date-value="1984-10-01" calcext:value-type="date">
            <text:p>Oct 1984</text:p>
          </table:table-cell>
          <table:table-cell office:value-type="float" office:value="4394510000" calcext:value-type="float">
            <text:p>4394510000</text:p>
          </table:table-cell>
          <table:table-cell table:formula="of:=([.B107]/[.B106])-1" office:value-type="percentage" office:value="-0.0293588194626974" calcext:value-type="percentage">
            <text:p>-2.94%</text:p>
          </table:table-cell>
          <table:table-cell office:value-type="float" office:value="91402000000" calcext:value-type="float">
            <text:p>91402000000</text:p>
          </table:table-cell>
          <table:table-cell table:style-name="ce6" table:formula="of:=([.D107]/[.D106])-1" office:value-type="percentage" office:value="0.012181347035503" calcext:value-type="percentage">
            <text:p>1.22%</text:p>
          </table:table-cell>
          <table:table-cell table:style-name="ce6" table:formula="of:=[.C107]/[.E107]" office:value-type="percentage" office:value="-2.41014555920047" calcext:value-type="percentage">
            <text:p>-241.01%</text:p>
          </table:table-cell>
          <table:table-cell table:number-columns-repeated="1018"/>
        </table:table-row>
        <table:table-row table:style-name="ro1">
          <table:table-cell office:value-type="date" office:date-value="1984-11-01" calcext:value-type="date">
            <text:p>Nov 1984</text:p>
          </table:table-cell>
          <table:table-cell office:value-type="float" office:value="4232250000" calcext:value-type="float">
            <text:p>4232250000</text:p>
          </table:table-cell>
          <table:table-cell table:formula="of:=([.B108]/[.B107])-1" office:value-type="percentage" office:value="-0.0369233429893208" calcext:value-type="percentage">
            <text:p>-3.69%</text:p>
          </table:table-cell>
          <table:table-cell office:value-type="float" office:value="93628000000" calcext:value-type="float">
            <text:p>93628000000</text:p>
          </table:table-cell>
          <table:table-cell table:style-name="ce6" table:formula="of:=([.D108]/[.D107])-1" office:value-type="percentage" office:value="0.024353952867552" calcext:value-type="percentage">
            <text:p>2.44%</text:p>
          </table:table-cell>
          <table:table-cell table:style-name="ce6" table:formula="of:=[.C108]/[.E108]" office:value-type="percentage" office:value="-1.51611293616797" calcext:value-type="percentage">
            <text:p>-151.61%</text:p>
          </table:table-cell>
          <table:table-cell table:number-columns-repeated="1018"/>
        </table:table-row>
        <table:table-row table:style-name="ro1">
          <table:table-cell office:value-type="date" office:date-value="1984-12-01" calcext:value-type="date">
            <text:p>Dec 1984</text:p>
          </table:table-cell>
          <table:table-cell office:value-type="float" office:value="4135050000" calcext:value-type="float">
            <text:p>4135050000</text:p>
          </table:table-cell>
          <table:table-cell table:formula="of:=([.B109]/[.B108])-1" office:value-type="percentage" office:value="-0.0229665071770335" calcext:value-type="percentage">
            <text:p>-2.30%</text:p>
          </table:table-cell>
          <table:table-cell office:value-type="float" office:value="100258000000" calcext:value-type="float">
            <text:p>100258000000</text:p>
          </table:table-cell>
          <table:table-cell table:style-name="ce6" table:formula="of:=([.D109]/[.D108])-1" office:value-type="percentage" office:value="0.0708121502114751" calcext:value-type="percentage">
            <text:p>7.08%</text:p>
          </table:table-cell>
          <table:table-cell table:style-name="ce6" table:formula="of:=[.C109]/[.E109]" office:value-type="percentage" office:value="-0.324330035289788" calcext:value-type="percentage">
            <text:p>-32.43%</text:p>
          </table:table-cell>
          <table:table-cell table:number-columns-repeated="1018"/>
        </table:table-row>
        <table:table-row table:style-name="ro1">
          <table:table-cell office:value-type="date" office:date-value="1985-01-01" calcext:value-type="date">
            <text:p>Jan 1985</text:p>
          </table:table-cell>
          <table:table-cell office:value-type="float" office:value="4697290000" calcext:value-type="float">
            <text:p>4697290000</text:p>
          </table:table-cell>
          <table:table-cell table:formula="of:=([.B110]/[.B109])-1" office:value-type="percentage" office:value="0.135969335316381" calcext:value-type="percentage">
            <text:p>13.60%</text:p>
          </table:table-cell>
          <table:table-cell office:value-type="float" office:value="95951000000" calcext:value-type="float">
            <text:p>95951000000</text:p>
          </table:table-cell>
          <table:table-cell table:style-name="ce6" table:formula="of:=([.D110]/[.D109])-1" office:value-type="percentage" office:value="-0.0429591653533883" calcext:value-type="percentage">
            <text:p>-4.30%</text:p>
          </table:table-cell>
          <table:table-cell table:style-name="ce6" table:formula="of:=[.C110]/[.E110]" office:value-type="percentage" office:value="-3.16508326448797" calcext:value-type="percentage">
            <text:p>-316.51%</text:p>
          </table:table-cell>
          <table:table-cell table:number-columns-repeated="1018"/>
        </table:table-row>
        <table:table-row table:style-name="ro1">
          <table:table-cell office:value-type="date" office:date-value="1985-02-01" calcext:value-type="date">
            <text:p>Feb 1985</text:p>
          </table:table-cell>
          <table:table-cell office:value-type="float" office:value="3900210000" calcext:value-type="float">
            <text:p>3900210000</text:p>
          </table:table-cell>
          <table:table-cell table:formula="of:=([.B111]/[.B110])-1" office:value-type="percentage" office:value="-0.169689331508167" calcext:value-type="percentage">
            <text:p>-16.97%</text:p>
          </table:table-cell>
          <table:table-cell office:value-type="float" office:value="99321000000" calcext:value-type="float">
            <text:p>99321000000</text:p>
          </table:table-cell>
          <table:table-cell table:style-name="ce6" table:formula="of:=([.D111]/[.D110])-1" office:value-type="percentage" office:value="0.0351220935685923" calcext:value-type="percentage">
            <text:p>3.51%</text:p>
          </table:table-cell>
          <table:table-cell table:style-name="ce6" table:formula="of:=[.C111]/[.E111]" office:value-type="percentage" office:value="-4.83141277375079" calcext:value-type="percentage">
            <text:p>-483.14%</text:p>
          </table:table-cell>
          <table:table-cell table:number-columns-repeated="1018"/>
        </table:table-row>
        <table:table-row table:style-name="ro1">
          <table:table-cell office:value-type="date" office:date-value="1985-03-01" calcext:value-type="date">
            <text:p>Mar 1985</text:p>
          </table:table-cell>
          <table:table-cell office:value-type="float" office:value="4166520000" calcext:value-type="float">
            <text:p>4166520000</text:p>
          </table:table-cell>
          <table:table-cell table:formula="of:=([.B112]/[.B111])-1" office:value-type="percentage" office:value="0.0682809387186845" calcext:value-type="percentage">
            <text:p>6.83%</text:p>
          </table:table-cell>
          <table:table-cell office:value-type="float" office:value="100103000000" calcext:value-type="float">
            <text:p>100103000000</text:p>
          </table:table-cell>
          <table:table-cell table:style-name="ce6" table:formula="of:=([.D112]/[.D111])-1" office:value-type="percentage" office:value="0.00787346079882401" calcext:value-type="percentage">
            <text:p>0.79%</text:p>
          </table:table-cell>
          <table:table-cell table:style-name="ce6" table:formula="of:=[.C112]/[.E112]" office:value-type="percentage" office:value="8.67229042772182" calcext:value-type="percentage">
            <text:p>867.23%</text:p>
          </table:table-cell>
          <table:table-cell table:number-columns-repeated="1018"/>
        </table:table-row>
        <table:table-row table:style-name="ro1">
          <table:table-cell office:value-type="date" office:date-value="1985-04-01" calcext:value-type="date">
            <text:p>Apr 1985</text:p>
          </table:table-cell>
          <table:table-cell office:value-type="float" office:value="4604680000" calcext:value-type="float">
            <text:p>4604680000</text:p>
          </table:table-cell>
          <table:table-cell table:formula="of:=([.B113]/[.B112])-1" office:value-type="percentage" office:value="0.10516210170598" calcext:value-type="percentage">
            <text:p>10.52%</text:p>
          </table:table-cell>
          <table:table-cell office:value-type="float" office:value="103927000000" calcext:value-type="float">
            <text:p>103927000000</text:p>
          </table:table-cell>
          <table:table-cell table:style-name="ce6" table:formula="of:=([.D113]/[.D112])-1" office:value-type="percentage" office:value="0.0382006533270731" calcext:value-type="percentage">
            <text:p>3.82%</text:p>
          </table:table-cell>
          <table:table-cell table:style-name="ce6" table:formula="of:=[.C113]/[.E113]" office:value-type="percentage" office:value="2.7528875175402" calcext:value-type="percentage">
            <text:p>275.29%</text:p>
          </table:table-cell>
          <table:table-cell table:number-columns-repeated="1018"/>
        </table:table-row>
        <table:table-row table:style-name="ro1">
          <table:table-cell office:value-type="date" office:date-value="1985-05-01" calcext:value-type="date">
            <text:p>May 1985</text:p>
          </table:table-cell>
          <table:table-cell office:value-type="float" office:value="4556690000" calcext:value-type="float">
            <text:p>4556690000</text:p>
          </table:table-cell>
          <table:table-cell table:formula="of:=([.B114]/[.B113])-1" office:value-type="percentage" office:value="-0.0104220054379457" calcext:value-type="percentage">
            <text:p>-1.04%</text:p>
          </table:table-cell>
          <table:table-cell office:value-type="float" office:value="105682000000" calcext:value-type="float">
            <text:p>105682000000</text:p>
          </table:table-cell>
          <table:table-cell table:style-name="ce6" table:formula="of:=([.D114]/[.D113])-1" office:value-type="percentage" office:value="0.0168868532720083" calcext:value-type="percentage">
            <text:p>1.69%</text:p>
          </table:table-cell>
          <table:table-cell table:style-name="ce6" table:formula="of:=[.C114]/[.E114]" office:value-type="percentage" office:value="-0.617166814330128" calcext:value-type="percentage">
            <text:p>-61.72%</text:p>
          </table:table-cell>
          <table:table-cell table:number-columns-repeated="1018"/>
        </table:table-row>
        <table:table-row table:style-name="ro1">
          <table:table-cell office:value-type="date" office:date-value="1985-06-01" calcext:value-type="date">
            <text:p>Jun 1985</text:p>
          </table:table-cell>
          <table:table-cell office:value-type="float" office:value="5955350000" calcext:value-type="float">
            <text:p>5955350000</text:p>
          </table:table-cell>
          <table:table-cell table:formula="of:=([.B115]/[.B114])-1" office:value-type="percentage" office:value="0.306946489666841" calcext:value-type="percentage">
            <text:p>30.69%</text:p>
          </table:table-cell>
          <table:table-cell office:value-type="float" office:value="123172000000" calcext:value-type="float">
            <text:p>123172000000</text:p>
          </table:table-cell>
          <table:table-cell table:style-name="ce6" table:formula="of:=([.D115]/[.D114])-1" office:value-type="percentage" office:value="0.165496489468405" calcext:value-type="percentage">
            <text:p>16.55%</text:p>
          </table:table-cell>
          <table:table-cell table:style-name="ce6" table:formula="of:=[.C115]/[.E115]" office:value-type="percentage" office:value="1.85470091028995" calcext:value-type="percentage">
            <text:p>185.47%</text:p>
          </table:table-cell>
          <table:table-cell table:number-columns-repeated="1018"/>
        </table:table-row>
        <table:table-row table:style-name="ro1">
          <table:table-cell office:value-type="date" office:date-value="1985-07-01" calcext:value-type="date">
            <text:p>Jul 1985</text:p>
          </table:table-cell>
          <table:table-cell office:value-type="float" office:value="6175740000" calcext:value-type="float">
            <text:p>6175740000</text:p>
          </table:table-cell>
          <table:table-cell table:formula="of:=([.B116]/[.B115])-1" office:value-type="percentage" office:value="0.037007060878034" calcext:value-type="percentage">
            <text:p>3.70%</text:p>
          </table:table-cell>
          <table:table-cell office:value-type="float" office:value="119274000000" calcext:value-type="float">
            <text:p>119274000000</text:p>
          </table:table-cell>
          <table:table-cell table:style-name="ce6" table:formula="of:=([.D116]/[.D115])-1" office:value-type="percentage" office:value="-0.0316468028448024" calcext:value-type="percentage">
            <text:p>-3.16%</text:p>
          </table:table-cell>
          <table:table-cell table:style-name="ce6" table:formula="of:=[.C116]/[.E116]" office:value-type="percentage" office:value="-1.16937755322453" calcext:value-type="percentage">
            <text:p>-116.94%</text:p>
          </table:table-cell>
          <table:table-cell table:number-columns-repeated="1018"/>
        </table:table-row>
        <table:table-row table:style-name="ro1">
          <table:table-cell office:value-type="date" office:date-value="1985-08-01" calcext:value-type="date">
            <text:p>Aug 1985</text:p>
          </table:table-cell>
          <table:table-cell office:value-type="float" office:value="5658460000" calcext:value-type="float">
            <text:p>5658460000</text:p>
          </table:table-cell>
          <table:table-cell table:formula="of:=([.B117]/[.B116])-1" office:value-type="percentage" office:value="-0.083760002849861" calcext:value-type="percentage">
            <text:p>-8.38%</text:p>
          </table:table-cell>
          <table:table-cell office:value-type="float" office:value="122129000000" calcext:value-type="float">
            <text:p>122129000000</text:p>
          </table:table-cell>
          <table:table-cell table:style-name="ce6" table:formula="of:=([.D117]/[.D116])-1" office:value-type="percentage" office:value="0.0239364823850965" calcext:value-type="percentage">
            <text:p>2.39%</text:p>
          </table:table-cell>
          <table:table-cell table:style-name="ce6" table:formula="of:=[.C117]/[.E117]" office:value-type="percentage" office:value="-3.49926114883164" calcext:value-type="percentage">
            <text:p>-349.93%</text:p>
          </table:table-cell>
          <table:table-cell table:number-columns-repeated="1018"/>
        </table:table-row>
        <table:table-row table:style-name="ro1">
          <table:table-cell office:value-type="date" office:date-value="1985-09-01" calcext:value-type="date">
            <text:p>Sep 1985</text:p>
          </table:table-cell>
          <table:table-cell office:value-type="float" office:value="5407880000" calcext:value-type="float">
            <text:p>5407880000</text:p>
          </table:table-cell>
          <table:table-cell table:formula="of:=([.B118]/[.B117])-1" office:value-type="percentage" office:value="-0.0442841338456046" calcext:value-type="percentage">
            <text:p>-4.43%</text:p>
          </table:table-cell>
          <table:table-cell office:value-type="float" office:value="118637000000" calcext:value-type="float">
            <text:p>118637000000</text:p>
          </table:table-cell>
          <table:table-cell table:style-name="ce6" table:formula="of:=([.D118]/[.D117])-1" office:value-type="percentage" office:value="-0.0285927175363755" calcext:value-type="percentage">
            <text:p>-2.86%</text:p>
          </table:table-cell>
          <table:table-cell table:style-name="ce6" table:formula="of:=[.C118]/[.E118]" office:value-type="percentage" office:value="1.54879065934417" calcext:value-type="percentage">
            <text:p>154.88%</text:p>
          </table:table-cell>
          <table:table-cell table:number-columns-repeated="1018"/>
        </table:table-row>
        <table:table-row table:style-name="ro1">
          <table:table-cell office:value-type="date" office:date-value="1985-10-01" calcext:value-type="date">
            <text:p>Oct 1985</text:p>
          </table:table-cell>
          <table:table-cell office:value-type="float" office:value="5818620000" calcext:value-type="float">
            <text:p>5818620000</text:p>
          </table:table-cell>
          <table:table-cell table:formula="of:=([.B119]/[.B118])-1" office:value-type="percentage" office:value="0.0759521291152909" calcext:value-type="percentage">
            <text:p>7.60%</text:p>
          </table:table-cell>
          <table:table-cell office:value-type="float" office:value="118889000000" calcext:value-type="float">
            <text:p>118889000000</text:p>
          </table:table-cell>
          <table:table-cell table:style-name="ce6" table:formula="of:=([.D119]/[.D118])-1" office:value-type="percentage" office:value="0.00212412653725225" calcext:value-type="percentage">
            <text:p>0.21%</text:p>
          </table:table-cell>
          <table:table-cell table:style-name="ce6" table:formula="of:=[.C119]/[.E119]" office:value-type="percentage" office:value="35.756875959726" calcext:value-type="percentage">
            <text:p>3575.69%</text:p>
          </table:table-cell>
          <table:table-cell table:number-columns-repeated="1018"/>
        </table:table-row>
        <table:table-row table:style-name="ro1">
          <table:table-cell office:value-type="date" office:date-value="1985-11-01" calcext:value-type="date">
            <text:p>Nov 1985</text:p>
          </table:table-cell>
          <table:table-cell office:value-type="float" office:value="5598520000" calcext:value-type="float">
            <text:p>5598520000</text:p>
          </table:table-cell>
          <table:table-cell table:formula="of:=([.B120]/[.B119])-1" office:value-type="percentage" office:value="-0.0378268386662129" calcext:value-type="percentage">
            <text:p>-3.78%</text:p>
          </table:table-cell>
          <table:table-cell office:value-type="float" office:value="120460000000" calcext:value-type="float">
            <text:p>120460000000</text:p>
          </table:table-cell>
          <table:table-cell table:style-name="ce6" table:formula="of:=([.D120]/[.D119])-1" office:value-type="percentage" office:value="0.0132140063420501" calcext:value-type="percentage">
            <text:p>1.32%</text:p>
          </table:table-cell>
          <table:table-cell table:style-name="ce6" table:formula="of:=[.C120]/[.E120]" office:value-type="percentage" office:value="-2.86263209559989" calcext:value-type="percentage">
            <text:p>-286.26%</text:p>
          </table:table-cell>
          <table:table-cell table:number-columns-repeated="1018"/>
        </table:table-row>
        <table:table-row table:style-name="ro1">
          <table:table-cell office:value-type="date" office:date-value="1985-12-01" calcext:value-type="date">
            <text:p>Dec 1985</text:p>
          </table:table-cell>
          <table:table-cell office:value-type="float" office:value="5486760000" calcext:value-type="float">
            <text:p>5486760000</text:p>
          </table:table-cell>
          <table:table-cell table:formula="of:=([.B121]/[.B120])-1" office:value-type="percentage" office:value="-0.0199624186392118" calcext:value-type="percentage">
            <text:p>-2.00%</text:p>
          </table:table-cell>
          <table:table-cell office:value-type="float" office:value="117330000000" calcext:value-type="float">
            <text:p>117330000000</text:p>
          </table:table-cell>
          <table:table-cell table:style-name="ce6" table:formula="of:=([.D121]/[.D120])-1" office:value-type="percentage" office:value="-0.0259837290386851" calcext:value-type="percentage">
            <text:p>-2.60%</text:p>
          </table:table-cell>
          <table:table-cell table:style-name="ce6" table:formula="of:=[.C121]/[.E121]" office:value-type="percentage" office:value="0.768266117980654" calcext:value-type="percentage">
            <text:p>76.83%</text:p>
          </table:table-cell>
          <table:table-cell table:number-columns-repeated="1018"/>
        </table:table-row>
        <table:table-row table:style-name="ro1">
          <table:table-cell office:value-type="date" office:date-value="1986-01-01" calcext:value-type="date">
            <text:p>Jan 1986</text:p>
          </table:table-cell>
          <table:table-cell office:value-type="float" office:value="6060580000" calcext:value-type="float">
            <text:p>6060580000</text:p>
          </table:table-cell>
          <table:table-cell table:formula="of:=([.B122]/[.B121])-1" office:value-type="percentage" office:value="0.104582668095561" calcext:value-type="percentage">
            <text:p>10.46%</text:p>
          </table:table-cell>
          <table:table-cell office:value-type="float" office:value="125758000000" calcext:value-type="float">
            <text:p>125758000000</text:p>
          </table:table-cell>
          <table:table-cell table:style-name="ce6" table:formula="of:=([.D122]/[.D121])-1" office:value-type="percentage" office:value="0.0718315861246057" calcext:value-type="percentage">
            <text:p>7.18%</text:p>
          </table:table-cell>
          <table:table-cell table:style-name="ce6" table:formula="of:=[.C122]/[.E122]" office:value-type="percentage" office:value="1.45594262549267" calcext:value-type="percentage">
            <text:p>145.59%</text:p>
          </table:table-cell>
          <table:table-cell table:number-columns-repeated="1018"/>
        </table:table-row>
        <table:table-row table:style-name="ro1">
          <table:table-cell office:value-type="date" office:date-value="1986-02-01" calcext:value-type="date">
            <text:p>Feb 1986</text:p>
          </table:table-cell>
          <table:table-cell office:value-type="float" office:value="5951110000" calcext:value-type="float">
            <text:p>5951110000</text:p>
          </table:table-cell>
          <table:table-cell table:formula="of:=([.B123]/[.B122])-1" office:value-type="percentage" office:value="-0.018062627669299" calcext:value-type="percentage">
            <text:p>-1.81%</text:p>
          </table:table-cell>
          <table:table-cell office:value-type="float" office:value="130035000000" calcext:value-type="float">
            <text:p>130035000000</text:p>
          </table:table-cell>
          <table:table-cell table:style-name="ce6" table:formula="of:=([.D123]/[.D122])-1" office:value-type="percentage" office:value="0.0340097647863355" calcext:value-type="percentage">
            <text:p>3.40%</text:p>
          </table:table-cell>
          <table:table-cell table:style-name="ce6" table:formula="of:=[.C123]/[.E123]" office:value-type="percentage" office:value="-0.531101222921607" calcext:value-type="percentage">
            <text:p>-53.11%</text:p>
          </table:table-cell>
          <table:table-cell table:number-columns-repeated="1018"/>
        </table:table-row>
        <table:table-row table:style-name="ro1">
          <table:table-cell office:value-type="date" office:date-value="1986-03-01" calcext:value-type="date">
            <text:p>Mar 1986</text:p>
          </table:table-cell>
          <table:table-cell office:value-type="float" office:value="5906930000" calcext:value-type="float">
            <text:p>5906930000</text:p>
          </table:table-cell>
          <table:table-cell table:formula="of:=([.B124]/[.B123])-1" office:value-type="percentage" office:value="-0.00742382513514284" calcext:value-type="percentage">
            <text:p>-0.74%</text:p>
          </table:table-cell>
          <table:table-cell office:value-type="float" office:value="130806000000" calcext:value-type="float">
            <text:p>130806000000</text:p>
          </table:table-cell>
          <table:table-cell table:style-name="ce6" table:formula="of:=([.D124]/[.D123])-1" office:value-type="percentage" office:value="0.0059291729149844" calcext:value-type="percentage">
            <text:p>0.59%</text:p>
          </table:table-cell>
          <table:table-cell table:style-name="ce6" table:formula="of:=[.C124]/[.E124]" office:value-type="percentage" office:value="-1.25208443767614" calcext:value-type="percentage">
            <text:p>-125.21%</text:p>
          </table:table-cell>
          <table:table-cell table:number-columns-repeated="1018"/>
        </table:table-row>
        <table:table-row table:style-name="ro1">
          <table:table-cell office:value-type="date" office:date-value="1986-04-01" calcext:value-type="date">
            <text:p>Apr 1986</text:p>
          </table:table-cell>
          <table:table-cell office:value-type="float" office:value="5839360000" calcext:value-type="float">
            <text:p>5839360000</text:p>
          </table:table-cell>
          <table:table-cell table:formula="of:=([.B125]/[.B124])-1" office:value-type="percentage" office:value="-0.0114391062700929" calcext:value-type="percentage">
            <text:p>-1.14%</text:p>
          </table:table-cell>
          <table:table-cell office:value-type="float" office:value="130974000000" calcext:value-type="float">
            <text:p>130974000000</text:p>
          </table:table-cell>
          <table:table-cell table:style-name="ce6" table:formula="of:=([.D125]/[.D124])-1" office:value-type="percentage" office:value="0.00128434475482786" calcext:value-type="percentage">
            <text:p>0.13%</text:p>
          </table:table-cell>
          <table:table-cell table:style-name="ce6" table:formula="of:=[.C125]/[.E125]" office:value-type="percentage" office:value="-8.90656984979559" calcext:value-type="percentage">
            <text:p>-890.66%</text:p>
          </table:table-cell>
          <table:table-cell table:number-columns-repeated="1018"/>
        </table:table-row>
        <table:table-row table:style-name="ro1">
          <table:table-cell office:value-type="date" office:date-value="1986-05-01" calcext:value-type="date">
            <text:p>May 1986</text:p>
          </table:table-cell>
          <table:table-cell office:value-type="float" office:value="6022610000" calcext:value-type="float">
            <text:p>6022610000</text:p>
          </table:table-cell>
          <table:table-cell table:formula="of:=([.B126]/[.B125])-1" office:value-type="percentage" office:value="0.0313818637658922" calcext:value-type="percentage">
            <text:p>3.14%</text:p>
          </table:table-cell>
          <table:table-cell office:value-type="float" office:value="134356000000" calcext:value-type="float">
            <text:p>134356000000</text:p>
          </table:table-cell>
          <table:table-cell table:style-name="ce6" table:formula="of:=([.D126]/[.D125])-1" office:value-type="percentage" office:value="0.0258219188541238" calcext:value-type="percentage">
            <text:p>2.58%</text:p>
          </table:table-cell>
          <table:table-cell table:style-name="ce6" table:formula="of:=[.C126]/[.E126]" office:value-type="percentage" office:value="1.21531881279538" calcext:value-type="percentage">
            <text:p>121.53%</text:p>
          </table:table-cell>
          <table:table-cell table:number-columns-repeated="1018"/>
        </table:table-row>
        <table:table-row table:style-name="ro1">
          <table:table-cell office:value-type="date" office:date-value="1986-06-01" calcext:value-type="date">
            <text:p>Jun 1986</text:p>
          </table:table-cell>
          <table:table-cell office:value-type="float" office:value="5785350000" calcext:value-type="float">
            <text:p>5785350000</text:p>
          </table:table-cell>
          <table:table-cell table:formula="of:=([.B127]/[.B126])-1" office:value-type="percentage" office:value="-0.0393948802927634" calcext:value-type="percentage">
            <text:p>-3.94%</text:p>
          </table:table-cell>
          <table:table-cell office:value-type="float" office:value="137350000000" calcext:value-type="float">
            <text:p>137350000000</text:p>
          </table:table-cell>
          <table:table-cell table:style-name="ce6" table:formula="of:=([.D127]/[.D126])-1" office:value-type="percentage" office:value="0.0222840810979785" calcext:value-type="percentage">
            <text:p>2.23%</text:p>
          </table:table-cell>
          <table:table-cell table:style-name="ce6" table:formula="of:=[.C127]/[.E127]" office:value-type="percentage" office:value="-1.76784854262342" calcext:value-type="percentage">
            <text:p>-176.78%</text:p>
          </table:table-cell>
          <table:table-cell table:number-columns-repeated="1018"/>
        </table:table-row>
        <table:table-row table:style-name="ro1">
          <table:table-cell office:value-type="date" office:date-value="1986-07-01" calcext:value-type="date">
            <text:p>Jul 1986</text:p>
          </table:table-cell>
          <table:table-cell office:value-type="float" office:value="5683350000" calcext:value-type="float">
            <text:p>5683350000</text:p>
          </table:table-cell>
          <table:table-cell table:formula="of:=([.B128]/[.B127])-1" office:value-type="percentage" office:value="-0.0176307397132413" calcext:value-type="percentage">
            <text:p>-1.76%</text:p>
          </table:table-cell>
          <table:table-cell office:value-type="float" office:value="136082000000" calcext:value-type="float">
            <text:p>136082000000</text:p>
          </table:table-cell>
          <table:table-cell table:style-name="ce6" table:formula="of:=([.D128]/[.D127])-1" office:value-type="percentage" office:value="-0.00923188933381869" calcext:value-type="percentage">
            <text:p>-0.92%</text:p>
          </table:table-cell>
          <table:table-cell table:style-name="ce6" table:formula="of:=[.C128]/[.E128]" office:value-type="percentage" office:value="1.90976506278682" calcext:value-type="percentage">
            <text:p>190.98%</text:p>
          </table:table-cell>
          <table:table-cell table:number-columns-repeated="1018"/>
        </table:table-row>
        <table:table-row table:style-name="ro1">
          <table:table-cell office:value-type="date" office:date-value="1986-08-01" calcext:value-type="date">
            <text:p>Aug 1986</text:p>
          </table:table-cell>
          <table:table-cell office:value-type="float" office:value="5652680000" calcext:value-type="float">
            <text:p>5652680000</text:p>
          </table:table-cell>
          <table:table-cell table:formula="of:=([.B129]/[.B128])-1" office:value-type="percentage" office:value="-0.00539646511300551" calcext:value-type="percentage">
            <text:p>-0.54%</text:p>
          </table:table-cell>
          <table:table-cell office:value-type="float" office:value="136588000000" calcext:value-type="float">
            <text:p>136588000000</text:p>
          </table:table-cell>
          <table:table-cell table:style-name="ce6" table:formula="of:=([.D129]/[.D128])-1" office:value-type="percentage" office:value="0.00371834629120671" calcext:value-type="percentage">
            <text:p>0.37%</text:p>
          </table:table-cell>
          <table:table-cell table:style-name="ce6" table:formula="of:=[.C129]/[.E129]" office:value-type="percentage" office:value="-1.45130783697239" calcext:value-type="percentage">
            <text:p>-145.13%</text:p>
          </table:table-cell>
          <table:table-cell table:number-columns-repeated="1018"/>
        </table:table-row>
        <table:table-row table:style-name="ro1">
          <table:table-cell office:value-type="date" office:date-value="1986-09-01" calcext:value-type="date">
            <text:p>Sep 1986</text:p>
          </table:table-cell>
          <table:table-cell office:value-type="float" office:value="5922840000" calcext:value-type="float">
            <text:p>5922840000</text:p>
          </table:table-cell>
          <table:table-cell table:formula="of:=([.B130]/[.B129])-1" office:value-type="percentage" office:value="0.0477932591266443" calcext:value-type="percentage">
            <text:p>4.78%</text:p>
          </table:table-cell>
          <table:table-cell office:value-type="float" office:value="136981000000" calcext:value-type="float">
            <text:p>136981000000</text:p>
          </table:table-cell>
          <table:table-cell table:style-name="ce6" table:formula="of:=([.D130]/[.D129])-1" office:value-type="percentage" office:value="0.00287726593844262" calcext:value-type="percentage">
            <text:p>0.29%</text:p>
          </table:table-cell>
          <table:table-cell table:style-name="ce6" table:formula="of:=[.C130]/[.E130]" office:value-type="percentage" office:value="16.6106505791096" calcext:value-type="percentage">
            <text:p>1661.07%</text:p>
          </table:table-cell>
          <table:table-cell table:number-columns-repeated="1018"/>
        </table:table-row>
        <table:table-row table:style-name="ro1">
          <table:table-cell office:value-type="date" office:date-value="1986-10-01" calcext:value-type="date">
            <text:p>Oct 1986</text:p>
          </table:table-cell>
          <table:table-cell office:value-type="float" office:value="6136690000" calcext:value-type="float">
            <text:p>6136690000</text:p>
          </table:table-cell>
          <table:table-cell table:formula="of:=([.B131]/[.B130])-1" office:value-type="percentage" office:value="0.0361059896941331" calcext:value-type="percentage">
            <text:p>3.61%</text:p>
          </table:table-cell>
          <table:table-cell office:value-type="float" office:value="137311000000" calcext:value-type="float">
            <text:p>137311000000</text:p>
          </table:table-cell>
          <table:table-cell table:style-name="ce6" table:formula="of:=([.D131]/[.D130])-1" office:value-type="percentage" office:value="0.00240909323190808" calcext:value-type="percentage">
            <text:p>0.24%</text:p>
          </table:table-cell>
          <table:table-cell table:style-name="ce6" table:formula="of:=[.C131]/[.E131]" office:value-type="percentage" office:value="14.9873774978547" calcext:value-type="percentage">
            <text:p>1498.74%</text:p>
          </table:table-cell>
          <table:table-cell table:number-columns-repeated="1018"/>
        </table:table-row>
        <table:table-row table:style-name="ro1">
          <table:table-cell office:value-type="date" office:date-value="1986-11-01" calcext:value-type="date">
            <text:p>Nov 1986</text:p>
          </table:table-cell>
          <table:table-cell office:value-type="float" office:value="5888530000" calcext:value-type="float">
            <text:p>5888530000</text:p>
          </table:table-cell>
          <table:table-cell table:formula="of:=([.B132]/[.B131])-1" office:value-type="percentage" office:value="-0.0404387381471119" calcext:value-type="percentage">
            <text:p>-4.04%</text:p>
          </table:table-cell>
          <table:table-cell office:value-type="float" office:value="140707000000" calcext:value-type="float">
            <text:p>140707000000</text:p>
          </table:table-cell>
          <table:table-cell table:style-name="ce6" table:formula="of:=([.D132]/[.D131])-1" office:value-type="percentage" office:value="0.0247321773200981" calcext:value-type="percentage">
            <text:p>2.47%</text:p>
          </table:table-cell>
          <table:table-cell table:style-name="ce6" table:formula="of:=[.C132]/[.E132]" office:value-type="percentage" office:value="-1.63506583442818" calcext:value-type="percentage">
            <text:p>-163.51%</text:p>
          </table:table-cell>
          <table:table-cell table:number-columns-repeated="1018"/>
        </table:table-row>
        <table:table-row table:style-name="ro1">
          <table:table-cell office:value-type="date" office:date-value="1986-12-01" calcext:value-type="date">
            <text:p>Dec 1986</text:p>
          </table:table-cell>
          <table:table-cell office:value-type="float" office:value="5567710000" calcext:value-type="float">
            <text:p>5567710000</text:p>
          </table:table-cell>
          <table:table-cell table:formula="of:=([.B133]/[.B132])-1" office:value-type="percentage" office:value="-0.0544821882541143" calcext:value-type="percentage">
            <text:p>-5.45%</text:p>
          </table:table-cell>
          <table:table-cell office:value-type="float" office:value="139449000000" calcext:value-type="float">
            <text:p>139449000000</text:p>
          </table:table-cell>
          <table:table-cell table:style-name="ce6" table:formula="of:=([.D133]/[.D132])-1" office:value-type="percentage" office:value="-0.00894056443531599" calcext:value-type="percentage">
            <text:p>-0.89%</text:p>
          </table:table-cell>
          <table:table-cell table:style-name="ce6" table:formula="of:=[.C133]/[.E133]" office:value-type="percentage" office:value="6.09381976364994" calcext:value-type="percentage">
            <text:p>609.38%</text:p>
          </table:table-cell>
          <table:table-cell table:number-columns-repeated="1018"/>
        </table:table-row>
        <table:table-row table:style-name="ro1">
          <table:table-cell office:value-type="date" office:date-value="1987-01-01" calcext:value-type="date">
            <text:p>Jan 1987</text:p>
          </table:table-cell>
          <table:table-cell office:value-type="float" office:value="5459290000" calcext:value-type="float">
            <text:p>5459290000</text:p>
          </table:table-cell>
          <table:table-cell table:formula="of:=([.B134]/[.B133])-1" office:value-type="percentage" office:value="-0.0194729969772133" calcext:value-type="percentage">
            <text:p>-1.95%</text:p>
          </table:table-cell>
          <table:table-cell office:value-type="float" office:value="137413000000" calcext:value-type="float">
            <text:p>137413000000</text:p>
          </table:table-cell>
          <table:table-cell table:style-name="ce6" table:formula="of:=([.D134]/[.D133])-1" office:value-type="percentage" office:value="-0.0146003198301888" calcext:value-type="percentage">
            <text:p>-1.46%</text:p>
          </table:table-cell>
          <table:table-cell table:style-name="ce6" table:formula="of:=[.C134]/[.E134]" office:value-type="percentage" office:value="1.33373769915295" calcext:value-type="percentage">
            <text:p>133.37%</text:p>
          </table:table-cell>
          <table:table-cell table:number-columns-repeated="1018"/>
        </table:table-row>
        <table:table-row table:style-name="ro1">
          <table:table-cell office:value-type="date" office:date-value="1987-02-01" calcext:value-type="date">
            <text:p>Feb 1987</text:p>
          </table:table-cell>
          <table:table-cell office:value-type="float" office:value="6192450000" calcext:value-type="float">
            <text:p>6192450000</text:p>
          </table:table-cell>
          <table:table-cell table:formula="of:=([.B135]/[.B134])-1" office:value-type="percentage" office:value="0.134295851658366" calcext:value-type="percentage">
            <text:p>13.43%</text:p>
          </table:table-cell>
          <table:table-cell office:value-type="float" office:value="137695000000" calcext:value-type="float">
            <text:p>137695000000</text:p>
          </table:table-cell>
          <table:table-cell table:style-name="ce6" table:formula="of:=([.D135]/[.D134])-1" office:value-type="percentage" office:value="0.00205220757861335" calcext:value-type="percentage">
            <text:p>0.21%</text:p>
          </table:table-cell>
          <table:table-cell table:style-name="ce6" table:formula="of:=[.C135]/[.E135]" office:value-type="percentage" office:value="65.4397016451463" calcext:value-type="percentage">
            <text:p>6543.97%</text:p>
          </table:table-cell>
          <table:table-cell table:number-columns-repeated="1018"/>
        </table:table-row>
        <table:table-row table:style-name="ro1">
          <table:table-cell office:value-type="date" office:date-value="1987-03-01" calcext:value-type="date">
            <text:p>Mar 1987</text:p>
          </table:table-cell>
          <table:table-cell office:value-type="float" office:value="6394410000" calcext:value-type="float">
            <text:p>6394410000</text:p>
          </table:table-cell>
          <table:table-cell table:formula="of:=([.B136]/[.B135])-1" office:value-type="percentage" office:value="0.0326139088729016" calcext:value-type="percentage">
            <text:p>3.26%</text:p>
          </table:table-cell>
          <table:table-cell office:value-type="float" office:value="137696000000" calcext:value-type="float">
            <text:p>137696000000</text:p>
          </table:table-cell>
          <table:table-cell table:style-name="ce6" table:formula="of:=([.D136]/[.D135])-1" office:value-type="percentage" office:value="0.00000726242782955744" calcext:value-type="percentage">
            <text:p>0.00%</text:p>
          </table:table-cell>
          <table:table-cell table:style-name="ce6" table:formula="of:=[.C136]/[.E136]" office:value-type="percentage" office:value="4490.772182295" calcext:value-type="percentage">
            <text:p>449077.22%</text:p>
          </table:table-cell>
          <table:table-cell table:number-columns-repeated="1018"/>
        </table:table-row>
        <table:table-row table:style-name="ro1">
          <table:table-cell office:value-type="date" office:date-value="1987-04-01" calcext:value-type="date">
            <text:p>Apr 1987</text:p>
          </table:table-cell>
          <table:table-cell office:value-type="float" office:value="6521890000" calcext:value-type="float">
            <text:p>6521890000</text:p>
          </table:table-cell>
          <table:table-cell table:formula="of:=([.B137]/[.B136])-1" office:value-type="percentage" office:value="0.0199361629923636" calcext:value-type="percentage">
            <text:p>1.99%</text:p>
          </table:table-cell>
          <table:table-cell office:value-type="float" office:value="137250000000" calcext:value-type="float">
            <text:p>137250000000</text:p>
          </table:table-cell>
          <table:table-cell table:style-name="ce6" table:formula="of:=([.D137]/[.D136])-1" office:value-type="percentage" office:value="-0.00323901928886827" calcext:value-type="percentage">
            <text:p>-0.32%</text:p>
          </table:table-cell>
          <table:table-cell table:style-name="ce6" table:formula="of:=[.C137]/[.E137]" office:value-type="percentage" office:value="-6.15499977443152" calcext:value-type="percentage">
            <text:p>-615.50%</text:p>
          </table:table-cell>
          <table:table-cell table:number-columns-repeated="1018"/>
        </table:table-row>
        <table:table-row table:style-name="ro1">
          <table:table-cell office:value-type="date" office:date-value="1987-05-01" calcext:value-type="date">
            <text:p>May 1987</text:p>
          </table:table-cell>
          <table:table-cell office:value-type="float" office:value="6714070000" calcext:value-type="float">
            <text:p>6714070000</text:p>
          </table:table-cell>
          <table:table-cell table:formula="of:=([.B138]/[.B137])-1" office:value-type="percentage" office:value="0.029466918331956" calcext:value-type="percentage">
            <text:p>2.95%</text:p>
          </table:table-cell>
          <table:table-cell office:value-type="float" office:value="134653000000" calcext:value-type="float">
            <text:p>134653000000</text:p>
          </table:table-cell>
          <table:table-cell table:style-name="ce6" table:formula="of:=([.D138]/[.D137])-1" office:value-type="percentage" office:value="-0.0189216757741348" calcext:value-type="percentage">
            <text:p>-1.89%</text:p>
          </table:table-cell>
          <table:table-cell table:style-name="ce6" table:formula="of:=[.C138]/[.E138]" office:value-type="percentage" office:value="-1.55731018138658" calcext:value-type="percentage">
            <text:p>-155.73%</text:p>
          </table:table-cell>
          <table:table-cell table:number-columns-repeated="1018"/>
        </table:table-row>
        <table:table-row table:style-name="ro1">
          <table:table-cell office:value-type="date" office:date-value="1987-06-01" calcext:value-type="date">
            <text:p>Jun 1987</text:p>
          </table:table-cell>
          <table:table-cell office:value-type="float" office:value="6670720000" calcext:value-type="float">
            <text:p>6670720000</text:p>
          </table:table-cell>
          <table:table-cell table:formula="of:=([.B139]/[.B138])-1" office:value-type="percentage" office:value="-0.00645659041386226" calcext:value-type="percentage">
            <text:p>-0.65%</text:p>
          </table:table-cell>
          <table:table-cell office:value-type="float" office:value="132321000000" calcext:value-type="float">
            <text:p>132321000000</text:p>
          </table:table-cell>
          <table:table-cell table:style-name="ce6" table:formula="of:=([.D139]/[.D138])-1" office:value-type="percentage" office:value="-0.0173185892627717" calcext:value-type="percentage">
            <text:p>-1.73%</text:p>
          </table:table-cell>
          <table:table-cell table:style-name="ce6" table:formula="of:=[.C139]/[.E139]" office:value-type="percentage" office:value="0.3728127225548" calcext:value-type="percentage">
            <text:p>37.28%</text:p>
          </table:table-cell>
          <table:table-cell table:number-columns-repeated="1018"/>
        </table:table-row>
        <table:table-row table:style-name="ro1">
          <table:table-cell office:value-type="date" office:date-value="1987-07-01" calcext:value-type="date">
            <text:p>Jul 1987</text:p>
          </table:table-cell>
          <table:table-cell office:value-type="float" office:value="6512790000" calcext:value-type="float">
            <text:p>6512790000</text:p>
          </table:table-cell>
          <table:table-cell table:formula="of:=([.B140]/[.B139])-1" office:value-type="percentage" office:value="-0.0236751055358342" calcext:value-type="percentage">
            <text:p>-2.37%</text:p>
          </table:table-cell>
          <table:table-cell office:value-type="float" office:value="129685000000" calcext:value-type="float">
            <text:p>129685000000</text:p>
          </table:table-cell>
          <table:table-cell table:style-name="ce6" table:formula="of:=([.D140]/[.D139])-1" office:value-type="percentage" office:value="-0.0199212521066195" calcext:value-type="percentage">
            <text:p>-1.99%</text:p>
          </table:table-cell>
          <table:table-cell table:style-name="ce6" table:formula="of:=[.C140]/[.E140]" office:value-type="percentage" office:value="1.18843461290103" calcext:value-type="percentage">
            <text:p>118.84%</text:p>
          </table:table-cell>
          <table:table-cell table:number-columns-repeated="1018"/>
        </table:table-row>
        <table:table-row table:style-name="ro1">
          <table:table-cell office:value-type="date" office:date-value="1987-08-01" calcext:value-type="date">
            <text:p>Aug 1987</text:p>
          </table:table-cell>
          <table:table-cell office:value-type="float" office:value="6673220000" calcext:value-type="float">
            <text:p>6673220000</text:p>
          </table:table-cell>
          <table:table-cell table:formula="of:=([.B141]/[.B140])-1" office:value-type="percentage" office:value="0.0246330681627998" calcext:value-type="percentage">
            <text:p>2.46%</text:p>
          </table:table-cell>
          <table:table-cell office:value-type="float" office:value="129684000000" calcext:value-type="float">
            <text:p>129684000000</text:p>
          </table:table-cell>
          <table:table-cell table:style-name="ce6" table:formula="of:=([.D141]/[.D140])-1" office:value-type="percentage" office:value="-0.00000771099201912762" calcext:value-type="percentage">
            <text:p>0.00%</text:p>
          </table:table-cell>
          <table:table-cell table:style-name="ce6" table:formula="of:=[.C141]/[.E141]" office:value-type="percentage" office:value="-3194.53944469088" calcext:value-type="percentage">
            <text:p>-319453.94%</text:p>
          </table:table-cell>
          <table:table-cell table:number-columns-repeated="1018"/>
        </table:table-row>
        <table:table-row table:style-name="ro1">
          <table:table-cell office:value-type="date" office:date-value="1987-09-01" calcext:value-type="date">
            <text:p>Sep 1987</text:p>
          </table:table-cell>
          <table:table-cell office:value-type="float" office:value="6458490000" calcext:value-type="float">
            <text:p>6458490000</text:p>
          </table:table-cell>
          <table:table-cell table:formula="of:=([.B142]/[.B141])-1" office:value-type="percentage" office:value="-0.032177869154621" calcext:value-type="percentage">
            <text:p>-3.22%</text:p>
          </table:table-cell>
          <table:table-cell office:value-type="float" office:value="130105000000" calcext:value-type="float">
            <text:p>130105000000</text:p>
          </table:table-cell>
          <table:table-cell table:style-name="ce6" table:formula="of:=([.D142]/[.D141])-1" office:value-type="percentage" office:value="0.0032463526726505" calcext:value-type="percentage">
            <text:p>0.32%</text:p>
          </table:table-cell>
          <table:table-cell table:style-name="ce6" table:formula="of:=[.C142]/[.E142]" office:value-type="percentage" office:value="-9.91200661151494" calcext:value-type="percentage">
            <text:p>-991.20%</text:p>
          </table:table-cell>
          <table:table-cell table:number-columns-repeated="1018"/>
        </table:table-row>
        <table:table-row table:style-name="ro1">
          <table:table-cell office:value-type="date" office:date-value="1987-10-01" calcext:value-type="date">
            <text:p>Oct 1987</text:p>
          </table:table-cell>
          <table:table-cell office:value-type="float" office:value="6439090000" calcext:value-type="float">
            <text:p>6439090000</text:p>
          </table:table-cell>
          <table:table-cell table:formula="of:=([.B143]/[.B142])-1" office:value-type="percentage" office:value="-0.00300379810141382" calcext:value-type="percentage">
            <text:p>-0.30%</text:p>
          </table:table-cell>
          <table:table-cell office:value-type="float" office:value="131185000000" calcext:value-type="float">
            <text:p>131185000000</text:p>
          </table:table-cell>
          <table:table-cell table:style-name="ce6" table:formula="of:=([.D143]/[.D142])-1" office:value-type="percentage" office:value="0.00830098766381004" calcext:value-type="percentage">
            <text:p>0.83%</text:p>
          </table:table-cell>
          <table:table-cell table:style-name="ce6" table:formula="of:=[.C143]/[.E143]" office:value-type="percentage" office:value="-0.361860325911522" calcext:value-type="percentage">
            <text:p>-36.19%</text:p>
          </table:table-cell>
          <table:table-cell table:number-columns-repeated="1018"/>
        </table:table-row>
        <table:table-row table:style-name="ro1">
          <table:table-cell office:value-type="date" office:date-value="1987-11-01" calcext:value-type="date">
            <text:p>Nov 1987</text:p>
          </table:table-cell>
          <table:table-cell office:value-type="float" office:value="6208710000" calcext:value-type="float">
            <text:p>6208710000</text:p>
          </table:table-cell>
          <table:table-cell table:formula="of:=([.B144]/[.B143])-1" office:value-type="percentage" office:value="-0.0357783475615343" calcext:value-type="percentage">
            <text:p>-3.58%</text:p>
          </table:table-cell>
          <table:table-cell office:value-type="float" office:value="133747000000" calcext:value-type="float">
            <text:p>133747000000</text:p>
          </table:table-cell>
          <table:table-cell table:style-name="ce6" table:formula="of:=([.D144]/[.D143])-1" office:value-type="percentage" office:value="0.0195296718374813" calcext:value-type="percentage">
            <text:p>1.95%</text:p>
          </table:table-cell>
          <table:table-cell table:style-name="ce6" table:formula="of:=[.C144]/[.E144]" office:value-type="percentage" office:value="-1.83199942422322" calcext:value-type="percentage">
            <text:p>-183.20%</text:p>
          </table:table-cell>
          <table:table-cell table:number-columns-repeated="1018"/>
        </table:table-row>
        <table:table-row table:style-name="ro1">
          <table:table-cell office:value-type="date" office:date-value="1987-12-01" calcext:value-type="date">
            <text:p>Dec 1987</text:p>
          </table:table-cell>
          <table:table-cell office:value-type="float" office:value="5974380000" calcext:value-type="float">
            <text:p>5974380000</text:p>
          </table:table-cell>
          <table:table-cell table:formula="of:=([.B145]/[.B144])-1" office:value-type="percentage" office:value="-0.037742139671526" calcext:value-type="percentage">
            <text:p>-3.77%</text:p>
          </table:table-cell>
          <table:table-cell office:value-type="float" office:value="150290000000" calcext:value-type="float">
            <text:p>150290000000</text:p>
          </table:table-cell>
          <table:table-cell table:style-name="ce6" table:formula="of:=([.D145]/[.D144])-1" office:value-type="percentage" office:value="0.123688755635641" calcext:value-type="percentage">
            <text:p>12.37%</text:p>
          </table:table-cell>
          <table:table-cell table:style-name="ce6" table:formula="of:=[.C145]/[.E145]" office:value-type="percentage" office:value="-0.305138001248116" calcext:value-type="percentage">
            <text:p>-30.51%</text:p>
          </table:table-cell>
          <table:table-cell table:number-columns-repeated="1018"/>
        </table:table-row>
        <table:table-row table:style-name="ro1">
          <table:table-cell office:value-type="date" office:date-value="1988-01-01" calcext:value-type="date">
            <text:p>Jan 1988</text:p>
          </table:table-cell>
          <table:table-cell office:value-type="float" office:value="6055180000" calcext:value-type="float">
            <text:p>6055180000</text:p>
          </table:table-cell>
          <table:table-cell table:formula="of:=([.B146]/[.B145])-1" office:value-type="percentage" office:value="0.0135244159226564" calcext:value-type="percentage">
            <text:p>1.35%</text:p>
          </table:table-cell>
          <table:table-cell office:value-type="float" office:value="147968000000" calcext:value-type="float">
            <text:p>147968000000</text:p>
          </table:table-cell>
          <table:table-cell table:style-name="ce6" table:formula="of:=([.D146]/[.D145])-1" office:value-type="percentage" office:value="-0.0154501297491516" calcext:value-type="percentage">
            <text:p>-1.55%</text:p>
          </table:table-cell>
          <table:table-cell table:style-name="ce6" table:formula="of:=[.C146]/[.E146]" office:value-type="percentage" office:value="-0.875359375114572" calcext:value-type="percentage">
            <text:p>-87.54%</text:p>
          </table:table-cell>
          <table:table-cell table:number-columns-repeated="1018"/>
        </table:table-row>
        <table:table-row table:style-name="ro1">
          <table:table-cell office:value-type="date" office:date-value="1988-02-01" calcext:value-type="date">
            <text:p>Feb 1988</text:p>
          </table:table-cell>
          <table:table-cell office:value-type="float" office:value="6425940000" calcext:value-type="float">
            <text:p>6425940000</text:p>
          </table:table-cell>
          <table:table-cell table:formula="of:=([.B147]/[.B146])-1" office:value-type="percentage" office:value="0.0612302194154426" calcext:value-type="percentage">
            <text:p>6.12%</text:p>
          </table:table-cell>
          <table:table-cell office:value-type="float" office:value="147694000000" calcext:value-type="float">
            <text:p>147694000000</text:p>
          </table:table-cell>
          <table:table-cell table:style-name="ce6" table:formula="of:=([.D147]/[.D146])-1" office:value-type="percentage" office:value="-0.00185175173010377" calcext:value-type="percentage">
            <text:p>-0.19%</text:p>
          </table:table-cell>
          <table:table-cell table:style-name="ce6" table:formula="of:=[.C147]/[.E147]" office:value-type="percentage" office:value="-33.0661062279723" calcext:value-type="percentage">
            <text:p>-3306.61%</text:p>
          </table:table-cell>
          <table:table-cell table:number-columns-repeated="1018"/>
        </table:table-row>
        <table:table-row table:style-name="ro1">
          <table:table-cell office:value-type="date" office:date-value="1988-03-01" calcext:value-type="date">
            <text:p>Mar 1988</text:p>
          </table:table-cell>
          <table:table-cell office:value-type="float" office:value="6393700000" calcext:value-type="float">
            <text:p>6393700000</text:p>
          </table:table-cell>
          <table:table-cell table:formula="of:=([.B148]/[.B147])-1" office:value-type="percentage" office:value="-0.00501716480390413" calcext:value-type="percentage">
            <text:p>-0.50%</text:p>
          </table:table-cell>
          <table:table-cell office:value-type="float" office:value="137425000000" calcext:value-type="float">
            <text:p>137425000000</text:p>
          </table:table-cell>
          <table:table-cell table:style-name="ce6" table:formula="of:=([.D148]/[.D147])-1" office:value-type="percentage" office:value="-0.0695288908147927" calcext:value-type="percentage">
            <text:p>-6.95%</text:p>
          </table:table-cell>
          <table:table-cell table:style-name="ce6" table:formula="of:=[.C148]/[.E148]" office:value-type="percentage" office:value="0.0721594253138394" calcext:value-type="percentage">
            <text:p>7.22%</text:p>
          </table:table-cell>
          <table:table-cell table:number-columns-repeated="1018"/>
        </table:table-row>
        <table:table-row table:style-name="ro1">
          <table:table-cell office:value-type="date" office:date-value="1988-04-01" calcext:value-type="date">
            <text:p>Apr 1988</text:p>
          </table:table-cell>
          <table:table-cell office:value-type="float" office:value="6620000000" calcext:value-type="float">
            <text:p>6620000000</text:p>
          </table:table-cell>
          <table:table-cell table:formula="of:=([.B149]/[.B148])-1" office:value-type="percentage" office:value="0.0353942161815537" calcext:value-type="percentage">
            <text:p>3.54%</text:p>
          </table:table-cell>
          <table:table-cell office:value-type="float" office:value="137230000000" calcext:value-type="float">
            <text:p>137230000000</text:p>
          </table:table-cell>
          <table:table-cell table:style-name="ce6" table:formula="of:=([.D149]/[.D148])-1" office:value-type="percentage" office:value="-0.00141895579406948" calcext:value-type="percentage">
            <text:p>-0.14%</text:p>
          </table:table-cell>
          <table:table-cell table:style-name="ce6" table:formula="of:=[.C149]/[.E149]" office:value-type="percentage" office:value="-24.9438469679491" calcext:value-type="percentage">
            <text:p>-2494.38%</text:p>
          </table:table-cell>
          <table:table-cell table:number-columns-repeated="1018"/>
        </table:table-row>
        <table:table-row table:style-name="ro1">
          <table:table-cell office:value-type="date" office:date-value="1988-05-01" calcext:value-type="date">
            <text:p>May 1988</text:p>
          </table:table-cell>
          <table:table-cell office:value-type="float" office:value="7522320000" calcext:value-type="float">
            <text:p>7522320000</text:p>
          </table:table-cell>
          <table:table-cell table:formula="of:=([.B150]/[.B149])-1" office:value-type="percentage" office:value="0.136302114803625" calcext:value-type="percentage">
            <text:p>13.63%</text:p>
          </table:table-cell>
          <table:table-cell office:value-type="float" office:value="140887000000" calcext:value-type="float">
            <text:p>140887000000</text:p>
          </table:table-cell>
          <table:table-cell table:style-name="ce6" table:formula="of:=([.D150]/[.D149])-1" office:value-type="percentage" office:value="0.0266486919769731" calcext:value-type="percentage">
            <text:p>2.66%</text:p>
          </table:table-cell>
          <table:table-cell table:style-name="ce6" table:formula="of:=[.C150]/[.E150]" office:value-type="percentage" office:value="5.11477692493887" calcext:value-type="percentage">
            <text:p>511.48%</text:p>
          </table:table-cell>
          <table:table-cell table:number-columns-repeated="1018"/>
        </table:table-row>
        <table:table-row table:style-name="ro1">
          <table:table-cell office:value-type="date" office:date-value="1988-06-01" calcext:value-type="date">
            <text:p>Jun 1988</text:p>
          </table:table-cell>
          <table:table-cell office:value-type="float" office:value="6610210000" calcext:value-type="float">
            <text:p>6610210000</text:p>
          </table:table-cell>
          <table:table-cell table:formula="of:=([.B151]/[.B150])-1" office:value-type="percentage" office:value="-0.121253815312297" calcext:value-type="percentage">
            <text:p>-12.13%</text:p>
          </table:table-cell>
          <table:table-cell office:value-type="float" office:value="143130000000" calcext:value-type="float">
            <text:p>143130000000</text:p>
          </table:table-cell>
          <table:table-cell table:style-name="ce6" table:formula="of:=([.D151]/[.D150])-1" office:value-type="percentage" office:value="0.0159205604491544" calcext:value-type="percentage">
            <text:p>1.59%</text:p>
          </table:table-cell>
          <table:table-cell table:style-name="ce6" table:formula="of:=[.C151]/[.E151]" office:value-type="percentage" office:value="-7.61617756482548" calcext:value-type="percentage">
            <text:p>-761.62%</text:p>
          </table:table-cell>
          <table:table-cell table:number-columns-repeated="1018"/>
        </table:table-row>
        <table:table-row table:style-name="ro1">
          <table:table-cell office:value-type="date" office:date-value="1988-07-01" calcext:value-type="date">
            <text:p>Jul 1988</text:p>
          </table:table-cell>
          <table:table-cell office:value-type="float" office:value="6338080000" calcext:value-type="float">
            <text:p>6338080000</text:p>
          </table:table-cell>
          <table:table-cell table:formula="of:=([.B152]/[.B151])-1" office:value-type="percentage" office:value="-0.0411681323286249" calcext:value-type="percentage">
            <text:p>-4.12%</text:p>
          </table:table-cell>
          <table:table-cell office:value-type="float" office:value="150981000000" calcext:value-type="float">
            <text:p>150981000000</text:p>
          </table:table-cell>
          <table:table-cell table:style-name="ce6" table:formula="of:=([.D152]/[.D151])-1" office:value-type="percentage" office:value="0.0548522322364284" calcext:value-type="percentage">
            <text:p>5.49%</text:p>
          </table:table-cell>
          <table:table-cell table:style-name="ce6" table:formula="of:=[.C152]/[.E152]" office:value-type="percentage" office:value="-0.75052793022495" calcext:value-type="percentage">
            <text:p>-75.05%</text:p>
          </table:table-cell>
          <table:table-cell table:number-columns-repeated="1018"/>
        </table:table-row>
        <table:table-row table:style-name="ro1">
          <table:table-cell office:value-type="date" office:date-value="1988-08-01" calcext:value-type="date">
            <text:p>Aug 1988</text:p>
          </table:table-cell>
          <table:table-cell office:value-type="float" office:value="6436960000" calcext:value-type="float">
            <text:p>6436960000</text:p>
          </table:table-cell>
          <table:table-cell table:formula="of:=([.B153]/[.B152])-1" office:value-type="percentage" office:value="0.0156009390856537" calcext:value-type="percentage">
            <text:p>1.56%</text:p>
          </table:table-cell>
          <table:table-cell office:value-type="float" office:value="151063000000" calcext:value-type="float">
            <text:p>151063000000</text:p>
          </table:table-cell>
          <table:table-cell table:style-name="ce6" table:formula="of:=([.D153]/[.D152])-1" office:value-type="percentage" office:value="0.000543114696551328" calcext:value-type="percentage">
            <text:p>0.05%</text:p>
          </table:table-cell>
          <table:table-cell table:style-name="ce6" table:formula="of:=[.C153]/[.E153]" office:value-type="percentage" office:value="28.7249437084223" calcext:value-type="percentage">
            <text:p>2872.49%</text:p>
          </table:table-cell>
          <table:table-cell table:number-columns-repeated="1018"/>
        </table:table-row>
        <table:table-row table:style-name="ro1">
          <table:table-cell office:value-type="date" office:date-value="1988-09-01" calcext:value-type="date">
            <text:p>Sep 1988</text:p>
          </table:table-cell>
          <table:table-cell office:value-type="float" office:value="6685660000" calcext:value-type="float">
            <text:p>6685660000</text:p>
          </table:table-cell>
          <table:table-cell table:formula="of:=([.B154]/[.B153])-1" office:value-type="percentage" office:value="0.038636250652482" calcext:value-type="percentage">
            <text:p>3.86%</text:p>
          </table:table-cell>
          <table:table-cell office:value-type="float" office:value="160170000000" calcext:value-type="float">
            <text:p>160170000000</text:p>
          </table:table-cell>
          <table:table-cell table:style-name="ce6" table:formula="of:=([.D154]/[.D153])-1" office:value-type="percentage" office:value="0.0602861057969191" calcext:value-type="percentage">
            <text:p>6.03%</text:p>
          </table:table-cell>
          <table:table-cell table:style-name="ce6" table:formula="of:=[.C154]/[.E154]" office:value-type="percentage" office:value="0.640881512278017" calcext:value-type="percentage">
            <text:p>64.09%</text:p>
          </table:table-cell>
          <table:table-cell table:number-columns-repeated="1018"/>
        </table:table-row>
        <table:table-row table:style-name="ro1">
          <table:table-cell office:value-type="date" office:date-value="1988-10-01" calcext:value-type="date">
            <text:p>Oct 1988</text:p>
          </table:table-cell>
          <table:table-cell office:value-type="float" office:value="6329040000" calcext:value-type="float">
            <text:p>6329040000</text:p>
          </table:table-cell>
          <table:table-cell table:formula="of:=([.B155]/[.B154])-1" office:value-type="percentage" office:value="-0.053341031401537" calcext:value-type="percentage">
            <text:p>-5.33%</text:p>
          </table:table-cell>
          <table:table-cell office:value-type="float" office:value="160899000000" calcext:value-type="float">
            <text:p>160899000000</text:p>
          </table:table-cell>
          <table:table-cell table:style-name="ce6" table:formula="of:=([.D155]/[.D154])-1" office:value-type="percentage" office:value="0.00455141412249493" calcext:value-type="percentage">
            <text:p>0.46%</text:p>
          </table:table-cell>
          <table:table-cell table:style-name="ce6" table:formula="of:=[.C155]/[.E155]" office:value-type="percentage" office:value="-11.7196611791276" calcext:value-type="percentage">
            <text:p>-1171.97%</text:p>
          </table:table-cell>
          <table:table-cell table:number-columns-repeated="1018"/>
        </table:table-row>
        <table:table-row table:style-name="ro1">
          <table:table-cell office:value-type="date" office:date-value="1988-11-01" calcext:value-type="date">
            <text:p>Nov 1988</text:p>
          </table:table-cell>
          <table:table-cell office:value-type="float" office:value="6376580000" calcext:value-type="float">
            <text:p>6376580000</text:p>
          </table:table-cell>
          <table:table-cell table:formula="of:=([.B156]/[.B155])-1" office:value-type="percentage" office:value="0.00751140773324233" calcext:value-type="percentage">
            <text:p>0.75%</text:p>
          </table:table-cell>
          <table:table-cell office:value-type="float" office:value="164015000000" calcext:value-type="float">
            <text:p>164015000000</text:p>
          </table:table-cell>
          <table:table-cell table:style-name="ce6" table:formula="of:=([.D156]/[.D155])-1" office:value-type="percentage" office:value="0.0193661862410581" calcext:value-type="percentage">
            <text:p>1.94%</text:p>
          </table:table-cell>
          <table:table-cell table:style-name="ce6" table:formula="of:=[.C156]/[.E156]" office:value-type="percentage" office:value="0.38786200027951" calcext:value-type="percentage">
            <text:p>38.79%</text:p>
          </table:table-cell>
          <table:table-cell table:number-columns-repeated="1018"/>
        </table:table-row>
        <table:table-row table:style-name="ro1">
          <table:table-cell office:value-type="date" office:date-value="1988-12-01" calcext:value-type="date">
            <text:p>Dec 1988</text:p>
          </table:table-cell>
          <table:table-cell office:value-type="float" office:value="6522820000" calcext:value-type="float">
            <text:p>6522820000</text:p>
          </table:table-cell>
          <table:table-cell table:formula="of:=([.B157]/[.B156])-1" office:value-type="percentage" office:value="0.0229339238275064" calcext:value-type="percentage">
            <text:p>2.29%</text:p>
          </table:table-cell>
          <table:table-cell office:value-type="float" office:value="164753000000" calcext:value-type="float">
            <text:p>164753000000</text:p>
          </table:table-cell>
          <table:table-cell table:style-name="ce6" table:formula="of:=([.D157]/[.D156])-1" office:value-type="percentage" office:value="0.0044995884522756" calcext:value-type="percentage">
            <text:p>0.45%</text:p>
          </table:table-cell>
          <table:table-cell table:style-name="ce6" table:formula="of:=[.C157]/[.E157]" office:value-type="percentage" office:value="5.09689365388691" calcext:value-type="percentage">
            <text:p>509.69%</text:p>
          </table:table-cell>
          <table:table-cell table:number-columns-repeated="1018"/>
        </table:table-row>
        <table:table-row table:style-name="ro1">
          <table:table-cell office:value-type="date" office:date-value="1989-01-01" calcext:value-type="date">
            <text:p>Jan 1989</text:p>
          </table:table-cell>
          <table:table-cell office:value-type="float" office:value="6370120000" calcext:value-type="float">
            <text:p>6370120000</text:p>
          </table:table-cell>
          <table:table-cell table:formula="of:=([.B158]/[.B157])-1" office:value-type="percentage" office:value="-0.0234101201627517" calcext:value-type="percentage">
            <text:p>-2.34%</text:p>
          </table:table-cell>
          <table:table-cell office:value-type="float" office:value="159190000000" calcext:value-type="float">
            <text:p>159190000000</text:p>
          </table:table-cell>
          <table:table-cell table:style-name="ce6" table:formula="of:=([.D158]/[.D157])-1" office:value-type="percentage" office:value="-0.0337656977414675" calcext:value-type="percentage">
            <text:p>-3.38%</text:p>
          </table:table-cell>
          <table:table-cell table:style-name="ce6" table:formula="of:=[.C158]/[.E158]" office:value-type="percentage" office:value="0.693310718528461" calcext:value-type="percentage">
            <text:p>69.33%</text:p>
          </table:table-cell>
          <table:table-cell table:number-columns-repeated="1018"/>
        </table:table-row>
        <table:table-row table:style-name="ro1">
          <table:table-cell office:value-type="date" office:date-value="1989-02-01" calcext:value-type="date">
            <text:p>Feb 1989</text:p>
          </table:table-cell>
          <table:table-cell office:value-type="float" office:value="5875950000" calcext:value-type="float">
            <text:p>5875950000</text:p>
          </table:table-cell>
          <table:table-cell table:formula="of:=([.B159]/[.B158])-1" office:value-type="percentage" office:value="-0.0775762466013199" calcext:value-type="percentage">
            <text:p>-7.76%</text:p>
          </table:table-cell>
          <table:table-cell office:value-type="float" office:value="160605000000" calcext:value-type="float">
            <text:p>160605000000</text:p>
          </table:table-cell>
          <table:table-cell table:style-name="ce6" table:formula="of:=([.D159]/[.D158])-1" office:value-type="percentage" office:value="0.00888874929329742" calcext:value-type="percentage">
            <text:p>0.89%</text:p>
          </table:table-cell>
          <table:table-cell table:style-name="ce6" table:formula="of:=[.C159]/[.E159]" office:value-type="percentage" office:value="-8.72746480315475" calcext:value-type="percentage">
            <text:p>-872.75%</text:p>
          </table:table-cell>
          <table:table-cell table:number-columns-repeated="1018"/>
        </table:table-row>
        <table:table-row table:style-name="ro1">
          <table:table-cell office:value-type="date" office:date-value="1989-03-01" calcext:value-type="date">
            <text:p>Mar 1989</text:p>
          </table:table-cell>
          <table:table-cell office:value-type="float" office:value="6029530000" calcext:value-type="float">
            <text:p>6029530000</text:p>
          </table:table-cell>
          <table:table-cell table:formula="of:=([.B160]/[.B159])-1" office:value-type="percentage" office:value="0.02613705017912" calcext:value-type="percentage">
            <text:p>2.61%</text:p>
          </table:table-cell>
          <table:table-cell office:value-type="float" office:value="162068000000" calcext:value-type="float">
            <text:p>162068000000</text:p>
          </table:table-cell>
          <table:table-cell table:style-name="ce6" table:formula="of:=([.D160]/[.D159])-1" office:value-type="percentage" office:value="0.00910930543880961" calcext:value-type="percentage">
            <text:p>0.91%</text:p>
          </table:table-cell>
          <table:table-cell table:style-name="ce6" table:formula="of:=[.C160]/[.E160]" office:value-type="percentage" office:value="2.8692692713722" calcext:value-type="percentage">
            <text:p>286.93%</text:p>
          </table:table-cell>
          <table:table-cell table:number-columns-repeated="1018"/>
        </table:table-row>
        <table:table-row table:style-name="ro1">
          <table:table-cell office:value-type="date" office:date-value="1989-04-01" calcext:value-type="date">
            <text:p>Apr 1989</text:p>
          </table:table-cell>
          <table:table-cell office:value-type="float" office:value="6517570000" calcext:value-type="float">
            <text:p>6517570000</text:p>
          </table:table-cell>
          <table:table-cell table:formula="of:=([.B161]/[.B160])-1" office:value-type="percentage" office:value="0.0809416322665282" calcext:value-type="percentage">
            <text:p>8.09%</text:p>
          </table:table-cell>
          <table:table-cell office:value-type="float" office:value="162630000000" calcext:value-type="float">
            <text:p>162630000000</text:p>
          </table:table-cell>
          <table:table-cell table:style-name="ce6" table:formula="of:=([.D161]/[.D160])-1" office:value-type="percentage" office:value="0.00346768023298871" calcext:value-type="percentage">
            <text:p>0.35%</text:p>
          </table:table-cell>
          <table:table-cell table:style-name="ce6" table:formula="of:=[.C161]/[.E161]" office:value-type="percentage" office:value="23.3417232351803" calcext:value-type="percentage">
            <text:p>2334.17%</text:p>
          </table:table-cell>
          <table:table-cell table:number-columns-repeated="1018"/>
        </table:table-row>
        <table:table-row table:style-name="ro1">
          <table:table-cell office:value-type="date" office:date-value="1989-05-01" calcext:value-type="date">
            <text:p>May 1989</text:p>
          </table:table-cell>
          <table:table-cell office:value-type="float" office:value="6382320000" calcext:value-type="float">
            <text:p>6382320000</text:p>
          </table:table-cell>
          <table:table-cell table:formula="of:=([.B162]/[.B161])-1" office:value-type="percentage" office:value="-0.0207515991389429" calcext:value-type="percentage">
            <text:p>-2.08%</text:p>
          </table:table-cell>
          <table:table-cell office:value-type="float" office:value="166884000000" calcext:value-type="float">
            <text:p>166884000000</text:p>
          </table:table-cell>
          <table:table-cell table:style-name="ce6" table:formula="of:=([.D162]/[.D161])-1" office:value-type="percentage" office:value="0.0261575355100534" calcext:value-type="percentage">
            <text:p>2.62%</text:p>
          </table:table-cell>
          <table:table-cell table:style-name="ce6" table:formula="of:=[.C162]/[.E162]" office:value-type="percentage" office:value="-0.79333158626382" calcext:value-type="percentage">
            <text:p>-79.33%</text:p>
          </table:table-cell>
          <table:table-cell table:number-columns-repeated="1018"/>
        </table:table-row>
        <table:table-row table:style-name="ro1">
          <table:table-cell office:value-type="date" office:date-value="1989-06-01" calcext:value-type="date">
            <text:p>Jun 1989</text:p>
          </table:table-cell>
          <table:table-cell office:value-type="float" office:value="6982040000" calcext:value-type="float">
            <text:p>6982040000</text:p>
          </table:table-cell>
          <table:table-cell table:formula="of:=([.B163]/[.B162])-1" office:value-type="percentage" office:value="0.0939658306070519" calcext:value-type="percentage">
            <text:p>9.40%</text:p>
          </table:table-cell>
          <table:table-cell office:value-type="float" office:value="169242000000" calcext:value-type="float">
            <text:p>169242000000</text:p>
          </table:table-cell>
          <table:table-cell table:style-name="ce6" table:formula="of:=([.D163]/[.D162])-1" office:value-type="percentage" office:value="0.0141295750341555" calcext:value-type="percentage">
            <text:p>1.41%</text:p>
          </table:table-cell>
          <table:table-cell table:style-name="ce6" table:formula="of:=[.C163]/[.E163]" office:value-type="percentage" office:value="6.65029417940087" calcext:value-type="percentage">
            <text:p>665.03%</text:p>
          </table:table-cell>
          <table:table-cell table:number-columns-repeated="1018"/>
        </table:table-row>
        <table:table-row table:style-name="ro1">
          <table:table-cell office:value-type="date" office:date-value="1989-07-01" calcext:value-type="date">
            <text:p>Jul 1989</text:p>
          </table:table-cell>
          <table:table-cell office:value-type="float" office:value="7459280000" calcext:value-type="float">
            <text:p>7459280000</text:p>
          </table:table-cell>
          <table:table-cell table:formula="of:=([.B164]/[.B163])-1" office:value-type="percentage" office:value="0.06835251588361" calcext:value-type="percentage">
            <text:p>6.84%</text:p>
          </table:table-cell>
          <table:table-cell office:value-type="float" office:value="168067000000" calcext:value-type="float">
            <text:p>168067000000</text:p>
          </table:table-cell>
          <table:table-cell table:style-name="ce6" table:formula="of:=([.D164]/[.D163])-1" office:value-type="percentage" office:value="-0.0069427210739651" calcext:value-type="percentage">
            <text:p>-0.69%</text:p>
          </table:table-cell>
          <table:table-cell table:style-name="ce6" table:formula="of:=[.C164]/[.E164]" office:value-type="percentage" office:value="-9.84520552610546" calcext:value-type="percentage">
            <text:p>-984.52%</text:p>
          </table:table-cell>
          <table:table-cell table:number-columns-repeated="1018"/>
        </table:table-row>
        <table:table-row table:style-name="ro1">
          <table:table-cell office:value-type="date" office:date-value="1989-08-01" calcext:value-type="date">
            <text:p>Aug 1989</text:p>
          </table:table-cell>
          <table:table-cell office:value-type="float" office:value="6958020000" calcext:value-type="float">
            <text:p>6958020000</text:p>
          </table:table-cell>
          <table:table-cell table:formula="of:=([.B165]/[.B164])-1" office:value-type="percentage" office:value="-0.0671995152347143" calcext:value-type="percentage">
            <text:p>-6.72%</text:p>
          </table:table-cell>
          <table:table-cell office:value-type="float" office:value="168379000000" calcext:value-type="float">
            <text:p>168379000000</text:p>
          </table:table-cell>
          <table:table-cell table:style-name="ce6" table:formula="of:=([.D165]/[.D164])-1" office:value-type="percentage" office:value="0.00185640250614338" calcext:value-type="percentage">
            <text:p>0.19%</text:p>
          </table:table-cell>
          <table:table-cell table:style-name="ce6" table:formula="of:=[.C165]/[.E165]" office:value-type="percentage" office:value="-36.1987850222844" calcext:value-type="percentage">
            <text:p>-3619.88%</text:p>
          </table:table-cell>
          <table:table-cell table:number-columns-repeated="1018"/>
        </table:table-row>
        <table:table-row table:style-name="ro1">
          <table:table-cell office:value-type="date" office:date-value="1989-09-01" calcext:value-type="date">
            <text:p>Sep 1989</text:p>
          </table:table-cell>
          <table:table-cell office:value-type="float" office:value="9092370000" calcext:value-type="float">
            <text:p>9092370000</text:p>
          </table:table-cell>
          <table:table-cell table:formula="of:=([.B166]/[.B165])-1" office:value-type="percentage" office:value="0.306746746919382" calcext:value-type="percentage">
            <text:p>30.67%</text:p>
          </table:table-cell>
          <table:table-cell office:value-type="float" office:value="170736000000" calcext:value-type="float">
            <text:p>170736000000</text:p>
          </table:table-cell>
          <table:table-cell table:style-name="ce6" table:formula="of:=([.D166]/[.D165])-1" office:value-type="percentage" office:value="0.0139981826712356" calcext:value-type="percentage">
            <text:p>1.40%</text:p>
          </table:table-cell>
          <table:table-cell table:style-name="ce6" table:formula="of:=[.C166]/[.E166]" office:value-type="percentage" office:value="21.9133264741362" calcext:value-type="percentage">
            <text:p>2191.33%</text:p>
          </table:table-cell>
          <table:table-cell table:number-columns-repeated="1018"/>
        </table:table-row>
        <table:table-row table:style-name="ro1">
          <table:table-cell office:value-type="date" office:date-value="1989-10-01" calcext:value-type="date">
            <text:p>Oct 1989</text:p>
          </table:table-cell>
          <table:table-cell office:value-type="float" office:value="8898050000" calcext:value-type="float">
            <text:p>8898050000</text:p>
          </table:table-cell>
          <table:table-cell table:formula="of:=([.B167]/[.B166])-1" office:value-type="percentage" office:value="-0.0213717655572749" calcext:value-type="percentage">
            <text:p>-2.14%</text:p>
          </table:table-cell>
          <table:table-cell office:value-type="float" office:value="172195000000" calcext:value-type="float">
            <text:p>172195000000</text:p>
          </table:table-cell>
          <table:table-cell table:style-name="ce6" table:formula="of:=([.D167]/[.D166])-1" office:value-type="percentage" office:value="0.00854535657389177" calcext:value-type="percentage">
            <text:p>0.85%</text:p>
          </table:table-cell>
          <table:table-cell table:style-name="ce6" table:formula="of:=[.C167]/[.E167]" office:value-type="percentage" office:value="-2.50097996174567" calcext:value-type="percentage">
            <text:p>-250.10%</text:p>
          </table:table-cell>
          <table:table-cell table:number-columns-repeated="1018"/>
        </table:table-row>
        <table:table-row table:style-name="ro1">
          <table:table-cell office:value-type="date" office:date-value="1989-11-01" calcext:value-type="date">
            <text:p>Nov 1989</text:p>
          </table:table-cell>
          <table:table-cell office:value-type="float" office:value="7714270000" calcext:value-type="float">
            <text:p>7714270000</text:p>
          </table:table-cell>
          <table:table-cell table:formula="of:=([.B168]/[.B167])-1" office:value-type="percentage" office:value="-0.133038137569467" calcext:value-type="percentage">
            <text:p>-13.30%</text:p>
          </table:table-cell>
          <table:table-cell office:value-type="float" office:value="175242000000" calcext:value-type="float">
            <text:p>175242000000</text:p>
          </table:table-cell>
          <table:table-cell table:style-name="ce6" table:formula="of:=([.D168]/[.D167])-1" office:value-type="percentage" office:value="0.0176950550248265" calcext:value-type="percentage">
            <text:p>1.77%</text:p>
          </table:table-cell>
          <table:table-cell table:style-name="ce6" table:formula="of:=[.C168]/[.E168]" office:value-type="percentage" office:value="-7.51837942198046" calcext:value-type="percentage">
            <text:p>-751.84%</text:p>
          </table:table-cell>
          <table:table-cell table:number-columns-repeated="1018"/>
        </table:table-row>
        <table:table-row table:style-name="ro1">
          <table:table-cell office:value-type="date" office:date-value="1989-12-01" calcext:value-type="date">
            <text:p>Dec 1989</text:p>
          </table:table-cell>
          <table:table-cell office:value-type="float" office:value="7486520000" calcext:value-type="float">
            <text:p>7486520000</text:p>
          </table:table-cell>
          <table:table-cell table:formula="of:=([.B169]/[.B168])-1" office:value-type="percentage" office:value="-0.0295232082880169" calcext:value-type="percentage">
            <text:p>-2.95%</text:p>
          </table:table-cell>
          <table:table-cell office:value-type="float" office:value="178211000000" calcext:value-type="float">
            <text:p>178211000000</text:p>
          </table:table-cell>
          <table:table-cell table:style-name="ce6" table:formula="of:=([.D169]/[.D168])-1" office:value-type="percentage" office:value="0.0169422855251595" calcext:value-type="percentage">
            <text:p>1.69%</text:p>
          </table:table-cell>
          <table:table-cell table:style-name="ce6" table:formula="of:=[.C169]/[.E169]" office:value-type="percentage" office:value="-1.74257530037341" calcext:value-type="percentage">
            <text:p>-174.26%</text:p>
          </table:table-cell>
          <table:table-cell table:number-columns-repeated="1018"/>
        </table:table-row>
        <table:table-row table:style-name="ro1">
          <table:table-cell office:value-type="date" office:date-value="1990-01-01" calcext:value-type="date">
            <text:p>Jan 1990</text:p>
          </table:table-cell>
          <table:table-cell office:value-type="float" office:value="7855108372" calcext:value-type="float">
            <text:p>7855108372</text:p>
          </table:table-cell>
          <table:table-cell table:formula="of:=([.B170]/[.B169])-1" office:value-type="percentage" office:value="0.0492336054668925" calcext:value-type="percentage">
            <text:p>4.92%</text:p>
          </table:table-cell>
          <table:table-cell office:value-type="float" office:value="176592000000" calcext:value-type="float">
            <text:p>176592000000</text:p>
          </table:table-cell>
          <table:table-cell table:style-name="ce6" table:formula="of:=([.D170]/[.D169])-1" office:value-type="percentage" office:value="-0.00908473663241882" calcext:value-type="percentage">
            <text:p>-0.91%</text:p>
          </table:table-cell>
          <table:table-cell table:style-name="ce6" table:formula="of:=[.C170]/[.E170]" office:value-type="percentage" office:value="-5.41937619756666" calcext:value-type="percentage">
            <text:p>-541.94%</text:p>
          </table:table-cell>
          <table:table-cell table:number-columns-repeated="1018"/>
        </table:table-row>
        <table:table-row table:style-name="ro1">
          <table:table-cell office:value-type="date" office:date-value="1990-02-01" calcext:value-type="date">
            <text:p>Feb 1990</text:p>
          </table:table-cell>
          <table:table-cell office:value-type="float" office:value="7672043291" calcext:value-type="float">
            <text:p>7672043291</text:p>
          </table:table-cell>
          <table:table-cell table:formula="of:=([.B171]/[.B170])-1" office:value-type="percentage" office:value="-0.0233052266538482" calcext:value-type="percentage">
            <text:p>-2.33%</text:p>
          </table:table-cell>
          <table:table-cell office:value-type="float" office:value="189649000000" calcext:value-type="float">
            <text:p>189649000000</text:p>
          </table:table-cell>
          <table:table-cell table:style-name="ce6" table:formula="of:=([.D171]/[.D170])-1" office:value-type="percentage" office:value="0.0739387967744858" calcext:value-type="percentage">
            <text:p>7.39%</text:p>
          </table:table-cell>
          <table:table-cell table:style-name="ce6" table:formula="of:=[.C171]/[.E171]" office:value-type="percentage" office:value="-0.315196184824719" calcext:value-type="percentage">
            <text:p>-31.52%</text:p>
          </table:table-cell>
          <table:table-cell table:number-columns-repeated="1018"/>
        </table:table-row>
        <table:table-row table:style-name="ro1">
          <table:table-cell office:value-type="date" office:date-value="1990-03-01" calcext:value-type="date">
            <text:p>Mar 1990</text:p>
          </table:table-cell>
          <table:table-cell office:value-type="float" office:value="8457879207" calcext:value-type="float">
            <text:p>8457879207</text:p>
          </table:table-cell>
          <table:table-cell table:formula="of:=([.B172]/[.B171])-1" office:value-type="percentage" office:value="0.102428503880036" calcext:value-type="percentage">
            <text:p>10.24%</text:p>
          </table:table-cell>
          <table:table-cell office:value-type="float" office:value="172162000000" calcext:value-type="float">
            <text:p>172162000000</text:p>
          </table:table-cell>
          <table:table-cell table:style-name="ce6" table:formula="of:=([.D172]/[.D171])-1" office:value-type="percentage" office:value="-0.0922071827428566" calcext:value-type="percentage">
            <text:p>-9.22%</text:p>
          </table:table-cell>
          <table:table-cell table:style-name="ce6" table:formula="of:=[.C172]/[.E172]" office:value-type="percentage" office:value="-1.11085168023932" calcext:value-type="percentage">
            <text:p>-111.09%</text:p>
          </table:table-cell>
          <table:table-cell table:number-columns-repeated="1018"/>
        </table:table-row>
        <table:table-row table:style-name="ro1">
          <table:table-cell office:value-type="date" office:date-value="1990-04-01" calcext:value-type="date">
            <text:p>Apr 1990</text:p>
          </table:table-cell>
          <table:table-cell office:value-type="float" office:value="10172714873" calcext:value-type="float">
            <text:p>10172714873</text:p>
          </table:table-cell>
          <table:table-cell table:formula="of:=([.B173]/[.B172])-1" office:value-type="percentage" office:value="0.202750077653125" calcext:value-type="percentage">
            <text:p>20.28%</text:p>
          </table:table-cell>
          <table:table-cell office:value-type="float" office:value="170091000000" calcext:value-type="float">
            <text:p>170091000000</text:p>
          </table:table-cell>
          <table:table-cell table:style-name="ce6" table:formula="of:=([.D173]/[.D172])-1" office:value-type="percentage" office:value="-0.0120293676885724" calcext:value-type="percentage">
            <text:p>-1.20%</text:p>
          </table:table-cell>
          <table:table-cell table:style-name="ce6" table:formula="of:=[.C173]/[.E173]" office:value-type="percentage" office:value="-16.8545914383955" calcext:value-type="percentage">
            <text:p>-1685.46%</text:p>
          </table:table-cell>
          <table:table-cell table:number-columns-repeated="1018"/>
        </table:table-row>
        <table:table-row table:style-name="ro1">
          <table:table-cell office:value-type="date" office:date-value="1990-05-01" calcext:value-type="date">
            <text:p>May 1990</text:p>
          </table:table-cell>
          <table:table-cell office:value-type="float" office:value="9909269819" calcext:value-type="float">
            <text:p>9909269819</text:p>
          </table:table-cell>
          <table:table-cell table:formula="of:=([.B174]/[.B173])-1" office:value-type="percentage" office:value="-0.0258972218615136" calcext:value-type="percentage">
            <text:p>-2.59%</text:p>
          </table:table-cell>
          <table:table-cell office:value-type="float" office:value="166836000000" calcext:value-type="float">
            <text:p>166836000000</text:p>
          </table:table-cell>
          <table:table-cell table:style-name="ce6" table:formula="of:=([.D174]/[.D173])-1" office:value-type="percentage" office:value="-0.01913681499903" calcext:value-type="percentage">
            <text:p>-1.91%</text:p>
          </table:table-cell>
          <table:table-cell table:style-name="ce6" table:formula="of:=[.C174]/[.E174]" office:value-type="percentage" office:value="1.35326708560574" calcext:value-type="percentage">
            <text:p>135.33%</text:p>
          </table:table-cell>
          <table:table-cell table:number-columns-repeated="1018"/>
        </table:table-row>
        <table:table-row table:style-name="ro1">
          <table:table-cell office:value-type="date" office:date-value="1990-06-01" calcext:value-type="date">
            <text:p>Jun 1990</text:p>
          </table:table-cell>
          <table:table-cell office:value-type="float" office:value="9823344875" calcext:value-type="float">
            <text:p>9823344875</text:p>
          </table:table-cell>
          <table:table-cell table:formula="of:=([.B175]/[.B174])-1" office:value-type="percentage" office:value="-0.00867116806480006" calcext:value-type="percentage">
            <text:p>-0.87%</text:p>
          </table:table-cell>
          <table:table-cell office:value-type="float" office:value="171376000000" calcext:value-type="float">
            <text:p>171376000000</text:p>
          </table:table-cell>
          <table:table-cell table:style-name="ce6" table:formula="of:=([.D175]/[.D174])-1" office:value-type="percentage" office:value="0.027212352250114" calcext:value-type="percentage">
            <text:p>2.72%</text:p>
          </table:table-cell>
          <table:table-cell table:style-name="ce6" table:formula="of:=[.C175]/[.E175]" office:value-type="percentage" office:value="-0.318648236841185" calcext:value-type="percentage">
            <text:p>-31.86%</text:p>
          </table:table-cell>
          <table:table-cell table:number-columns-repeated="1018"/>
        </table:table-row>
        <table:table-row table:style-name="ro1">
          <table:table-cell office:value-type="date" office:date-value="1990-07-01" calcext:value-type="date">
            <text:p>Jul 1990</text:p>
          </table:table-cell>
          <table:table-cell office:value-type="float" office:value="9652898394" calcext:value-type="float">
            <text:p>9652898394</text:p>
          </table:table-cell>
          <table:table-cell table:formula="of:=([.B176]/[.B175])-1" office:value-type="percentage" office:value="-0.0173511653279912" calcext:value-type="percentage">
            <text:p>-1.74%</text:p>
          </table:table-cell>
          <table:table-cell office:value-type="float" office:value="163060000000" calcext:value-type="float">
            <text:p>163060000000</text:p>
          </table:table-cell>
          <table:table-cell table:style-name="ce6" table:formula="of:=([.D176]/[.D175])-1" office:value-type="percentage" office:value="-0.0485248809634955" calcext:value-type="percentage">
            <text:p>-4.85%</text:p>
          </table:table-cell>
          <table:table-cell table:style-name="ce6" table:formula="of:=[.C176]/[.E176]" office:value-type="percentage" office:value="0.357572548009838" calcext:value-type="percentage">
            <text:p>35.76%</text:p>
          </table:table-cell>
          <table:table-cell table:number-columns-repeated="1018"/>
        </table:table-row>
        <table:table-row table:style-name="ro1">
          <table:table-cell office:value-type="date" office:date-value="1990-08-01" calcext:value-type="date">
            <text:p>Aug 1990</text:p>
          </table:table-cell>
          <table:table-cell office:value-type="float" office:value="8919475953" calcext:value-type="float">
            <text:p>8919475953</text:p>
          </table:table-cell>
          <table:table-cell table:formula="of:=([.B177]/[.B176])-1" office:value-type="percentage" office:value="-0.0759795049180128" calcext:value-type="percentage">
            <text:p>-7.60%</text:p>
          </table:table-cell>
          <table:table-cell office:value-type="float" office:value="162996000000" calcext:value-type="float">
            <text:p>162996000000</text:p>
          </table:table-cell>
          <table:table-cell table:style-name="ce6" table:formula="of:=([.D177]/[.D176])-1" office:value-type="percentage" office:value="-0.000392493560652518" calcext:value-type="percentage">
            <text:p>-0.04%</text:p>
          </table:table-cell>
          <table:table-cell table:style-name="ce6" table:formula="of:=[.C177]/[.E177]" office:value-type="percentage" office:value="193.581532373926" calcext:value-type="percentage">
            <text:p>19358.15%</text:p>
          </table:table-cell>
          <table:table-cell table:number-columns-repeated="1018"/>
        </table:table-row>
        <table:table-row table:style-name="ro1">
          <table:table-cell office:value-type="date" office:date-value="1990-09-01" calcext:value-type="date">
            <text:p>Sep 1990</text:p>
          </table:table-cell>
          <table:table-cell office:value-type="float" office:value="9265149126" calcext:value-type="float">
            <text:p>9265149126</text:p>
          </table:table-cell>
          <table:table-cell table:formula="of:=([.B178]/[.B177])-1" office:value-type="percentage" office:value="0.03875487470581" calcext:value-type="percentage">
            <text:p>3.88%</text:p>
          </table:table-cell>
          <table:table-cell office:value-type="float" office:value="164556000000" calcext:value-type="float">
            <text:p>164556000000</text:p>
          </table:table-cell>
          <table:table-cell table:style-name="ce6" table:formula="of:=([.D178]/[.D177])-1" office:value-type="percentage" office:value="0.00957078701317826" calcext:value-type="percentage">
            <text:p>0.96%</text:p>
          </table:table-cell>
          <table:table-cell table:style-name="ce6" table:formula="of:=[.C178]/[.E178]" office:value-type="percentage" office:value="4.0492881779155" calcext:value-type="percentage">
            <text:p>404.93%</text:p>
          </table:table-cell>
          <table:table-cell table:number-columns-repeated="1018"/>
        </table:table-row>
        <table:table-row table:style-name="ro1">
          <table:table-cell office:value-type="date" office:date-value="1990-10-01" calcext:value-type="date">
            <text:p>Oct 1990</text:p>
          </table:table-cell>
          <table:table-cell office:value-type="float" office:value="11153546292" calcext:value-type="float">
            <text:p>11153546292</text:p>
          </table:table-cell>
          <table:table-cell table:formula="of:=([.B179]/[.B178])-1" office:value-type="percentage" office:value="0.20381724463568" calcext:value-type="percentage">
            <text:p>20.38%</text:p>
          </table:table-cell>
          <table:table-cell office:value-type="float" office:value="179620000000" calcext:value-type="float">
            <text:p>179620000000</text:p>
          </table:table-cell>
          <table:table-cell table:style-name="ce6" table:formula="of:=([.D179]/[.D178])-1" office:value-type="percentage" office:value="0.0915433044070104" calcext:value-type="percentage">
            <text:p>9.15%</text:p>
          </table:table-cell>
          <table:table-cell table:style-name="ce6" table:formula="of:=[.C179]/[.E179]" office:value-type="percentage" office:value="2.22645715004441" calcext:value-type="percentage">
            <text:p>222.65%</text:p>
          </table:table-cell>
          <table:table-cell table:number-columns-repeated="1018"/>
        </table:table-row>
        <table:table-row table:style-name="ro1">
          <table:table-cell office:value-type="date" office:date-value="1990-11-01" calcext:value-type="date">
            <text:p>Nov 1990</text:p>
          </table:table-cell>
          <table:table-cell office:value-type="float" office:value="13092441213" calcext:value-type="float">
            <text:p>13092441213</text:p>
          </table:table-cell>
          <table:table-cell table:formula="of:=([.B180]/[.B179])-1" office:value-type="percentage" office:value="0.173836631887267" calcext:value-type="percentage">
            <text:p>17.38%</text:p>
          </table:table-cell>
          <table:table-cell office:value-type="float" office:value="171312000000" calcext:value-type="float">
            <text:p>171312000000</text:p>
          </table:table-cell>
          <table:table-cell table:style-name="ce6" table:formula="of:=([.D180]/[.D179])-1" office:value-type="percentage" office:value="-0.0462532012025387" calcext:value-type="percentage">
            <text:p>-4.63%</text:p>
          </table:table-cell>
          <table:table-cell table:style-name="ce6" table:formula="of:=[.C180]/[.E180]" office:value-type="percentage" office:value="-3.75836974236771" calcext:value-type="percentage">
            <text:p>-375.84%</text:p>
          </table:table-cell>
          <table:table-cell table:number-columns-repeated="1018"/>
        </table:table-row>
        <table:table-row table:style-name="ro1">
          <table:table-cell office:value-type="date" office:date-value="1990-12-01" calcext:value-type="date">
            <text:p>Dec 1990</text:p>
          </table:table-cell>
          <table:table-cell office:value-type="float" office:value="12856277550" calcext:value-type="float">
            <text:p>12856277550</text:p>
          </table:table-cell>
          <table:table-cell table:formula="of:=([.B181]/[.B180])-1" office:value-type="percentage" office:value="-0.0180381686774735" calcext:value-type="percentage">
            <text:p>-1.80%</text:p>
          </table:table-cell>
          <table:table-cell office:value-type="float" office:value="176751000000" calcext:value-type="float">
            <text:p>176751000000</text:p>
          </table:table-cell>
          <table:table-cell table:style-name="ce6" table:formula="of:=([.D181]/[.D180])-1" office:value-type="percentage" office:value="0.031749089380779" calcext:value-type="percentage">
            <text:p>3.17%</text:p>
          </table:table-cell>
          <table:table-cell table:style-name="ce6" table:formula="of:=[.C181]/[.E181]" office:value-type="percentage" office:value="-0.568147591924129" calcext:value-type="percentage">
            <text:p>-56.81%</text:p>
          </table:table-cell>
          <table:table-cell table:number-columns-repeated="1018"/>
        </table:table-row>
        <table:table-row table:style-name="ro1">
          <table:table-cell office:value-type="date" office:date-value="1991-01-01" calcext:value-type="date">
            <text:p>Jan 1991</text:p>
          </table:table-cell>
          <table:table-cell office:value-type="float" office:value="14707467584" calcext:value-type="float">
            <text:p>14707467584</text:p>
          </table:table-cell>
          <table:table-cell table:formula="of:=([.B182]/[.B181])-1" office:value-type="percentage" office:value="0.143991137932457" calcext:value-type="percentage">
            <text:p>14.40%</text:p>
          </table:table-cell>
          <table:table-cell office:value-type="float" office:value="184174000000" calcext:value-type="float">
            <text:p>184174000000</text:p>
          </table:table-cell>
          <table:table-cell table:style-name="ce6" table:formula="of:=([.D182]/[.D181])-1" office:value-type="percentage" office:value="0.0419969335392727" calcext:value-type="percentage">
            <text:p>4.20%</text:p>
          </table:table-cell>
          <table:table-cell table:style-name="ce6" table:formula="of:=[.C182]/[.E182]" office:value-type="percentage" office:value="3.42861075315907" calcext:value-type="percentage">
            <text:p>342.86%</text:p>
          </table:table-cell>
          <table:table-cell table:number-columns-repeated="1018"/>
        </table:table-row>
        <table:table-row table:style-name="ro1">
          <table:table-cell office:value-type="date" office:date-value="1991-02-01" calcext:value-type="date">
            <text:p>Feb 1991</text:p>
          </table:table-cell>
          <table:table-cell office:value-type="float" office:value="14498933109" calcext:value-type="float">
            <text:p>14498933109</text:p>
          </table:table-cell>
          <table:table-cell table:formula="of:=([.B183]/[.B182])-1" office:value-type="percentage" office:value="-0.0141788158844465" calcext:value-type="percentage">
            <text:p>-1.42%</text:p>
          </table:table-cell>
          <table:table-cell office:value-type="float" office:value="190512000000" calcext:value-type="float">
            <text:p>190512000000</text:p>
          </table:table-cell>
          <table:table-cell table:style-name="ce6" table:formula="of:=([.D183]/[.D182])-1" office:value-type="percentage" office:value="0.0344131093422524" calcext:value-type="percentage">
            <text:p>3.44%</text:p>
          </table:table-cell>
          <table:table-cell table:style-name="ce6" table:formula="of:=[.C183]/[.E183]" office:value-type="percentage" office:value="-0.412017866314618" calcext:value-type="percentage">
            <text:p>-41.20%</text:p>
          </table:table-cell>
          <table:table-cell table:number-columns-repeated="1018"/>
        </table:table-row>
        <table:table-row table:style-name="ro1">
          <table:table-cell office:value-type="date" office:date-value="1991-03-01" calcext:value-type="date">
            <text:p>Mar 1991</text:p>
          </table:table-cell>
          <table:table-cell office:value-type="float" office:value="13724841329" calcext:value-type="float">
            <text:p>13724841329</text:p>
          </table:table-cell>
          <table:table-cell table:formula="of:=([.B184]/[.B183])-1" office:value-type="percentage" office:value="-0.0533895683344793" calcext:value-type="percentage">
            <text:p>-5.34%</text:p>
          </table:table-cell>
          <table:table-cell office:value-type="float" office:value="207363000000" calcext:value-type="float">
            <text:p>207363000000</text:p>
          </table:table-cell>
          <table:table-cell table:style-name="ce6" table:formula="of:=([.D184]/[.D183])-1" office:value-type="percentage" office:value="0.0884511211892165" calcext:value-type="percentage">
            <text:p>8.85%</text:p>
          </table:table-cell>
          <table:table-cell table:style-name="ce6" table:formula="of:=[.C184]/[.E184]" office:value-type="percentage" office:value="-0.603605331584969" calcext:value-type="percentage">
            <text:p>-60.36%</text:p>
          </table:table-cell>
          <table:table-cell table:number-columns-repeated="1018"/>
        </table:table-row>
        <table:table-row table:style-name="ro1">
          <table:table-cell office:value-type="date" office:date-value="1991-04-01" calcext:value-type="date">
            <text:p>Apr 1991</text:p>
          </table:table-cell>
          <table:table-cell office:value-type="float" office:value="13308550208" calcext:value-type="float">
            <text:p>13308550208</text:p>
          </table:table-cell>
          <table:table-cell table:formula="of:=([.B185]/[.B184])-1" office:value-type="percentage" office:value="-0.030331215568984" calcext:value-type="percentage">
            <text:p>-3.03%</text:p>
          </table:table-cell>
          <table:table-cell office:value-type="float" office:value="187834000000" calcext:value-type="float">
            <text:p>187834000000</text:p>
          </table:table-cell>
          <table:table-cell table:style-name="ce6" table:formula="of:=([.D185]/[.D184])-1" office:value-type="percentage" office:value="-0.0941778427202539" calcext:value-type="percentage">
            <text:p>-9.42%</text:p>
          </table:table-cell>
          <table:table-cell table:style-name="ce6" table:formula="of:=[.C185]/[.E185]" office:value-type="percentage" office:value="0.322063180604804" calcext:value-type="percentage">
            <text:p>32.21%</text:p>
          </table:table-cell>
          <table:table-cell table:number-columns-repeated="1018"/>
        </table:table-row>
        <table:table-row table:style-name="ro1">
          <table:table-cell office:value-type="date" office:date-value="1991-05-01" calcext:value-type="date">
            <text:p>May 1991</text:p>
          </table:table-cell>
          <table:table-cell office:value-type="float" office:value="15819474925" calcext:value-type="float">
            <text:p>15819474925</text:p>
          </table:table-cell>
          <table:table-cell table:formula="of:=([.B186]/[.B185])-1" office:value-type="percentage" office:value="0.18867004127096" calcext:value-type="percentage">
            <text:p>18.87%</text:p>
          </table:table-cell>
          <table:table-cell office:value-type="float" office:value="198813000000" calcext:value-type="float">
            <text:p>198813000000</text:p>
          </table:table-cell>
          <table:table-cell table:style-name="ce6" table:formula="of:=([.D186]/[.D185])-1" office:value-type="percentage" office:value="0.0584505467593726" calcext:value-type="percentage">
            <text:p>5.85%</text:p>
          </table:table-cell>
          <table:table-cell table:style-name="ce6" table:formula="of:=[.C186]/[.E186]" office:value-type="percentage" office:value="3.2278575946889" calcext:value-type="percentage">
            <text:p>322.79%</text:p>
          </table:table-cell>
          <table:table-cell table:number-columns-repeated="1018"/>
        </table:table-row>
        <table:table-row table:style-name="ro1">
          <table:table-cell office:value-type="date" office:date-value="1991-06-01" calcext:value-type="date">
            <text:p>Jun 1991</text:p>
          </table:table-cell>
          <table:table-cell office:value-type="float" office:value="16160453349" calcext:value-type="float">
            <text:p>16160453349</text:p>
          </table:table-cell>
          <table:table-cell table:formula="of:=([.B187]/[.B186])-1" office:value-type="percentage" office:value="0.0215543452369042" calcext:value-type="percentage">
            <text:p>2.16%</text:p>
          </table:table-cell>
          <table:table-cell office:value-type="float" office:value="192791000000" calcext:value-type="float">
            <text:p>192791000000</text:p>
          </table:table-cell>
          <table:table-cell table:style-name="ce6" table:formula="of:=([.D187]/[.D186])-1" office:value-type="percentage" office:value="-0.030289769783666" calcext:value-type="percentage">
            <text:p>-3.03%</text:p>
          </table:table-cell>
          <table:table-cell table:style-name="ce6" table:formula="of:=[.C187]/[.E187]" office:value-type="percentage" office:value="-0.711604789037636" calcext:value-type="percentage">
            <text:p>-71.16%</text:p>
          </table:table-cell>
          <table:table-cell table:number-columns-repeated="1018"/>
        </table:table-row>
        <table:table-row table:style-name="ro1">
          <table:table-cell office:value-type="date" office:date-value="1991-07-01" calcext:value-type="date">
            <text:p>Jul 1991</text:p>
          </table:table-cell>
          <table:table-cell office:value-type="float" office:value="15346346733" calcext:value-type="float">
            <text:p>15346346733</text:p>
          </table:table-cell>
          <table:table-cell table:formula="of:=([.B188]/[.B187])-1" office:value-type="percentage" office:value="-0.0503764714032838" calcext:value-type="percentage">
            <text:p>-5.04%</text:p>
          </table:table-cell>
          <table:table-cell office:value-type="float" office:value="198084000000" calcext:value-type="float">
            <text:p>198084000000</text:p>
          </table:table-cell>
          <table:table-cell table:style-name="ce6" table:formula="of:=([.D188]/[.D187])-1" office:value-type="percentage" office:value="0.0274546010965242" calcext:value-type="percentage">
            <text:p>2.75%</text:p>
          </table:table-cell>
          <table:table-cell table:style-name="ce6" table:formula="of:=[.C188]/[.E188]" office:value-type="percentage" office:value="-1.83490086875316" calcext:value-type="percentage">
            <text:p>-183.49%</text:p>
          </table:table-cell>
          <table:table-cell table:number-columns-repeated="1018"/>
        </table:table-row>
        <table:table-row table:style-name="ro1">
          <table:table-cell office:value-type="date" office:date-value="1991-08-01" calcext:value-type="date">
            <text:p>Aug 1991</text:p>
          </table:table-cell>
          <table:table-cell office:value-type="float" office:value="13874188524" calcext:value-type="float">
            <text:p>13874188524</text:p>
          </table:table-cell>
          <table:table-cell table:formula="of:=([.B189]/[.B188])-1" office:value-type="percentage" office:value="-0.0959289031202681" calcext:value-type="percentage">
            <text:p>-9.59%</text:p>
          </table:table-cell>
          <table:table-cell office:value-type="float" office:value="176549000000" calcext:value-type="float">
            <text:p>176549000000</text:p>
          </table:table-cell>
          <table:table-cell table:style-name="ce6" table:formula="of:=([.D189]/[.D188])-1" office:value-type="percentage" office:value="-0.108716504109368" calcext:value-type="percentage">
            <text:p>-10.87%</text:p>
          </table:table-cell>
          <table:table-cell table:style-name="ce6" table:formula="of:=[.C189]/[.E189]" office:value-type="percentage" office:value="0.882376635508484" calcext:value-type="percentage">
            <text:p>88.24%</text:p>
          </table:table-cell>
          <table:table-cell table:number-columns-repeated="1018"/>
        </table:table-row>
        <table:table-row table:style-name="ro1">
          <table:table-cell office:value-type="date" office:date-value="1991-09-01" calcext:value-type="date">
            <text:p>Sep 1991</text:p>
          </table:table-cell>
          <table:table-cell office:value-type="float" office:value="13439317683" calcext:value-type="float">
            <text:p>13439317683</text:p>
          </table:table-cell>
          <table:table-cell table:formula="of:=([.B190]/[.B189])-1" office:value-type="percentage" office:value="-0.0313438757335427" calcext:value-type="percentage">
            <text:p>-3.13%</text:p>
          </table:table-cell>
          <table:table-cell office:value-type="float" office:value="172674000000" calcext:value-type="float">
            <text:p>172674000000</text:p>
          </table:table-cell>
          <table:table-cell table:style-name="ce6" table:formula="of:=([.D190]/[.D189])-1" office:value-type="percentage" office:value="-0.0219485808472435" calcext:value-type="percentage">
            <text:p>-2.19%</text:p>
          </table:table-cell>
          <table:table-cell table:style-name="ce6" table:formula="of:=[.C190]/[.E190]" office:value-type="percentage" office:value="1.42805933338871" calcext:value-type="percentage">
            <text:p>142.81%</text:p>
          </table:table-cell>
          <table:table-cell table:number-columns-repeated="1018"/>
        </table:table-row>
        <table:table-row table:style-name="ro1">
          <table:table-cell office:value-type="date" office:date-value="1991-10-01" calcext:value-type="date">
            <text:p>Oct 1991</text:p>
          </table:table-cell>
          <table:table-cell office:value-type="float" office:value="12822640973" calcext:value-type="float">
            <text:p>12822640973</text:p>
          </table:table-cell>
          <table:table-cell table:formula="of:=([.B191]/[.B190])-1" office:value-type="percentage" office:value="-0.0458860133040878" calcext:value-type="percentage">
            <text:p>-4.59%</text:p>
          </table:table-cell>
          <table:table-cell office:value-type="float" office:value="178208000000" calcext:value-type="float">
            <text:p>178208000000</text:p>
          </table:table-cell>
          <table:table-cell table:style-name="ce6" table:formula="of:=([.D191]/[.D190])-1" office:value-type="percentage" office:value="0.0320488319028922" calcext:value-type="percentage">
            <text:p>3.20%</text:p>
          </table:table-cell>
          <table:table-cell table:style-name="ce6" table:formula="of:=[.C191]/[.E191]" office:value-type="percentage" office:value="-1.4317530649205" calcext:value-type="percentage">
            <text:p>-143.18%</text:p>
          </table:table-cell>
          <table:table-cell table:number-columns-repeated="1018"/>
        </table:table-row>
        <table:table-row table:style-name="ro1">
          <table:table-cell office:value-type="date" office:date-value="1991-11-01" calcext:value-type="date">
            <text:p>Nov 1991</text:p>
          </table:table-cell>
          <table:table-cell office:value-type="float" office:value="10643450823" calcext:value-type="float">
            <text:p>10643450823</text:p>
          </table:table-cell>
          <table:table-cell table:formula="of:=([.B192]/[.B191])-1" office:value-type="percentage" office:value="-0.169948620926735" calcext:value-type="percentage">
            <text:p>-16.99%</text:p>
          </table:table-cell>
          <table:table-cell office:value-type="float" office:value="161529000000" calcext:value-type="float">
            <text:p>161529000000</text:p>
          </table:table-cell>
          <table:table-cell table:style-name="ce6" table:formula="of:=([.D192]/[.D191])-1" office:value-type="percentage" office:value="-0.0935928802298438" calcext:value-type="percentage">
            <text:p>-9.36%</text:p>
          </table:table-cell>
          <table:table-cell table:style-name="ce6" table:formula="of:=[.C192]/[.E192]" office:value-type="percentage" office:value="1.81582851718398" calcext:value-type="percentage">
            <text:p>181.58%</text:p>
          </table:table-cell>
          <table:table-cell table:number-columns-repeated="1018"/>
        </table:table-row>
        <table:table-row table:style-name="ro1">
          <table:table-cell office:value-type="date" office:date-value="1991-12-01" calcext:value-type="date">
            <text:p>Dec 1991</text:p>
          </table:table-cell>
          <table:table-cell office:value-type="float" office:value="13027744373" calcext:value-type="float">
            <text:p>13027744373</text:p>
          </table:table-cell>
          <table:table-cell table:formula="of:=([.B193]/[.B192])-1" office:value-type="percentage" office:value="0.224015085863661" calcext:value-type="percentage">
            <text:p>22.40%</text:p>
          </table:table-cell>
          <table:table-cell office:value-type="float" office:value="255844000000" calcext:value-type="float">
            <text:p>255844000000</text:p>
          </table:table-cell>
          <table:table-cell table:style-name="ce6" table:formula="of:=([.D193]/[.D192])-1" office:value-type="percentage" office:value="0.583888961115342" calcext:value-type="percentage">
            <text:p>58.39%</text:p>
          </table:table-cell>
          <table:table-cell table:style-name="ce6" table:formula="of:=[.C193]/[.E193]" office:value-type="percentage" office:value="0.383660423097825" calcext:value-type="percentage">
            <text:p>38.37%</text:p>
          </table:table-cell>
          <table:table-cell table:number-columns-repeated="1018"/>
        </table:table-row>
        <table:table-row table:style-name="ro1">
          <table:table-cell office:value-type="date" office:date-value="1992-01-01" calcext:value-type="date">
            <text:p>Jan 1992</text:p>
          </table:table-cell>
          <table:table-cell office:value-type="float" office:value="14885241332" calcext:value-type="float">
            <text:p>14885241332</text:p>
          </table:table-cell>
          <table:table-cell table:formula="of:=([.B194]/[.B193])-1" office:value-type="percentage" office:value="0.142580089524144" calcext:value-type="percentage">
            <text:p>14.26%</text:p>
          </table:table-cell>
          <table:table-cell office:value-type="float" office:value="236443000000" calcext:value-type="float">
            <text:p>236443000000</text:p>
          </table:table-cell>
          <table:table-cell table:style-name="ce6" table:formula="of:=([.D194]/[.D193])-1" office:value-type="percentage" office:value="-0.0758313659886494" calcext:value-type="percentage">
            <text:p>-7.58%</text:p>
          </table:table-cell>
          <table:table-cell table:style-name="ce6" table:formula="of:=[.C194]/[.E194]" office:value-type="percentage" office:value="-1.88022578342431" calcext:value-type="percentage">
            <text:p>-188.02%</text:p>
          </table:table-cell>
          <table:table-cell table:number-columns-repeated="1018"/>
        </table:table-row>
        <table:table-row table:style-name="ro1">
          <table:table-cell office:value-type="date" office:date-value="1992-02-01" calcext:value-type="date">
            <text:p>Feb 1992</text:p>
          </table:table-cell>
          <table:table-cell office:value-type="float" office:value="16434594847" calcext:value-type="float">
            <text:p>16434594847</text:p>
          </table:table-cell>
          <table:table-cell table:formula="of:=([.B195]/[.B194])-1" office:value-type="percentage" office:value="0.104086556639779" calcext:value-type="percentage">
            <text:p>10.41%</text:p>
          </table:table-cell>
          <table:table-cell office:value-type="float" office:value="250783000000" calcext:value-type="float">
            <text:p>250783000000</text:p>
          </table:table-cell>
          <table:table-cell table:style-name="ce6" table:formula="of:=([.D195]/[.D194])-1" office:value-type="percentage" office:value="0.0606488667458964" calcext:value-type="percentage">
            <text:p>6.06%</text:p>
          </table:table-cell>
          <table:table-cell table:style-name="ce6" table:formula="of:=[.C195]/[.E195]" office:value-type="percentage" office:value="1.71621601893859" calcext:value-type="percentage">
            <text:p>171.62%</text:p>
          </table:table-cell>
          <table:table-cell table:number-columns-repeated="1018"/>
        </table:table-row>
        <table:table-row table:style-name="ro1">
          <table:table-cell office:value-type="date" office:date-value="1992-03-01" calcext:value-type="date">
            <text:p>Mar 1992</text:p>
          </table:table-cell>
          <table:table-cell office:value-type="float" office:value="16417249195" calcext:value-type="float">
            <text:p>16417249195</text:p>
          </table:table-cell>
          <table:table-cell table:formula="of:=([.B196]/[.B195])-1" office:value-type="percentage" office:value="-0.00105543532782415" calcext:value-type="percentage">
            <text:p>-0.11%</text:p>
          </table:table-cell>
          <table:table-cell office:value-type="float" office:value="245290000000" calcext:value-type="float">
            <text:p>245290000000</text:p>
          </table:table-cell>
          <table:table-cell table:style-name="ce6" table:formula="of:=([.D196]/[.D195])-1" office:value-type="percentage" office:value="-0.0219033985557234" calcext:value-type="percentage">
            <text:p>-2.19%</text:p>
          </table:table-cell>
          <table:table-cell table:style-name="ce6" table:formula="of:=[.C196]/[.E196]" office:value-type="percentage" office:value="0.0481859162238712" calcext:value-type="percentage">
            <text:p>4.82%</text:p>
          </table:table-cell>
          <table:table-cell table:number-columns-repeated="1018"/>
        </table:table-row>
        <table:table-row table:style-name="ro1">
          <table:table-cell office:value-type="date" office:date-value="1992-04-01" calcext:value-type="date">
            <text:p>Apr 1992</text:p>
          </table:table-cell>
          <table:table-cell office:value-type="float" office:value="14002112340" calcext:value-type="float">
            <text:p>14002112340</text:p>
          </table:table-cell>
          <table:table-cell table:formula="of:=([.B197]/[.B196])-1" office:value-type="percentage" office:value="-0.147109715294786" calcext:value-type="percentage">
            <text:p>-14.71%</text:p>
          </table:table-cell>
          <table:table-cell office:value-type="float" office:value="237934000000" calcext:value-type="float">
            <text:p>237934000000</text:p>
          </table:table-cell>
          <table:table-cell table:style-name="ce6" table:formula="of:=([.D197]/[.D196])-1" office:value-type="percentage" office:value="-0.0299889926209792" calcext:value-type="percentage">
            <text:p>-3.00%</text:p>
          </table:table-cell>
          <table:table-cell table:style-name="ce6" table:formula="of:=[.C197]/[.E197]" office:value-type="percentage" office:value="4.90545705066042" calcext:value-type="percentage">
            <text:p>490.55%</text:p>
          </table:table-cell>
          <table:table-cell table:number-columns-repeated="1018"/>
        </table:table-row>
        <table:table-row table:style-name="ro1">
          <table:table-cell office:value-type="date" office:date-value="1992-05-01" calcext:value-type="date">
            <text:p>May 1992</text:p>
          </table:table-cell>
          <table:table-cell office:value-type="float" office:value="16952297163" calcext:value-type="float">
            <text:p>16952297163</text:p>
          </table:table-cell>
          <table:table-cell table:formula="of:=([.B198]/[.B197])-1" office:value-type="percentage" office:value="0.210695697289342" calcext:value-type="percentage">
            <text:p>21.07%</text:p>
          </table:table-cell>
          <table:table-cell office:value-type="float" office:value="224942000000" calcext:value-type="float">
            <text:p>224942000000</text:p>
          </table:table-cell>
          <table:table-cell table:style-name="ce6" table:formula="of:=([.D198]/[.D197])-1" office:value-type="percentage" office:value="-0.0546033774071801" calcext:value-type="percentage">
            <text:p>-5.46%</text:p>
          </table:table-cell>
          <table:table-cell table:style-name="ce6" table:formula="of:=[.C198]/[.E198]" office:value-type="percentage" office:value="-3.85865686875325" calcext:value-type="percentage">
            <text:p>-385.87%</text:p>
          </table:table-cell>
          <table:table-cell table:number-columns-repeated="1018"/>
        </table:table-row>
        <table:table-row table:style-name="ro1">
          <table:table-cell office:value-type="date" office:date-value="1992-06-01" calcext:value-type="date">
            <text:p>Jun 1992</text:p>
          </table:table-cell>
          <table:table-cell office:value-type="float" office:value="16766623964" calcext:value-type="float">
            <text:p>16766623964</text:p>
          </table:table-cell>
          <table:table-cell table:formula="of:=([.B199]/[.B198])-1" office:value-type="percentage" office:value="-0.0109526866603807" calcext:value-type="percentage">
            <text:p>-1.10%</text:p>
          </table:table-cell>
          <table:table-cell office:value-type="float" office:value="177184000000" calcext:value-type="float">
            <text:p>177184000000</text:p>
          </table:table-cell>
          <table:table-cell table:style-name="ce6" table:formula="of:=([.D199]/[.D198])-1" office:value-type="percentage" office:value="-0.212312507224084" calcext:value-type="percentage">
            <text:p>-21.23%</text:p>
          </table:table-cell>
          <table:table-cell table:style-name="ce6" table:formula="of:=[.C199]/[.E199]" office:value-type="percentage" office:value="0.0515875715641225" calcext:value-type="percentage">
            <text:p>5.16%</text:p>
          </table:table-cell>
          <table:table-cell table:number-columns-repeated="1018"/>
        </table:table-row>
        <table:table-row table:style-name="ro1">
          <table:table-cell office:value-type="date" office:date-value="1992-07-01" calcext:value-type="date">
            <text:p>Jul 1992</text:p>
          </table:table-cell>
          <table:table-cell office:value-type="float" office:value="16087318404" calcext:value-type="float">
            <text:p>16087318404</text:p>
          </table:table-cell>
          <table:table-cell table:formula="of:=([.B200]/[.B199])-1" office:value-type="percentage" office:value="-0.0405153453347885" calcext:value-type="percentage">
            <text:p>-4.05%</text:p>
          </table:table-cell>
          <table:table-cell office:value-type="float" office:value="164608000000" calcext:value-type="float">
            <text:p>164608000000</text:p>
          </table:table-cell>
          <table:table-cell table:style-name="ce6" table:formula="of:=([.D200]/[.D199])-1" office:value-type="percentage" office:value="-0.0709770633917284" calcext:value-type="percentage">
            <text:p>-7.10%</text:p>
          </table:table-cell>
          <table:table-cell table:style-name="ce6" table:formula="of:=[.C200]/[.E200]" office:value-type="percentage" office:value="0.570823071548916" calcext:value-type="percentage">
            <text:p>57.08%</text:p>
          </table:table-cell>
          <table:table-cell table:number-columns-repeated="1018"/>
        </table:table-row>
        <table:table-row table:style-name="ro1">
          <table:table-cell office:value-type="date" office:date-value="1992-08-01" calcext:value-type="date">
            <text:p>Aug 1992</text:p>
          </table:table-cell>
          <table:table-cell office:value-type="float" office:value="12034106819" calcext:value-type="float">
            <text:p>12034106819</text:p>
          </table:table-cell>
          <table:table-cell table:formula="of:=([.B201]/[.B200])-1" office:value-type="percentage" office:value="-0.251950728096001" calcext:value-type="percentage">
            <text:p>-25.20%</text:p>
          </table:table-cell>
          <table:table-cell office:value-type="float" office:value="168817000000" calcext:value-type="float">
            <text:p>168817000000</text:p>
          </table:table-cell>
          <table:table-cell table:style-name="ce6" table:formula="of:=([.D201]/[.D200])-1" office:value-type="percentage" office:value="0.0255698386469674" calcext:value-type="percentage">
            <text:p>2.56%</text:p>
          </table:table-cell>
          <table:table-cell table:style-name="ce6" table:formula="of:=[.C201]/[.E201]" office:value-type="percentage" office:value="-9.85343441445153" calcext:value-type="percentage">
            <text:p>-985.34%</text:p>
          </table:table-cell>
          <table:table-cell table:number-columns-repeated="1018"/>
        </table:table-row>
        <table:table-row table:style-name="ro1">
          <table:table-cell office:value-type="date" office:date-value="1992-09-01" calcext:value-type="date">
            <text:p>Sep 1992</text:p>
          </table:table-cell>
          <table:table-cell office:value-type="float" office:value="14281482944" calcext:value-type="float">
            <text:p>14281482944</text:p>
          </table:table-cell>
          <table:table-cell table:formula="of:=([.B202]/[.B201])-1" office:value-type="percentage" office:value="0.186750554802434" calcext:value-type="percentage">
            <text:p>18.68%</text:p>
          </table:table-cell>
          <table:table-cell office:value-type="float" office:value="308791000000" calcext:value-type="float">
            <text:p>308791000000</text:p>
          </table:table-cell>
          <table:table-cell table:style-name="ce6" table:formula="of:=([.D202]/[.D201])-1" office:value-type="percentage" office:value="0.829146353743995" calcext:value-type="percentage">
            <text:p>82.91%</text:p>
          </table:table-cell>
          <table:table-cell table:style-name="ce6" table:formula="of:=[.C202]/[.E202]" office:value-type="percentage" office:value="0.225232317502411" calcext:value-type="percentage">
            <text:p>22.52%</text:p>
          </table:table-cell>
          <table:table-cell table:number-columns-repeated="1018"/>
        </table:table-row>
        <table:table-row table:style-name="ro1">
          <table:table-cell office:value-type="date" office:date-value="1992-10-01" calcext:value-type="date">
            <text:p>Oct 1992</text:p>
          </table:table-cell>
          <table:table-cell office:value-type="float" office:value="20551634770" calcext:value-type="float">
            <text:p>20551634770</text:p>
          </table:table-cell>
          <table:table-cell table:formula="of:=([.B203]/[.B202])-1" office:value-type="percentage" office:value="0.43904066899679" calcext:value-type="percentage">
            <text:p>43.90%</text:p>
          </table:table-cell>
          <table:table-cell office:value-type="float" office:value="336833000000" calcext:value-type="float">
            <text:p>336833000000</text:p>
          </table:table-cell>
          <table:table-cell table:style-name="ce6" table:formula="of:=([.D203]/[.D202])-1" office:value-type="percentage" office:value="0.0908122322217941" calcext:value-type="percentage">
            <text:p>9.08%</text:p>
          </table:table-cell>
          <table:table-cell table:style-name="ce6" table:formula="of:=[.C203]/[.E203]" office:value-type="percentage" office:value="4.83459836032336" calcext:value-type="percentage">
            <text:p>483.46%</text:p>
          </table:table-cell>
          <table:table-cell table:number-columns-repeated="1018"/>
        </table:table-row>
        <table:table-row table:style-name="ro1">
          <table:table-cell office:value-type="date" office:date-value="1992-11-01" calcext:value-type="date">
            <text:p>Nov 1992</text:p>
          </table:table-cell>
          <table:table-cell office:value-type="float" office:value="15848167406" calcext:value-type="float">
            <text:p>15848167406</text:p>
          </table:table-cell>
          <table:table-cell table:formula="of:=([.B204]/[.B203])-1" office:value-type="percentage" office:value="-0.228860984376086" calcext:value-type="percentage">
            <text:p>-22.89%</text:p>
          </table:table-cell>
          <table:table-cell office:value-type="float" office:value="377386000000" calcext:value-type="float">
            <text:p>377386000000</text:p>
          </table:table-cell>
          <table:table-cell table:style-name="ce6" table:formula="of:=([.D204]/[.D203])-1" office:value-type="percentage" office:value="0.120394973176619" calcext:value-type="percentage">
            <text:p>12.04%</text:p>
          </table:table-cell>
          <table:table-cell table:style-name="ce6" table:formula="of:=[.C204]/[.E204]" office:value-type="percentage" office:value="-1.90091810594408" calcext:value-type="percentage">
            <text:p>-190.09%</text:p>
          </table:table-cell>
          <table:table-cell table:number-columns-repeated="1018"/>
        </table:table-row>
        <table:table-row table:style-name="ro1">
          <table:table-cell office:value-type="date" office:date-value="1992-12-01" calcext:value-type="date">
            <text:p>Dec 1992</text:p>
          </table:table-cell>
          <table:table-cell office:value-type="float" office:value="16666540905" calcext:value-type="float">
            <text:p>16666540905</text:p>
          </table:table-cell>
          <table:table-cell table:formula="of:=([.B205]/[.B204])-1" office:value-type="percentage" office:value="0.0516383678967305" calcext:value-type="percentage">
            <text:p>5.16%</text:p>
          </table:table-cell>
          <table:table-cell office:value-type="float" office:value="370722000000" calcext:value-type="float">
            <text:p>370722000000</text:p>
          </table:table-cell>
          <table:table-cell table:style-name="ce6" table:formula="of:=([.D205]/[.D204])-1" office:value-type="percentage" office:value="-0.0176583127090035" calcext:value-type="percentage">
            <text:p>-1.77%</text:p>
          </table:table-cell>
          <table:table-cell table:style-name="ce6" table:formula="of:=[.C205]/[.E205]" office:value-type="percentage" office:value="-2.92430928977724" calcext:value-type="percentage">
            <text:p>-292.43%</text:p>
          </table:table-cell>
          <table:table-cell table:number-columns-repeated="1018"/>
        </table:table-row>
        <table:table-row table:style-name="ro1">
          <table:table-cell office:value-type="date" office:date-value="1993-01-01" calcext:value-type="date">
            <text:p>Jan 1993</text:p>
          </table:table-cell>
          <table:table-cell office:value-type="float" office:value="16674591640" calcext:value-type="float">
            <text:p>16674591640</text:p>
          </table:table-cell>
          <table:table-cell table:formula="of:=([.B206]/[.B205])-1" office:value-type="percentage" office:value="0.000483047744933351" calcext:value-type="percentage">
            <text:p>0.05%</text:p>
          </table:table-cell>
          <table:table-cell office:value-type="float" office:value="268371000000" calcext:value-type="float">
            <text:p>268371000000</text:p>
          </table:table-cell>
          <table:table-cell table:style-name="ce6" table:formula="of:=([.D206]/[.D205])-1" office:value-type="percentage" office:value="-0.276085584346222" calcext:value-type="percentage">
            <text:p>-27.61%</text:p>
          </table:table-cell>
          <table:table-cell table:style-name="ce6" table:formula="of:=[.C206]/[.E206]" office:value-type="percentage" office:value="-0.00174963044911317" calcext:value-type="percentage">
            <text:p>-0.17%</text:p>
          </table:table-cell>
          <table:table-cell table:number-columns-repeated="1018"/>
        </table:table-row>
        <table:table-row table:style-name="ro1">
          <table:table-cell office:value-type="date" office:date-value="1993-02-01" calcext:value-type="date">
            <text:p>Feb 1993</text:p>
          </table:table-cell>
          <table:table-cell office:value-type="float" office:value="14558343667" calcext:value-type="float">
            <text:p>14558343667</text:p>
          </table:table-cell>
          <table:table-cell table:formula="of:=([.B207]/[.B206])-1" office:value-type="percentage" office:value="-0.126914530723704" calcext:value-type="percentage">
            <text:p>-12.69%</text:p>
          </table:table-cell>
          <table:table-cell office:value-type="float" office:value="292514000000" calcext:value-type="float">
            <text:p>292514000000</text:p>
          </table:table-cell>
          <table:table-cell table:style-name="ce6" table:formula="of:=([.D207]/[.D206])-1" office:value-type="percentage" office:value="0.0899612849376423" calcext:value-type="percentage">
            <text:p>9.00%</text:p>
          </table:table-cell>
          <table:table-cell table:style-name="ce6" table:formula="of:=[.C207]/[.E207]" office:value-type="percentage" office:value="-1.41076831896828" calcext:value-type="percentage">
            <text:p>-141.08%</text:p>
          </table:table-cell>
          <table:table-cell table:number-columns-repeated="1018"/>
        </table:table-row>
        <table:table-row table:style-name="ro1">
          <table:table-cell office:value-type="date" office:date-value="1993-03-01" calcext:value-type="date">
            <text:p>Mar 1993</text:p>
          </table:table-cell>
          <table:table-cell office:value-type="float" office:value="14746652000" calcext:value-type="float">
            <text:p>14746652000</text:p>
          </table:table-cell>
          <table:table-cell table:formula="of:=([.B208]/[.B207])-1" office:value-type="percentage" office:value="0.012934736073503" calcext:value-type="percentage">
            <text:p>1.29%</text:p>
          </table:table-cell>
          <table:table-cell office:value-type="float" office:value="330332000000" calcext:value-type="float">
            <text:p>330332000000</text:p>
          </table:table-cell>
          <table:table-cell table:style-name="ce6" table:formula="of:=([.D208]/[.D207])-1" office:value-type="percentage" office:value="0.129286119638718" calcext:value-type="percentage">
            <text:p>12.93%</text:p>
          </table:table-cell>
          <table:table-cell table:style-name="ce6" table:formula="of:=[.C208]/[.E208]" office:value-type="percentage" office:value="0.100047368655261" calcext:value-type="percentage">
            <text:p>10.00%</text:p>
          </table:table-cell>
          <table:table-cell table:number-columns-repeated="1018"/>
        </table:table-row>
        <table:table-row table:style-name="ro1">
          <table:table-cell office:value-type="date" office:date-value="1993-04-01" calcext:value-type="date">
            <text:p>Apr 1993</text:p>
          </table:table-cell>
          <table:table-cell office:value-type="float" office:value="14776491307" calcext:value-type="float">
            <text:p>14776491307</text:p>
          </table:table-cell>
          <table:table-cell table:formula="of:=([.B209]/[.B208])-1" office:value-type="percentage" office:value="0.00202346315624724" calcext:value-type="percentage">
            <text:p>0.20%</text:p>
          </table:table-cell>
          <table:table-cell office:value-type="float" office:value="317625000000" calcext:value-type="float">
            <text:p>317625000000</text:p>
          </table:table-cell>
          <table:table-cell table:style-name="ce6" table:formula="of:=([.D209]/[.D208])-1" office:value-type="percentage" office:value="-0.0384673601104344" calcext:value-type="percentage">
            <text:p>-3.85%</text:p>
          </table:table-cell>
          <table:table-cell table:style-name="ce6" table:formula="of:=[.C209]/[.E209]" office:value-type="percentage" office:value="-0.0526020800605542" calcext:value-type="percentage">
            <text:p>-5.26%</text:p>
          </table:table-cell>
          <table:table-cell table:number-columns-repeated="1018"/>
        </table:table-row>
        <table:table-row table:style-name="ro1">
          <table:table-cell office:value-type="date" office:date-value="1993-05-01" calcext:value-type="date">
            <text:p>May 1993</text:p>
          </table:table-cell>
          <table:table-cell office:value-type="float" office:value="13725223622" calcext:value-type="float">
            <text:p>13725223622</text:p>
          </table:table-cell>
          <table:table-cell table:formula="of:=([.B210]/[.B209])-1" office:value-type="percentage" office:value="-0.0711446082265813" calcext:value-type="percentage">
            <text:p>-7.11%</text:p>
          </table:table-cell>
          <table:table-cell office:value-type="float" office:value="315016000000" calcext:value-type="float">
            <text:p>315016000000</text:p>
          </table:table-cell>
          <table:table-cell table:style-name="ce6" table:formula="of:=([.D210]/[.D209])-1" office:value-type="percentage" office:value="-0.00821408894136166" calcext:value-type="percentage">
            <text:p>-0.82%</text:p>
          </table:table-cell>
          <table:table-cell table:style-name="ce6" table:formula="of:=[.C210]/[.E210]" office:value-type="percentage" office:value="8.66129022152852" calcext:value-type="percentage">
            <text:p>866.13%</text:p>
          </table:table-cell>
          <table:table-cell table:number-columns-repeated="1018"/>
        </table:table-row>
        <table:table-row table:style-name="ro1">
          <table:table-cell office:value-type="date" office:date-value="1993-06-01" calcext:value-type="date">
            <text:p>Jun 1993</text:p>
          </table:table-cell>
          <table:table-cell office:value-type="float" office:value="15846089825" calcext:value-type="float">
            <text:p>15846089825</text:p>
          </table:table-cell>
          <table:table-cell table:formula="of:=([.B211]/[.B210])-1" office:value-type="percentage" office:value="0.154523253056547" calcext:value-type="percentage">
            <text:p>15.45%</text:p>
          </table:table-cell>
          <table:table-cell office:value-type="float" office:value="362428000000" calcext:value-type="float">
            <text:p>362428000000</text:p>
          </table:table-cell>
          <table:table-cell table:style-name="ce6" table:formula="of:=([.D211]/[.D210])-1" office:value-type="percentage" office:value="0.150506640932524" calcext:value-type="percentage">
            <text:p>15.05%</text:p>
          </table:table-cell>
          <table:table-cell table:style-name="ce6" table:formula="of:=[.C211]/[.E211]" office:value-type="percentage" office:value="1.02668727505402" calcext:value-type="percentage">
            <text:p>102.67%</text:p>
          </table:table-cell>
          <table:table-cell table:number-columns-repeated="1018"/>
        </table:table-row>
        <table:table-row table:style-name="ro1">
          <table:table-cell office:value-type="date" office:date-value="1993-07-01" calcext:value-type="date">
            <text:p>Jul 1993</text:p>
          </table:table-cell>
          <table:table-cell office:value-type="float" office:value="15483722985" calcext:value-type="float">
            <text:p>15483722985</text:p>
          </table:table-cell>
          <table:table-cell table:formula="of:=([.B212]/[.B211])-1" office:value-type="percentage" office:value="-0.0228679026814743" calcext:value-type="percentage">
            <text:p>-2.29%</text:p>
          </table:table-cell>
          <table:table-cell office:value-type="float" office:value="337485000000" calcext:value-type="float">
            <text:p>337485000000</text:p>
          </table:table-cell>
          <table:table-cell table:style-name="ce6" table:formula="of:=([.D212]/[.D211])-1" office:value-type="percentage" office:value="-0.0688219453243127" calcext:value-type="percentage">
            <text:p>-6.88%</text:p>
          </table:table-cell>
          <table:table-cell table:style-name="ce6" table:formula="of:=[.C212]/[.E212]" office:value-type="percentage" office:value="0.332276319329726" calcext:value-type="percentage">
            <text:p>33.23%</text:p>
          </table:table-cell>
          <table:table-cell table:number-columns-repeated="1018"/>
        </table:table-row>
        <table:table-row table:style-name="ro1">
          <table:table-cell office:value-type="date" office:date-value="1993-08-01" calcext:value-type="date">
            <text:p>Aug 1993</text:p>
          </table:table-cell>
          <table:table-cell office:value-type="float" office:value="16090800701" calcext:value-type="float">
            <text:p>16090800701</text:p>
          </table:table-cell>
          <table:table-cell table:formula="of:=([.B213]/[.B212])-1" office:value-type="percentage" office:value="0.0392074772061031" calcext:value-type="percentage">
            <text:p>3.92%</text:p>
          </table:table-cell>
          <table:table-cell office:value-type="float" office:value="325641000000" calcext:value-type="float">
            <text:p>325641000000</text:p>
          </table:table-cell>
          <table:table-cell table:style-name="ce6" table:formula="of:=([.D213]/[.D212])-1" office:value-type="percentage" office:value="-0.0350948931063603" calcext:value-type="percentage">
            <text:p>-3.51%</text:p>
          </table:table-cell>
          <table:table-cell table:style-name="ce6" table:formula="of:=[.C213]/[.E213]" office:value-type="percentage" office:value="-1.11718468801939" calcext:value-type="percentage">
            <text:p>-111.72%</text:p>
          </table:table-cell>
          <table:table-cell table:number-columns-repeated="1018"/>
        </table:table-row>
        <table:table-row table:style-name="ro1">
          <table:table-cell office:value-type="date" office:date-value="1993-09-01" calcext:value-type="date">
            <text:p>Sep 1993</text:p>
          </table:table-cell>
          <table:table-cell office:value-type="float" office:value="14572557384" calcext:value-type="float">
            <text:p>14572557384</text:p>
          </table:table-cell>
          <table:table-cell table:formula="of:=([.B214]/[.B213])-1" office:value-type="percentage" office:value="-0.0943547400289189" calcext:value-type="percentage">
            <text:p>-9.44%</text:p>
          </table:table-cell>
          <table:table-cell office:value-type="float" office:value="287515000000" calcext:value-type="float">
            <text:p>287515000000</text:p>
          </table:table-cell>
          <table:table-cell table:style-name="ce6" table:formula="of:=([.D214]/[.D213])-1" office:value-type="percentage" office:value="-0.117079851738571" calcext:value-type="percentage">
            <text:p>-11.71%</text:p>
          </table:table-cell>
          <table:table-cell table:style-name="ce6" table:formula="of:=[.C214]/[.E214]" office:value-type="percentage" office:value="0.805900747462549" calcext:value-type="percentage">
            <text:p>80.59%</text:p>
          </table:table-cell>
          <table:table-cell table:number-columns-repeated="1018"/>
        </table:table-row>
        <table:table-row table:style-name="ro1">
          <table:table-cell office:value-type="date" office:date-value="1993-10-01" calcext:value-type="date">
            <text:p>Oct 1993</text:p>
          </table:table-cell>
          <table:table-cell office:value-type="float" office:value="14398974572" calcext:value-type="float">
            <text:p>14398974572</text:p>
          </table:table-cell>
          <table:table-cell table:formula="of:=([.B215]/[.B214])-1" office:value-type="percentage" office:value="-0.0119116231575513" calcext:value-type="percentage">
            <text:p>-1.19%</text:p>
          </table:table-cell>
          <table:table-cell office:value-type="float" office:value="278741000000" calcext:value-type="float">
            <text:p>278741000000</text:p>
          </table:table-cell>
          <table:table-cell table:style-name="ce6" table:formula="of:=([.D215]/[.D214])-1" office:value-type="percentage" office:value="-0.0305166686955464" calcext:value-type="percentage">
            <text:p>-3.05%</text:p>
          </table:table-cell>
          <table:table-cell table:style-name="ce6" table:formula="of:=[.C215]/[.E215]" office:value-type="percentage" office:value="0.390331699583242" calcext:value-type="percentage">
            <text:p>39.03%</text:p>
          </table:table-cell>
          <table:table-cell table:number-columns-repeated="1018"/>
        </table:table-row>
        <table:table-row table:style-name="ro1">
          <table:table-cell office:value-type="date" office:date-value="1993-11-01" calcext:value-type="date">
            <text:p>Nov 1993</text:p>
          </table:table-cell>
          <table:table-cell office:value-type="float" office:value="14265582813" calcext:value-type="float">
            <text:p>14265582813</text:p>
          </table:table-cell>
          <table:table-cell table:formula="of:=([.B216]/[.B215])-1" office:value-type="percentage" office:value="-0.00926397628754694" calcext:value-type="percentage">
            <text:p>-0.93%</text:p>
          </table:table-cell>
          <table:table-cell office:value-type="float" office:value="277749000000" calcext:value-type="float">
            <text:p>277749000000</text:p>
          </table:table-cell>
          <table:table-cell table:style-name="ce6" table:formula="of:=([.D216]/[.D215])-1" office:value-type="percentage" office:value="-0.00355885929949307" calcext:value-type="percentage">
            <text:p>-0.36%</text:p>
          </table:table-cell>
          <table:table-cell table:style-name="ce6" table:formula="of:=[.C216]/[.E216]" office:value-type="percentage" office:value="2.60307461125719" calcext:value-type="percentage">
            <text:p>260.31%</text:p>
          </table:table-cell>
          <table:table-cell table:number-columns-repeated="1018"/>
        </table:table-row>
        <table:table-row table:style-name="ro1">
          <table:table-cell office:value-type="date" office:date-value="1993-12-01" calcext:value-type="date">
            <text:p>Dec 1993</text:p>
          </table:table-cell>
          <table:table-cell office:value-type="float" office:value="14081438389" calcext:value-type="float">
            <text:p>14081438389</text:p>
          </table:table-cell>
          <table:table-cell table:formula="of:=([.B217]/[.B216])-1" office:value-type="percentage" office:value="-0.0129083000963824" calcext:value-type="percentage">
            <text:p>-1.29%</text:p>
          </table:table-cell>
          <table:table-cell office:value-type="float" office:value="276094000000" calcext:value-type="float">
            <text:p>276094000000</text:p>
          </table:table-cell>
          <table:table-cell table:style-name="ce6" table:formula="of:=([.D217]/[.D216])-1" office:value-type="percentage" office:value="-0.0059586173127536" calcext:value-type="percentage">
            <text:p>-0.60%</text:p>
          </table:table-cell>
          <table:table-cell table:style-name="ce6" table:formula="of:=[.C217]/[.E217]" office:value-type="percentage" office:value="2.16632473925687" calcext:value-type="percentage">
            <text:p>216.63%</text:p>
          </table:table-cell>
          <table:table-cell table:number-columns-repeated="1018"/>
        </table:table-row>
        <table:table-row table:style-name="ro1">
          <table:table-cell office:value-type="date" office:date-value="1994-01-01" calcext:value-type="date">
            <text:p>Jan 1994</text:p>
          </table:table-cell>
          <table:table-cell office:value-type="float" office:value="14237812080" calcext:value-type="float">
            <text:p>14237812080</text:p>
          </table:table-cell>
          <table:table-cell table:formula="of:=([.B218]/[.B217])-1" office:value-type="percentage" office:value="0.011104951545444" calcext:value-type="percentage">
            <text:p>1.11%</text:p>
          </table:table-cell>
          <table:table-cell office:value-type="float" office:value="287079000000" calcext:value-type="float">
            <text:p>287079000000</text:p>
          </table:table-cell>
          <table:table-cell table:style-name="ce6" table:formula="of:=([.D218]/[.D217])-1" office:value-type="percentage" office:value="0.0397871739335154" calcext:value-type="percentage">
            <text:p>3.98%</text:p>
          </table:table-cell>
          <table:table-cell table:style-name="ce6" table:formula="of:=[.C218]/[.E218]" office:value-type="percentage" office:value="0.279108829493656" calcext:value-type="percentage">
            <text:p>27.91%</text:p>
          </table:table-cell>
          <table:table-cell table:number-columns-repeated="1018"/>
        </table:table-row>
        <table:table-row table:style-name="ro1">
          <table:table-cell office:value-type="date" office:date-value="1994-02-01" calcext:value-type="date">
            <text:p>Feb 1994</text:p>
          </table:table-cell>
          <table:table-cell office:value-type="float" office:value="14266606048" calcext:value-type="float">
            <text:p>14266606048</text:p>
          </table:table-cell>
          <table:table-cell table:formula="of:=([.B219]/[.B218])-1" office:value-type="percentage" office:value="0.00202235904212045" calcext:value-type="percentage">
            <text:p>0.20%</text:p>
          </table:table-cell>
          <table:table-cell office:value-type="float" office:value="282809000000" calcext:value-type="float">
            <text:p>282809000000</text:p>
          </table:table-cell>
          <table:table-cell table:style-name="ce6" table:formula="of:=([.D219]/[.D218])-1" office:value-type="percentage" office:value="-0.014873954556063" calcext:value-type="percentage">
            <text:p>-1.49%</text:p>
          </table:table-cell>
          <table:table-cell table:style-name="ce6" table:formula="of:=[.C219]/[.E219]" office:value-type="percentage" office:value="-0.135966466382411" calcext:value-type="percentage">
            <text:p>-13.60%</text:p>
          </table:table-cell>
          <table:table-cell table:number-columns-repeated="1018"/>
        </table:table-row>
        <table:table-row table:style-name="ro1">
          <table:table-cell office:value-type="date" office:date-value="1994-03-01" calcext:value-type="date">
            <text:p>Mar 1994</text:p>
          </table:table-cell>
          <table:table-cell office:value-type="float" office:value="13690828637" calcext:value-type="float">
            <text:p>13690828637</text:p>
          </table:table-cell>
          <table:table-cell table:formula="of:=([.B220]/[.B219])-1" office:value-type="percentage" office:value="-0.0403584012247059" calcext:value-type="percentage">
            <text:p>-4.04%</text:p>
          </table:table-cell>
          <table:table-cell office:value-type="float" office:value="292811000000" calcext:value-type="float">
            <text:p>292811000000</text:p>
          </table:table-cell>
          <table:table-cell table:style-name="ce6" table:formula="of:=([.D220]/[.D219])-1" office:value-type="percentage" office:value="0.0353666255317193" calcext:value-type="percentage">
            <text:p>3.54%</text:p>
          </table:table-cell>
          <table:table-cell table:style-name="ce6" table:formula="of:=[.C220]/[.E220]" office:value-type="percentage" office:value="-1.14114368045969" calcext:value-type="percentage">
            <text:p>-114.11%</text:p>
          </table:table-cell>
          <table:table-cell table:number-columns-repeated="1018"/>
        </table:table-row>
        <table:table-row table:style-name="ro1">
          <table:table-cell office:value-type="date" office:date-value="1994-04-01" calcext:value-type="date">
            <text:p>Apr 1994</text:p>
          </table:table-cell>
          <table:table-cell office:value-type="float" office:value="13768179421" calcext:value-type="float">
            <text:p>13768179421</text:p>
          </table:table-cell>
          <table:table-cell table:formula="of:=([.B221]/[.B220])-1" office:value-type="percentage" office:value="0.00564982486092602" calcext:value-type="percentage">
            <text:p>0.56%</text:p>
          </table:table-cell>
          <table:table-cell office:value-type="float" office:value="266277000000" calcext:value-type="float">
            <text:p>266277000000</text:p>
          </table:table-cell>
          <table:table-cell table:style-name="ce6" table:formula="of:=([.D221]/[.D220])-1" office:value-type="percentage" office:value="-0.0906181803279248" calcext:value-type="percentage">
            <text:p>-9.06%</text:p>
          </table:table-cell>
          <table:table-cell table:style-name="ce6" table:formula="of:=[.C221]/[.E221]" office:value-type="percentage" office:value="-0.0623475867699032" calcext:value-type="percentage">
            <text:p>-6.23%</text:p>
          </table:table-cell>
          <table:table-cell table:number-columns-repeated="1018"/>
        </table:table-row>
        <table:table-row table:style-name="ro1">
          <table:table-cell office:value-type="date" office:date-value="1994-05-01" calcext:value-type="date">
            <text:p>May 1994</text:p>
          </table:table-cell>
          <table:table-cell office:value-type="float" office:value="15310858595" calcext:value-type="float">
            <text:p>15310858595</text:p>
          </table:table-cell>
          <table:table-cell table:formula="of:=([.B222]/[.B221])-1" office:value-type="percentage" office:value="0.112046707616769" calcext:value-type="percentage">
            <text:p>11.20%</text:p>
          </table:table-cell>
          <table:table-cell office:value-type="float" office:value="275880000000" calcext:value-type="float">
            <text:p>275880000000</text:p>
          </table:table-cell>
          <table:table-cell table:style-name="ce6" table:formula="of:=([.D222]/[.D221])-1" office:value-type="percentage" office:value="0.0360639484446648" calcext:value-type="percentage">
            <text:p>3.61%</text:p>
          </table:table-cell>
          <table:table-cell table:style-name="ce6" table:formula="of:=[.C222]/[.E222]" office:value-type="percentage" office:value="3.10688963491308" calcext:value-type="percentage">
            <text:p>310.69%</text:p>
          </table:table-cell>
          <table:table-cell table:number-columns-repeated="1018"/>
        </table:table-row>
        <table:table-row table:style-name="ro1">
          <table:table-cell office:value-type="date" office:date-value="1994-06-01" calcext:value-type="date">
            <text:p>Jun 1994</text:p>
          </table:table-cell>
          <table:table-cell office:value-type="float" office:value="16319387493" calcext:value-type="float">
            <text:p>16319387493</text:p>
          </table:table-cell>
          <table:table-cell table:formula="of:=([.B223]/[.B222])-1" office:value-type="percentage" office:value="0.0658701725799591" calcext:value-type="percentage">
            <text:p>6.59%</text:p>
          </table:table-cell>
          <table:table-cell office:value-type="float" office:value="286342000000" calcext:value-type="float">
            <text:p>286342000000</text:p>
          </table:table-cell>
          <table:table-cell table:style-name="ce6" table:formula="of:=([.D223]/[.D222])-1" office:value-type="percentage" office:value="0.0379222850514715" calcext:value-type="percentage">
            <text:p>3.79%</text:p>
          </table:table-cell>
          <table:table-cell table:style-name="ce6" table:formula="of:=[.C223]/[.E223]" office:value-type="percentage" office:value="1.73697794029432" calcext:value-type="percentage">
            <text:p>173.70%</text:p>
          </table:table-cell>
          <table:table-cell table:number-columns-repeated="1018"/>
        </table:table-row>
        <table:table-row table:style-name="ro1">
          <table:table-cell office:value-type="date" office:date-value="1994-07-01" calcext:value-type="date">
            <text:p>Jul 1994</text:p>
          </table:table-cell>
          <table:table-cell office:value-type="float" office:value="15181428046" calcext:value-type="float">
            <text:p>15181428046</text:p>
          </table:table-cell>
          <table:table-cell table:formula="of:=([.B224]/[.B223])-1" office:value-type="percentage" office:value="-0.0697305243525906" calcext:value-type="percentage">
            <text:p>-6.97%</text:p>
          </table:table-cell>
          <table:table-cell office:value-type="float" office:value="276935000000" calcext:value-type="float">
            <text:p>276935000000</text:p>
          </table:table-cell>
          <table:table-cell table:style-name="ce6" table:formula="of:=([.D224]/[.D223])-1" office:value-type="percentage" office:value="-0.0328523234453905" calcext:value-type="percentage">
            <text:p>-3.29%</text:p>
          </table:table-cell>
          <table:table-cell table:style-name="ce6" table:formula="of:=[.C224]/[.E224]" office:value-type="percentage" office:value="2.12254467993723" calcext:value-type="percentage">
            <text:p>212.25%</text:p>
          </table:table-cell>
          <table:table-cell table:number-columns-repeated="1018"/>
        </table:table-row>
        <table:table-row table:style-name="ro1">
          <table:table-cell office:value-type="date" office:date-value="1994-08-01" calcext:value-type="date">
            <text:p>Aug 1994</text:p>
          </table:table-cell>
          <table:table-cell office:value-type="float" office:value="16250292375" calcext:value-type="float">
            <text:p>16250292375</text:p>
          </table:table-cell>
          <table:table-cell table:formula="of:=([.B225]/[.B224])-1" office:value-type="percentage" office:value="0.0704060465037493" calcext:value-type="percentage">
            <text:p>7.04%</text:p>
          </table:table-cell>
          <table:table-cell office:value-type="float" office:value="280907000000" calcext:value-type="float">
            <text:p>280907000000</text:p>
          </table:table-cell>
          <table:table-cell table:style-name="ce6" table:formula="of:=([.D225]/[.D224])-1" office:value-type="percentage" office:value="0.0143427157997365" calcext:value-type="percentage">
            <text:p>1.43%</text:p>
          </table:table-cell>
          <table:table-cell table:style-name="ce6" table:formula="of:=[.C225]/[.E225]" office:value-type="percentage" office:value="4.90883647747123" calcext:value-type="percentage">
            <text:p>490.88%</text:p>
          </table:table-cell>
          <table:table-cell table:number-columns-repeated="1018"/>
        </table:table-row>
        <table:table-row table:style-name="ro1">
          <table:table-cell office:value-type="date" office:date-value="1994-09-01" calcext:value-type="date">
            <text:p>Sep 1994</text:p>
          </table:table-cell>
          <table:table-cell office:value-type="float" office:value="15812880072" calcext:value-type="float">
            <text:p>15812880072</text:p>
          </table:table-cell>
          <table:table-cell table:formula="of:=([.B226]/[.B225])-1" office:value-type="percentage" office:value="-0.0269171958821448" calcext:value-type="percentage">
            <text:p>-2.69%</text:p>
          </table:table-cell>
          <table:table-cell office:value-type="float" office:value="276261000000" calcext:value-type="float">
            <text:p>276261000000</text:p>
          </table:table-cell>
          <table:table-cell table:style-name="ce6" table:formula="of:=([.D226]/[.D225])-1" office:value-type="percentage" office:value="-0.0165392816839737" calcext:value-type="percentage">
            <text:p>-1.65%</text:p>
          </table:table-cell>
          <table:table-cell table:style-name="ce6" table:formula="of:=[.C226]/[.E226]" office:value-type="percentage" office:value="1.62747067233441" calcext:value-type="percentage">
            <text:p>162.75%</text:p>
          </table:table-cell>
          <table:table-cell table:number-columns-repeated="1018"/>
        </table:table-row>
        <table:table-row table:style-name="ro1">
          <table:table-cell office:value-type="date" office:date-value="1994-10-01" calcext:value-type="date">
            <text:p>Oct 1994</text:p>
          </table:table-cell>
          <table:table-cell office:value-type="float" office:value="15931986969" calcext:value-type="float">
            <text:p>15931986969</text:p>
          </table:table-cell>
          <table:table-cell table:formula="of:=([.B227]/[.B226])-1" office:value-type="percentage" office:value="0.00753227093721542" calcext:value-type="percentage">
            <text:p>0.75%</text:p>
          </table:table-cell>
          <table:table-cell office:value-type="float" office:value="275941000000" calcext:value-type="float">
            <text:p>275941000000</text:p>
          </table:table-cell>
          <table:table-cell table:style-name="ce6" table:formula="of:=([.D227]/[.D226])-1" office:value-type="percentage" office:value="-0.00115832491737888" calcext:value-type="percentage">
            <text:p>-0.12%</text:p>
          </table:table-cell>
          <table:table-cell table:style-name="ce6" table:formula="of:=[.C227]/[.E227]" office:value-type="percentage" office:value="-6.50272719183131" calcext:value-type="percentage">
            <text:p>-650.27%</text:p>
          </table:table-cell>
          <table:table-cell table:number-columns-repeated="1018"/>
        </table:table-row>
        <table:table-row table:style-name="ro1">
          <table:table-cell office:value-type="date" office:date-value="1994-11-01" calcext:value-type="date">
            <text:p>Nov 1994</text:p>
          </table:table-cell>
          <table:table-cell office:value-type="float" office:value="15810369445" calcext:value-type="float">
            <text:p>15810369445</text:p>
          </table:table-cell>
          <table:table-cell table:formula="of:=([.B228]/[.B227])-1" office:value-type="percentage" office:value="-0.00763354402916849" calcext:value-type="percentage">
            <text:p>-0.76%</text:p>
          </table:table-cell>
          <table:table-cell office:value-type="float" office:value="283726000000" calcext:value-type="float">
            <text:p>283726000000</text:p>
          </table:table-cell>
          <table:table-cell table:style-name="ce6" table:formula="of:=([.D228]/[.D227])-1" office:value-type="percentage" office:value="0.0282125526833634" calcext:value-type="percentage">
            <text:p>2.82%</text:p>
          </table:table-cell>
          <table:table-cell table:style-name="ce6" table:formula="of:=[.C228]/[.E228]" office:value-type="percentage" office:value="-0.270572610527012" calcext:value-type="percentage">
            <text:p>-27.06%</text:p>
          </table:table-cell>
          <table:table-cell table:number-columns-repeated="1018"/>
        </table:table-row>
        <table:table-row table:style-name="ro1">
          <table:table-cell office:value-type="date" office:date-value="1994-12-01" calcext:value-type="date">
            <text:p>Dec 1994</text:p>
          </table:table-cell>
          <table:table-cell office:value-type="float" office:value="16141251772" calcext:value-type="float">
            <text:p>16141251772</text:p>
          </table:table-cell>
          <table:table-cell table:formula="of:=([.B229]/[.B228])-1" office:value-type="percentage" office:value="0.0209281843887994" calcext:value-type="percentage">
            <text:p>2.09%</text:p>
          </table:table-cell>
          <table:table-cell office:value-type="float" office:value="279200000000" calcext:value-type="float">
            <text:p>279200000000</text:p>
          </table:table-cell>
          <table:table-cell table:style-name="ce6" table:formula="of:=([.D229]/[.D228])-1" office:value-type="percentage" office:value="-0.0159520100378534" calcext:value-type="percentage">
            <text:p>-1.60%</text:p>
          </table:table-cell>
          <table:table-cell table:style-name="ce6" table:formula="of:=[.C229]/[.E229]" office:value-type="percentage" office:value="-1.31194654085208" calcext:value-type="percentage">
            <text:p>-131.19%</text:p>
          </table:table-cell>
          <table:table-cell table:number-columns-repeated="1018"/>
        </table:table-row>
        <table:table-row table:style-name="ro1">
          <table:table-cell office:value-type="date" office:date-value="1995-01-01" calcext:value-type="date">
            <text:p>Jan 1995</text:p>
          </table:table-cell>
          <table:table-cell office:value-type="float" office:value="16440313386" calcext:value-type="float">
            <text:p>16440313386</text:p>
          </table:table-cell>
          <table:table-cell table:formula="of:=([.B230]/[.B229])-1" office:value-type="percentage" office:value="0.0185277832366619" calcext:value-type="percentage">
            <text:p>1.85%</text:p>
          </table:table-cell>
          <table:table-cell office:value-type="float" office:value="282452000000" calcext:value-type="float">
            <text:p>282452000000</text:p>
          </table:table-cell>
          <table:table-cell table:style-name="ce6" table:formula="of:=([.D230]/[.D229])-1" office:value-type="percentage" office:value="0.0116475644699141" calcext:value-type="percentage">
            <text:p>1.16%</text:p>
          </table:table-cell>
          <table:table-cell table:style-name="ce6" table:formula="of:=[.C230]/[.E230]" office:value-type="percentage" office:value="1.59070020900245" calcext:value-type="percentage">
            <text:p>159.07%</text:p>
          </table:table-cell>
          <table:table-cell table:number-columns-repeated="1018"/>
        </table:table-row>
        <table:table-row table:style-name="ro1">
          <table:table-cell office:value-type="date" office:date-value="1995-02-01" calcext:value-type="date">
            <text:p>Feb 1995</text:p>
          </table:table-cell>
          <table:table-cell office:value-type="float" office:value="16643260291" calcext:value-type="float">
            <text:p>16643260291</text:p>
          </table:table-cell>
          <table:table-cell table:formula="of:=([.B231]/[.B230])-1" office:value-type="percentage" office:value="0.0123444669353336" calcext:value-type="percentage">
            <text:p>1.23%</text:p>
          </table:table-cell>
          <table:table-cell office:value-type="float" office:value="274346000000" calcext:value-type="float">
            <text:p>274346000000</text:p>
          </table:table-cell>
          <table:table-cell table:style-name="ce6" table:formula="of:=([.D231]/[.D230])-1" office:value-type="percentage" office:value="-0.0286986815458909" calcext:value-type="percentage">
            <text:p>-2.87%</text:p>
          </table:table-cell>
          <table:table-cell table:style-name="ce6" table:formula="of:=[.C231]/[.E231]" office:value-type="percentage" office:value="-0.430140559439781" calcext:value-type="percentage">
            <text:p>-43.01%</text:p>
          </table:table-cell>
          <table:table-cell table:number-columns-repeated="1018"/>
        </table:table-row>
        <table:table-row table:style-name="ro1">
          <table:table-cell office:value-type="date" office:date-value="1995-03-01" calcext:value-type="date">
            <text:p>Mar 1995</text:p>
          </table:table-cell>
          <table:table-cell office:value-type="float" office:value="15843304186" calcext:value-type="float">
            <text:p>15843304186</text:p>
          </table:table-cell>
          <table:table-cell table:formula="of:=([.B232]/[.B231])-1" office:value-type="percentage" office:value="-0.0480648677610711" calcext:value-type="percentage">
            <text:p>-4.81%</text:p>
          </table:table-cell>
          <table:table-cell office:value-type="float" office:value="272541000000" calcext:value-type="float">
            <text:p>272541000000</text:p>
          </table:table-cell>
          <table:table-cell table:style-name="ce6" table:formula="of:=([.D232]/[.D231])-1" office:value-type="percentage" office:value="-0.00657928309506972" calcext:value-type="percentage">
            <text:p>-0.66%</text:p>
          </table:table-cell>
          <table:table-cell table:style-name="ce6" table:formula="of:=[.C232]/[.E232]" office:value-type="percentage" office:value="7.30548709738439" calcext:value-type="percentage">
            <text:p>730.55%</text:p>
          </table:table-cell>
          <table:table-cell table:number-columns-repeated="1018"/>
        </table:table-row>
        <table:table-row table:style-name="ro1">
          <table:table-cell office:value-type="date" office:date-value="1995-04-01" calcext:value-type="date">
            <text:p>Apr 1995</text:p>
          </table:table-cell>
          <table:table-cell office:value-type="float" office:value="16810541937" calcext:value-type="float">
            <text:p>16810541937</text:p>
          </table:table-cell>
          <table:table-cell table:formula="of:=([.B233]/[.B232])-1" office:value-type="percentage" office:value="0.0610502543942004" calcext:value-type="percentage">
            <text:p>6.11%</text:p>
          </table:table-cell>
          <table:table-cell office:value-type="float" office:value="275809000000" calcext:value-type="float">
            <text:p>275809000000</text:p>
          </table:table-cell>
          <table:table-cell table:style-name="ce6" table:formula="of:=([.D233]/[.D232])-1" office:value-type="percentage" office:value="0.0119908564216027" calcext:value-type="percentage">
            <text:p>1.20%</text:p>
          </table:table-cell>
          <table:table-cell table:style-name="ce6" table:formula="of:=[.C233]/[.E233]" office:value-type="percentage" office:value="5.09140066794666" calcext:value-type="percentage">
            <text:p>509.14%</text:p>
          </table:table-cell>
          <table:table-cell table:number-columns-repeated="1018"/>
        </table:table-row>
        <table:table-row table:style-name="ro1">
          <table:table-cell office:value-type="date" office:date-value="1995-05-01" calcext:value-type="date">
            <text:p>May 1995</text:p>
          </table:table-cell>
          <table:table-cell office:value-type="float" office:value="17005968977" calcext:value-type="float">
            <text:p>17005968977</text:p>
          </table:table-cell>
          <table:table-cell table:formula="of:=([.B234]/[.B233])-1" office:value-type="percentage" office:value="0.0116252670932557" calcext:value-type="percentage">
            <text:p>1.16%</text:p>
          </table:table-cell>
          <table:table-cell office:value-type="float" office:value="272208000000" calcext:value-type="float">
            <text:p>272208000000</text:p>
          </table:table-cell>
          <table:table-cell table:style-name="ce6" table:formula="of:=([.D234]/[.D233])-1" office:value-type="percentage" office:value="-0.0130561366742927" calcext:value-type="percentage">
            <text:p>-1.31%</text:p>
          </table:table-cell>
          <table:table-cell table:style-name="ce6" table:formula="of:=[.C234]/[.E234]" office:value-type="percentage" office:value="-0.890406357046311" calcext:value-type="percentage">
            <text:p>-89.04%</text:p>
          </table:table-cell>
          <table:table-cell table:number-columns-repeated="1018"/>
        </table:table-row>
        <table:table-row table:style-name="ro1">
          <table:table-cell office:value-type="date" office:date-value="1995-06-01" calcext:value-type="date">
            <text:p>Jun 1995</text:p>
          </table:table-cell>
          <table:table-cell office:value-type="float" office:value="16879831451" calcext:value-type="float">
            <text:p>16879831451</text:p>
          </table:table-cell>
          <table:table-cell table:formula="of:=([.B235]/[.B234])-1" office:value-type="percentage" office:value="-0.00741725015320194" calcext:value-type="percentage">
            <text:p>-0.74%</text:p>
          </table:table-cell>
          <table:table-cell office:value-type="float" office:value="281509000000" calcext:value-type="float">
            <text:p>281509000000</text:p>
          </table:table-cell>
          <table:table-cell table:style-name="ce6" table:formula="of:=([.D235]/[.D234])-1" office:value-type="percentage" office:value="0.0341687239170045" calcext:value-type="percentage">
            <text:p>3.42%</text:p>
          </table:table-cell>
          <table:table-cell table:style-name="ce6" table:formula="of:=[.C235]/[.E235]" office:value-type="percentage" office:value="-0.217077177690872" calcext:value-type="percentage">
            <text:p>-21.71%</text:p>
          </table:table-cell>
          <table:table-cell table:number-columns-repeated="1018"/>
        </table:table-row>
        <table:table-row table:style-name="ro1">
          <table:table-cell office:value-type="date" office:date-value="1995-07-01" calcext:value-type="date">
            <text:p>Jul 1995</text:p>
          </table:table-cell>
          <table:table-cell office:value-type="float" office:value="16642330372" calcext:value-type="float">
            <text:p>16642330372</text:p>
          </table:table-cell>
          <table:table-cell table:formula="of:=([.B236]/[.B235])-1" office:value-type="percentage" office:value="-0.0140701096269495" calcext:value-type="percentage">
            <text:p>-1.41%</text:p>
          </table:table-cell>
          <table:table-cell office:value-type="float" office:value="276891000000" calcext:value-type="float">
            <text:p>276891000000</text:p>
          </table:table-cell>
          <table:table-cell table:style-name="ce6" table:formula="of:=([.D236]/[.D235])-1" office:value-type="percentage" office:value="-0.0164044488808528" calcext:value-type="percentage">
            <text:p>-1.64%</text:p>
          </table:table-cell>
          <table:table-cell table:style-name="ce6" table:formula="of:=[.C236]/[.E236]" office:value-type="percentage" office:value="0.857700842566684" calcext:value-type="percentage">
            <text:p>85.77%</text:p>
          </table:table-cell>
          <table:table-cell table:number-columns-repeated="1018"/>
        </table:table-row>
        <table:table-row table:style-name="ro1">
          <table:table-cell office:value-type="date" office:date-value="1995-08-01" calcext:value-type="date">
            <text:p>Aug 1995</text:p>
          </table:table-cell>
          <table:table-cell office:value-type="float" office:value="17211334276" calcext:value-type="float">
            <text:p>17211334276</text:p>
          </table:table-cell>
          <table:table-cell table:formula="of:=([.B237]/[.B236])-1" office:value-type="percentage" office:value="0.0341901579455077" calcext:value-type="percentage">
            <text:p>3.42%</text:p>
          </table:table-cell>
          <table:table-cell office:value-type="float" office:value="279348000000" calcext:value-type="float">
            <text:p>279348000000</text:p>
          </table:table-cell>
          <table:table-cell table:style-name="ce6" table:formula="of:=([.D237]/[.D236])-1" office:value-type="percentage" office:value="0.00887352785030937" calcext:value-type="percentage">
            <text:p>0.89%</text:p>
          </table:table-cell>
          <table:table-cell table:style-name="ce6" table:formula="of:=[.C237]/[.E237]" office:value-type="percentage" office:value="3.85305129169293" calcext:value-type="percentage">
            <text:p>385.31%</text:p>
          </table:table-cell>
          <table:table-cell table:number-columns-repeated="1018"/>
        </table:table-row>
        <table:table-row table:style-name="ro1">
          <table:table-cell office:value-type="date" office:date-value="1995-09-01" calcext:value-type="date">
            <text:p>Sep 1995</text:p>
          </table:table-cell>
          <table:table-cell office:value-type="float" office:value="18386774545" calcext:value-type="float">
            <text:p>18386774545</text:p>
          </table:table-cell>
          <table:table-cell table:formula="of:=([.B238]/[.B237])-1" office:value-type="percentage" office:value="0.0682945464977152" calcext:value-type="percentage">
            <text:p>6.83%</text:p>
          </table:table-cell>
          <table:table-cell office:value-type="float" office:value="278373000000" calcext:value-type="float">
            <text:p>278373000000</text:p>
          </table:table-cell>
          <table:table-cell table:style-name="ce6" table:formula="of:=([.D238]/[.D237])-1" office:value-type="percentage" office:value="-0.00349027020060999" calcext:value-type="percentage">
            <text:p>-0.35%</text:p>
          </table:table-cell>
          <table:table-cell table:style-name="ce6" table:formula="of:=[.C238]/[.E238]" office:value-type="percentage" office:value="-19.5671230513269" calcext:value-type="percentage">
            <text:p>-1956.71%</text:p>
          </table:table-cell>
          <table:table-cell table:number-columns-repeated="1018"/>
        </table:table-row>
        <table:table-row table:style-name="ro1">
          <table:table-cell office:value-type="date" office:date-value="1995-10-01" calcext:value-type="date">
            <text:p>Oct 1995</text:p>
          </table:table-cell>
          <table:table-cell office:value-type="float" office:value="16963470078" calcext:value-type="float">
            <text:p>16963470078</text:p>
          </table:table-cell>
          <table:table-cell table:formula="of:=([.B239]/[.B238])-1" office:value-type="percentage" office:value="-0.0774091433773003" calcext:value-type="percentage">
            <text:p>-7.74%</text:p>
          </table:table-cell>
          <table:table-cell office:value-type="float" office:value="259320000000" calcext:value-type="float">
            <text:p>259320000000</text:p>
          </table:table-cell>
          <table:table-cell table:style-name="ce6" table:formula="of:=([.D239]/[.D238])-1" office:value-type="percentage" office:value="-0.0684441379013051" calcext:value-type="percentage">
            <text:p>-6.84%</text:p>
          </table:table-cell>
          <table:table-cell table:style-name="ce6" table:formula="of:=[.C239]/[.E239]" office:value-type="percentage" office:value="1.1309828094982" calcext:value-type="percentage">
            <text:p>113.10%</text:p>
          </table:table-cell>
          <table:table-cell table:number-columns-repeated="1018"/>
        </table:table-row>
        <table:table-row table:style-name="ro1">
          <table:table-cell office:value-type="date" office:date-value="1995-11-01" calcext:value-type="date">
            <text:p>Nov 1995</text:p>
          </table:table-cell>
          <table:table-cell office:value-type="float" office:value="16769943416" calcext:value-type="float">
            <text:p>16769943416</text:p>
          </table:table-cell>
          <table:table-cell table:formula="of:=([.B240]/[.B239])-1" office:value-type="percentage" office:value="-0.0114084359573921" calcext:value-type="percentage">
            <text:p>-1.14%</text:p>
          </table:table-cell>
          <table:table-cell office:value-type="float" office:value="251191000000" calcext:value-type="float">
            <text:p>251191000000</text:p>
          </table:table-cell>
          <table:table-cell table:style-name="ce6" table:formula="of:=([.D240]/[.D239])-1" office:value-type="percentage" office:value="-0.0313473700447324" calcext:value-type="percentage">
            <text:p>-3.13%</text:p>
          </table:table-cell>
          <table:table-cell table:style-name="ce6" table:formula="of:=[.C240]/[.E240]" office:value-type="percentage" office:value="0.363935983819769" calcext:value-type="percentage">
            <text:p>36.39%</text:p>
          </table:table-cell>
          <table:table-cell table:number-columns-repeated="1018"/>
        </table:table-row>
        <table:table-row table:style-name="ro1">
          <table:table-cell office:value-type="date" office:date-value="1995-12-01" calcext:value-type="date">
            <text:p>Dec 1995</text:p>
          </table:table-cell>
          <table:table-cell office:value-type="float" office:value="16344481911" calcext:value-type="float">
            <text:p>16344481911</text:p>
          </table:table-cell>
          <table:table-cell table:formula="of:=([.B241]/[.B240])-1" office:value-type="percentage" office:value="-0.0253704794611336" calcext:value-type="percentage">
            <text:p>-2.54%</text:p>
          </table:table-cell>
          <table:table-cell office:value-type="float" office:value="257301000000" calcext:value-type="float">
            <text:p>257301000000</text:p>
          </table:table-cell>
          <table:table-cell table:style-name="ce6" table:formula="of:=([.D241]/[.D240])-1" office:value-type="percentage" office:value="0.0243241198928306" calcext:value-type="percentage">
            <text:p>2.43%</text:p>
          </table:table-cell>
          <table:table-cell table:style-name="ce6" table:formula="of:=[.C241]/[.E241]" office:value-type="percentage" office:value="-1.04301736601008" calcext:value-type="percentage">
            <text:p>-104.30%</text:p>
          </table:table-cell>
          <table:table-cell table:number-columns-repeated="1018"/>
        </table:table-row>
        <table:table-row table:style-name="ro1">
          <table:table-cell office:value-type="date" office:date-value="1996-01-01" calcext:value-type="date">
            <text:p>Jan 1996</text:p>
          </table:table-cell>
          <table:table-cell office:value-type="float" office:value="16525145214" calcext:value-type="float">
            <text:p>16525145214</text:p>
          </table:table-cell>
          <table:table-cell table:formula="of:=([.B242]/[.B241])-1" office:value-type="percentage" office:value="0.0110534738258306" calcext:value-type="percentage">
            <text:p>1.11%</text:p>
          </table:table-cell>
          <table:table-cell office:value-type="float" office:value="255020000000" calcext:value-type="float">
            <text:p>255020000000</text:p>
          </table:table-cell>
          <table:table-cell table:style-name="ce6" table:formula="of:=([.D242]/[.D241])-1" office:value-type="percentage" office:value="-0.00886510351689262" calcext:value-type="percentage">
            <text:p>-0.89%</text:p>
          </table:table-cell>
          <table:table-cell table:style-name="ce6" table:formula="of:=[.C242]/[.E242]" office:value-type="percentage" office:value="-1.24685220028936" calcext:value-type="percentage">
            <text:p>-124.69%</text:p>
          </table:table-cell>
          <table:table-cell table:number-columns-repeated="1018"/>
        </table:table-row>
        <table:table-row table:style-name="ro1">
          <table:table-cell office:value-type="date" office:date-value="1996-02-01" calcext:value-type="date">
            <text:p>Feb 1996</text:p>
          </table:table-cell>
          <table:table-cell office:value-type="float" office:value="16326424598" calcext:value-type="float">
            <text:p>16326424598</text:p>
          </table:table-cell>
          <table:table-cell table:formula="of:=([.B243]/[.B242])-1" office:value-type="percentage" office:value="-0.0120253476400102" calcext:value-type="percentage">
            <text:p>-1.20%</text:p>
          </table:table-cell>
          <table:table-cell office:value-type="float" office:value="251634000000" calcext:value-type="float">
            <text:p>251634000000</text:p>
          </table:table-cell>
          <table:table-cell table:style-name="ce6" table:formula="of:=([.D243]/[.D242])-1" office:value-type="percentage" office:value="-0.0132773900086268" calcext:value-type="percentage">
            <text:p>-1.33%</text:p>
          </table:table-cell>
          <table:table-cell table:style-name="ce6" table:formula="of:=[.C243]/[.E243]" office:value-type="percentage" office:value="0.905701168090781" calcext:value-type="percentage">
            <text:p>90.57%</text:p>
          </table:table-cell>
          <table:table-cell table:number-columns-repeated="1018"/>
        </table:table-row>
        <table:table-row table:style-name="ro1">
          <table:table-cell office:value-type="date" office:date-value="1996-03-01" calcext:value-type="date">
            <text:p>Mar 1996</text:p>
          </table:table-cell>
          <table:table-cell office:value-type="float" office:value="15253139208" calcext:value-type="float">
            <text:p>15253139208</text:p>
          </table:table-cell>
          <table:table-cell table:formula="of:=([.B244]/[.B243])-1" office:value-type="percentage" office:value="-0.0657391570063343" calcext:value-type="percentage">
            <text:p>-6.57%</text:p>
          </table:table-cell>
          <table:table-cell office:value-type="float" office:value="239799000000" calcext:value-type="float">
            <text:p>239799000000</text:p>
          </table:table-cell>
          <table:table-cell table:style-name="ce6" table:formula="of:=([.D244]/[.D243])-1" office:value-type="percentage" office:value="-0.0470325949593458" calcext:value-type="percentage">
            <text:p>-4.70%</text:p>
          </table:table-cell>
          <table:table-cell table:style-name="ce6" table:formula="of:=[.C244]/[.E244]" office:value-type="percentage" office:value="1.39773612455698" calcext:value-type="percentage">
            <text:p>139.77%</text:p>
          </table:table-cell>
          <table:table-cell table:number-columns-repeated="1018"/>
        </table:table-row>
        <table:table-row table:style-name="ro1">
          <table:table-cell office:value-type="date" office:date-value="1996-04-01" calcext:value-type="date">
            <text:p>Apr 1996</text:p>
          </table:table-cell>
          <table:table-cell office:value-type="float" office:value="15101989200" calcext:value-type="float">
            <text:p>15101989200</text:p>
          </table:table-cell>
          <table:table-cell table:formula="of:=([.B245]/[.B244])-1" office:value-type="percentage" office:value="-0.00990943607993322" calcext:value-type="percentage">
            <text:p>-0.99%</text:p>
          </table:table-cell>
          <table:table-cell office:value-type="float" office:value="239509000000" calcext:value-type="float">
            <text:p>239509000000</text:p>
          </table:table-cell>
          <table:table-cell table:style-name="ce6" table:formula="of:=([.D245]/[.D244])-1" office:value-type="percentage" office:value="-0.00120934616074297" calcext:value-type="percentage">
            <text:p>-0.12%</text:p>
          </table:table-cell>
          <table:table-cell table:style-name="ce6" table:formula="of:=[.C245]/[.E245]" office:value-type="percentage" office:value="8.19404435355817" calcext:value-type="percentage">
            <text:p>819.40%</text:p>
          </table:table-cell>
          <table:table-cell table:number-columns-repeated="1018"/>
        </table:table-row>
        <table:table-row table:style-name="ro1">
          <table:table-cell office:value-type="date" office:date-value="1996-05-01" calcext:value-type="date">
            <text:p>May 1996</text:p>
          </table:table-cell>
          <table:table-cell office:value-type="float" office:value="15965746227" calcext:value-type="float">
            <text:p>15965746227</text:p>
          </table:table-cell>
          <table:table-cell table:formula="of:=([.B246]/[.B245])-1" office:value-type="percentage" office:value="0.0571949175410613" calcext:value-type="percentage">
            <text:p>5.72%</text:p>
          </table:table-cell>
          <table:table-cell office:value-type="float" office:value="243251000000" calcext:value-type="float">
            <text:p>243251000000</text:p>
          </table:table-cell>
          <table:table-cell table:style-name="ce6" table:formula="of:=([.D246]/[.D245])-1" office:value-type="percentage" office:value="0.0156236300097283" calcext:value-type="percentage">
            <text:p>1.56%</text:p>
          </table:table-cell>
          <table:table-cell table:style-name="ce6" table:formula="of:=[.C246]/[.E246]" office:value-type="percentage" office:value="3.66079569891555" calcext:value-type="percentage">
            <text:p>366.08%</text:p>
          </table:table-cell>
          <table:table-cell table:number-columns-repeated="1018"/>
        </table:table-row>
        <table:table-row table:style-name="ro1">
          <table:table-cell office:value-type="date" office:date-value="1996-06-01" calcext:value-type="date">
            <text:p>Jun 1996</text:p>
          </table:table-cell>
          <table:table-cell office:value-type="float" office:value="14772860704" calcext:value-type="float">
            <text:p>14772860704</text:p>
          </table:table-cell>
          <table:table-cell table:formula="of:=([.B247]/[.B246])-1" office:value-type="percentage" office:value="-0.0747153002458906" calcext:value-type="percentage">
            <text:p>-7.47%</text:p>
          </table:table-cell>
          <table:table-cell office:value-type="float" office:value="231346000000" calcext:value-type="float">
            <text:p>231346000000</text:p>
          </table:table-cell>
          <table:table-cell table:style-name="ce6" table:formula="of:=([.D247]/[.D246])-1" office:value-type="percentage" office:value="-0.0489412170967437" calcext:value-type="percentage">
            <text:p>-4.89%</text:p>
          </table:table-cell>
          <table:table-cell table:style-name="ce6" table:formula="of:=[.C247]/[.E247]" office:value-type="percentage" office:value="1.52663347334004" calcext:value-type="percentage">
            <text:p>152.66%</text:p>
          </table:table-cell>
          <table:table-cell table:number-columns-repeated="1018"/>
        </table:table-row>
        <table:table-row table:style-name="ro1">
          <table:table-cell office:value-type="date" office:date-value="1996-07-01" calcext:value-type="date">
            <text:p>Jul 1996</text:p>
          </table:table-cell>
          <table:table-cell office:value-type="float" office:value="16465066630" calcext:value-type="float">
            <text:p>16465066630</text:p>
          </table:table-cell>
          <table:table-cell table:formula="of:=([.B248]/[.B247])-1" office:value-type="percentage" office:value="0.114548289590371" calcext:value-type="percentage">
            <text:p>11.45%</text:p>
          </table:table-cell>
          <table:table-cell office:value-type="float" office:value="237824000000" calcext:value-type="float">
            <text:p>237824000000</text:p>
          </table:table-cell>
          <table:table-cell table:style-name="ce6" table:formula="of:=([.D248]/[.D247])-1" office:value-type="percentage" office:value="0.0280013486293258" calcext:value-type="percentage">
            <text:p>2.80%</text:p>
          </table:table-cell>
          <table:table-cell table:style-name="ce6" table:formula="of:=[.C248]/[.E248]" office:value-type="percentage" office:value="4.0908133071278" calcext:value-type="percentage">
            <text:p>409.08%</text:p>
          </table:table-cell>
          <table:table-cell table:number-columns-repeated="1018"/>
        </table:table-row>
        <table:table-row table:style-name="ro1">
          <table:table-cell office:value-type="date" office:date-value="1996-08-01" calcext:value-type="date">
            <text:p>Aug 1996</text:p>
          </table:table-cell>
          <table:table-cell office:value-type="float" office:value="15525814250" calcext:value-type="float">
            <text:p>15525814250</text:p>
          </table:table-cell>
          <table:table-cell table:formula="of:=([.B249]/[.B248])-1" office:value-type="percentage" office:value="-0.0570451611953179" calcext:value-type="percentage">
            <text:p>-5.70%</text:p>
          </table:table-cell>
          <table:table-cell office:value-type="float" office:value="230883000000" calcext:value-type="float">
            <text:p>230883000000</text:p>
          </table:table-cell>
          <table:table-cell table:style-name="ce6" table:formula="of:=([.D249]/[.D248])-1" office:value-type="percentage" office:value="-0.0291854480624327" calcext:value-type="percentage">
            <text:p>-2.92%</text:p>
          </table:table-cell>
          <table:table-cell table:style-name="ce6" table:formula="of:=[.C249]/[.E249]" office:value-type="percentage" office:value="1.95457548135935" calcext:value-type="percentage">
            <text:p>195.46%</text:p>
          </table:table-cell>
          <table:table-cell table:number-columns-repeated="1018"/>
        </table:table-row>
        <table:table-row table:style-name="ro1">
          <table:table-cell office:value-type="date" office:date-value="1996-09-01" calcext:value-type="date">
            <text:p>Sep 1996</text:p>
          </table:table-cell>
          <table:table-cell office:value-type="float" office:value="15794861116" calcext:value-type="float">
            <text:p>15794861116</text:p>
          </table:table-cell>
          <table:table-cell table:formula="of:=([.B250]/[.B249])-1" office:value-type="percentage" office:value="0.0173290019877701" calcext:value-type="percentage">
            <text:p>1.73%</text:p>
          </table:table-cell>
          <table:table-cell office:value-type="float" office:value="227953000000" calcext:value-type="float">
            <text:p>227953000000</text:p>
          </table:table-cell>
          <table:table-cell table:style-name="ce6" table:formula="of:=([.D250]/[.D249])-1" office:value-type="percentage" office:value="-0.0126904102943916" calcext:value-type="percentage">
            <text:p>-1.27%</text:p>
          </table:table-cell>
          <table:table-cell table:style-name="ce6" table:formula="of:=[.C250]/[.E250]" office:value-type="percentage" office:value="-1.36551944230113" calcext:value-type="percentage">
            <text:p>-136.55%</text:p>
          </table:table-cell>
          <table:table-cell table:number-columns-repeated="1018"/>
        </table:table-row>
        <table:table-row table:style-name="ro1">
          <table:table-cell office:value-type="date" office:date-value="1996-10-01" calcext:value-type="date">
            <text:p>Oct 1996</text:p>
          </table:table-cell>
          <table:table-cell office:value-type="float" office:value="17579794994" calcext:value-type="float">
            <text:p>17579794994</text:p>
          </table:table-cell>
          <table:table-cell table:formula="of:=([.B251]/[.B250])-1" office:value-type="percentage" office:value="0.11300725374482" calcext:value-type="percentage">
            <text:p>11.30%</text:p>
          </table:table-cell>
          <table:table-cell office:value-type="float" office:value="223236000000" calcext:value-type="float">
            <text:p>223236000000</text:p>
          </table:table-cell>
          <table:table-cell table:style-name="ce6" table:formula="of:=([.D251]/[.D250])-1" office:value-type="percentage" office:value="-0.0206928621250871" calcext:value-type="percentage">
            <text:p>-2.07%</text:p>
          </table:table-cell>
          <table:table-cell table:style-name="ce6" table:formula="of:=[.C251]/[.E251]" office:value-type="percentage" office:value="-5.46117076805024" calcext:value-type="percentage">
            <text:p>-546.12%</text:p>
          </table:table-cell>
          <table:table-cell table:number-columns-repeated="1018"/>
        </table:table-row>
        <table:table-row table:style-name="ro1">
          <table:table-cell office:value-type="date" office:date-value="1996-11-01" calcext:value-type="date">
            <text:p>Nov 1996</text:p>
          </table:table-cell>
          <table:table-cell office:value-type="float" office:value="14043479943" calcext:value-type="float">
            <text:p>14043479943</text:p>
          </table:table-cell>
          <table:table-cell table:formula="of:=([.B252]/[.B251])-1" office:value-type="percentage" office:value="-0.201157923184369" calcext:value-type="percentage">
            <text:p>-20.12%</text:p>
          </table:table-cell>
          <table:table-cell office:value-type="float" office:value="208503000000" calcext:value-type="float">
            <text:p>208503000000</text:p>
          </table:table-cell>
          <table:table-cell table:style-name="ce6" table:formula="of:=([.D252]/[.D251])-1" office:value-type="percentage" office:value="-0.0659974197710047" calcext:value-type="percentage">
            <text:p>-6.60%</text:p>
          </table:table-cell>
          <table:table-cell table:style-name="ce6" table:formula="of:=[.C252]/[.E252]" office:value-type="percentage" office:value="3.04796647933114" calcext:value-type="percentage">
            <text:p>304.80%</text:p>
          </table:table-cell>
          <table:table-cell table:number-columns-repeated="1018"/>
        </table:table-row>
        <table:table-row table:style-name="ro1">
          <table:table-cell office:value-type="date" office:date-value="1996-12-01" calcext:value-type="date">
            <text:p>Dec 1996</text:p>
          </table:table-cell>
          <table:table-cell office:value-type="float" office:value="13452260692" calcext:value-type="float">
            <text:p>13452260692</text:p>
          </table:table-cell>
          <table:table-cell table:formula="of:=([.B253]/[.B252])-1" office:value-type="percentage" office:value="-0.0420991985889291" calcext:value-type="percentage">
            <text:p>-4.21%</text:p>
          </table:table-cell>
          <table:table-cell office:value-type="float" office:value="212594000000" calcext:value-type="float">
            <text:p>212594000000</text:p>
          </table:table-cell>
          <table:table-cell table:style-name="ce6" table:formula="of:=([.D253]/[.D252])-1" office:value-type="percentage" office:value="0.0196208208035376" calcext:value-type="percentage">
            <text:p>1.96%</text:p>
          </table:table-cell>
          <table:table-cell table:style-name="ce6" table:formula="of:=[.C253]/[.E253]" office:value-type="percentage" office:value="-2.14563901329443" calcext:value-type="percentage">
            <text:p>-214.56%</text:p>
          </table:table-cell>
          <table:table-cell table:number-columns-repeated="1018"/>
        </table:table-row>
        <table:table-row table:style-name="ro1">
          <table:table-cell office:value-type="date" office:date-value="1997-01-01" calcext:value-type="date">
            <text:p>Jan 1997</text:p>
          </table:table-cell>
          <table:table-cell office:value-type="float" office:value="12361177600" calcext:value-type="float">
            <text:p>12361177600</text:p>
          </table:table-cell>
          <table:table-cell table:formula="of:=([.B254]/[.B253])-1" office:value-type="percentage" office:value="-0.0811077867862657" calcext:value-type="percentage">
            <text:p>-8.11%</text:p>
          </table:table-cell>
          <table:table-cell office:value-type="float" office:value="190865000000" calcext:value-type="float">
            <text:p>190865000000</text:p>
          </table:table-cell>
          <table:table-cell table:style-name="ce6" table:formula="of:=([.D254]/[.D253])-1" office:value-type="percentage" office:value="-0.102208905237213" calcext:value-type="percentage">
            <text:p>-10.22%</text:p>
          </table:table-cell>
          <table:table-cell table:style-name="ce6" table:formula="of:=[.C254]/[.E254]" office:value-type="percentage" office:value="0.793549119795636" calcext:value-type="percentage">
            <text:p>79.35%</text:p>
          </table:table-cell>
          <table:table-cell table:number-columns-repeated="1018"/>
        </table:table-row>
        <table:table-row table:style-name="ro1">
          <table:table-cell office:value-type="date" office:date-value="1997-02-01" calcext:value-type="date">
            <text:p>Feb 1997</text:p>
          </table:table-cell>
          <table:table-cell office:value-type="float" office:value="11707980293" calcext:value-type="float">
            <text:p>11707980293</text:p>
          </table:table-cell>
          <table:table-cell table:formula="of:=([.B255]/[.B254])-1" office:value-type="percentage" office:value="-0.0528426439726908" calcext:value-type="percentage">
            <text:p>-5.28%</text:p>
          </table:table-cell>
          <table:table-cell office:value-type="float" office:value="182123000000" calcext:value-type="float">
            <text:p>182123000000</text:p>
          </table:table-cell>
          <table:table-cell table:style-name="ce6" table:formula="of:=([.D255]/[.D254])-1" office:value-type="percentage" office:value="-0.0458020066539176" calcext:value-type="percentage">
            <text:p>-4.58%</text:p>
          </table:table-cell>
          <table:table-cell table:style-name="ce6" table:formula="of:=[.C255]/[.E255]" office:value-type="percentage" office:value="1.15371897069865" calcext:value-type="percentage">
            <text:p>115.37%</text:p>
          </table:table-cell>
          <table:table-cell table:number-columns-repeated="1018"/>
        </table:table-row>
        <table:table-row table:style-name="ro1">
          <table:table-cell office:value-type="date" office:date-value="1997-03-01" calcext:value-type="date">
            <text:p>Mar 1997</text:p>
          </table:table-cell>
          <table:table-cell office:value-type="float" office:value="11367131026" calcext:value-type="float">
            <text:p>11367131026</text:p>
          </table:table-cell>
          <table:table-cell table:formula="of:=([.B256]/[.B255])-1" office:value-type="percentage" office:value="-0.0291125589956611" calcext:value-type="percentage">
            <text:p>-2.91%</text:p>
          </table:table-cell>
          <table:table-cell office:value-type="float" office:value="182421000000" calcext:value-type="float">
            <text:p>182421000000</text:p>
          </table:table-cell>
          <table:table-cell table:style-name="ce6" table:formula="of:=([.D256]/[.D255])-1" office:value-type="percentage" office:value="0.00163625681544888" calcext:value-type="percentage">
            <text:p>0.16%</text:p>
          </table:table-cell>
          <table:table-cell table:style-name="ce6" table:formula="of:=[.C256]/[.E256]" office:value-type="percentage" office:value="-17.7921697381438" calcext:value-type="percentage">
            <text:p>-1779.22%</text:p>
          </table:table-cell>
          <table:table-cell table:number-columns-repeated="1018"/>
        </table:table-row>
        <table:table-row table:style-name="ro1">
          <table:table-cell office:value-type="date" office:date-value="1997-04-01" calcext:value-type="date">
            <text:p>Apr 1997</text:p>
          </table:table-cell>
          <table:table-cell office:value-type="float" office:value="9814029496" calcext:value-type="float">
            <text:p>9814029496</text:p>
          </table:table-cell>
          <table:table-cell table:formula="of:=([.B257]/[.B256])-1" office:value-type="percentage" office:value="-0.136630916494901" calcext:value-type="percentage">
            <text:p>-13.66%</text:p>
          </table:table-cell>
          <table:table-cell office:value-type="float" office:value="186757000000" calcext:value-type="float">
            <text:p>186757000000</text:p>
          </table:table-cell>
          <table:table-cell table:style-name="ce6" table:formula="of:=([.D257]/[.D256])-1" office:value-type="percentage" office:value="0.0237691932398134" calcext:value-type="percentage">
            <text:p>2.38%</text:p>
          </table:table-cell>
          <table:table-cell table:style-name="ce6" table:formula="of:=[.C257]/[.E257]" office:value-type="percentage" office:value="-5.7482353362353" calcext:value-type="percentage">
            <text:p>-574.82%</text:p>
          </table:table-cell>
          <table:table-cell table:number-columns-repeated="1018"/>
        </table:table-row>
        <table:table-row table:style-name="ro1">
          <table:table-cell office:value-type="date" office:date-value="1997-05-01" calcext:value-type="date">
            <text:p>May 1997</text:p>
          </table:table-cell>
          <table:table-cell office:value-type="float" office:value="11008827197" calcext:value-type="float">
            <text:p>11008827197</text:p>
          </table:table-cell>
          <table:table-cell table:formula="of:=([.B258]/[.B257])-1" office:value-type="percentage" office:value="0.121743846550184" calcext:value-type="percentage">
            <text:p>12.17%</text:p>
          </table:table-cell>
          <table:table-cell office:value-type="float" office:value="182303000000" calcext:value-type="float">
            <text:p>182303000000</text:p>
          </table:table-cell>
          <table:table-cell table:style-name="ce6" table:formula="of:=([.D258]/[.D257])-1" office:value-type="percentage" office:value="-0.0238491729894997" calcext:value-type="percentage">
            <text:p>-2.38%</text:p>
          </table:table-cell>
          <table:table-cell table:style-name="ce6" table:formula="of:=[.C258]/[.E258]" office:value-type="percentage" office:value="-5.10474080605582" calcext:value-type="percentage">
            <text:p>-510.47%</text:p>
          </table:table-cell>
          <table:table-cell table:number-columns-repeated="1018"/>
        </table:table-row>
        <table:table-row table:style-name="ro1">
          <table:table-cell office:value-type="date" office:date-value="1997-06-01" calcext:value-type="date">
            <text:p>Jun 1997</text:p>
          </table:table-cell>
          <table:table-cell office:value-type="float" office:value="10428528329" calcext:value-type="float">
            <text:p>10428528329</text:p>
          </table:table-cell>
          <table:table-cell table:formula="of:=([.B259]/[.B258])-1" office:value-type="percentage" office:value="-0.0527121425030758" calcext:value-type="percentage">
            <text:p>-5.27%</text:p>
          </table:table-cell>
          <table:table-cell office:value-type="float" office:value="183436000000" calcext:value-type="float">
            <text:p>183436000000</text:p>
          </table:table-cell>
          <table:table-cell table:style-name="ce6" table:formula="of:=([.D259]/[.D258])-1" office:value-type="percentage" office:value="0.00621492789476852" calcext:value-type="percentage">
            <text:p>0.62%</text:p>
          </table:table-cell>
          <table:table-cell table:style-name="ce6" table:formula="of:=[.C259]/[.E259]" office:value-type="percentage" office:value="-8.48153725925715" calcext:value-type="percentage">
            <text:p>-848.15%</text:p>
          </table:table-cell>
          <table:table-cell table:number-columns-repeated="1018"/>
        </table:table-row>
        <table:table-row table:style-name="ro1">
          <table:table-cell office:value-type="date" office:date-value="1997-07-01" calcext:value-type="date">
            <text:p>Jul 1997</text:p>
          </table:table-cell>
          <table:table-cell office:value-type="float" office:value="9479190359" calcext:value-type="float">
            <text:p>9479190359</text:p>
          </table:table-cell>
          <table:table-cell table:formula="of:=([.B260]/[.B259])-1" office:value-type="percentage" office:value="-0.091032784305725" calcext:value-type="percentage">
            <text:p>-9.10%</text:p>
          </table:table-cell>
          <table:table-cell office:value-type="float" office:value="177559000000" calcext:value-type="float">
            <text:p>177559000000</text:p>
          </table:table-cell>
          <table:table-cell table:style-name="ce6" table:formula="of:=([.D260]/[.D259])-1" office:value-type="percentage" office:value="-0.0320384221199764" calcext:value-type="percentage">
            <text:p>-3.20%</text:p>
          </table:table-cell>
          <table:table-cell table:style-name="ce6" table:formula="of:=[.C260]/[.E260]" office:value-type="percentage" office:value="2.84136290997192" calcext:value-type="percentage">
            <text:p>284.14%</text:p>
          </table:table-cell>
          <table:table-cell table:number-columns-repeated="1018"/>
        </table:table-row>
        <table:table-row table:style-name="ro1">
          <table:table-cell office:value-type="date" office:date-value="1997-08-01" calcext:value-type="date">
            <text:p>Aug 1997</text:p>
          </table:table-cell>
          <table:table-cell office:value-type="float" office:value="9222361411" calcext:value-type="float">
            <text:p>9222361411</text:p>
          </table:table-cell>
          <table:table-cell table:formula="of:=([.B261]/[.B260])-1" office:value-type="percentage" office:value="-0.0270939751469549" calcext:value-type="percentage">
            <text:p>-2.71%</text:p>
          </table:table-cell>
          <table:table-cell office:value-type="float" office:value="178005000000" calcext:value-type="float">
            <text:p>178005000000</text:p>
          </table:table-cell>
          <table:table-cell table:style-name="ce6" table:formula="of:=([.D261]/[.D260])-1" office:value-type="percentage" office:value="0.00251184113449621" calcext:value-type="percentage">
            <text:p>0.25%</text:p>
          </table:table-cell>
          <table:table-cell table:style-name="ce6" table:formula="of:=[.C261]/[.E261]" office:value-type="percentage" office:value="-10.7865002984709" calcext:value-type="percentage">
            <text:p>-1078.65%</text:p>
          </table:table-cell>
          <table:table-cell table:number-columns-repeated="1018"/>
        </table:table-row>
        <table:table-row table:style-name="ro1">
          <table:table-cell office:value-type="date" office:date-value="1997-09-01" calcext:value-type="date">
            <text:p>Sep 1997</text:p>
          </table:table-cell>
          <table:table-cell office:value-type="float" office:value="10032377590" calcext:value-type="float">
            <text:p>10032377590</text:p>
          </table:table-cell>
          <table:table-cell table:formula="of:=([.B262]/[.B261])-1" office:value-type="percentage" office:value="0.0878317540271032" calcext:value-type="percentage">
            <text:p>8.78%</text:p>
          </table:table-cell>
          <table:table-cell office:value-type="float" office:value="181539000000" calcext:value-type="float">
            <text:p>181539000000</text:p>
          </table:table-cell>
          <table:table-cell table:style-name="ce6" table:formula="of:=([.D262]/[.D261])-1" office:value-type="percentage" office:value="0.0198533749051992" calcext:value-type="percentage">
            <text:p>1.99%</text:p>
          </table:table-cell>
          <table:table-cell table:style-name="ce6" table:formula="of:=[.C262]/[.E262]" office:value-type="percentage" office:value="4.42402132869116" calcext:value-type="percentage">
            <text:p>442.40%</text:p>
          </table:table-cell>
          <table:table-cell table:number-columns-repeated="1018"/>
        </table:table-row>
        <table:table-row table:style-name="ro1">
          <table:table-cell office:value-type="date" office:date-value="1997-10-01" calcext:value-type="date">
            <text:p>Oct 1997</text:p>
          </table:table-cell>
          <table:table-cell office:value-type="float" office:value="10684654865" calcext:value-type="float">
            <text:p>10684654865</text:p>
          </table:table-cell>
          <table:table-cell table:formula="of:=([.B263]/[.B262])-1" office:value-type="percentage" office:value="0.0650172174191461" calcext:value-type="percentage">
            <text:p>6.50%</text:p>
          </table:table-cell>
          <table:table-cell office:value-type="float" office:value="186282000000" calcext:value-type="float">
            <text:p>186282000000</text:p>
          </table:table-cell>
          <table:table-cell table:style-name="ce6" table:formula="of:=([.D263]/[.D262])-1" office:value-type="percentage" office:value="0.0261266174210499" calcext:value-type="percentage">
            <text:p>2.61%</text:p>
          </table:table-cell>
          <table:table-cell table:style-name="ce6" table:formula="of:=[.C263]/[.E263]" office:value-type="percentage" office:value="2.48854324964251" calcext:value-type="percentage">
            <text:p>248.85%</text:p>
          </table:table-cell>
          <table:table-cell table:number-columns-repeated="1018"/>
        </table:table-row>
        <table:table-row table:style-name="ro1">
          <table:table-cell office:value-type="date" office:date-value="1997-11-01" calcext:value-type="date">
            <text:p>Nov 1997</text:p>
          </table:table-cell>
          <table:table-cell office:value-type="float" office:value="9516567691" calcext:value-type="float">
            <text:p>9516567691</text:p>
          </table:table-cell>
          <table:table-cell table:formula="of:=([.B264]/[.B263])-1" office:value-type="percentage" office:value="-0.109323809590362" calcext:value-type="percentage">
            <text:p>-10.93%</text:p>
          </table:table-cell>
          <table:table-cell office:value-type="float" office:value="190678000000" calcext:value-type="float">
            <text:p>190678000000</text:p>
          </table:table-cell>
          <table:table-cell table:style-name="ce6" table:formula="of:=([.D264]/[.D263])-1" office:value-type="percentage" office:value="0.0235986300340345" calcext:value-type="percentage">
            <text:p>2.36%</text:p>
          </table:table-cell>
          <table:table-cell table:style-name="ce6" table:formula="of:=[.C264]/[.E264]" office:value-type="percentage" office:value="-4.63263373478431" calcext:value-type="percentage">
            <text:p>-463.26%</text:p>
          </table:table-cell>
          <table:table-cell table:number-columns-repeated="1018"/>
        </table:table-row>
        <table:table-row table:style-name="ro1">
          <table:table-cell office:value-type="date" office:date-value="1997-12-01" calcext:value-type="date">
            <text:p>Dec 1997</text:p>
          </table:table-cell>
          <table:table-cell office:value-type="float" office:value="8188378342" calcext:value-type="float">
            <text:p>8188378342</text:p>
          </table:table-cell>
          <table:table-cell table:formula="of:=([.B265]/[.B264])-1" office:value-type="percentage" office:value="-0.139566006581984" calcext:value-type="percentage">
            <text:p>-13.96%</text:p>
          </table:table-cell>
          <table:table-cell office:value-type="float" office:value="189169000000" calcext:value-type="float">
            <text:p>189169000000</text:p>
          </table:table-cell>
          <table:table-cell table:style-name="ce6" table:formula="of:=([.D265]/[.D264])-1" office:value-type="percentage" office:value="-0.00791386525975724" calcext:value-type="percentage">
            <text:p>-0.79%</text:p>
          </table:table-cell>
          <table:table-cell table:style-name="ce6" table:formula="of:=[.C265]/[.E265]" office:value-type="percentage" office:value="17.6356308833928" calcext:value-type="percentage">
            <text:p>1763.56%</text:p>
          </table:table-cell>
          <table:table-cell table:number-columns-repeated="1018"/>
        </table:table-row>
        <table:table-row table:style-name="ro1">
          <table:table-cell office:value-type="date" office:date-value="1998-01-01" calcext:value-type="date">
            <text:p>Jan 1998</text:p>
          </table:table-cell>
          <table:table-cell office:value-type="float" office:value="8005631211" calcext:value-type="float">
            <text:p>8005631211</text:p>
          </table:table-cell>
          <table:table-cell table:formula="of:=([.B266]/[.B265])-1" office:value-type="percentage" office:value="-0.0223178660495753" calcext:value-type="percentage">
            <text:p>-2.23%</text:p>
          </table:table-cell>
          <table:table-cell office:value-type="float" office:value="183571000000" calcext:value-type="float">
            <text:p>183571000000</text:p>
          </table:table-cell>
          <table:table-cell table:style-name="ce6" table:formula="of:=([.D266]/[.D265])-1" office:value-type="percentage" office:value="-0.0295925865231619" calcext:value-type="percentage">
            <text:p>-2.96%</text:p>
          </table:table-cell>
          <table:table-cell table:style-name="ce6" table:formula="of:=[.C266]/[.E266]" office:value-type="percentage" office:value="0.754170847219025" calcext:value-type="percentage">
            <text:p>75.42%</text:p>
          </table:table-cell>
          <table:table-cell table:number-columns-repeated="1018"/>
        </table:table-row>
        <table:table-row table:style-name="ro1">
          <table:table-cell office:value-type="date" office:date-value="1998-02-01" calcext:value-type="date">
            <text:p>Feb 1998</text:p>
          </table:table-cell>
          <table:table-cell office:value-type="float" office:value="7013237615" calcext:value-type="float">
            <text:p>7013237615</text:p>
          </table:table-cell>
          <table:table-cell table:formula="of:=([.B267]/[.B266])-1" office:value-type="percentage" office:value="-0.123961942518214" calcext:value-type="percentage">
            <text:p>-12.40%</text:p>
          </table:table-cell>
          <table:table-cell office:value-type="float" office:value="190265000000" calcext:value-type="float">
            <text:p>190265000000</text:p>
          </table:table-cell>
          <table:table-cell table:style-name="ce6" table:formula="of:=([.D267]/[.D266])-1" office:value-type="percentage" office:value="0.0364654547831629" calcext:value-type="percentage">
            <text:p>3.65%</text:p>
          </table:table-cell>
          <table:table-cell table:style-name="ce6" table:formula="of:=[.C267]/[.E267]" office:value-type="percentage" office:value="-3.3994349790874" calcext:value-type="percentage">
            <text:p>-339.94%</text:p>
          </table:table-cell>
          <table:table-cell table:number-columns-repeated="1018"/>
        </table:table-row>
        <table:table-row table:style-name="ro1">
          <table:table-cell office:value-type="date" office:date-value="1998-03-01" calcext:value-type="date">
            <text:p>Mar 1998</text:p>
          </table:table-cell>
          <table:table-cell office:value-type="float" office:value="7440962433" calcext:value-type="float">
            <text:p>7440962433</text:p>
          </table:table-cell>
          <table:table-cell table:formula="of:=([.B268]/[.B267])-1" office:value-type="percentage" office:value="0.0609882113626348" calcext:value-type="percentage">
            <text:p>6.10%</text:p>
          </table:table-cell>
          <table:table-cell office:value-type="float" office:value="188532000000" calcext:value-type="float">
            <text:p>188532000000</text:p>
          </table:table-cell>
          <table:table-cell table:style-name="ce6" table:formula="of:=([.D268]/[.D267])-1" office:value-type="percentage" office:value="-0.00910834888182277" calcext:value-type="percentage">
            <text:p>-0.91%</text:p>
          </table:table-cell>
          <table:table-cell table:style-name="ce6" table:formula="of:=[.C268]/[.E268]" office:value-type="percentage" office:value="-6.69585806977013" calcext:value-type="percentage">
            <text:p>-669.59%</text:p>
          </table:table-cell>
          <table:table-cell table:number-columns-repeated="1018"/>
        </table:table-row>
        <table:table-row table:style-name="ro1">
          <table:table-cell office:value-type="date" office:date-value="1998-04-01" calcext:value-type="date">
            <text:p>Apr 1998</text:p>
          </table:table-cell>
          <table:table-cell office:value-type="float" office:value="9464238974" calcext:value-type="float">
            <text:p>9464238974</text:p>
          </table:table-cell>
          <table:table-cell table:formula="of:=([.B269]/[.B268])-1" office:value-type="percentage" office:value="0.271910597482249" calcext:value-type="percentage">
            <text:p>27.19%</text:p>
          </table:table-cell>
          <table:table-cell office:value-type="float" office:value="193294000000" calcext:value-type="float">
            <text:p>193294000000</text:p>
          </table:table-cell>
          <table:table-cell table:style-name="ce6" table:formula="of:=([.D269]/[.D268])-1" office:value-type="percentage" office:value="0.025258311586362" calcext:value-type="percentage">
            <text:p>2.53%</text:p>
          </table:table-cell>
          <table:table-cell table:style-name="ce6" table:formula="of:=[.C269]/[.E269]" office:value-type="percentage" office:value="10.7651929366912" calcext:value-type="percentage">
            <text:p>1076.52%</text:p>
          </table:table-cell>
          <table:table-cell table:number-columns-repeated="1018"/>
        </table:table-row>
        <table:table-row table:style-name="ro1">
          <table:table-cell office:value-type="date" office:date-value="1998-05-01" calcext:value-type="date">
            <text:p>May 1998</text:p>
          </table:table-cell>
          <table:table-cell office:value-type="float" office:value="9836086301" calcext:value-type="float">
            <text:p>9836086301</text:p>
          </table:table-cell>
          <table:table-cell table:formula="of:=([.B270]/[.B269])-1" office:value-type="percentage" office:value="0.0392897229266433" calcext:value-type="percentage">
            <text:p>3.93%</text:p>
          </table:table-cell>
          <table:table-cell office:value-type="float" office:value="191205000000" calcext:value-type="float">
            <text:p>191205000000</text:p>
          </table:table-cell>
          <table:table-cell table:style-name="ce6" table:formula="of:=([.D270]/[.D269])-1" office:value-type="percentage" office:value="-0.0108073711548211" calcext:value-type="percentage">
            <text:p>-1.08%</text:p>
          </table:table-cell>
          <table:table-cell table:style-name="ce6" table:formula="of:=[.C270]/[.E270]" office:value-type="percentage" office:value="-3.63545605714822" calcext:value-type="percentage">
            <text:p>-363.55%</text:p>
          </table:table-cell>
          <table:table-cell table:number-columns-repeated="1018"/>
        </table:table-row>
        <table:table-row table:style-name="ro1">
          <table:table-cell office:value-type="date" office:date-value="1998-06-01" calcext:value-type="date">
            <text:p>Jun 1998</text:p>
          </table:table-cell>
          <table:table-cell office:value-type="float" office:value="9663693756" calcext:value-type="float">
            <text:p>9663693756</text:p>
          </table:table-cell>
          <table:table-cell table:formula="of:=([.B271]/[.B270])-1" office:value-type="percentage" office:value="-0.0175265384752138" calcext:value-type="percentage">
            <text:p>-1.75%</text:p>
          </table:table-cell>
          <table:table-cell office:value-type="float" office:value="191329000000" calcext:value-type="float">
            <text:p>191329000000</text:p>
          </table:table-cell>
          <table:table-cell table:style-name="ce6" table:formula="of:=([.D271]/[.D270])-1" office:value-type="percentage" office:value="0.000648518605685045" calcext:value-type="percentage">
            <text:p>0.06%</text:p>
          </table:table-cell>
          <table:table-cell table:style-name="ce6" table:formula="of:=[.C271]/[.E271]" office:value-type="percentage" office:value="-27.0254982996211" calcext:value-type="percentage">
            <text:p>-2702.55%</text:p>
          </table:table-cell>
          <table:table-cell table:number-columns-repeated="1018"/>
        </table:table-row>
        <table:table-row table:style-name="ro1">
          <table:table-cell office:value-type="date" office:date-value="1998-07-01" calcext:value-type="date">
            <text:p>Jul 1998</text:p>
          </table:table-cell>
          <table:table-cell office:value-type="float" office:value="10073672227" calcext:value-type="float">
            <text:p>10073672227</text:p>
          </table:table-cell>
          <table:table-cell table:formula="of:=([.B272]/[.B271])-1" office:value-type="percentage" office:value="0.0424246133364328" calcext:value-type="percentage">
            <text:p>4.24%</text:p>
          </table:table-cell>
          <table:table-cell office:value-type="float" office:value="190274000000" calcext:value-type="float">
            <text:p>190274000000</text:p>
          </table:table-cell>
          <table:table-cell table:style-name="ce6" table:formula="of:=([.D272]/[.D271])-1" office:value-type="percentage" office:value="-0.00551406216517103" calcext:value-type="percentage">
            <text:p>-0.55%</text:p>
          </table:table-cell>
          <table:table-cell table:style-name="ce6" table:formula="of:=[.C272]/[.E272]" office:value-type="percentage" office:value="-7.6938946398543" calcext:value-type="percentage">
            <text:p>-769.39%</text:p>
          </table:table-cell>
          <table:table-cell table:number-columns-repeated="1018"/>
        </table:table-row>
        <table:table-row table:style-name="ro1">
          <table:table-cell office:value-type="date" office:date-value="1998-08-01" calcext:value-type="date">
            <text:p>Aug 1998</text:p>
          </table:table-cell>
          <table:table-cell office:value-type="float" office:value="10526588066" calcext:value-type="float">
            <text:p>10526588066</text:p>
          </table:table-cell>
          <table:table-cell table:formula="of:=([.B273]/[.B272])-1" office:value-type="percentage" office:value="0.0449603509816481" calcext:value-type="percentage">
            <text:p>4.50%</text:p>
          </table:table-cell>
          <table:table-cell office:value-type="float" office:value="189885000000" calcext:value-type="float">
            <text:p>189885000000</text:p>
          </table:table-cell>
          <table:table-cell table:style-name="ce6" table:formula="of:=([.D273]/[.D272])-1" office:value-type="percentage" office:value="-0.00204442015199136" calcext:value-type="percentage">
            <text:p>-0.20%</text:p>
          </table:table-cell>
          <table:table-cell table:style-name="ce6" table:formula="of:=[.C273]/[.E273]" office:value-type="percentage" office:value="-21.9917373333729" calcext:value-type="percentage">
            <text:p>-2199.17%</text:p>
          </table:table-cell>
          <table:table-cell table:number-columns-repeated="1018"/>
        </table:table-row>
        <table:table-row table:style-name="ro1">
          <table:table-cell office:value-type="date" office:date-value="1998-09-01" calcext:value-type="date">
            <text:p>Sep 1998</text:p>
          </table:table-cell>
          <table:table-cell office:value-type="float" office:value="12008014841" calcext:value-type="float">
            <text:p>12008014841</text:p>
          </table:table-cell>
          <table:table-cell table:formula="of:=([.B274]/[.B273])-1" office:value-type="percentage" office:value="0.140731903415589" calcext:value-type="percentage">
            <text:p>14.07%</text:p>
          </table:table-cell>
          <table:table-cell office:value-type="float" office:value="190414000000" calcext:value-type="float">
            <text:p>190414000000</text:p>
          </table:table-cell>
          <table:table-cell table:style-name="ce6" table:formula="of:=([.D274]/[.D273])-1" office:value-type="percentage" office:value="0.00278589672696627" calcext:value-type="percentage">
            <text:p>0.28%</text:p>
          </table:table-cell>
          <table:table-cell table:style-name="ce6" table:formula="of:=[.C274]/[.E274]" office:value-type="percentage" office:value="50.5158364462562" calcext:value-type="percentage">
            <text:p>5051.58%</text:p>
          </table:table-cell>
          <table:table-cell table:number-columns-repeated="1018"/>
        </table:table-row>
        <table:table-row table:style-name="ro1">
          <table:table-cell office:value-type="date" office:date-value="1998-10-01" calcext:value-type="date">
            <text:p>Oct 1998</text:p>
          </table:table-cell>
          <table:table-cell office:value-type="float" office:value="11598832144" calcext:value-type="float">
            <text:p>11598832144</text:p>
          </table:table-cell>
          <table:table-cell table:formula="of:=([.B275]/[.B274])-1" office:value-type="percentage" office:value="-0.0340757987409286" calcext:value-type="percentage">
            <text:p>-3.41%</text:p>
          </table:table-cell>
          <table:table-cell office:value-type="float" office:value="193641000000" calcext:value-type="float">
            <text:p>193641000000</text:p>
          </table:table-cell>
          <table:table-cell table:style-name="ce6" table:formula="of:=([.D275]/[.D274])-1" office:value-type="percentage" office:value="0.0169472832879936" calcext:value-type="percentage">
            <text:p>1.69%</text:p>
          </table:table-cell>
          <table:table-cell table:style-name="ce6" table:formula="of:=[.C275]/[.E275]" office:value-type="percentage" office:value="-2.01069387711657" calcext:value-type="percentage">
            <text:p>-201.07%</text:p>
          </table:table-cell>
          <table:table-cell table:number-columns-repeated="1018"/>
        </table:table-row>
        <table:table-row table:style-name="ro1">
          <table:table-cell office:value-type="date" office:date-value="1998-11-01" calcext:value-type="date">
            <text:p>Nov 1998</text:p>
          </table:table-cell>
          <table:table-cell office:value-type="float" office:value="11396446351" calcext:value-type="float">
            <text:p>11396446351</text:p>
          </table:table-cell>
          <table:table-cell table:formula="of:=([.B276]/[.B275])-1" office:value-type="percentage" office:value="-0.0174488078185262" calcext:value-type="percentage">
            <text:p>-1.74%</text:p>
          </table:table-cell>
          <table:table-cell office:value-type="float" office:value="195406000000" calcext:value-type="float">
            <text:p>195406000000</text:p>
          </table:table-cell>
          <table:table-cell table:style-name="ce6" table:formula="of:=([.D276]/[.D275])-1" office:value-type="percentage" office:value="0.00911480523236308" calcext:value-type="percentage">
            <text:p>0.91%</text:p>
          </table:table-cell>
          <table:table-cell table:style-name="ce6" table:formula="of:=[.C276]/[.E276]" office:value-type="percentage" office:value="-1.91433688089926" calcext:value-type="percentage">
            <text:p>-191.43%</text:p>
          </table:table-cell>
          <table:table-cell table:number-columns-repeated="1018"/>
        </table:table-row>
        <table:table-row table:style-name="ro1">
          <table:table-cell office:value-type="date" office:date-value="1998-12-01" calcext:value-type="date">
            <text:p>Dec 1998</text:p>
          </table:table-cell>
          <table:table-cell office:value-type="float" office:value="10178018173" calcext:value-type="float">
            <text:p>10178018173</text:p>
          </table:table-cell>
          <table:table-cell table:formula="of:=([.B277]/[.B276])-1" office:value-type="percentage" office:value="-0.106912992039232" calcext:value-type="percentage">
            <text:p>-10.69%</text:p>
          </table:table-cell>
          <table:table-cell office:value-type="float" office:value="216375000000" calcext:value-type="float">
            <text:p>216375000000</text:p>
          </table:table-cell>
          <table:table-cell table:style-name="ce6" table:formula="of:=([.D277]/[.D276])-1" office:value-type="percentage" office:value="0.107309908600555" calcext:value-type="percentage">
            <text:p>10.73%</text:p>
          </table:table-cell>
          <table:table-cell table:style-name="ce6" table:formula="of:=[.C277]/[.E277]" office:value-type="percentage" office:value="-0.996301212381049" calcext:value-type="percentage">
            <text:p>-99.63%</text:p>
          </table:table-cell>
          <table:table-cell table:number-columns-repeated="1018"/>
        </table:table-row>
        <table:table-row table:style-name="ro1">
          <table:table-cell office:value-type="date" office:date-value="1999-01-01" calcext:value-type="date">
            <text:p>Jan 1999</text:p>
          </table:table-cell>
          <table:table-cell office:value-type="float" office:value="10363090937" calcext:value-type="float">
            <text:p>10363090937</text:p>
          </table:table-cell>
          <table:table-cell table:formula="of:=([.B278]/[.B277])-1" office:value-type="percentage" office:value="0.0181835757073963" calcext:value-type="percentage">
            <text:p>1.82%</text:p>
          </table:table-cell>
          <table:table-cell office:value-type="float" office:value="216678000000" calcext:value-type="float">
            <text:p>216678000000</text:p>
          </table:table-cell>
          <table:table-cell table:style-name="ce6" table:formula="of:=([.D278]/[.D277])-1" office:value-type="percentage" office:value="0.00140034662045063" calcext:value-type="percentage">
            <text:p>0.14%</text:p>
          </table:table-cell>
          <table:table-cell table:style-name="ce6" table:formula="of:=[.C278]/[.E278]" office:value-type="percentage" office:value="12.9850534445142" calcext:value-type="percentage">
            <text:p>1298.51%</text:p>
          </table:table-cell>
          <table:table-cell table:number-columns-repeated="1018"/>
        </table:table-row>
        <table:table-row table:style-name="ro1">
          <table:table-cell office:value-type="date" office:date-value="1999-02-01" calcext:value-type="date">
            <text:p>Feb 1999</text:p>
          </table:table-cell>
          <table:table-cell office:value-type="float" office:value="10888405277" calcext:value-type="float">
            <text:p>10888405277</text:p>
          </table:table-cell>
          <table:table-cell table:formula="of:=([.B279]/[.B278])-1" office:value-type="percentage" office:value="0.0506908935947321" calcext:value-type="percentage">
            <text:p>5.07%</text:p>
          </table:table-cell>
          <table:table-cell office:value-type="float" office:value="219538000000" calcext:value-type="float">
            <text:p>219538000000</text:p>
          </table:table-cell>
          <table:table-cell table:style-name="ce6" table:formula="of:=([.D279]/[.D278])-1" office:value-type="percentage" office:value="0.0131993095745762" calcext:value-type="percentage">
            <text:p>1.32%</text:p>
          </table:table-cell>
          <table:table-cell table:style-name="ce6" table:formula="of:=[.C279]/[.E279]" office:value-type="percentage" office:value="3.84042008472703" calcext:value-type="percentage">
            <text:p>384.04%</text:p>
          </table:table-cell>
          <table:table-cell table:number-columns-repeated="1018"/>
        </table:table-row>
        <table:table-row table:style-name="ro1">
          <table:table-cell office:value-type="date" office:date-value="1999-03-01" calcext:value-type="date">
            <text:p>Mar 1999</text:p>
          </table:table-cell>
          <table:table-cell office:value-type="float" office:value="9677678744" calcext:value-type="float">
            <text:p>9677678744</text:p>
          </table:table-cell>
          <table:table-cell table:formula="of:=([.B280]/[.B279])-1" office:value-type="percentage" office:value="-0.111194109899405" calcext:value-type="percentage">
            <text:p>-11.12%</text:p>
          </table:table-cell>
          <table:table-cell office:value-type="float" office:value="216732000000" calcext:value-type="float">
            <text:p>216732000000</text:p>
          </table:table-cell>
          <table:table-cell table:style-name="ce6" table:formula="of:=([.D280]/[.D279])-1" office:value-type="percentage" office:value="-0.0127813863659139" calcext:value-type="percentage">
            <text:p>-1.28%</text:p>
          </table:table-cell>
          <table:table-cell table:style-name="ce6" table:formula="of:=[.C280]/[.E280]" office:value-type="percentage" office:value="8.69969084073258" calcext:value-type="percentage">
            <text:p>869.97%</text:p>
          </table:table-cell>
          <table:table-cell table:number-columns-repeated="1018"/>
        </table:table-row>
        <table:table-row table:style-name="ro1">
          <table:table-cell office:value-type="date" office:date-value="1999-04-01" calcext:value-type="date">
            <text:p>Apr 1999</text:p>
          </table:table-cell>
          <table:table-cell office:value-type="float" office:value="9998490972" calcext:value-type="float">
            <text:p>9998490972</text:p>
          </table:table-cell>
          <table:table-cell table:formula="of:=([.B281]/[.B280])-1" office:value-type="percentage" office:value="0.0331497083635783" calcext:value-type="percentage">
            <text:p>3.31%</text:p>
          </table:table-cell>
          <table:table-cell office:value-type="float" office:value="217568000000" calcext:value-type="float">
            <text:p>217568000000</text:p>
          </table:table-cell>
          <table:table-cell table:style-name="ce6" table:formula="of:=([.D281]/[.D280])-1" office:value-type="percentage" office:value="0.00385729841463189" calcext:value-type="percentage">
            <text:p>0.39%</text:p>
          </table:table-cell>
          <table:table-cell table:style-name="ce6" table:formula="of:=[.C281]/[.E281]" office:value-type="percentage" office:value="8.59402224049649" calcext:value-type="percentage">
            <text:p>859.40%</text:p>
          </table:table-cell>
          <table:table-cell table:number-columns-repeated="1018"/>
        </table:table-row>
        <table:table-row table:style-name="ro1">
          <table:table-cell office:value-type="date" office:date-value="1999-05-01" calcext:value-type="date">
            <text:p>May 1999</text:p>
          </table:table-cell>
          <table:table-cell office:value-type="float" office:value="10595663977" calcext:value-type="float">
            <text:p>10595663977</text:p>
          </table:table-cell>
          <table:table-cell table:formula="of:=([.B282]/[.B281])-1" office:value-type="percentage" office:value="0.0597263133679209" calcext:value-type="percentage">
            <text:p>5.97%</text:p>
          </table:table-cell>
          <table:table-cell office:value-type="float" office:value="213756000000" calcext:value-type="float">
            <text:p>213756000000</text:p>
          </table:table-cell>
          <table:table-cell table:style-name="ce6" table:formula="of:=([.D282]/[.D281])-1" office:value-type="percentage" office:value="-0.0175209589645536" calcext:value-type="percentage">
            <text:p>-1.75%</text:p>
          </table:table-cell>
          <table:table-cell table:style-name="ce6" table:formula="of:=[.C282]/[.E282]" office:value-type="percentage" office:value="-3.40884956632523" calcext:value-type="percentage">
            <text:p>-340.88%</text:p>
          </table:table-cell>
          <table:table-cell table:number-columns-repeated="1018"/>
        </table:table-row>
        <table:table-row table:style-name="ro1">
          <table:table-cell office:value-type="date" office:date-value="1999-06-01" calcext:value-type="date">
            <text:p>Jun 1999</text:p>
          </table:table-cell>
          <table:table-cell office:value-type="float" office:value="10308017586" calcext:value-type="float">
            <text:p>10308017586</text:p>
          </table:table-cell>
          <table:table-cell table:formula="of:=([.B283]/[.B282])-1" office:value-type="percentage" office:value="-0.0271475569274746" calcext:value-type="percentage">
            <text:p>-2.71%</text:p>
          </table:table-cell>
          <table:table-cell office:value-type="float" office:value="212085000000" calcext:value-type="float">
            <text:p>212085000000</text:p>
          </table:table-cell>
          <table:table-cell table:style-name="ce6" table:formula="of:=([.D283]/[.D282])-1" office:value-type="percentage" office:value="-0.00781732442598104" calcext:value-type="percentage">
            <text:p>-0.78%</text:p>
          </table:table-cell>
          <table:table-cell table:style-name="ce6" table:formula="of:=[.C283]/[.E283]" office:value-type="percentage" office:value="3.47274277593612" calcext:value-type="percentage">
            <text:p>347.27%</text:p>
          </table:table-cell>
          <table:table-cell table:number-columns-repeated="1018"/>
        </table:table-row>
        <table:table-row table:style-name="ro1">
          <table:table-cell office:value-type="date" office:date-value="1999-07-01" calcext:value-type="date">
            <text:p>Jul 1999</text:p>
          </table:table-cell>
          <table:table-cell office:value-type="float" office:value="10612672197" calcext:value-type="float">
            <text:p>10612672197</text:p>
          </table:table-cell>
          <table:table-cell table:formula="of:=([.B284]/[.B283])-1" office:value-type="percentage" office:value="0.0295551116844981" calcext:value-type="percentage">
            <text:p>2.96%</text:p>
          </table:table-cell>
          <table:table-cell office:value-type="float" office:value="219042000000" calcext:value-type="float">
            <text:p>219042000000</text:p>
          </table:table-cell>
          <table:table-cell table:style-name="ce6" table:formula="of:=([.D284]/[.D283])-1" office:value-type="percentage" office:value="0.0328028856354763" calcext:value-type="percentage">
            <text:p>3.28%</text:p>
          </table:table-cell>
          <table:table-cell table:style-name="ce6" table:formula="of:=[.C284]/[.E284]" office:value-type="percentage" office:value="0.900991211960153" calcext:value-type="percentage">
            <text:p>90.10%</text:p>
          </table:table-cell>
          <table:table-cell table:number-columns-repeated="1018"/>
        </table:table-row>
        <table:table-row table:style-name="ro1">
          <table:table-cell office:value-type="date" office:date-value="1999-08-01" calcext:value-type="date">
            <text:p>Aug 1999</text:p>
          </table:table-cell>
          <table:table-cell office:value-type="float" office:value="11546175520" calcext:value-type="float">
            <text:p>11546175520</text:p>
          </table:table-cell>
          <table:table-cell table:formula="of:=([.B285]/[.B284])-1" office:value-type="percentage" office:value="0.0879611944731398" calcext:value-type="percentage">
            <text:p>8.80%</text:p>
          </table:table-cell>
          <table:table-cell office:value-type="float" office:value="216506000000" calcext:value-type="float">
            <text:p>216506000000</text:p>
          </table:table-cell>
          <table:table-cell table:style-name="ce6" table:formula="of:=([.D285]/[.D284])-1" office:value-type="percentage" office:value="-0.0115776882972215" calcext:value-type="percentage">
            <text:p>-1.16%</text:p>
          </table:table-cell>
          <table:table-cell table:style-name="ce6" table:formula="of:=[.C285]/[.E285]" office:value-type="percentage" office:value="-7.59747474754951" calcext:value-type="percentage">
            <text:p>-759.75%</text:p>
          </table:table-cell>
          <table:table-cell table:number-columns-repeated="1018"/>
        </table:table-row>
        <table:table-row table:style-name="ro1">
          <table:table-cell office:value-type="date" office:date-value="1999-09-01" calcext:value-type="date">
            <text:p>Sep 1999</text:p>
          </table:table-cell>
          <table:table-cell office:value-type="float" office:value="11284859253" calcext:value-type="float">
            <text:p>11284859253</text:p>
          </table:table-cell>
          <table:table-cell table:formula="of:=([.B286]/[.B285])-1" office:value-type="percentage" office:value="-0.0226322791081215" calcext:value-type="percentage">
            <text:p>-2.26%</text:p>
          </table:table-cell>
          <table:table-cell office:value-type="float" office:value="214933000000" calcext:value-type="float">
            <text:p>214933000000</text:p>
          </table:table-cell>
          <table:table-cell table:style-name="ce6" table:formula="of:=([.D286]/[.D285])-1" office:value-type="percentage" office:value="-0.00726538756431694" calcext:value-type="percentage">
            <text:p>-0.73%</text:p>
          </table:table-cell>
          <table:table-cell table:style-name="ce6" table:formula="of:=[.C286]/[.E286]" office:value-type="percentage" office:value="3.11508214913092" calcext:value-type="percentage">
            <text:p>311.51%</text:p>
          </table:table-cell>
          <table:table-cell table:number-columns-repeated="1018"/>
        </table:table-row>
        <table:table-row table:style-name="ro1">
          <table:table-cell office:value-type="date" office:date-value="1999-10-01" calcext:value-type="date">
            <text:p>Oct 1999</text:p>
          </table:table-cell>
          <table:table-cell office:value-type="float" office:value="11248379481" calcext:value-type="float">
            <text:p>11248379481</text:p>
          </table:table-cell>
          <table:table-cell table:formula="of:=([.B287]/[.B286])-1" office:value-type="percentage" office:value="-0.00323262977252481" calcext:value-type="percentage">
            <text:p>-0.32%</text:p>
          </table:table-cell>
          <table:table-cell office:value-type="float" office:value="218600000000" calcext:value-type="float">
            <text:p>218600000000</text:p>
          </table:table-cell>
          <table:table-cell table:style-name="ce6" table:formula="of:=([.D287]/[.D286])-1" office:value-type="percentage" office:value="0.0170611306779322" calcext:value-type="percentage">
            <text:p>1.71%</text:p>
          </table:table-cell>
          <table:table-cell table:style-name="ce6" table:formula="of:=[.C287]/[.E287]" office:value-type="percentage" office:value="-0.18947336103029" calcext:value-type="percentage">
            <text:p>-18.95%</text:p>
          </table:table-cell>
          <table:table-cell table:number-columns-repeated="1018"/>
        </table:table-row>
        <table:table-row table:style-name="ro1">
          <table:table-cell office:value-type="date" office:date-value="1999-11-01" calcext:value-type="date">
            <text:p>Nov 1999</text:p>
          </table:table-cell>
          <table:table-cell office:value-type="float" office:value="11786198869" calcext:value-type="float">
            <text:p>11786198869</text:p>
          </table:table-cell>
          <table:table-cell table:formula="of:=([.B288]/[.B287])-1" office:value-type="percentage" office:value="0.0478130551079334" calcext:value-type="percentage">
            <text:p>4.78%</text:p>
          </table:table-cell>
          <table:table-cell office:value-type="float" office:value="231727000000" calcext:value-type="float">
            <text:p>231727000000</text:p>
          </table:table-cell>
          <table:table-cell table:style-name="ce6" table:formula="of:=([.D288]/[.D287])-1" office:value-type="percentage" office:value="0.0600503202195792" calcext:value-type="percentage">
            <text:p>6.01%</text:p>
          </table:table-cell>
          <table:table-cell table:style-name="ce6" table:formula="of:=[.C288]/[.E288]" office:value-type="percentage" office:value="0.796216488656527" calcext:value-type="percentage">
            <text:p>79.62%</text:p>
          </table:table-cell>
          <table:table-cell table:number-columns-repeated="1018"/>
        </table:table-row>
        <table:table-row table:style-name="ro1">
          <table:table-cell office:value-type="date" office:date-value="1999-12-01" calcext:value-type="date">
            <text:p>Dec 1999</text:p>
          </table:table-cell>
          <table:table-cell office:value-type="float" office:value="11151398915" calcext:value-type="float">
            <text:p>11151398915</text:p>
          </table:table-cell>
          <table:table-cell table:formula="of:=([.B289]/[.B288])-1" office:value-type="percentage" office:value="-0.0538595997789964" calcext:value-type="percentage">
            <text:p>-5.39%</text:p>
          </table:table-cell>
          <table:table-cell office:value-type="float" office:value="228765000000" calcext:value-type="float">
            <text:p>228765000000</text:p>
          </table:table-cell>
          <table:table-cell table:style-name="ce6" table:formula="of:=([.D289]/[.D288])-1" office:value-type="percentage" office:value="-0.0127822825997833" calcext:value-type="percentage">
            <text:p>-1.28%</text:p>
          </table:table-cell>
          <table:table-cell table:style-name="ce6" table:formula="of:=[.C289]/[.E289]" office:value-type="percentage" office:value="4.21361359824022" calcext:value-type="percentage">
            <text:p>421.36%</text:p>
          </table:table-cell>
          <table:table-cell table:number-columns-repeated="1018"/>
        </table:table-row>
        <table:table-row table:style-name="ro1">
          <table:table-cell office:value-type="date" office:date-value="2000-01-01" calcext:value-type="date">
            <text:p>Jan 2000</text:p>
          </table:table-cell>
          <table:table-cell office:value-type="float" office:value="11258769663" calcext:value-type="float">
            <text:p>11258769663</text:p>
          </table:table-cell>
          <table:table-cell table:formula="of:=([.B290]/[.B289])-1" office:value-type="percentage" office:value="0.00962845548064584" calcext:value-type="percentage">
            <text:p>0.96%</text:p>
          </table:table-cell>
          <table:table-cell office:value-type="float" office:value="220637000000" calcext:value-type="float">
            <text:p>220637000000</text:p>
          </table:table-cell>
          <table:table-cell table:style-name="ce6" table:formula="of:=([.D290]/[.D289])-1" office:value-type="percentage" office:value="-0.0355299106069548" calcext:value-type="percentage">
            <text:p>-3.55%</text:p>
          </table:table-cell>
          <table:table-cell table:style-name="ce6" table:formula="of:=[.C290]/[.E290]" office:value-type="percentage" office:value="-0.270995769934786" calcext:value-type="percentage">
            <text:p>-27.10%</text:p>
          </table:table-cell>
          <table:table-cell table:number-columns-repeated="1018"/>
        </table:table-row>
        <table:table-row table:style-name="ro1">
          <table:table-cell office:value-type="date" office:date-value="2000-02-01" calcext:value-type="date">
            <text:p>Feb 2000</text:p>
          </table:table-cell>
          <table:table-cell office:value-type="float" office:value="10681925823" calcext:value-type="float">
            <text:p>10681925823</text:p>
          </table:table-cell>
          <table:table-cell table:formula="of:=([.B291]/[.B290])-1" office:value-type="percentage" office:value="-0.051235068952134" calcext:value-type="percentage">
            <text:p>-5.12%</text:p>
          </table:table-cell>
          <table:table-cell office:value-type="float" office:value="212380000000" calcext:value-type="float">
            <text:p>212380000000</text:p>
          </table:table-cell>
          <table:table-cell table:style-name="ce6" table:formula="of:=([.D291]/[.D290])-1" office:value-type="percentage" office:value="-0.0374234602537199" calcext:value-type="percentage">
            <text:p>-3.74%</text:p>
          </table:table-cell>
          <table:table-cell table:style-name="ce6" table:formula="of:=[.C291]/[.E291]" office:value-type="percentage" office:value="1.36906284466416" calcext:value-type="percentage">
            <text:p>136.91%</text:p>
          </table:table-cell>
          <table:table-cell table:number-columns-repeated="1018"/>
        </table:table-row>
        <table:table-row table:style-name="ro1">
          <table:table-cell office:value-type="date" office:date-value="2000-03-01" calcext:value-type="date">
            <text:p>Mar 2000</text:p>
          </table:table-cell>
          <table:table-cell office:value-type="float" office:value="11303508257" calcext:value-type="float">
            <text:p>11303508257</text:p>
          </table:table-cell>
          <table:table-cell table:formula="of:=([.B292]/[.B291])-1" office:value-type="percentage" office:value="0.0581901095644783" calcext:value-type="percentage">
            <text:p>5.82%</text:p>
          </table:table-cell>
          <table:table-cell office:value-type="float" office:value="216044000000" calcext:value-type="float">
            <text:p>216044000000</text:p>
          </table:table-cell>
          <table:table-cell table:style-name="ce6" table:formula="of:=([.D292]/[.D291])-1" office:value-type="percentage" office:value="0.0172520953008757" calcext:value-type="percentage">
            <text:p>1.73%</text:p>
          </table:table-cell>
          <table:table-cell table:style-name="ce6" table:formula="of:=[.C292]/[.E292]" office:value-type="percentage" office:value="3.37292998616375" calcext:value-type="percentage">
            <text:p>337.29%</text:p>
          </table:table-cell>
          <table:table-cell table:number-columns-repeated="1018"/>
        </table:table-row>
        <table:table-row table:style-name="ro1">
          <table:table-cell office:value-type="date" office:date-value="2000-04-01" calcext:value-type="date">
            <text:p>Apr 2000</text:p>
          </table:table-cell>
          <table:table-cell office:value-type="float" office:value="11642755439" calcext:value-type="float">
            <text:p>11642755439</text:p>
          </table:table-cell>
          <table:table-cell table:formula="of:=([.B293]/[.B292])-1" office:value-type="percentage" office:value="0.0300125566582314" calcext:value-type="percentage">
            <text:p>3.00%</text:p>
          </table:table-cell>
          <table:table-cell office:value-type="float" office:value="219651000000" calcext:value-type="float">
            <text:p>219651000000</text:p>
          </table:table-cell>
          <table:table-cell table:style-name="ce6" table:formula="of:=([.D293]/[.D292])-1" office:value-type="percentage" office:value="0.016695673103627" calcext:value-type="percentage">
            <text:p>1.67%</text:p>
          </table:table-cell>
          <table:table-cell table:style-name="ce6" table:formula="of:=[.C293]/[.E293]" office:value-type="percentage" office:value="1.79762483800138" calcext:value-type="percentage">
            <text:p>179.76%</text:p>
          </table:table-cell>
          <table:table-cell table:number-columns-repeated="1018"/>
        </table:table-row>
        <table:table-row table:style-name="ro1">
          <table:table-cell office:value-type="date" office:date-value="2000-05-01" calcext:value-type="date">
            <text:p>May 2000</text:p>
          </table:table-cell>
          <table:table-cell office:value-type="float" office:value="11651441106" calcext:value-type="float">
            <text:p>11651441106</text:p>
          </table:table-cell>
          <table:table-cell table:formula="of:=([.B294]/[.B293])-1" office:value-type="percentage" office:value="0.00074601472525182" calcext:value-type="percentage">
            <text:p>0.07%</text:p>
          </table:table-cell>
          <table:table-cell office:value-type="float" office:value="207925000000" calcext:value-type="float">
            <text:p>207925000000</text:p>
          </table:table-cell>
          <table:table-cell table:style-name="ce6" table:formula="of:=([.D294]/[.D293])-1" office:value-type="percentage" office:value="-0.0533846875270315" calcext:value-type="percentage">
            <text:p>-5.34%</text:p>
          </table:table-cell>
          <table:table-cell table:style-name="ce6" table:formula="of:=[.C294]/[.E294]" office:value-type="percentage" office:value="-0.0139743203493337" calcext:value-type="percentage">
            <text:p>-1.40%</text:p>
          </table:table-cell>
          <table:table-cell table:number-columns-repeated="1018"/>
        </table:table-row>
        <table:table-row table:style-name="ro1">
          <table:table-cell office:value-type="date" office:date-value="2000-06-01" calcext:value-type="date">
            <text:p>Jun 2000</text:p>
          </table:table-cell>
          <table:table-cell office:value-type="float" office:value="11080042403" calcext:value-type="float">
            <text:p>11080042403</text:p>
          </table:table-cell>
          <table:table-cell table:formula="of:=([.B295]/[.B294])-1" office:value-type="percentage" office:value="-0.0490410325900161" calcext:value-type="percentage">
            <text:p>-4.90%</text:p>
          </table:table-cell>
          <table:table-cell office:value-type="float" office:value="207640000000" calcext:value-type="float">
            <text:p>207640000000</text:p>
          </table:table-cell>
          <table:table-cell table:style-name="ce6" table:formula="of:=([.D295]/[.D294])-1" office:value-type="percentage" office:value="-0.00137068654562944" calcext:value-type="percentage">
            <text:p>-0.14%</text:p>
          </table:table-cell>
          <table:table-cell table:style-name="ce6" table:formula="of:=[.C295]/[.E295]" office:value-type="percentage" office:value="35.7784445658914" calcext:value-type="percentage">
            <text:p>3577.84%</text:p>
          </table:table-cell>
          <table:table-cell table:number-columns-repeated="1018"/>
        </table:table-row>
        <table:table-row table:style-name="ro1">
          <table:table-cell office:value-type="date" office:date-value="2000-07-01" calcext:value-type="date">
            <text:p>Jul 2000</text:p>
          </table:table-cell>
          <table:table-cell office:value-type="float" office:value="10432178067" calcext:value-type="float">
            <text:p>10432178067</text:p>
          </table:table-cell>
          <table:table-cell table:formula="of:=([.B296]/[.B295])-1" office:value-type="percentage" office:value="-0.0584712867005442" calcext:value-type="percentage">
            <text:p>-5.85%</text:p>
          </table:table-cell>
          <table:table-cell office:value-type="float" office:value="205699000000" calcext:value-type="float">
            <text:p>205699000000</text:p>
          </table:table-cell>
          <table:table-cell table:style-name="ce6" table:formula="of:=([.D296]/[.D295])-1" office:value-type="percentage" office:value="-0.00934790984396072" calcext:value-type="percentage">
            <text:p>-0.93%</text:p>
          </table:table-cell>
          <table:table-cell table:style-name="ce6" table:formula="of:=[.C296]/[.E296]" office:value-type="percentage" office:value="6.25501183436424" calcext:value-type="percentage">
            <text:p>625.50%</text:p>
          </table:table-cell>
          <table:table-cell table:number-columns-repeated="1018"/>
        </table:table-row>
        <table:table-row table:style-name="ro1">
          <table:table-cell office:value-type="date" office:date-value="2000-08-01" calcext:value-type="date">
            <text:p>Aug 2000</text:p>
          </table:table-cell>
          <table:table-cell office:value-type="float" office:value="10815016112" calcext:value-type="float">
            <text:p>10815016112</text:p>
          </table:table-cell>
          <table:table-cell table:formula="of:=([.B297]/[.B296])-1" office:value-type="percentage" office:value="0.0366978058216842" calcext:value-type="percentage">
            <text:p>3.67%</text:p>
          </table:table-cell>
          <table:table-cell office:value-type="float" office:value="209760000000" calcext:value-type="float">
            <text:p>209760000000</text:p>
          </table:table-cell>
          <table:table-cell table:style-name="ce6" table:formula="of:=([.D297]/[.D296])-1" office:value-type="percentage" office:value="0.0197424391951346" calcext:value-type="percentage">
            <text:p>1.97%</text:p>
          </table:table-cell>
          <table:table-cell table:style-name="ce6" table:formula="of:=[.C297]/[.E297]" office:value-type="percentage" office:value="1.85882835747713" calcext:value-type="percentage">
            <text:p>185.88%</text:p>
          </table:table-cell>
          <table:table-cell table:number-columns-repeated="1018"/>
        </table:table-row>
        <table:table-row table:style-name="ro1">
          <table:table-cell office:value-type="date" office:date-value="2000-09-01" calcext:value-type="date">
            <text:p>Sep 2000</text:p>
          </table:table-cell>
          <table:table-cell office:value-type="float" office:value="11019359776" calcext:value-type="float">
            <text:p>11019359776</text:p>
          </table:table-cell>
          <table:table-cell table:formula="of:=([.B298]/[.B297])-1" office:value-type="percentage" office:value="0.0188944391653072" calcext:value-type="percentage">
            <text:p>1.89%</text:p>
          </table:table-cell>
          <table:table-cell office:value-type="float" office:value="212667000000" calcext:value-type="float">
            <text:p>212667000000</text:p>
          </table:table-cell>
          <table:table-cell table:style-name="ce6" table:formula="of:=([.D298]/[.D297])-1" office:value-type="percentage" office:value="0.013858695652174" calcext:value-type="percentage">
            <text:p>1.39%</text:p>
          </table:table-cell>
          <table:table-cell table:style-name="ce6" table:formula="of:=[.C298]/[.E298]" office:value-type="percentage" office:value="1.36336345349667" calcext:value-type="percentage">
            <text:p>136.34%</text:p>
          </table:table-cell>
          <table:table-cell table:number-columns-repeated="1018"/>
        </table:table-row>
        <table:table-row table:style-name="ro1">
          <table:table-cell office:value-type="date" office:date-value="2000-10-01" calcext:value-type="date">
            <text:p>Oct 2000</text:p>
          </table:table-cell>
          <table:table-cell office:value-type="float" office:value="11516048135" calcext:value-type="float">
            <text:p>11516048135</text:p>
          </table:table-cell>
          <table:table-cell table:formula="of:=([.B299]/[.B298])-1" office:value-type="percentage" office:value="0.045074157582347" calcext:value-type="percentage">
            <text:p>4.51%</text:p>
          </table:table-cell>
          <table:table-cell office:value-type="float" office:value="216488000000" calcext:value-type="float">
            <text:p>216488000000</text:p>
          </table:table-cell>
          <table:table-cell table:style-name="ce6" table:formula="of:=([.D299]/[.D298])-1" office:value-type="percentage" office:value="0.0179670564779679" calcext:value-type="percentage">
            <text:p>1.80%</text:p>
          </table:table-cell>
          <table:table-cell table:style-name="ce6" table:formula="of:=[.C299]/[.E299]" office:value-type="percentage" office:value="2.50871129823737" calcext:value-type="percentage">
            <text:p>250.87%</text:p>
          </table:table-cell>
          <table:table-cell table:number-columns-repeated="1018"/>
        </table:table-row>
        <table:table-row table:style-name="ro1">
          <table:table-cell office:value-type="date" office:date-value="2000-11-01" calcext:value-type="date">
            <text:p>Nov 2000</text:p>
          </table:table-cell>
          <table:table-cell office:value-type="float" office:value="11857329420" calcext:value-type="float">
            <text:p>11857329420</text:p>
          </table:table-cell>
          <table:table-cell table:formula="of:=([.B300]/[.B299])-1" office:value-type="percentage" office:value="0.0296352777445212" calcext:value-type="percentage">
            <text:p>2.96%</text:p>
          </table:table-cell>
          <table:table-cell office:value-type="float" office:value="213388000000" calcext:value-type="float">
            <text:p>213388000000</text:p>
          </table:table-cell>
          <table:table-cell table:style-name="ce6" table:formula="of:=([.D300]/[.D299])-1" office:value-type="percentage" office:value="-0.0143195003880122" calcext:value-type="percentage">
            <text:p>-1.43%</text:p>
          </table:table-cell>
          <table:table-cell table:style-name="ce6" table:formula="of:=[.C300]/[.E300]" office:value-type="percentage" office:value="-2.06957484140514" calcext:value-type="percentage">
            <text:p>-206.96%</text:p>
          </table:table-cell>
          <table:table-cell table:number-columns-repeated="1018"/>
        </table:table-row>
        <table:table-row table:style-name="ro1">
          <table:table-cell office:value-type="date" office:date-value="2000-12-01" calcext:value-type="date">
            <text:p>Dec 2000</text:p>
          </table:table-cell>
          <table:table-cell office:value-type="float" office:value="11615898584" calcext:value-type="float">
            <text:p>11615898584</text:p>
          </table:table-cell>
          <table:table-cell table:formula="of:=([.B301]/[.B300])-1" office:value-type="percentage" office:value="-0.0203613164017163" calcext:value-type="percentage">
            <text:p>-2.04%</text:p>
          </table:table-cell>
          <table:table-cell office:value-type="float" office:value="219882000000" calcext:value-type="float">
            <text:p>219882000000</text:p>
          </table:table-cell>
          <table:table-cell table:style-name="ce6" table:formula="of:=([.D301]/[.D300])-1" office:value-type="percentage" office:value="0.0304328265881868" calcext:value-type="percentage">
            <text:p>3.04%</text:p>
          </table:table-cell>
          <table:table-cell table:style-name="ce6" table:formula="of:=[.C301]/[.E301]" office:value-type="percentage" office:value="-0.669057681602933" calcext:value-type="percentage">
            <text:p>-66.91%</text:p>
          </table:table-cell>
          <table:table-cell table:number-columns-repeated="1018"/>
        </table:table-row>
        <table:table-row table:style-name="ro1">
          <table:table-cell office:value-type="date" office:date-value="2001-01-01" calcext:value-type="date">
            <text:p>Jan 2001</text:p>
          </table:table-cell>
          <table:table-cell office:value-type="float" office:value="11021302299" calcext:value-type="float">
            <text:p>11021302299</text:p>
          </table:table-cell>
          <table:table-cell table:formula="of:=([.B302]/[.B301])-1" office:value-type="percentage" office:value="-0.05118814362059" calcext:value-type="percentage">
            <text:p>-5.12%</text:p>
          </table:table-cell>
          <table:table-cell office:value-type="float" office:value="222091000000" calcext:value-type="float">
            <text:p>222091000000</text:p>
          </table:table-cell>
          <table:table-cell table:style-name="ce6" table:formula="of:=([.D302]/[.D301])-1" office:value-type="percentage" office:value="0.0100462975596001" calcext:value-type="percentage">
            <text:p>1.00%</text:p>
          </table:table-cell>
          <table:table-cell table:style-name="ce6" table:formula="of:=[.C302]/[.E302]" office:value-type="percentage" office:value="-5.09522471506684" calcext:value-type="percentage">
            <text:p>-509.52%</text:p>
          </table:table-cell>
          <table:table-cell table:number-columns-repeated="1018"/>
        </table:table-row>
        <table:table-row table:style-name="ro1">
          <table:table-cell office:value-type="date" office:date-value="2001-02-01" calcext:value-type="date">
            <text:p>Feb 2001</text:p>
          </table:table-cell>
          <table:table-cell office:value-type="float" office:value="11127448287" calcext:value-type="float">
            <text:p>11127448287</text:p>
          </table:table-cell>
          <table:table-cell table:formula="of:=([.B303]/[.B302])-1" office:value-type="percentage" office:value="0.00963098417231789" calcext:value-type="percentage">
            <text:p>0.96%</text:p>
          </table:table-cell>
          <table:table-cell office:value-type="float" office:value="231802000000" calcext:value-type="float">
            <text:p>231802000000</text:p>
          </table:table-cell>
          <table:table-cell table:style-name="ce6" table:formula="of:=([.D303]/[.D302])-1" office:value-type="percentage" office:value="0.0437253198013428" calcext:value-type="percentage">
            <text:p>4.37%</text:p>
          </table:table-cell>
          <table:table-cell table:style-name="ce6" table:formula="of:=[.C303]/[.E303]" office:value-type="percentage" office:value="0.220261034477834" calcext:value-type="percentage">
            <text:p>22.03%</text:p>
          </table:table-cell>
          <table:table-cell table:number-columns-repeated="1018"/>
        </table:table-row>
        <table:table-row table:style-name="ro1">
          <table:table-cell office:value-type="date" office:date-value="2001-03-01" calcext:value-type="date">
            <text:p>Mar 2001</text:p>
          </table:table-cell>
          <table:table-cell office:value-type="float" office:value="11083920793" calcext:value-type="float">
            <text:p>11083920793</text:p>
          </table:table-cell>
          <table:table-cell table:formula="of:=([.B304]/[.B303])-1" office:value-type="percentage" office:value="-0.00391172287458319" calcext:value-type="percentage">
            <text:p>-0.39%</text:p>
          </table:table-cell>
          <table:table-cell office:value-type="float" office:value="236876000000" calcext:value-type="float">
            <text:p>236876000000</text:p>
          </table:table-cell>
          <table:table-cell table:style-name="ce6" table:formula="of:=([.D304]/[.D303])-1" office:value-type="percentage" office:value="0.0218893711011985" calcext:value-type="percentage">
            <text:p>2.19%</text:p>
          </table:table-cell>
          <table:table-cell table:style-name="ce6" table:formula="of:=[.C304]/[.E304]" office:value-type="percentage" office:value="-0.178704214776139" calcext:value-type="percentage">
            <text:p>-17.87%</text:p>
          </table:table-cell>
          <table:table-cell table:number-columns-repeated="1018"/>
        </table:table-row>
        <table:table-row table:style-name="ro1">
          <table:table-cell office:value-type="date" office:date-value="2001-04-01" calcext:value-type="date">
            <text:p>Apr 2001</text:p>
          </table:table-cell>
          <table:table-cell office:value-type="float" office:value="11647845321" calcext:value-type="float">
            <text:p>11647845321</text:p>
          </table:table-cell>
          <table:table-cell table:formula="of:=([.B305]/[.B304])-1" office:value-type="percentage" office:value="0.0508777118252364" calcext:value-type="percentage">
            <text:p>5.09%</text:p>
          </table:table-cell>
          <table:table-cell office:value-type="float" office:value="237472000000" calcext:value-type="float">
            <text:p>237472000000</text:p>
          </table:table-cell>
          <table:table-cell table:style-name="ce6" table:formula="of:=([.D305]/[.D304])-1" office:value-type="percentage" office:value="0.00251608436481532" calcext:value-type="percentage">
            <text:p>0.25%</text:p>
          </table:table-cell>
          <table:table-cell table:style-name="ce6" table:formula="of:=[.C305]/[.E305]" office:value-type="percentage" office:value="20.2209880307296" calcext:value-type="percentage">
            <text:p>2022.10%</text:p>
          </table:table-cell>
          <table:table-cell table:number-columns-repeated="1018"/>
        </table:table-row>
        <table:table-row table:style-name="ro1">
          <table:table-cell office:value-type="date" office:date-value="2001-05-01" calcext:value-type="date">
            <text:p>May 2001</text:p>
          </table:table-cell>
          <table:table-cell office:value-type="float" office:value="10999001223" calcext:value-type="float">
            <text:p>10999001223</text:p>
          </table:table-cell>
          <table:table-cell table:formula="of:=([.B306]/[.B305])-1" office:value-type="percentage" office:value="-0.0557050750691369" calcext:value-type="percentage">
            <text:p>-5.57%</text:p>
          </table:table-cell>
          <table:table-cell office:value-type="float" office:value="228006000000" calcext:value-type="float">
            <text:p>228006000000</text:p>
          </table:table-cell>
          <table:table-cell table:style-name="ce6" table:formula="of:=([.D306]/[.D305])-1" office:value-type="percentage" office:value="-0.0398615415712168" calcext:value-type="percentage">
            <text:p>-3.99%</text:p>
          </table:table-cell>
          <table:table-cell table:style-name="ce6" table:formula="of:=[.C306]/[.E306]" office:value-type="percentage" office:value="1.3974641439698" calcext:value-type="percentage">
            <text:p>139.75%</text:p>
          </table:table-cell>
          <table:table-cell table:number-columns-repeated="1018"/>
        </table:table-row>
        <table:table-row table:style-name="ro1">
          <table:table-cell office:value-type="date" office:date-value="2001-06-01" calcext:value-type="date">
            <text:p>Jun 2001</text:p>
          </table:table-cell>
          <table:table-cell office:value-type="float" office:value="11742960749" calcext:value-type="float">
            <text:p>11742960749</text:p>
          </table:table-cell>
          <table:table-cell table:formula="of:=([.B307]/[.B306])-1" office:value-type="percentage" office:value="0.0676388256457603" calcext:value-type="percentage">
            <text:p>6.76%</text:p>
          </table:table-cell>
          <table:table-cell office:value-type="float" office:value="216199000000" calcext:value-type="float">
            <text:p>216199000000</text:p>
          </table:table-cell>
          <table:table-cell table:style-name="ce6" table:formula="of:=([.D307]/[.D306])-1" office:value-type="percentage" office:value="-0.0517837249896933" calcext:value-type="percentage">
            <text:p>-5.18%</text:p>
          </table:table-cell>
          <table:table-cell table:style-name="ce6" table:formula="of:=[.C307]/[.E307]" office:value-type="percentage" office:value="-1.30617922251099" calcext:value-type="percentage">
            <text:p>-130.62%</text:p>
          </table:table-cell>
          <table:table-cell table:number-columns-repeated="1018"/>
        </table:table-row>
        <table:table-row table:style-name="ro1">
          <table:table-cell office:value-type="date" office:date-value="2001-07-01" calcext:value-type="date">
            <text:p>Jul 2001</text:p>
          </table:table-cell>
          <table:table-cell office:value-type="float" office:value="10058024159" calcext:value-type="float">
            <text:p>10058024159</text:p>
          </table:table-cell>
          <table:table-cell table:formula="of:=([.B308]/[.B307])-1" office:value-type="percentage" office:value="-0.143484818353283" calcext:value-type="percentage">
            <text:p>-14.35%</text:p>
          </table:table-cell>
          <table:table-cell office:value-type="float" office:value="209650000000" calcext:value-type="float">
            <text:p>209650000000</text:p>
          </table:table-cell>
          <table:table-cell table:style-name="ce6" table:formula="of:=([.D308]/[.D307])-1" office:value-type="percentage" office:value="-0.0302915369636307" calcext:value-type="percentage">
            <text:p>-3.03%</text:p>
          </table:table-cell>
          <table:table-cell table:style-name="ce6" table:formula="of:=[.C308]/[.E308]" office:value-type="percentage" office:value="4.73679557843357" calcext:value-type="percentage">
            <text:p>473.68%</text:p>
          </table:table-cell>
          <table:table-cell table:number-columns-repeated="1018"/>
        </table:table-row>
        <table:table-row table:style-name="ro1">
          <table:table-cell office:value-type="date" office:date-value="2001-08-01" calcext:value-type="date">
            <text:p>Aug 2001</text:p>
          </table:table-cell>
          <table:table-cell office:value-type="float" office:value="9800552328" calcext:value-type="float">
            <text:p>9800552328</text:p>
          </table:table-cell>
          <table:table-cell table:formula="of:=([.B309]/[.B308])-1" office:value-type="percentage" office:value="-0.025598649091493" calcext:value-type="percentage">
            <text:p>-2.56%</text:p>
          </table:table-cell>
          <table:table-cell office:value-type="float" office:value="212141000000" calcext:value-type="float">
            <text:p>212141000000</text:p>
          </table:table-cell>
          <table:table-cell table:style-name="ce6" table:formula="of:=([.D309]/[.D308])-1" office:value-type="percentage" office:value="0.0118817076079181" calcext:value-type="percentage">
            <text:p>1.19%</text:p>
          </table:table-cell>
          <table:table-cell table:style-name="ce6" table:formula="of:=[.C309]/[.E309]" office:value-type="percentage" office:value="-2.1544587643643" calcext:value-type="percentage">
            <text:p>-215.45%</text:p>
          </table:table-cell>
          <table:table-cell table:number-columns-repeated="1018"/>
        </table:table-row>
        <table:table-row table:style-name="ro1">
          <table:table-cell office:value-type="date" office:date-value="2001-09-01" calcext:value-type="date">
            <text:p>Sep 2001</text:p>
          </table:table-cell>
          <table:table-cell office:value-type="float" office:value="9736846821" calcext:value-type="float">
            <text:p>9736846821</text:p>
          </table:table-cell>
          <table:table-cell table:formula="of:=([.B310]/[.B309])-1" office:value-type="percentage" office:value="-0.00650019558775217" calcext:value-type="percentage">
            <text:p>-0.65%</text:p>
          </table:table-cell>
          <table:table-cell office:value-type="float" office:value="214167000000" calcext:value-type="float">
            <text:p>214167000000</text:p>
          </table:table-cell>
          <table:table-cell table:style-name="ce6" table:formula="of:=([.D310]/[.D309])-1" office:value-type="percentage" office:value="0.00955025195506765" calcext:value-type="percentage">
            <text:p>0.96%</text:p>
          </table:table-cell>
          <table:table-cell table:style-name="ce6" table:formula="of:=[.C310]/[.E310]" office:value-type="percentage" office:value="-0.680630795745967" calcext:value-type="percentage">
            <text:p>-68.06%</text:p>
          </table:table-cell>
          <table:table-cell table:number-columns-repeated="1018"/>
        </table:table-row>
        <table:table-row table:style-name="ro1">
          <table:table-cell office:value-type="date" office:date-value="2001-10-01" calcext:value-type="date">
            <text:p>Oct 2001</text:p>
          </table:table-cell>
          <table:table-cell office:value-type="float" office:value="9759639950" calcext:value-type="float">
            <text:p>9759639950</text:p>
          </table:table-cell>
          <table:table-cell table:formula="of:=([.B311]/[.B310])-1" office:value-type="percentage" office:value="0.00234091481760212" calcext:value-type="percentage">
            <text:p>0.23%</text:p>
          </table:table-cell>
          <table:table-cell office:value-type="float" office:value="216531000000" calcext:value-type="float">
            <text:p>216531000000</text:p>
          </table:table-cell>
          <table:table-cell table:style-name="ce6" table:formula="of:=([.D311]/[.D310])-1" office:value-type="percentage" office:value="0.0110381151157741" calcext:value-type="percentage">
            <text:p>1.10%</text:p>
          </table:table-cell>
          <table:table-cell table:style-name="ce6" table:formula="of:=[.C311]/[.E311]" office:value-type="percentage" office:value="0.212075593799236" calcext:value-type="percentage">
            <text:p>21.21%</text:p>
          </table:table-cell>
          <table:table-cell table:number-columns-repeated="1018"/>
        </table:table-row>
        <table:table-row table:style-name="ro1">
          <table:table-cell office:value-type="date" office:date-value="2001-11-01" calcext:value-type="date">
            <text:p>Nov 2001</text:p>
          </table:table-cell>
          <table:table-cell office:value-type="float" office:value="11528668619" calcext:value-type="float">
            <text:p>11528668619</text:p>
          </table:table-cell>
          <table:table-cell table:formula="of:=([.B312]/[.B311])-1" office:value-type="percentage" office:value="0.181259624131933" calcext:value-type="percentage">
            <text:p>18.13%</text:p>
          </table:table-cell>
          <table:table-cell office:value-type="float" office:value="217989000000" calcext:value-type="float">
            <text:p>217989000000</text:p>
          </table:table-cell>
          <table:table-cell table:style-name="ce6" table:formula="of:=([.D312]/[.D311])-1" office:value-type="percentage" office:value="0.00673344694293188" calcext:value-type="percentage">
            <text:p>0.67%</text:p>
          </table:table-cell>
          <table:table-cell table:style-name="ce6" table:formula="of:=[.C312]/[.E312]" office:value-type="percentage" office:value="26.9192919567299" calcext:value-type="percentage">
            <text:p>2691.93%</text:p>
          </table:table-cell>
          <table:table-cell table:number-columns-repeated="1018"/>
        </table:table-row>
        <table:table-row table:style-name="ro1">
          <table:table-cell office:value-type="date" office:date-value="2001-12-01" calcext:value-type="date">
            <text:p>Dec 2001</text:p>
          </table:table-cell>
          <table:table-cell office:value-type="float" office:value="11330270116" calcext:value-type="float">
            <text:p>11330270116</text:p>
          </table:table-cell>
          <table:table-cell table:formula="of:=([.B313]/[.B312])-1" office:value-type="percentage" office:value="-0.017209142664837" calcext:value-type="percentage">
            <text:p>-1.72%</text:p>
          </table:table-cell>
          <table:table-cell office:value-type="float" office:value="228160000000" calcext:value-type="float">
            <text:p>228160000000</text:p>
          </table:table-cell>
          <table:table-cell table:style-name="ce6" table:formula="of:=([.D313]/[.D312])-1" office:value-type="percentage" office:value="0.0466583176215314" calcext:value-type="percentage">
            <text:p>4.67%</text:p>
          </table:table-cell>
          <table:table-cell table:style-name="ce6" table:formula="of:=[.C313]/[.E313]" office:value-type="percentage" office:value="-0.368833330091942" calcext:value-type="percentage">
            <text:p>-36.88%</text:p>
          </table:table-cell>
          <table:table-cell table:number-columns-repeated="1018"/>
        </table:table-row>
        <table:table-row table:style-name="ro1">
          <table:table-cell office:value-type="date" office:date-value="2002-01-01" calcext:value-type="date">
            <text:p>Jan 2002</text:p>
          </table:table-cell>
          <table:table-cell office:value-type="float" office:value="11469491640" calcext:value-type="float">
            <text:p>11469491640</text:p>
          </table:table-cell>
          <table:table-cell table:formula="of:=([.B314]/[.B313])-1" office:value-type="percentage" office:value="0.01228757325065" calcext:value-type="percentage">
            <text:p>1.23%</text:p>
          </table:table-cell>
          <table:table-cell office:value-type="float" office:value="219651000000" calcext:value-type="float">
            <text:p>219651000000</text:p>
          </table:table-cell>
          <table:table-cell table:style-name="ce6" table:formula="of:=([.D314]/[.D313])-1" office:value-type="percentage" office:value="-0.0372940042075737" calcext:value-type="percentage">
            <text:p>-3.73%</text:p>
          </table:table-cell>
          <table:table-cell table:style-name="ce6" table:formula="of:=[.C314]/[.E314]" office:value-type="percentage" office:value="-0.329478518376813" calcext:value-type="percentage">
            <text:p>-32.95%</text:p>
          </table:table-cell>
          <table:table-cell table:number-columns-repeated="1018"/>
        </table:table-row>
        <table:table-row table:style-name="ro1">
          <table:table-cell office:value-type="date" office:date-value="2002-02-01" calcext:value-type="date">
            <text:p>Feb 2002</text:p>
          </table:table-cell>
          <table:table-cell office:value-type="float" office:value="11767741570" calcext:value-type="float">
            <text:p>11767741570</text:p>
          </table:table-cell>
          <table:table-cell table:formula="of:=([.B315]/[.B314])-1" office:value-type="percentage" office:value="0.0260037619243603" calcext:value-type="percentage">
            <text:p>2.60%</text:p>
          </table:table-cell>
          <table:table-cell office:value-type="float" office:value="231484000000" calcext:value-type="float">
            <text:p>231484000000</text:p>
          </table:table-cell>
          <table:table-cell table:style-name="ce6" table:formula="of:=([.D315]/[.D314])-1" office:value-type="percentage" office:value="0.0538718239388849" calcext:value-type="percentage">
            <text:p>5.39%</text:p>
          </table:table-cell>
          <table:table-cell table:style-name="ce6" table:formula="of:=[.C315]/[.E315]" office:value-type="percentage" office:value="0.482696890936166" calcext:value-type="percentage">
            <text:p>48.27%</text:p>
          </table:table-cell>
          <table:table-cell table:number-columns-repeated="1018"/>
        </table:table-row>
        <table:table-row table:style-name="ro1">
          <table:table-cell office:value-type="date" office:date-value="2002-03-01" calcext:value-type="date">
            <text:p>Mar 2002</text:p>
          </table:table-cell>
          <table:table-cell office:value-type="float" office:value="11910640431" calcext:value-type="float">
            <text:p>11910640431</text:p>
          </table:table-cell>
          <table:table-cell table:formula="of:=([.B316]/[.B315])-1" office:value-type="percentage" office:value="0.0121432698151953" calcext:value-type="percentage">
            <text:p>1.21%</text:p>
          </table:table-cell>
          <table:table-cell office:value-type="float" office:value="231892000000" calcext:value-type="float">
            <text:p>231892000000</text:p>
          </table:table-cell>
          <table:table-cell table:style-name="ce6" table:formula="of:=([.D316]/[.D315])-1" office:value-type="percentage" office:value="0.00176254082355576" calcext:value-type="percentage">
            <text:p>0.18%</text:p>
          </table:table-cell>
          <table:table-cell table:style-name="ce6" table:formula="of:=[.C316]/[.E316]" office:value-type="percentage" office:value="6.88963889681569" calcext:value-type="percentage">
            <text:p>688.96%</text:p>
          </table:table-cell>
          <table:table-cell table:number-columns-repeated="1018"/>
        </table:table-row>
        <table:table-row table:style-name="ro1">
          <table:table-cell office:value-type="date" office:date-value="2002-04-01" calcext:value-type="date">
            <text:p>Apr 2002</text:p>
          </table:table-cell>
          <table:table-cell office:value-type="float" office:value="11615070778" calcext:value-type="float">
            <text:p>11615070778</text:p>
          </table:table-cell>
          <table:table-cell table:formula="of:=([.B317]/[.B316])-1" office:value-type="percentage" office:value="-0.0248155970043993" calcext:value-type="percentage">
            <text:p>-2.48%</text:p>
          </table:table-cell>
          <table:table-cell office:value-type="float" office:value="226803000000" calcext:value-type="float">
            <text:p>226803000000</text:p>
          </table:table-cell>
          <table:table-cell table:style-name="ce6" table:formula="of:=([.D317]/[.D316])-1" office:value-type="percentage" office:value="-0.0219455608645404" calcext:value-type="percentage">
            <text:p>-2.19%</text:p>
          </table:table-cell>
          <table:table-cell table:style-name="ce6" table:formula="of:=[.C317]/[.E317]" office:value-type="percentage" office:value="1.13077980360467" calcext:value-type="percentage">
            <text:p>113.08%</text:p>
          </table:table-cell>
          <table:table-cell table:number-columns-repeated="1018"/>
        </table:table-row>
        <table:table-row table:style-name="ro1">
          <table:table-cell office:value-type="date" office:date-value="2002-05-01" calcext:value-type="date">
            <text:p>May 2002</text:p>
          </table:table-cell>
          <table:table-cell office:value-type="float" office:value="12703586841" calcext:value-type="float">
            <text:p>12703586841</text:p>
          </table:table-cell>
          <table:table-cell table:formula="of:=([.B318]/[.B317])-1" office:value-type="percentage" office:value="0.0937158355557976" calcext:value-type="percentage">
            <text:p>9.37%</text:p>
          </table:table-cell>
          <table:table-cell office:value-type="float" office:value="221731000000" calcext:value-type="float">
            <text:p>221731000000</text:p>
          </table:table-cell>
          <table:table-cell table:style-name="ce6" table:formula="of:=([.D318]/[.D317])-1" office:value-type="percentage" office:value="-0.0223630198895076" calcext:value-type="percentage">
            <text:p>-2.24%</text:p>
          </table:table-cell>
          <table:table-cell table:style-name="ce6" table:formula="of:=[.C318]/[.E318]" office:value-type="percentage" office:value="-4.19066101174322" calcext:value-type="percentage">
            <text:p>-419.07%</text:p>
          </table:table-cell>
          <table:table-cell table:number-columns-repeated="1018"/>
        </table:table-row>
        <table:table-row table:style-name="ro1">
          <table:table-cell office:value-type="date" office:date-value="2002-06-01" calcext:value-type="date">
            <text:p>Jun 2002</text:p>
          </table:table-cell>
          <table:table-cell office:value-type="float" office:value="12538324824" calcext:value-type="float">
            <text:p>12538324824</text:p>
          </table:table-cell>
          <table:table-cell table:formula="of:=([.B319]/[.B318])-1" office:value-type="percentage" office:value="-0.0130090831092387" calcext:value-type="percentage">
            <text:p>-1.30%</text:p>
          </table:table-cell>
          <table:table-cell office:value-type="float" office:value="203124000000" calcext:value-type="float">
            <text:p>203124000000</text:p>
          </table:table-cell>
          <table:table-cell table:style-name="ce6" table:formula="of:=([.D319]/[.D318])-1" office:value-type="percentage" office:value="-0.08391699852524" calcext:value-type="percentage">
            <text:p>-8.39%</text:p>
          </table:table-cell>
          <table:table-cell table:style-name="ce6" table:formula="of:=[.C319]/[.E319]" office:value-type="percentage" office:value="0.155023217439383" calcext:value-type="percentage">
            <text:p>15.50%</text:p>
          </table:table-cell>
          <table:table-cell table:number-columns-repeated="1018"/>
        </table:table-row>
        <table:table-row table:style-name="ro1">
          <table:table-cell office:value-type="date" office:date-value="2002-07-01" calcext:value-type="date">
            <text:p>Jul 2002</text:p>
          </table:table-cell>
          <table:table-cell office:value-type="float" office:value="12441261760" calcext:value-type="float">
            <text:p>12441261760</text:p>
          </table:table-cell>
          <table:table-cell table:formula="of:=([.B320]/[.B319])-1" office:value-type="percentage" office:value="-0.00774131037139891" calcext:value-type="percentage">
            <text:p>-0.77%</text:p>
          </table:table-cell>
          <table:table-cell office:value-type="float" office:value="201050000000" calcext:value-type="float">
            <text:p>201050000000</text:p>
          </table:table-cell>
          <table:table-cell table:style-name="ce6" table:formula="of:=([.D320]/[.D319])-1" office:value-type="percentage" office:value="-0.0102105118055966" calcext:value-type="percentage">
            <text:p>-1.02%</text:p>
          </table:table-cell>
          <table:table-cell table:style-name="ce6" table:formula="of:=[.C320]/[.E320]" office:value-type="percentage" office:value="0.758170649893938" calcext:value-type="percentage">
            <text:p>75.82%</text:p>
          </table:table-cell>
          <table:table-cell table:number-columns-repeated="1018"/>
        </table:table-row>
        <table:table-row table:style-name="ro1">
          <table:table-cell office:value-type="date" office:date-value="2002-08-01" calcext:value-type="date">
            <text:p>Aug 2002</text:p>
          </table:table-cell>
          <table:table-cell office:value-type="float" office:value="12873882873" calcext:value-type="float">
            <text:p>12873882873</text:p>
          </table:table-cell>
          <table:table-cell table:formula="of:=([.B321]/[.B320])-1" office:value-type="percentage" office:value="0.0347730898477616" calcext:value-type="percentage">
            <text:p>3.48%</text:p>
          </table:table-cell>
          <table:table-cell office:value-type="float" office:value="206258000000" calcext:value-type="float">
            <text:p>206258000000</text:p>
          </table:table-cell>
          <table:table-cell table:style-name="ce6" table:formula="of:=([.D321]/[.D320])-1" office:value-type="percentage" office:value="0.0259040039791096" calcext:value-type="percentage">
            <text:p>2.59%</text:p>
          </table:table-cell>
          <table:table-cell table:style-name="ce6" table:formula="of:=[.C321]/[.E321]" office:value-type="percentage" office:value="1.34238281756768" calcext:value-type="percentage">
            <text:p>134.24%</text:p>
          </table:table-cell>
          <table:table-cell table:number-columns-repeated="1018"/>
        </table:table-row>
        <table:table-row table:style-name="ro1">
          <table:table-cell office:value-type="date" office:date-value="2002-09-01" calcext:value-type="date">
            <text:p>Sep 2002</text:p>
          </table:table-cell>
          <table:table-cell office:value-type="float" office:value="12619609379" calcext:value-type="float">
            <text:p>12619609379</text:p>
          </table:table-cell>
          <table:table-cell table:formula="of:=([.B322]/[.B321])-1" office:value-type="percentage" office:value="-0.019751111339787" calcext:value-type="percentage">
            <text:p>-1.98%</text:p>
          </table:table-cell>
          <table:table-cell office:value-type="float" office:value="199974000000" calcext:value-type="float">
            <text:p>199974000000</text:p>
          </table:table-cell>
          <table:table-cell table:style-name="ce6" table:formula="of:=([.D322]/[.D321])-1" office:value-type="percentage" office:value="-0.0304666970493266" calcext:value-type="percentage">
            <text:p>-3.05%</text:p>
          </table:table-cell>
          <table:table-cell table:style-name="ce6" table:formula="of:=[.C322]/[.E322]" office:value-type="percentage" office:value="0.648285283692201" calcext:value-type="percentage">
            <text:p>64.83%</text:p>
          </table:table-cell>
          <table:table-cell table:number-columns-repeated="1018"/>
        </table:table-row>
        <table:table-row table:style-name="ro1">
          <table:table-cell office:value-type="date" office:date-value="2002-10-01" calcext:value-type="date">
            <text:p>Oct 2002</text:p>
          </table:table-cell>
          <table:table-cell office:value-type="float" office:value="12498525014" calcext:value-type="float">
            <text:p>12498525014</text:p>
          </table:table-cell>
          <table:table-cell table:formula="of:=([.B323]/[.B322])-1" office:value-type="percentage" office:value="-0.00959493763741159" calcext:value-type="percentage">
            <text:p>-0.96%</text:p>
          </table:table-cell>
          <table:table-cell office:value-type="float" office:value="199340000000" calcext:value-type="float">
            <text:p>199340000000</text:p>
          </table:table-cell>
          <table:table-cell table:style-name="ce6" table:formula="of:=([.D323]/[.D322])-1" office:value-type="percentage" office:value="-0.00317041215357994" calcext:value-type="percentage">
            <text:p>-0.32%</text:p>
          </table:table-cell>
          <table:table-cell table:style-name="ce6" table:formula="of:=[.C323]/[.E323]" office:value-type="percentage" office:value="3.02640072413843" calcext:value-type="percentage">
            <text:p>302.64%</text:p>
          </table:table-cell>
          <table:table-cell table:number-columns-repeated="1018"/>
        </table:table-row>
        <table:table-row table:style-name="ro1">
          <table:table-cell office:value-type="date" office:date-value="2002-11-01" calcext:value-type="date">
            <text:p>Nov 2002</text:p>
          </table:table-cell>
          <table:table-cell office:value-type="float" office:value="12470576184" calcext:value-type="float">
            <text:p>12470576184</text:p>
          </table:table-cell>
          <table:table-cell table:formula="of:=([.B324]/[.B323])-1" office:value-type="percentage" office:value="-0.00223617026558687" calcext:value-type="percentage">
            <text:p>-0.22%</text:p>
          </table:table-cell>
          <table:table-cell office:value-type="float" office:value="201380000000" calcext:value-type="float">
            <text:p>201380000000</text:p>
          </table:table-cell>
          <table:table-cell table:style-name="ce6" table:formula="of:=([.D324]/[.D323])-1" office:value-type="percentage" office:value="0.010233771445771" calcext:value-type="percentage">
            <text:p>1.02%</text:p>
          </table:table-cell>
          <table:table-cell table:style-name="ce6" table:formula="of:=[.C324]/[.E324]" office:value-type="percentage" office:value="-0.218508912128475" calcext:value-type="percentage">
            <text:p>-21.85%</text:p>
          </table:table-cell>
          <table:table-cell table:number-columns-repeated="1018"/>
        </table:table-row>
        <table:table-row table:style-name="ro1">
          <table:table-cell office:value-type="date" office:date-value="2002-12-01" calcext:value-type="date">
            <text:p>Dec 2002</text:p>
          </table:table-cell>
          <table:table-cell office:value-type="float" office:value="12806804468" calcext:value-type="float">
            <text:p>12806804468</text:p>
          </table:table-cell>
          <table:table-cell table:formula="of:=([.B325]/[.B324])-1" office:value-type="percentage" office:value="0.0269617280740715" calcext:value-type="percentage">
            <text:p>2.70%</text:p>
          </table:table-cell>
          <table:table-cell office:value-type="float" office:value="212942000000" calcext:value-type="float">
            <text:p>212942000000</text:p>
          </table:table-cell>
          <table:table-cell table:style-name="ce6" table:formula="of:=([.D325]/[.D324])-1" office:value-type="percentage" office:value="0.0574138444731354" calcext:value-type="percentage">
            <text:p>5.74%</text:p>
          </table:table-cell>
          <table:table-cell table:style-name="ce6" table:formula="of:=[.C325]/[.E325]" office:value-type="percentage" office:value="0.469603251994163" calcext:value-type="percentage">
            <text:p>46.96%</text:p>
          </table:table-cell>
          <table:table-cell table:number-columns-repeated="1018"/>
        </table:table-row>
        <table:table-row table:style-name="ro1">
          <table:table-cell office:value-type="date" office:date-value="2003-01-01" calcext:value-type="date">
            <text:p>Jan 2003</text:p>
          </table:table-cell>
          <table:table-cell office:value-type="float" office:value="13024132971" calcext:value-type="float">
            <text:p>13024132971</text:p>
          </table:table-cell>
          <table:table-cell table:formula="of:=([.B326]/[.B325])-1" office:value-type="percentage" office:value="0.0169697681840175" calcext:value-type="percentage">
            <text:p>1.70%</text:p>
          </table:table-cell>
          <table:table-cell office:value-type="float" office:value="218999000000" calcext:value-type="float">
            <text:p>218999000000</text:p>
          </table:table-cell>
          <table:table-cell table:style-name="ce6" table:formula="of:=([.D326]/[.D325])-1" office:value-type="percentage" office:value="0.0284443651322897" calcext:value-type="percentage">
            <text:p>2.84%</text:p>
          </table:table-cell>
          <table:table-cell table:style-name="ce6" table:formula="of:=[.C326]/[.E326]" office:value-type="percentage" office:value="0.596595076216121" calcext:value-type="percentage">
            <text:p>59.66%</text:p>
          </table:table-cell>
          <table:table-cell table:number-columns-repeated="1018"/>
        </table:table-row>
        <table:table-row table:style-name="ro1">
          <table:table-cell office:value-type="date" office:date-value="2003-02-01" calcext:value-type="date">
            <text:p>Feb 2003</text:p>
          </table:table-cell>
          <table:table-cell office:value-type="float" office:value="13194878726" calcext:value-type="float">
            <text:p>13194878726</text:p>
          </table:table-cell>
          <table:table-cell table:formula="of:=([.B327]/[.B326])-1" office:value-type="percentage" office:value="0.0131099517626385" calcext:value-type="percentage">
            <text:p>1.31%</text:p>
          </table:table-cell>
          <table:table-cell office:value-type="float" office:value="203403000000" calcext:value-type="float">
            <text:p>203403000000</text:p>
          </table:table-cell>
          <table:table-cell table:style-name="ce6" table:formula="of:=([.D327]/[.D326])-1" office:value-type="percentage" office:value="-0.0712149370545071" calcext:value-type="percentage">
            <text:p>-7.12%</text:p>
          </table:table-cell>
          <table:table-cell table:style-name="ce6" table:formula="of:=[.C327]/[.E327]" office:value-type="percentage" office:value="-0.184089915751864" calcext:value-type="percentage">
            <text:p>-18.41%</text:p>
          </table:table-cell>
          <table:table-cell table:number-columns-repeated="1018"/>
        </table:table-row>
        <table:table-row table:style-name="ro1">
          <table:table-cell office:value-type="date" office:date-value="2003-03-01" calcext:value-type="date">
            <text:p>Mar 2003</text:p>
          </table:table-cell>
          <table:table-cell office:value-type="float" office:value="12817004093" calcext:value-type="float">
            <text:p>12817004093</text:p>
          </table:table-cell>
          <table:table-cell table:formula="of:=([.B328]/[.B327])-1" office:value-type="percentage" office:value="-0.0286379769641545" calcext:value-type="percentage">
            <text:p>-2.86%</text:p>
          </table:table-cell>
          <table:table-cell office:value-type="float" office:value="203691000000" calcext:value-type="float">
            <text:p>203691000000</text:p>
          </table:table-cell>
          <table:table-cell table:style-name="ce6" table:formula="of:=([.D328]/[.D327])-1" office:value-type="percentage" office:value="0.00141590831993632" calcext:value-type="percentage">
            <text:p>0.14%</text:p>
          </table:table-cell>
          <table:table-cell table:style-name="ce6" table:formula="of:=[.C328]/[.E328]" office:value-type="percentage" office:value="-20.2258695431936" calcext:value-type="percentage">
            <text:p>-2022.59%</text:p>
          </table:table-cell>
          <table:table-cell table:number-columns-repeated="1018"/>
        </table:table-row>
        <table:table-row table:style-name="ro1">
          <table:table-cell office:value-type="date" office:date-value="2003-04-01" calcext:value-type="date">
            <text:p>Apr 2003</text:p>
          </table:table-cell>
          <table:table-cell office:value-type="float" office:value="13221939007" calcext:value-type="float">
            <text:p>13221939007</text:p>
          </table:table-cell>
          <table:table-cell table:formula="of:=([.B329]/[.B328])-1" office:value-type="percentage" office:value="0.0315935698437637" calcext:value-type="percentage">
            <text:p>3.16%</text:p>
          </table:table-cell>
          <table:table-cell office:value-type="float" office:value="201569000000" calcext:value-type="float">
            <text:p>201569000000</text:p>
          </table:table-cell>
          <table:table-cell table:style-name="ce6" table:formula="of:=([.D329]/[.D328])-1" office:value-type="percentage" office:value="-0.0104177405972773" calcext:value-type="percentage">
            <text:p>-1.04%</text:p>
          </table:table-cell>
          <table:table-cell table:style-name="ce6" table:formula="of:=[.C329]/[.E329]" office:value-type="percentage" office:value="-3.03267004479079" calcext:value-type="percentage">
            <text:p>-303.27%</text:p>
          </table:table-cell>
          <table:table-cell table:number-columns-repeated="1018"/>
        </table:table-row>
        <table:table-row table:style-name="ro1">
          <table:table-cell office:value-type="date" office:date-value="2003-05-01" calcext:value-type="date">
            <text:p>May 2003</text:p>
          </table:table-cell>
          <table:table-cell office:value-type="float" office:value="13462703913" calcext:value-type="float">
            <text:p>13462703913</text:p>
          </table:table-cell>
          <table:table-cell table:formula="of:=([.B330]/[.B329])-1" office:value-type="percentage" office:value="0.0182095005787377" calcext:value-type="percentage">
            <text:p>1.82%</text:p>
          </table:table-cell>
          <table:table-cell office:value-type="float" office:value="198624000000" calcext:value-type="float">
            <text:p>198624000000</text:p>
          </table:table-cell>
          <table:table-cell table:style-name="ce6" table:formula="of:=([.D330]/[.D329])-1" office:value-type="percentage" office:value="-0.0146103815566878" calcext:value-type="percentage">
            <text:p>-1.46%</text:p>
          </table:table-cell>
          <table:table-cell table:style-name="ce6" table:formula="of:=[.C330]/[.E330]" office:value-type="percentage" office:value="-1.24633983774383" calcext:value-type="percentage">
            <text:p>-124.63%</text:p>
          </table:table-cell>
          <table:table-cell table:number-columns-repeated="1018"/>
        </table:table-row>
        <table:table-row table:style-name="ro1">
          <table:table-cell office:value-type="date" office:date-value="2003-06-01" calcext:value-type="date">
            <text:p>Jun 2003</text:p>
          </table:table-cell>
          <table:table-cell office:value-type="float" office:value="13545902964" calcext:value-type="float">
            <text:p>13545902964</text:p>
          </table:table-cell>
          <table:table-cell table:formula="of:=([.B331]/[.B330])-1" office:value-type="percentage" office:value="0.00617996589226477" calcext:value-type="percentage">
            <text:p>0.62%</text:p>
          </table:table-cell>
          <table:table-cell office:value-type="float" office:value="195484000000" calcext:value-type="float">
            <text:p>195484000000</text:p>
          </table:table-cell>
          <table:table-cell table:style-name="ce6" table:formula="of:=([.D331]/[.D330])-1" office:value-type="percentage" office:value="-0.0158087642983729" calcext:value-type="percentage">
            <text:p>-1.58%</text:p>
          </table:table-cell>
          <table:table-cell table:style-name="ce6" table:formula="of:=[.C331]/[.E331]" office:value-type="percentage" office:value="-0.39092023738382" calcext:value-type="percentage">
            <text:p>-39.09%</text:p>
          </table:table-cell>
          <table:table-cell table:number-columns-repeated="1018"/>
        </table:table-row>
        <table:table-row table:style-name="ro1">
          <table:table-cell office:value-type="date" office:date-value="2003-07-01" calcext:value-type="date">
            <text:p>Jul 2003</text:p>
          </table:table-cell>
          <table:table-cell office:value-type="float" office:value="13174676288" calcext:value-type="float">
            <text:p>13174676288</text:p>
          </table:table-cell>
          <table:table-cell table:formula="of:=([.B332]/[.B331])-1" office:value-type="percentage" office:value="-0.0274050889768355" calcext:value-type="percentage">
            <text:p>-2.74%</text:p>
          </table:table-cell>
          <table:table-cell office:value-type="float" office:value="193576000000" calcext:value-type="float">
            <text:p>193576000000</text:p>
          </table:table-cell>
          <table:table-cell table:style-name="ce6" table:formula="of:=([.D332]/[.D331])-1" office:value-type="percentage" office:value="-0.00976038959710257" calcext:value-type="percentage">
            <text:p>-0.98%</text:p>
          </table:table-cell>
          <table:table-cell table:style-name="ce6" table:formula="of:=[.C332]/[.E332]" office:value-type="percentage" office:value="2.80778638026609" calcext:value-type="percentage">
            <text:p>280.78%</text:p>
          </table:table-cell>
          <table:table-cell table:number-columns-repeated="1018"/>
        </table:table-row>
        <table:table-row table:style-name="ro1">
          <table:table-cell office:value-type="date" office:date-value="2003-08-01" calcext:value-type="date">
            <text:p>Aug 2003</text:p>
          </table:table-cell>
          <table:table-cell office:value-type="float" office:value="13471456670" calcext:value-type="float">
            <text:p>13471456670</text:p>
          </table:table-cell>
          <table:table-cell table:formula="of:=([.B333]/[.B332])-1" office:value-type="percentage" office:value="0.0225265786811262" calcext:value-type="percentage">
            <text:p>2.25%</text:p>
          </table:table-cell>
          <table:table-cell office:value-type="float" office:value="200899000000" calcext:value-type="float">
            <text:p>200899000000</text:p>
          </table:table-cell>
          <table:table-cell table:style-name="ce6" table:formula="of:=([.D333]/[.D332])-1" office:value-type="percentage" office:value="0.0378301029053187" calcext:value-type="percentage">
            <text:p>3.78%</text:p>
          </table:table-cell>
          <table:table-cell table:style-name="ce6" table:formula="of:=[.C333]/[.E333]" office:value-type="percentage" office:value="0.595467020999275" calcext:value-type="percentage">
            <text:p>59.55%</text:p>
          </table:table-cell>
          <table:table-cell table:number-columns-repeated="1018"/>
        </table:table-row>
        <table:table-row table:style-name="ro1">
          <table:table-cell office:value-type="date" office:date-value="2003-09-01" calcext:value-type="date">
            <text:p>Sep 2003</text:p>
          </table:table-cell>
          <table:table-cell office:value-type="float" office:value="13521587923" calcext:value-type="float">
            <text:p>13521587923</text:p>
          </table:table-cell>
          <table:table-cell table:formula="of:=([.B334]/[.B333])-1" office:value-type="percentage" office:value="0.00372129415756794" calcext:value-type="percentage">
            <text:p>0.37%</text:p>
          </table:table-cell>
          <table:table-cell office:value-type="float" office:value="197200000000" calcext:value-type="float">
            <text:p>197200000000</text:p>
          </table:table-cell>
          <table:table-cell table:style-name="ce6" table:formula="of:=([.D334]/[.D333])-1" office:value-type="percentage" office:value="-0.0184122369947087" calcext:value-type="percentage">
            <text:p>-1.84%</text:p>
          </table:table-cell>
          <table:table-cell table:style-name="ce6" table:formula="of:=[.C334]/[.E334]" office:value-type="percentage" office:value="-0.202109833728371" calcext:value-type="percentage">
            <text:p>-20.21%</text:p>
          </table:table-cell>
          <table:table-cell table:number-columns-repeated="1018"/>
        </table:table-row>
        <table:table-row table:style-name="ro1">
          <table:table-cell office:value-type="date" office:date-value="2003-10-01" calcext:value-type="date">
            <text:p>Oct 2003</text:p>
          </table:table-cell>
          <table:table-cell office:value-type="float" office:value="13597003010" calcext:value-type="float">
            <text:p>13597003010</text:p>
          </table:table-cell>
          <table:table-cell table:formula="of:=([.B335]/[.B334])-1" office:value-type="percentage" office:value="0.00557738391596163" calcext:value-type="percentage">
            <text:p>0.56%</text:p>
          </table:table-cell>
          <table:table-cell office:value-type="float" office:value="197395000000" calcext:value-type="float">
            <text:p>197395000000</text:p>
          </table:table-cell>
          <table:table-cell table:style-name="ce6" table:formula="of:=([.D335]/[.D334])-1" office:value-type="percentage" office:value="0.000988843813387375" calcext:value-type="percentage">
            <text:p>0.10%</text:p>
          </table:table-cell>
          <table:table-cell table:style-name="ce6" table:formula="of:=[.C335]/[.E335]" office:value-type="percentage" office:value="5.64030824732148" calcext:value-type="percentage">
            <text:p>564.03%</text:p>
          </table:table-cell>
          <table:table-cell table:number-columns-repeated="1018"/>
        </table:table-row>
        <table:table-row table:style-name="ro1">
          <table:table-cell office:value-type="date" office:date-value="2003-11-01" calcext:value-type="date">
            <text:p>Nov 2003</text:p>
          </table:table-cell>
          <table:table-cell office:value-type="float" office:value="13878333638" calcext:value-type="float">
            <text:p>13878333638</text:p>
          </table:table-cell>
          <table:table-cell table:formula="of:=([.B336]/[.B335])-1" office:value-type="percentage" office:value="0.020690635119599" calcext:value-type="percentage">
            <text:p>2.07%</text:p>
          </table:table-cell>
          <table:table-cell office:value-type="float" office:value="203351000000" calcext:value-type="float">
            <text:p>203351000000</text:p>
          </table:table-cell>
          <table:table-cell table:style-name="ce6" table:formula="of:=([.D336]/[.D335])-1" office:value-type="percentage" office:value="0.0301730033688796" calcext:value-type="percentage">
            <text:p>3.02%</text:p>
          </table:table-cell>
          <table:table-cell table:style-name="ce6" table:formula="of:=[.C336]/[.E336]" office:value-type="percentage" office:value="0.685733364579122" calcext:value-type="percentage">
            <text:p>68.57%</text:p>
          </table:table-cell>
          <table:table-cell table:number-columns-repeated="1018"/>
        </table:table-row>
        <table:table-row table:style-name="ro1">
          <table:table-cell office:value-type="date" office:date-value="2003-12-01" calcext:value-type="date">
            <text:p>Dec 2003</text:p>
          </table:table-cell>
          <table:table-cell office:value-type="float" office:value="13453296464" calcext:value-type="float">
            <text:p>13453296464</text:p>
          </table:table-cell>
          <table:table-cell table:formula="of:=([.B337]/[.B336])-1" office:value-type="percentage" office:value="-0.0306259515793894" calcext:value-type="percentage">
            <text:p>-3.06%</text:p>
          </table:table-cell>
          <table:table-cell office:value-type="float" office:value="195376000000" calcext:value-type="float">
            <text:p>195376000000</text:p>
          </table:table-cell>
          <table:table-cell table:style-name="ce6" table:formula="of:=([.D337]/[.D336])-1" office:value-type="percentage" office:value="-0.0392179040181755" calcext:value-type="percentage">
            <text:p>-3.92%</text:p>
          </table:table-cell>
          <table:table-cell table:style-name="ce6" table:formula="of:=[.C337]/[.E337]" office:value-type="percentage" office:value="0.78091760246024" calcext:value-type="percentage">
            <text:p>78.09%</text:p>
          </table:table-cell>
          <table:table-cell table:number-columns-repeated="1018"/>
        </table:table-row>
        <table:table-row table:style-name="ro1">
          <table:table-cell office:value-type="date" office:date-value="2004-01-01" calcext:value-type="date">
            <text:p>Jan 2004</text:p>
          </table:table-cell>
          <table:table-cell office:value-type="float" office:value="13803327398" calcext:value-type="float">
            <text:p>13803327398</text:p>
          </table:table-cell>
          <table:table-cell table:formula="of:=([.B338]/[.B337])-1" office:value-type="percentage" office:value="0.026018227944107" calcext:value-type="percentage">
            <text:p>2.60%</text:p>
          </table:table-cell>
          <table:table-cell office:value-type="float" office:value="192931000000" calcext:value-type="float">
            <text:p>192931000000</text:p>
          </table:table-cell>
          <table:table-cell table:style-name="ce6" table:formula="of:=([.D338]/[.D337])-1" office:value-type="percentage" office:value="-0.0125143313405945" calcext:value-type="percentage">
            <text:p>-1.25%</text:p>
          </table:table-cell>
          <table:table-cell table:style-name="ce6" table:formula="of:=[.C338]/[.E338]" office:value-type="percentage" office:value="-2.0790745614756" calcext:value-type="percentage">
            <text:p>-207.91%</text:p>
          </table:table-cell>
          <table:table-cell table:number-columns-repeated="1018"/>
        </table:table-row>
        <table:table-row table:style-name="ro1">
          <table:table-cell office:value-type="date" office:date-value="2004-02-01" calcext:value-type="date">
            <text:p>Feb 2004</text:p>
          </table:table-cell>
          <table:table-cell office:value-type="float" office:value="14154481768" calcext:value-type="float">
            <text:p>14154481768</text:p>
          </table:table-cell>
          <table:table-cell table:formula="of:=([.B339]/[.B338])-1" office:value-type="percentage" office:value="0.0254398348945111" calcext:value-type="percentage">
            <text:p>2.54%</text:p>
          </table:table-cell>
          <table:table-cell office:value-type="float" office:value="191295000000" calcext:value-type="float">
            <text:p>191295000000</text:p>
          </table:table-cell>
          <table:table-cell table:style-name="ce6" table:formula="of:=([.D339]/[.D338])-1" office:value-type="percentage" office:value="-0.00847971554597238" calcext:value-type="percentage">
            <text:p>-0.85%</text:p>
          </table:table-cell>
          <table:table-cell table:style-name="ce6" table:formula="of:=[.C339]/[.E339]" office:value-type="percentage" office:value="-3.0000811650568" calcext:value-type="percentage">
            <text:p>-300.01%</text:p>
          </table:table-cell>
          <table:table-cell table:number-columns-repeated="1018"/>
        </table:table-row>
        <table:table-row table:style-name="ro1">
          <table:table-cell office:value-type="date" office:date-value="2004-03-01" calcext:value-type="date">
            <text:p>Mar 2004</text:p>
          </table:table-cell>
          <table:table-cell office:value-type="float" office:value="13978407581" calcext:value-type="float">
            <text:p>13978407581</text:p>
          </table:table-cell>
          <table:table-cell table:formula="of:=([.B340]/[.B339])-1" office:value-type="percentage" office:value="-0.0124394654559563" calcext:value-type="percentage">
            <text:p>-1.24%</text:p>
          </table:table-cell>
          <table:table-cell office:value-type="float" office:value="197487000000" calcext:value-type="float">
            <text:p>197487000000</text:p>
          </table:table-cell>
          <table:table-cell table:style-name="ce6" table:formula="of:=([.D340]/[.D339])-1" office:value-type="percentage" office:value="0.0323688543872029" calcext:value-type="percentage">
            <text:p>3.24%</text:p>
          </table:table-cell>
          <table:table-cell table:style-name="ce6" table:formula="of:=[.C340]/[.E340]" office:value-type="percentage" office:value="-0.384303543991791" calcext:value-type="percentage">
            <text:p>-38.43%</text:p>
          </table:table-cell>
          <table:table-cell table:number-columns-repeated="1018"/>
        </table:table-row>
        <table:table-row table:style-name="ro1">
          <table:table-cell office:value-type="date" office:date-value="2004-04-01" calcext:value-type="date">
            <text:p>Apr 2004</text:p>
          </table:table-cell>
          <table:table-cell office:value-type="float" office:value="13665301757" calcext:value-type="float">
            <text:p>13665301757</text:p>
          </table:table-cell>
          <table:table-cell table:formula="of:=([.B341]/[.B340])-1" office:value-type="percentage" office:value="-0.0223992484255207" calcext:value-type="percentage">
            <text:p>-2.24%</text:p>
          </table:table-cell>
          <table:table-cell office:value-type="float" office:value="197244000000" calcext:value-type="float">
            <text:p>197244000000</text:p>
          </table:table-cell>
          <table:table-cell table:style-name="ce6" table:formula="of:=([.D341]/[.D340])-1" office:value-type="percentage" office:value="-0.00123046073918787" calcext:value-type="percentage">
            <text:p>-0.12%</text:p>
          </table:table-cell>
          <table:table-cell table:style-name="ce6" table:formula="of:=[.C341]/[.E341]" office:value-type="percentage" office:value="18.2039521556004" calcext:value-type="percentage">
            <text:p>1820.40%</text:p>
          </table:table-cell>
          <table:table-cell table:number-columns-repeated="1018"/>
        </table:table-row>
        <table:table-row table:style-name="ro1">
          <table:table-cell office:value-type="date" office:date-value="2004-05-01" calcext:value-type="date">
            <text:p>May 2004</text:p>
          </table:table-cell>
          <table:table-cell office:value-type="float" office:value="13453527688" calcext:value-type="float">
            <text:p>13453527688</text:p>
          </table:table-cell>
          <table:table-cell table:formula="of:=([.B342]/[.B341])-1" office:value-type="percentage" office:value="-0.0154972113141607" calcext:value-type="percentage">
            <text:p>-1.55%</text:p>
          </table:table-cell>
          <table:table-cell office:value-type="float" office:value="181732000000" calcext:value-type="float">
            <text:p>181732000000</text:p>
          </table:table-cell>
          <table:table-cell table:style-name="ce6" table:formula="of:=([.D342]/[.D341])-1" office:value-type="percentage" office:value="-0.0786437103283243" calcext:value-type="percentage">
            <text:p>-7.86%</text:p>
          </table:table-cell>
          <table:table-cell table:style-name="ce6" table:formula="of:=[.C342]/[.E342]" office:value-type="percentage" office:value="0.197055953355487" calcext:value-type="percentage">
            <text:p>19.71%</text:p>
          </table:table-cell>
          <table:table-cell table:number-columns-repeated="1018"/>
        </table:table-row>
        <table:table-row table:style-name="ro1">
          <table:table-cell office:value-type="date" office:date-value="2004-06-01" calcext:value-type="date">
            <text:p>Jun 2004</text:p>
          </table:table-cell>
          <table:table-cell office:value-type="float" office:value="13622489889" calcext:value-type="float">
            <text:p>13622489889</text:p>
          </table:table-cell>
          <table:table-cell table:formula="of:=([.B343]/[.B342])-1" office:value-type="percentage" office:value="0.0125589514451818" calcext:value-type="percentage">
            <text:p>1.26%</text:p>
          </table:table-cell>
          <table:table-cell office:value-type="float" office:value="177895000000" calcext:value-type="float">
            <text:p>177895000000</text:p>
          </table:table-cell>
          <table:table-cell table:style-name="ce6" table:formula="of:=([.D343]/[.D342])-1" office:value-type="percentage" office:value="-0.0211135078026985" calcext:value-type="percentage">
            <text:p>-2.11%</text:p>
          </table:table-cell>
          <table:table-cell table:style-name="ce6" table:formula="of:=[.C343]/[.E343]" office:value-type="percentage" office:value="-0.594830170454986" calcext:value-type="percentage">
            <text:p>-59.48%</text:p>
          </table:table-cell>
          <table:table-cell table:number-columns-repeated="1018"/>
        </table:table-row>
        <table:table-row table:style-name="ro1">
          <table:table-cell office:value-type="date" office:date-value="2004-07-01" calcext:value-type="date">
            <text:p>Jul 2004</text:p>
          </table:table-cell>
          <table:table-cell office:value-type="float" office:value="14332241484" calcext:value-type="float">
            <text:p>14332241484</text:p>
          </table:table-cell>
          <table:table-cell table:formula="of:=([.B344]/[.B343])-1" office:value-type="percentage" office:value="0.0521014587482362" calcext:value-type="percentage">
            <text:p>5.21%</text:p>
          </table:table-cell>
          <table:table-cell office:value-type="float" office:value="184778000000" calcext:value-type="float">
            <text:p>184778000000</text:p>
          </table:table-cell>
          <table:table-cell table:style-name="ce6" table:formula="of:=([.D344]/[.D343])-1" office:value-type="percentage" office:value="0.0386913628825993" calcext:value-type="percentage">
            <text:p>3.87%</text:p>
          </table:table-cell>
          <table:table-cell table:style-name="ce6" table:formula="of:=[.C344]/[.E344]" office:value-type="percentage" office:value="1.34659145779711" calcext:value-type="percentage">
            <text:p>134.66%</text:p>
          </table:table-cell>
          <table:table-cell table:number-columns-repeated="1018"/>
        </table:table-row>
        <table:table-row table:style-name="ro1">
          <table:table-cell office:value-type="date" office:date-value="2004-08-01" calcext:value-type="date">
            <text:p>Aug 2004</text:p>
          </table:table-cell>
          <table:table-cell office:value-type="float" office:value="14141699888" calcext:value-type="float">
            <text:p>14141699888</text:p>
          </table:table-cell>
          <table:table-cell table:formula="of:=([.B345]/[.B344])-1" office:value-type="percentage" office:value="-0.0132946124451443" calcext:value-type="percentage">
            <text:p>-1.33%</text:p>
          </table:table-cell>
          <table:table-cell office:value-type="float" office:value="181354000000" calcext:value-type="float">
            <text:p>181354000000</text:p>
          </table:table-cell>
          <table:table-cell table:style-name="ce6" table:formula="of:=([.D345]/[.D344])-1" office:value-type="percentage" office:value="-0.0185303445215339" calcext:value-type="percentage">
            <text:p>-1.85%</text:p>
          </table:table-cell>
          <table:table-cell table:style-name="ce6" table:formula="of:=[.C345]/[.E345]" office:value-type="percentage" office:value="0.717450904903294" calcext:value-type="percentage">
            <text:p>71.75%</text:p>
          </table:table-cell>
          <table:table-cell table:number-columns-repeated="1018"/>
        </table:table-row>
        <table:table-row table:style-name="ro1">
          <table:table-cell office:value-type="date" office:date-value="2004-09-01" calcext:value-type="date">
            <text:p>Sep 2004</text:p>
          </table:table-cell>
          <table:table-cell office:value-type="float" office:value="14450451165" calcext:value-type="float">
            <text:p>14450451165</text:p>
          </table:table-cell>
          <table:table-cell table:formula="of:=([.B346]/[.B345])-1" office:value-type="percentage" office:value="0.0218326848572139" calcext:value-type="percentage">
            <text:p>2.18%</text:p>
          </table:table-cell>
          <table:table-cell office:value-type="float" office:value="181967000000" calcext:value-type="float">
            <text:p>181967000000</text:p>
          </table:table-cell>
          <table:table-cell table:style-name="ce6" table:formula="of:=([.D346]/[.D345])-1" office:value-type="percentage" office:value="0.00338012947053823" calcext:value-type="percentage">
            <text:p>0.34%</text:p>
          </table:table-cell>
          <table:table-cell table:style-name="ce6" table:formula="of:=[.C346]/[.E346]" office:value-type="percentage" office:value="6.45912680194981" calcext:value-type="percentage">
            <text:p>645.91%</text:p>
          </table:table-cell>
          <table:table-cell table:number-columns-repeated="1018"/>
        </table:table-row>
        <table:table-row table:style-name="ro1">
          <table:table-cell office:value-type="date" office:date-value="2004-10-01" calcext:value-type="date">
            <text:p>Oct 2004</text:p>
          </table:table-cell>
          <table:table-cell office:value-type="float" office:value="14169965004" calcext:value-type="float">
            <text:p>14169965004</text:p>
          </table:table-cell>
          <table:table-cell table:formula="of:=([.B347]/[.B346])-1" office:value-type="percentage" office:value="-0.019410200954788" calcext:value-type="percentage">
            <text:p>-1.94%</text:p>
          </table:table-cell>
          <table:table-cell office:value-type="float" office:value="179215000000" calcext:value-type="float">
            <text:p>179215000000</text:p>
          </table:table-cell>
          <table:table-cell table:style-name="ce6" table:formula="of:=([.D347]/[.D346])-1" office:value-type="percentage" office:value="-0.0151236213159529" calcext:value-type="percentage">
            <text:p>-1.51%</text:p>
          </table:table-cell>
          <table:table-cell table:style-name="ce6" table:formula="of:=[.C347]/[.E347]" office:value-type="percentage" office:value="1.28343606000723" calcext:value-type="percentage">
            <text:p>128.34%</text:p>
          </table:table-cell>
          <table:table-cell table:number-columns-repeated="1018"/>
        </table:table-row>
        <table:table-row table:style-name="ro1">
          <table:table-cell office:value-type="date" office:date-value="2004-11-01" calcext:value-type="date">
            <text:p>Nov 2004</text:p>
          </table:table-cell>
          <table:table-cell office:value-type="float" office:value="14286277825" calcext:value-type="float">
            <text:p>14286277825</text:p>
          </table:table-cell>
          <table:table-cell table:formula="of:=([.B348]/[.B347])-1" office:value-type="percentage" office:value="0.00820840566417536" calcext:value-type="percentage">
            <text:p>0.82%</text:p>
          </table:table-cell>
          <table:table-cell office:value-type="float" office:value="181957000000" calcext:value-type="float">
            <text:p>181957000000</text:p>
          </table:table-cell>
          <table:table-cell table:style-name="ce6" table:formula="of:=([.D348]/[.D347])-1" office:value-type="percentage" office:value="0.0153000585888459" calcext:value-type="percentage">
            <text:p>1.53%</text:p>
          </table:table-cell>
          <table:table-cell table:style-name="ce6" table:formula="of:=[.C348]/[.E348]" office:value-type="percentage" office:value="0.536495047813705" calcext:value-type="percentage">
            <text:p>53.65%</text:p>
          </table:table-cell>
          <table:table-cell table:number-columns-repeated="1018"/>
        </table:table-row>
        <table:table-row table:style-name="ro1">
          <table:table-cell office:value-type="date" office:date-value="2004-12-01" calcext:value-type="date">
            <text:p>Dec 2004</text:p>
          </table:table-cell>
          <table:table-cell office:value-type="float" office:value="14476245334" calcext:value-type="float">
            <text:p>14476245334</text:p>
          </table:table-cell>
          <table:table-cell table:formula="of:=([.B349]/[.B348])-1" office:value-type="percentage" office:value="0.0132972010853358" calcext:value-type="percentage">
            <text:p>1.33%</text:p>
          </table:table-cell>
          <table:table-cell office:value-type="float" office:value="185585000000" calcext:value-type="float">
            <text:p>185585000000</text:p>
          </table:table-cell>
          <table:table-cell table:style-name="ce6" table:formula="of:=([.D349]/[.D348])-1" office:value-type="percentage" office:value="0.0199387767439561" calcext:value-type="percentage">
            <text:p>1.99%</text:p>
          </table:table-cell>
          <table:table-cell table:style-name="ce6" table:formula="of:=[.C349]/[.E349]" office:value-type="percentage" office:value="0.666901548479725" calcext:value-type="percentage">
            <text:p>66.69%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Jan 2005</text:p>
          </table:table-cell>
          <table:table-cell office:value-type="float" office:value="14487054624" calcext:value-type="float">
            <text:p>14487054624</text:p>
          </table:table-cell>
          <table:table-cell table:formula="of:=([.B350]/[.B349])-1" office:value-type="percentage" office:value="0.000746691545397749" calcext:value-type="percentage">
            <text:p>0.07%</text:p>
          </table:table-cell>
          <table:table-cell office:value-type="float" office:value="178653000000" calcext:value-type="float">
            <text:p>178653000000</text:p>
          </table:table-cell>
          <table:table-cell table:style-name="ce6" table:formula="of:=([.D350]/[.D349])-1" office:value-type="percentage" office:value="-0.0373521566936983" calcext:value-type="percentage">
            <text:p>-3.74%</text:p>
          </table:table-cell>
          <table:table-cell table:style-name="ce6" table:formula="of:=[.C350]/[.E350]" office:value-type="percentage" office:value="-0.0199905871974381" calcext:value-type="percentage">
            <text:p>-2.00%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Feb 2005</text:p>
          </table:table-cell>
          <table:table-cell office:value-type="float" office:value="14610474804" calcext:value-type="float">
            <text:p>14610474804</text:p>
          </table:table-cell>
          <table:table-cell table:formula="of:=([.B351]/[.B350])-1" office:value-type="percentage" office:value="0.00851934248908925" calcext:value-type="percentage">
            <text:p>0.85%</text:p>
          </table:table-cell>
          <table:table-cell office:value-type="float" office:value="178834000000" calcext:value-type="float">
            <text:p>178834000000</text:p>
          </table:table-cell>
          <table:table-cell table:style-name="ce6" table:formula="of:=([.D351]/[.D350])-1" office:value-type="percentage" office:value="0.00101313719892748" calcext:value-type="percentage">
            <text:p>0.10%</text:p>
          </table:table-cell>
          <table:table-cell table:style-name="ce6" table:formula="of:=[.C351]/[.E351]" office:value-type="percentage" office:value="8.40887344587477" calcext:value-type="percentage">
            <text:p>840.89%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Mar 2005</text:p>
          </table:table-cell>
          <table:table-cell office:value-type="float" office:value="14227222805" calcext:value-type="float">
            <text:p>14227222805</text:p>
          </table:table-cell>
          <table:table-cell table:formula="of:=([.B352]/[.B351])-1" office:value-type="percentage" office:value="-0.0262313171981977" calcext:value-type="percentage">
            <text:p>-2.62%</text:p>
          </table:table-cell>
          <table:table-cell office:value-type="float" office:value="182443000000" calcext:value-type="float">
            <text:p>182443000000</text:p>
          </table:table-cell>
          <table:table-cell table:style-name="ce6" table:formula="of:=([.D352]/[.D351])-1" office:value-type="percentage" office:value="0.020180726260107" calcext:value-type="percentage">
            <text:p>2.02%</text:p>
          </table:table-cell>
          <table:table-cell table:style-name="ce6" table:formula="of:=[.C352]/[.E352]" office:value-type="percentage" office:value="-1.29982027703589" calcext:value-type="percentage">
            <text:p>-129.98%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Apr 2005</text:p>
          </table:table-cell>
          <table:table-cell office:value-type="float" office:value="14992715589" calcext:value-type="float">
            <text:p>14992715589</text:p>
          </table:table-cell>
          <table:table-cell table:formula="of:=([.B353]/[.B352])-1" office:value-type="percentage" office:value="0.0538047934225769" calcext:value-type="percentage">
            <text:p>5.38%</text:p>
          </table:table-cell>
          <table:table-cell office:value-type="float" office:value="188958000000" calcext:value-type="float">
            <text:p>188958000000</text:p>
          </table:table-cell>
          <table:table-cell table:style-name="ce6" table:formula="of:=([.D353]/[.D352])-1" office:value-type="percentage" office:value="0.0357097833295879" calcext:value-type="percentage">
            <text:p>3.57%</text:p>
          </table:table-cell>
          <table:table-cell table:style-name="ce6" table:formula="of:=[.C353]/[.E353]" office:value-type="percentage" office:value="1.50672416368307" calcext:value-type="percentage">
            <text:p>150.67%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May 2005</text:p>
          </table:table-cell>
          <table:table-cell office:value-type="float" office:value="14781072778" calcext:value-type="float">
            <text:p>14781072778</text:p>
          </table:table-cell>
          <table:table-cell table:formula="of:=([.B354]/[.B353])-1" office:value-type="percentage" office:value="-0.0141163760323233" calcext:value-type="percentage">
            <text:p>-1.41%</text:p>
          </table:table-cell>
          <table:table-cell office:value-type="float" office:value="185900000000" calcext:value-type="float">
            <text:p>185900000000</text:p>
          </table:table-cell>
          <table:table-cell table:style-name="ce6" table:formula="of:=([.D354]/[.D353])-1" office:value-type="percentage" office:value="-0.0161834905111189" calcext:value-type="percentage">
            <text:p>-1.62%</text:p>
          </table:table-cell>
          <table:table-cell table:style-name="ce6" table:formula="of:=[.C354]/[.E354]" office:value-type="percentage" office:value="0.872270170803055" calcext:value-type="percentage">
            <text:p>87.23%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Jun 2005</text:p>
          </table:table-cell>
          <table:table-cell office:value-type="float" office:value="14861683642" calcext:value-type="float">
            <text:p>14861683642</text:p>
          </table:table-cell>
          <table:table-cell table:formula="of:=([.B355]/[.B354])-1" office:value-type="percentage" office:value="0.00545365449522595" calcext:value-type="percentage">
            <text:p>0.55%</text:p>
          </table:table-cell>
          <table:table-cell office:value-type="float" office:value="192552000000" calcext:value-type="float">
            <text:p>192552000000</text:p>
          </table:table-cell>
          <table:table-cell table:style-name="ce6" table:formula="of:=([.D355]/[.D354])-1" office:value-type="percentage" office:value="0.0357826788596018" calcext:value-type="percentage">
            <text:p>3.58%</text:p>
          </table:table-cell>
          <table:table-cell table:style-name="ce6" table:formula="of:=[.C355]/[.E355]" office:value-type="percentage" office:value="0.152410458608314" calcext:value-type="percentage">
            <text:p>15.24%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Jul 2005</text:p>
          </table:table-cell>
          <table:table-cell office:value-type="float" office:value="14905647831" calcext:value-type="float">
            <text:p>14905647831</text:p>
          </table:table-cell>
          <table:table-cell table:formula="of:=([.B356]/[.B355])-1" office:value-type="percentage" office:value="0.00295822398451251" calcext:value-type="percentage">
            <text:p>0.30%</text:p>
          </table:table-cell>
          <table:table-cell office:value-type="float" office:value="194292000000" calcext:value-type="float">
            <text:p>194292000000</text:p>
          </table:table-cell>
          <table:table-cell table:style-name="ce6" table:formula="of:=([.D356]/[.D355])-1" office:value-type="percentage" office:value="0.00903652000498556" calcext:value-type="percentage">
            <text:p>0.90%</text:p>
          </table:table-cell>
          <table:table-cell table:style-name="ce6" table:formula="of:=[.C356]/[.E356]" office:value-type="percentage" office:value="0.327363186589574" calcext:value-type="percentage">
            <text:p>32.74%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Aug 2005</text:p>
          </table:table-cell>
          <table:table-cell office:value-type="float" office:value="15086737126" calcext:value-type="float">
            <text:p>15086737126</text:p>
          </table:table-cell>
          <table:table-cell table:formula="of:=([.B357]/[.B356])-1" office:value-type="percentage" office:value="0.0121490388779602" calcext:value-type="percentage">
            <text:p>1.21%</text:p>
          </table:table-cell>
          <table:table-cell office:value-type="float" office:value="194367000000" calcext:value-type="float">
            <text:p>194367000000</text:p>
          </table:table-cell>
          <table:table-cell table:style-name="ce6" table:formula="of:=([.D357]/[.D356])-1" office:value-type="percentage" office:value="0.000386016922981902" calcext:value-type="percentage">
            <text:p>0.04%</text:p>
          </table:table-cell>
          <table:table-cell table:style-name="ce6" table:formula="of:=[.C357]/[.E357]" office:value-type="percentage" office:value="31.4728141556886" calcext:value-type="percentage">
            <text:p>3147.28%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Sep 2005</text:p>
          </table:table-cell>
          <table:table-cell office:value-type="float" office:value="14892226710" calcext:value-type="float">
            <text:p>14892226710</text:p>
          </table:table-cell>
          <table:table-cell table:formula="of:=([.B358]/[.B357])-1" office:value-type="percentage" office:value="-0.0128928087216942" calcext:value-type="percentage">
            <text:p>-1.29%</text:p>
          </table:table-cell>
          <table:table-cell office:value-type="float" office:value="190428000000" calcext:value-type="float">
            <text:p>190428000000</text:p>
          </table:table-cell>
          <table:table-cell table:style-name="ce6" table:formula="of:=([.D358]/[.D357])-1" office:value-type="percentage" office:value="-0.0202657858587106" calcext:value-type="percentage">
            <text:p>-2.03%</text:p>
          </table:table-cell>
          <table:table-cell table:style-name="ce6" table:formula="of:=[.C358]/[.E358]" office:value-type="percentage" office:value="0.636185974310618" calcext:value-type="percentage">
            <text:p>63.62%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Oct 2005</text:p>
          </table:table-cell>
          <table:table-cell office:value-type="float" office:value="14872439223" calcext:value-type="float">
            <text:p>14872439223</text:p>
          </table:table-cell>
          <table:table-cell table:formula="of:=([.B359]/[.B358])-1" office:value-type="percentage" office:value="-0.0013287124474618" calcext:value-type="percentage">
            <text:p>-0.13%</text:p>
          </table:table-cell>
          <table:table-cell office:value-type="float" office:value="191887000000" calcext:value-type="float">
            <text:p>191887000000</text:p>
          </table:table-cell>
          <table:table-cell table:style-name="ce6" table:formula="of:=([.D359]/[.D358])-1" office:value-type="percentage" office:value="0.00766168840716697" calcext:value-type="percentage">
            <text:p>0.77%</text:p>
          </table:table-cell>
          <table:table-cell table:style-name="ce6" table:formula="of:=[.C359]/[.E359]" office:value-type="percentage" office:value="-0.17342292936618" calcext:value-type="percentage">
            <text:p>-17.34%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Nov 2005</text:p>
          </table:table-cell>
          <table:table-cell office:value-type="float" office:value="14984744602" calcext:value-type="float">
            <text:p>14984744602</text:p>
          </table:table-cell>
          <table:table-cell table:formula="of:=([.B360]/[.B359])-1" office:value-type="percentage" office:value="0.00755124141481245" calcext:value-type="percentage">
            <text:p>0.76%</text:p>
          </table:table-cell>
          <table:table-cell office:value-type="float" office:value="192645000000" calcext:value-type="float">
            <text:p>192645000000</text:p>
          </table:table-cell>
          <table:table-cell table:style-name="ce6" table:formula="of:=([.D360]/[.D359])-1" office:value-type="percentage" office:value="0.00395024154841139" calcext:value-type="percentage">
            <text:p>0.40%</text:p>
          </table:table-cell>
          <table:table-cell table:style-name="ce6" table:formula="of:=[.C360]/[.E360]" office:value-type="percentage" office:value="1.91158979071779" calcext:value-type="percentage">
            <text:p>191.16%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Dec 2005</text:p>
          </table:table-cell>
          <table:table-cell office:value-type="float" office:value="15645012373" calcext:value-type="float">
            <text:p>15645012373</text:p>
          </table:table-cell>
          <table:table-cell table:formula="of:=([.B361]/[.B360])-1" office:value-type="percentage" office:value="0.0440626642987212" calcext:value-type="percentage">
            <text:p>4.41%</text:p>
          </table:table-cell>
          <table:table-cell office:value-type="float" office:value="208588000000" calcext:value-type="float">
            <text:p>208588000000</text:p>
          </table:table-cell>
          <table:table-cell table:style-name="ce6" table:formula="of:=([.D361]/[.D360])-1" office:value-type="percentage" office:value="0.0827584416932701" calcext:value-type="percentage">
            <text:p>8.28%</text:p>
          </table:table-cell>
          <table:table-cell table:style-name="ce6" table:formula="of:=[.C361]/[.E361]" office:value-type="percentage" office:value="0.53242501184389" calcext:value-type="percentage">
            <text:p>53.24%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Jan 2006</text:p>
          </table:table-cell>
          <table:table-cell office:value-type="float" office:value="14905024632" calcext:value-type="float">
            <text:p>14905024632</text:p>
          </table:table-cell>
          <table:table-cell table:formula="of:=([.B362]/[.B361])-1" office:value-type="percentage" office:value="-0.0472986357158185" calcext:value-type="percentage">
            <text:p>-4.73%</text:p>
          </table:table-cell>
          <table:table-cell office:value-type="float" office:value="191747000000" calcext:value-type="float">
            <text:p>191747000000</text:p>
          </table:table-cell>
          <table:table-cell table:style-name="ce6" table:formula="of:=([.D362]/[.D361])-1" office:value-type="percentage" office:value="-0.080738105739544" calcext:value-type="percentage">
            <text:p>-8.07%</text:p>
          </table:table-cell>
          <table:table-cell table:style-name="ce6" table:formula="of:=[.C362]/[.E362]" office:value-type="percentage" office:value="0.585827909666359" calcext:value-type="percentage">
            <text:p>58.58%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Feb 2006</text:p>
          </table:table-cell>
          <table:table-cell office:value-type="float" office:value="15164702837" calcext:value-type="float">
            <text:p>15164702837</text:p>
          </table:table-cell>
          <table:table-cell table:formula="of:=([.B363]/[.B362])-1" office:value-type="percentage" office:value="0.0174221922748448" calcext:value-type="percentage">
            <text:p>1.74%</text:p>
          </table:table-cell>
          <table:table-cell office:value-type="float" office:value="197590000000" calcext:value-type="float">
            <text:p>197590000000</text:p>
          </table:table-cell>
          <table:table-cell table:style-name="ce6" table:formula="of:=([.D363]/[.D362])-1" office:value-type="percentage" office:value="0.0304724454619889" calcext:value-type="percentage">
            <text:p>3.05%</text:p>
          </table:table-cell>
          <table:table-cell table:style-name="ce6" table:formula="of:=[.C363]/[.E363]" office:value-type="percentage" office:value="0.57173594080518" calcext:value-type="percentage">
            <text:p>57.17%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Mar 2006</text:p>
          </table:table-cell>
          <table:table-cell office:value-type="float" office:value="14989491596" calcext:value-type="float">
            <text:p>14989491596</text:p>
          </table:table-cell>
          <table:table-cell table:formula="of:=([.B364]/[.B363])-1" office:value-type="percentage" office:value="-0.0115538855514206" calcext:value-type="percentage">
            <text:p>-1.16%</text:p>
          </table:table-cell>
          <table:table-cell office:value-type="float" office:value="195319000000" calcext:value-type="float">
            <text:p>195319000000</text:p>
          </table:table-cell>
          <table:table-cell table:style-name="ce6" table:formula="of:=([.D364]/[.D363])-1" office:value-type="percentage" office:value="-0.0114934966344451" calcext:value-type="percentage">
            <text:p>-1.15%</text:p>
          </table:table-cell>
          <table:table-cell table:style-name="ce6" table:formula="of:=[.C364]/[.E364]" office:value-type="percentage" office:value="1.00525418146419" calcext:value-type="percentage">
            <text:p>100.53%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Apr 2006</text:p>
          </table:table-cell>
          <table:table-cell office:value-type="float" office:value="16185869572" calcext:value-type="float">
            <text:p>16185869572</text:p>
          </table:table-cell>
          <table:table-cell table:formula="of:=([.B365]/[.B364])-1" office:value-type="percentage" office:value="0.0798144465633015" calcext:value-type="percentage">
            <text:p>7.98%</text:p>
          </table:table-cell>
          <table:table-cell office:value-type="float" office:value="208301000000" calcext:value-type="float">
            <text:p>208301000000</text:p>
          </table:table-cell>
          <table:table-cell table:style-name="ce6" table:formula="of:=([.D365]/[.D364])-1" office:value-type="percentage" office:value="0.0664656280238993" calcext:value-type="percentage">
            <text:p>6.65%</text:p>
          </table:table-cell>
          <table:table-cell table:style-name="ce6" table:formula="of:=[.C365]/[.E365]" office:value-type="percentage" office:value="1.20083792083635" calcext:value-type="percentage">
            <text:p>120.08%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May 2006</text:p>
          </table:table-cell>
          <table:table-cell office:value-type="float" office:value="15683477300" calcext:value-type="float">
            <text:p>15683477300</text:p>
          </table:table-cell>
          <table:table-cell table:formula="of:=([.B366]/[.B365])-1" office:value-type="percentage" office:value="-0.0310389423172599" calcext:value-type="percentage">
            <text:p>-3.10%</text:p>
          </table:table-cell>
          <table:table-cell office:value-type="float" office:value="202543000000" calcext:value-type="float">
            <text:p>202543000000</text:p>
          </table:table-cell>
          <table:table-cell table:style-name="ce6" table:formula="of:=([.D366]/[.D365])-1" office:value-type="percentage" office:value="-0.0276426901455106" calcext:value-type="percentage">
            <text:p>-2.76%</text:p>
          </table:table-cell>
          <table:table-cell table:style-name="ce6" table:formula="of:=[.C366]/[.E366]" office:value-type="percentage" office:value="1.12286257791378" calcext:value-type="percentage">
            <text:p>112.29%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Jun 2006</text:p>
          </table:table-cell>
          <table:table-cell office:value-type="float" office:value="15224256319" calcext:value-type="float">
            <text:p>15224256319</text:p>
          </table:table-cell>
          <table:table-cell table:formula="of:=([.B367]/[.B366])-1" office:value-type="percentage" office:value="-0.0292805589102361" calcext:value-type="percentage">
            <text:p>-2.93%</text:p>
          </table:table-cell>
          <table:table-cell office:value-type="float" office:value="189495000000" calcext:value-type="float">
            <text:p>189495000000</text:p>
          </table:table-cell>
          <table:table-cell table:style-name="ce6" table:formula="of:=([.D367]/[.D366])-1" office:value-type="percentage" office:value="-0.0644208884039439" calcext:value-type="percentage">
            <text:p>-6.44%</text:p>
          </table:table-cell>
          <table:table-cell table:style-name="ce6" table:formula="of:=[.C367]/[.E367]" office:value-type="percentage" office:value="0.454519638515937" calcext:value-type="percentage">
            <text:p>45.45%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Jul 2006</text:p>
          </table:table-cell>
          <table:table-cell office:value-type="float" office:value="16270766708" calcext:value-type="float">
            <text:p>16270766708</text:p>
          </table:table-cell>
          <table:table-cell table:formula="of:=([.B368]/[.B367])-1" office:value-type="percentage" office:value="0.0687396722094036" calcext:value-type="percentage">
            <text:p>6.87%</text:p>
          </table:table-cell>
          <table:table-cell office:value-type="float" office:value="199728000000" calcext:value-type="float">
            <text:p>199728000000</text:p>
          </table:table-cell>
          <table:table-cell table:style-name="ce6" table:formula="of:=([.D368]/[.D367])-1" office:value-type="percentage" office:value="0.0540014248397056" calcext:value-type="percentage">
            <text:p>5.40%</text:p>
          </table:table-cell>
          <table:table-cell table:style-name="ce6" table:formula="of:=[.C368]/[.E368]" office:value-type="percentage" office:value="1.27292330551362" calcext:value-type="percentage">
            <text:p>127.29%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Aug 2006</text:p>
          </table:table-cell>
          <table:table-cell office:value-type="float" office:value="14976590983" calcext:value-type="float">
            <text:p>14976590983</text:p>
          </table:table-cell>
          <table:table-cell table:formula="of:=([.B369]/[.B368])-1" office:value-type="percentage" office:value="-0.0795399349167535" calcext:value-type="percentage">
            <text:p>-7.95%</text:p>
          </table:table-cell>
          <table:table-cell office:value-type="float" office:value="184194000000" calcext:value-type="float">
            <text:p>184194000000</text:p>
          </table:table-cell>
          <table:table-cell table:style-name="ce6" table:formula="of:=([.D369]/[.D368])-1" office:value-type="percentage" office:value="-0.0777757750540735" calcext:value-type="percentage">
            <text:p>-7.78%</text:p>
          </table:table-cell>
          <table:table-cell table:style-name="ce6" table:formula="of:=[.C369]/[.E369]" office:value-type="percentage" office:value="1.02268263943951" calcext:value-type="percentage">
            <text:p>102.27%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Sep 2006</text:p>
          </table:table-cell>
          <table:table-cell office:value-type="float" office:value="15322034323" calcext:value-type="float">
            <text:p>15322034323</text:p>
          </table:table-cell>
          <table:table-cell table:formula="of:=([.B370]/[.B369])-1" office:value-type="percentage" office:value="0.02306555212679" calcext:value-type="percentage">
            <text:p>2.31%</text:p>
          </table:table-cell>
          <table:table-cell office:value-type="float" office:value="191433000000" calcext:value-type="float">
            <text:p>191433000000</text:p>
          </table:table-cell>
          <table:table-cell table:style-name="ce6" table:formula="of:=([.D370]/[.D369])-1" office:value-type="percentage" office:value="0.039300954428483" calcext:value-type="percentage">
            <text:p>3.93%</text:p>
          </table:table-cell>
          <table:table-cell table:style-name="ce6" table:formula="of:=[.C370]/[.E370]" office:value-type="percentage" office:value="0.586895470153605" calcext:value-type="percentage">
            <text:p>58.69%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Oct 2006</text:p>
          </table:table-cell>
          <table:table-cell office:value-type="float" office:value="15543376830" calcext:value-type="float">
            <text:p>15543376830</text:p>
          </table:table-cell>
          <table:table-cell table:formula="of:=([.B371]/[.B370])-1" office:value-type="percentage" office:value="0.0144460260520198" calcext:value-type="percentage">
            <text:p>1.44%</text:p>
          </table:table-cell>
          <table:table-cell office:value-type="float" office:value="193017000000" calcext:value-type="float">
            <text:p>193017000000</text:p>
          </table:table-cell>
          <table:table-cell table:style-name="ce6" table:formula="of:=([.D371]/[.D370])-1" office:value-type="percentage" office:value="0.00827443544216511" calcext:value-type="percentage">
            <text:p>0.83%</text:p>
          </table:table-cell>
          <table:table-cell table:style-name="ce6" table:formula="of:=[.C371]/[.E371]" office:value-type="percentage" office:value="1.74586244016182" calcext:value-type="percentage">
            <text:p>174.59%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Nov 2006</text:p>
          </table:table-cell>
          <table:table-cell office:value-type="float" office:value="16044344360" calcext:value-type="float">
            <text:p>16044344360</text:p>
          </table:table-cell>
          <table:table-cell table:formula="of:=([.B372]/[.B371])-1" office:value-type="percentage" office:value="0.032230289175843" calcext:value-type="percentage">
            <text:p>3.22%</text:p>
          </table:table-cell>
          <table:table-cell office:value-type="float" office:value="198632000000" calcext:value-type="float">
            <text:p>198632000000</text:p>
          </table:table-cell>
          <table:table-cell table:style-name="ce6" table:formula="of:=([.D372]/[.D371])-1" office:value-type="percentage" office:value="0.0290907018552771" calcext:value-type="percentage">
            <text:p>2.91%</text:p>
          </table:table-cell>
          <table:table-cell table:style-name="ce6" table:formula="of:=[.C372]/[.E372]" office:value-type="percentage" office:value="1.10792408296593" calcext:value-type="percentage">
            <text:p>110.79%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Dec 2006</text:p>
          </table:table-cell>
          <table:table-cell office:value-type="float" office:value="16648551454" calcext:value-type="float">
            <text:p>16648551454</text:p>
          </table:table-cell>
          <table:table-cell table:formula="of:=([.B373]/[.B372])-1" office:value-type="percentage" office:value="0.0376585717959497" calcext:value-type="percentage">
            <text:p>3.77%</text:p>
          </table:table-cell>
          <table:table-cell office:value-type="float" office:value="200620000000" calcext:value-type="float">
            <text:p>200620000000</text:p>
          </table:table-cell>
          <table:table-cell table:style-name="ce6" table:formula="of:=([.D373]/[.D372])-1" office:value-type="percentage" office:value="0.0100084578517057" calcext:value-type="percentage">
            <text:p>1.00%</text:p>
          </table:table-cell>
          <table:table-cell table:style-name="ce6" table:formula="of:=[.C373]/[.E373]" office:value-type="percentage" office:value="3.762674765077" calcext:value-type="percentage">
            <text:p>376.27%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Jan 2007</text:p>
          </table:table-cell>
          <table:table-cell office:value-type="float" office:value="16560259633" calcext:value-type="float">
            <text:p>16560259633</text:p>
          </table:table-cell>
          <table:table-cell table:formula="of:=([.B374]/[.B373])-1" office:value-type="percentage" office:value="-0.00530327345558868" calcext:value-type="percentage">
            <text:p>-0.53%</text:p>
          </table:table-cell>
          <table:table-cell office:value-type="float" office:value="197148000000" calcext:value-type="float">
            <text:p>197148000000</text:p>
          </table:table-cell>
          <table:table-cell table:style-name="ce6" table:formula="of:=([.D374]/[.D373])-1" office:value-type="percentage" office:value="-0.0173063503140265" calcext:value-type="percentage">
            <text:p>-1.73%</text:p>
          </table:table-cell>
          <table:table-cell table:style-name="ce6" table:formula="of:=[.C374]/[.E374]" office:value-type="percentage" office:value="0.306435115397523" calcext:value-type="percentage">
            <text:p>30.64%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Feb 2007</text:p>
          </table:table-cell>
          <table:table-cell office:value-type="float" office:value="16957636901" calcext:value-type="float">
            <text:p>16957636901</text:p>
          </table:table-cell>
          <table:table-cell table:formula="of:=([.B375]/[.B374])-1" office:value-type="percentage" office:value="0.023995835621329" calcext:value-type="percentage">
            <text:p>2.40%</text:p>
          </table:table-cell>
          <table:table-cell office:value-type="float" office:value="199071000000" calcext:value-type="float">
            <text:p>199071000000</text:p>
          </table:table-cell>
          <table:table-cell table:style-name="ce6" table:formula="of:=([.D375]/[.D374])-1" office:value-type="percentage" office:value="0.00975409337147726" calcext:value-type="percentage">
            <text:p>0.98%</text:p>
          </table:table-cell>
          <table:table-cell table:style-name="ce6" table:formula="of:=[.C375]/[.E375]" office:value-type="percentage" office:value="2.46007852369931" calcext:value-type="percentage">
            <text:p>246.01%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Mar 2007</text:p>
          </table:table-cell>
          <table:table-cell office:value-type="float" office:value="16965880225" calcext:value-type="float">
            <text:p>16965880225</text:p>
          </table:table-cell>
          <table:table-cell table:formula="of:=([.B376]/[.B375])-1" office:value-type="percentage" office:value="0.000486112779046088" calcext:value-type="percentage">
            <text:p>0.05%</text:p>
          </table:table-cell>
          <table:table-cell office:value-type="float" office:value="206295000000" calcext:value-type="float">
            <text:p>206295000000</text:p>
          </table:table-cell>
          <table:table-cell table:style-name="ce6" table:formula="of:=([.D376]/[.D375])-1" office:value-type="percentage" office:value="0.0362885603628855" calcext:value-type="percentage">
            <text:p>3.63%</text:p>
          </table:table-cell>
          <table:table-cell table:style-name="ce6" table:formula="of:=[.C376]/[.E376]" office:value-type="percentage" office:value="0.0133957581724092" calcext:value-type="percentage">
            <text:p>1.34%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Apr 2007</text:p>
          </table:table-cell>
          <table:table-cell office:value-type="float" office:value="17086491974" calcext:value-type="float">
            <text:p>17086491974</text:p>
          </table:table-cell>
          <table:table-cell table:formula="of:=([.B377]/[.B376])-1" office:value-type="percentage" office:value="0.007109077006348" calcext:value-type="percentage">
            <text:p>0.71%</text:p>
          </table:table-cell>
          <table:table-cell office:value-type="float" office:value="204788000000" calcext:value-type="float">
            <text:p>204788000000</text:p>
          </table:table-cell>
          <table:table-cell table:style-name="ce6" table:formula="of:=([.D377]/[.D376])-1" office:value-type="percentage" office:value="-0.00730507283259407" calcext:value-type="percentage">
            <text:p>-0.73%</text:p>
          </table:table-cell>
          <table:table-cell table:style-name="ce6" table:formula="of:=[.C377]/[.E377]" office:value-type="percentage" office:value="-0.97316990114437" calcext:value-type="percentage">
            <text:p>-97.32%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May 2007</text:p>
          </table:table-cell>
          <table:table-cell office:value-type="float" office:value="16152411896" calcext:value-type="float">
            <text:p>16152411896</text:p>
          </table:table-cell>
          <table:table-cell table:formula="of:=([.B378]/[.B377])-1" office:value-type="percentage" office:value="-0.0546677503738837" calcext:value-type="percentage">
            <text:p>-5.47%</text:p>
          </table:table-cell>
          <table:table-cell office:value-type="float" office:value="197788000000" calcext:value-type="float">
            <text:p>197788000000</text:p>
          </table:table-cell>
          <table:table-cell table:style-name="ce6" table:formula="of:=([.D378]/[.D377])-1" office:value-type="percentage" office:value="-0.034181690333418" calcext:value-type="percentage">
            <text:p>-3.42%</text:p>
          </table:table-cell>
          <table:table-cell table:style-name="ce6" table:formula="of:=[.C378]/[.E378]" office:value-type="percentage" office:value="1.59932846622384" calcext:value-type="percentage">
            <text:p>159.93%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Jun 2007</text:p>
          </table:table-cell>
          <table:table-cell office:value-type="float" office:value="17395975686" calcext:value-type="float">
            <text:p>17395975686</text:p>
          </table:table-cell>
          <table:table-cell table:formula="of:=([.B379]/[.B378])-1" office:value-type="percentage" office:value="0.0769893560173485" calcext:value-type="percentage">
            <text:p>7.70%</text:p>
          </table:table-cell>
          <table:table-cell office:value-type="float" office:value="206187000000" calcext:value-type="float">
            <text:p>206187000000</text:p>
          </table:table-cell>
          <table:table-cell table:style-name="ce6" table:formula="of:=([.D379]/[.D378])-1" office:value-type="percentage" office:value="0.0424646591299775" calcext:value-type="percentage">
            <text:p>4.25%</text:p>
          </table:table-cell>
          <table:table-cell table:style-name="ce6" table:formula="of:=[.C379]/[.E379]" office:value-type="percentage" office:value="1.81302187736151" calcext:value-type="percentage">
            <text:p>181.30%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Jul 2007</text:p>
          </table:table-cell>
          <table:table-cell office:value-type="float" office:value="17024375660" calcext:value-type="float">
            <text:p>17024375660</text:p>
          </table:table-cell>
          <table:table-cell table:formula="of:=([.B380]/[.B379])-1" office:value-type="percentage" office:value="-0.0213612638179909" calcext:value-type="percentage">
            <text:p>-2.14%</text:p>
          </table:table-cell>
          <table:table-cell office:value-type="float" office:value="200838000000" calcext:value-type="float">
            <text:p>200838000000</text:p>
          </table:table-cell>
          <table:table-cell table:style-name="ce6" table:formula="of:=([.D380]/[.D379])-1" office:value-type="percentage" office:value="-0.0259424696998356" calcext:value-type="percentage">
            <text:p>-2.59%</text:p>
          </table:table-cell>
          <table:table-cell table:style-name="ce6" table:formula="of:=[.C380]/[.E380]" office:value-type="percentage" office:value="0.823409030256137" calcext:value-type="percentage">
            <text:p>82.34%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Aug 2007</text:p>
          </table:table-cell>
          <table:table-cell office:value-type="float" office:value="18063574415" calcext:value-type="float">
            <text:p>18063574415</text:p>
          </table:table-cell>
          <table:table-cell table:formula="of:=([.B381]/[.B380])-1" office:value-type="percentage" office:value="0.0610418129718362" calcext:value-type="percentage">
            <text:p>6.10%</text:p>
          </table:table-cell>
          <table:table-cell office:value-type="float" office:value="210774000000" calcext:value-type="float">
            <text:p>210774000000</text:p>
          </table:table-cell>
          <table:table-cell table:style-name="ce6" table:formula="of:=([.D381]/[.D380])-1" office:value-type="percentage" office:value="0.0494727093478327" calcext:value-type="percentage">
            <text:p>4.95%</text:p>
          </table:table-cell>
          <table:table-cell table:style-name="ce6" table:formula="of:=[.C381]/[.E381]" office:value-type="percentage" office:value="1.23384819179123" calcext:value-type="percentage">
            <text:p>123.38%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Sep 2007</text:p>
          </table:table-cell>
          <table:table-cell office:value-type="float" office:value="17717631301" calcext:value-type="float">
            <text:p>17717631301</text:p>
          </table:table-cell>
          <table:table-cell table:formula="of:=([.B382]/[.B381])-1" office:value-type="percentage" office:value="-0.0191514207571636" calcext:value-type="percentage">
            <text:p>-1.92%</text:p>
          </table:table-cell>
          <table:table-cell office:value-type="float" office:value="203784000000" calcext:value-type="float">
            <text:p>203784000000</text:p>
          </table:table-cell>
          <table:table-cell table:style-name="ce6" table:formula="of:=([.D382]/[.D381])-1" office:value-type="percentage" office:value="-0.0331634831620599" calcext:value-type="percentage">
            <text:p>-3.32%</text:p>
          </table:table-cell>
          <table:table-cell table:style-name="ce6" table:formula="of:=[.C382]/[.E382]" office:value-type="percentage" office:value="0.577485201526523" calcext:value-type="percentage">
            <text:p>57.75%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Oct 2007</text:p>
          </table:table-cell>
          <table:table-cell office:value-type="float" office:value="17801669705" calcext:value-type="float">
            <text:p>17801669705</text:p>
          </table:table-cell>
          <table:table-cell table:formula="of:=([.B383]/[.B382])-1" office:value-type="percentage" office:value="0.00474320763155611" calcext:value-type="percentage">
            <text:p>0.47%</text:p>
          </table:table-cell>
          <table:table-cell office:value-type="float" office:value="203385000000" calcext:value-type="float">
            <text:p>203385000000</text:p>
          </table:table-cell>
          <table:table-cell table:style-name="ce6" table:formula="of:=([.D383]/[.D382])-1" office:value-type="percentage" office:value="-0.0019579554822754" calcext:value-type="percentage">
            <text:p>-0.20%</text:p>
          </table:table-cell>
          <table:table-cell table:style-name="ce6" table:formula="of:=[.C383]/[.E383]" office:value-type="percentage" office:value="-2.42253088719049" calcext:value-type="percentage">
            <text:p>-242.25%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Nov 2007</text:p>
          </table:table-cell>
          <table:table-cell office:value-type="float" office:value="17923117898" calcext:value-type="float">
            <text:p>17923117898</text:p>
          </table:table-cell>
          <table:table-cell table:formula="of:=([.B384]/[.B383])-1" office:value-type="percentage" office:value="0.00682229223508668" calcext:value-type="percentage">
            <text:p>0.68%</text:p>
          </table:table-cell>
          <table:table-cell office:value-type="float" office:value="205342000000" calcext:value-type="float">
            <text:p>205342000000</text:p>
          </table:table-cell>
          <table:table-cell table:style-name="ce6" table:formula="of:=([.D384]/[.D383])-1" office:value-type="percentage" office:value="0.00962214519261506" calcext:value-type="percentage">
            <text:p>0.96%</text:p>
          </table:table-cell>
          <table:table-cell table:style-name="ce6" table:formula="of:=[.C384]/[.E384]" office:value-type="percentage" office:value="0.709019880548336" calcext:value-type="percentage">
            <text:p>70.90%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Dec 2007</text:p>
          </table:table-cell>
          <table:table-cell office:value-type="float" office:value="17281412524" calcext:value-type="float">
            <text:p>17281412524</text:p>
          </table:table-cell>
          <table:table-cell table:formula="of:=([.B385]/[.B384])-1" office:value-type="percentage" office:value="-0.0358032222770575" calcext:value-type="percentage">
            <text:p>-3.58%</text:p>
          </table:table-cell>
          <table:table-cell office:value-type="float" office:value="211894000000" calcext:value-type="float">
            <text:p>211894000000</text:p>
          </table:table-cell>
          <table:table-cell table:style-name="ce6" table:formula="of:=([.D385]/[.D384])-1" office:value-type="percentage" office:value="0.0319077441536559" calcext:value-type="percentage">
            <text:p>3.19%</text:p>
          </table:table-cell>
          <table:table-cell table:style-name="ce6" table:formula="of:=[.C385]/[.E385]" office:value-type="percentage" office:value="-1.12208566373863" calcext:value-type="percentage">
            <text:p>-112.21%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Jan 2008</text:p>
          </table:table-cell>
          <table:table-cell office:value-type="float" office:value="17180635810" calcext:value-type="float">
            <text:p>17180635810</text:p>
          </table:table-cell>
          <table:table-cell table:formula="of:=([.B386]/[.B385])-1" office:value-type="percentage" office:value="-0.00583150907716856" calcext:value-type="percentage">
            <text:p>-0.58%</text:p>
          </table:table-cell>
          <table:table-cell office:value-type="float" office:value="201344000000" calcext:value-type="float">
            <text:p>201344000000</text:p>
          </table:table-cell>
          <table:table-cell table:style-name="ce6" table:formula="of:=([.D386]/[.D385])-1" office:value-type="percentage" office:value="-0.0497890454661293" calcext:value-type="percentage">
            <text:p>-4.98%</text:p>
          </table:table-cell>
          <table:table-cell table:style-name="ce6" table:formula="of:=[.C386]/[.E386]" office:value-type="percentage" office:value="0.117124339753323" calcext:value-type="percentage">
            <text:p>11.71%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Feb 2008</text:p>
          </table:table-cell>
          <table:table-cell office:value-type="float" office:value="18772076852" calcext:value-type="float">
            <text:p>18772076852</text:p>
          </table:table-cell>
          <table:table-cell table:formula="of:=([.B387]/[.B386])-1" office:value-type="percentage" office:value="0.0926299270643813" calcext:value-type="percentage">
            <text:p>9.26%</text:p>
          </table:table-cell>
          <table:table-cell office:value-type="float" office:value="215429000000" calcext:value-type="float">
            <text:p>215429000000</text:p>
          </table:table-cell>
          <table:table-cell table:style-name="ce6" table:formula="of:=([.D387]/[.D386])-1" office:value-type="percentage" office:value="0.0699549030514939" calcext:value-type="percentage">
            <text:p>7.00%</text:p>
          </table:table-cell>
          <table:table-cell table:style-name="ce6" table:formula="of:=[.C387]/[.E387]" office:value-type="percentage" office:value="1.32413773765359" calcext:value-type="percentage">
            <text:p>132.41%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Mar 2008</text:p>
          </table:table-cell>
          <table:table-cell office:value-type="float" office:value="17030415318" calcext:value-type="float">
            <text:p>17030415318</text:p>
          </table:table-cell>
          <table:table-cell table:formula="of:=([.B388]/[.B387])-1" office:value-type="percentage" office:value="-0.0927793737331968" calcext:value-type="percentage">
            <text:p>-9.28%</text:p>
          </table:table-cell>
          <table:table-cell office:value-type="float" office:value="194219000000" calcext:value-type="float">
            <text:p>194219000000</text:p>
          </table:table-cell>
          <table:table-cell table:style-name="ce6" table:formula="of:=([.D388]/[.D387])-1" office:value-type="percentage" office:value="-0.0984547112969935" calcext:value-type="percentage">
            <text:p>-9.85%</text:p>
          </table:table-cell>
          <table:table-cell table:style-name="ce6" table:formula="of:=[.C388]/[.E388]" office:value-type="percentage" office:value="0.942355855915551" calcext:value-type="percentage">
            <text:p>94.24%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Apr 2008</text:p>
          </table:table-cell>
          <table:table-cell office:value-type="float" office:value="18667330236" calcext:value-type="float">
            <text:p>18667330236</text:p>
          </table:table-cell>
          <table:table-cell table:formula="of:=([.B389]/[.B388])-1" office:value-type="percentage" office:value="0.0961171461432235" calcext:value-type="percentage">
            <text:p>9.61%</text:p>
          </table:table-cell>
          <table:table-cell office:value-type="float" office:value="209768000000" calcext:value-type="float">
            <text:p>209768000000</text:p>
          </table:table-cell>
          <table:table-cell table:style-name="ce6" table:formula="of:=([.D389]/[.D388])-1" office:value-type="percentage" office:value="0.080059108532121" calcext:value-type="percentage">
            <text:p>8.01%</text:p>
          </table:table-cell>
          <table:table-cell table:style-name="ce6" table:formula="of:=[.C389]/[.E389]" office:value-type="percentage" office:value="1.20057727228701" calcext:value-type="percentage">
            <text:p>120.06%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May 2008</text:p>
          </table:table-cell>
          <table:table-cell office:value-type="float" office:value="17422402980" calcext:value-type="float">
            <text:p>17422402980</text:p>
          </table:table-cell>
          <table:table-cell table:formula="of:=([.B390]/[.B389])-1" office:value-type="percentage" office:value="-0.0666901608457729" calcext:value-type="percentage">
            <text:p>-6.67%</text:p>
          </table:table-cell>
          <table:table-cell office:value-type="float" office:value="198780000000" calcext:value-type="float">
            <text:p>198780000000</text:p>
          </table:table-cell>
          <table:table-cell table:style-name="ce6" table:formula="of:=([.D390]/[.D389])-1" office:value-type="percentage" office:value="-0.052381678807063" calcext:value-type="percentage">
            <text:p>-5.24%</text:p>
          </table:table-cell>
          <table:table-cell table:style-name="ce6" table:formula="of:=[.C390]/[.E390]" office:value-type="percentage" office:value="1.27315814163598" calcext:value-type="percentage">
            <text:p>127.32%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Jun 2008</text:p>
          </table:table-cell>
          <table:table-cell office:value-type="float" office:value="16486190556" calcext:value-type="float">
            <text:p>16486190556</text:p>
          </table:table-cell>
          <table:table-cell table:formula="of:=([.B391]/[.B390])-1" office:value-type="percentage" office:value="-0.0537361249808492" calcext:value-type="percentage">
            <text:p>-5.37%</text:p>
          </table:table-cell>
          <table:table-cell office:value-type="float" office:value="192088000000" calcext:value-type="float">
            <text:p>192088000000</text:p>
          </table:table-cell>
          <table:table-cell table:style-name="ce6" table:formula="of:=([.D391]/[.D390])-1" office:value-type="percentage" office:value="-0.0336653586879968" calcext:value-type="percentage">
            <text:p>-3.37%</text:p>
          </table:table-cell>
          <table:table-cell table:style-name="ce6" table:formula="of:=[.C391]/[.E391]" office:value-type="percentage" office:value="1.59618453731219" calcext:value-type="percentage">
            <text:p>159.62%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Jul 2008</text:p>
          </table:table-cell>
          <table:table-cell office:value-type="float" office:value="18080934036" calcext:value-type="float">
            <text:p>18080934036</text:p>
          </table:table-cell>
          <table:table-cell table:formula="of:=([.B392]/[.B391])-1" office:value-type="percentage" office:value="0.0967320785589008" calcext:value-type="percentage">
            <text:p>9.67%</text:p>
          </table:table-cell>
          <table:table-cell office:value-type="float" office:value="206007000000" calcext:value-type="float">
            <text:p>206007000000</text:p>
          </table:table-cell>
          <table:table-cell table:style-name="ce6" table:formula="of:=([.D392]/[.D391])-1" office:value-type="percentage" office:value="0.0724615801091166" calcext:value-type="percentage">
            <text:p>7.25%</text:p>
          </table:table-cell>
          <table:table-cell table:style-name="ce6" table:formula="of:=[.C392]/[.E392]" office:value-type="percentage" office:value="1.33494299204125" calcext:value-type="percentage">
            <text:p>133.49%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Aug 2008</text:p>
          </table:table-cell>
          <table:table-cell office:value-type="float" office:value="18097807963" calcext:value-type="float">
            <text:p>18097807963</text:p>
          </table:table-cell>
          <table:table-cell table:formula="of:=([.B393]/[.B392])-1" office:value-type="percentage" office:value="0.000933244209972983" calcext:value-type="percentage">
            <text:p>0.09%</text:p>
          </table:table-cell>
          <table:table-cell office:value-type="float" office:value="204295000000" calcext:value-type="float">
            <text:p>204295000000</text:p>
          </table:table-cell>
          <table:table-cell table:style-name="ce6" table:formula="of:=([.D393]/[.D392])-1" office:value-type="percentage" office:value="-0.00831039721951199" calcext:value-type="percentage">
            <text:p>-0.83%</text:p>
          </table:table-cell>
          <table:table-cell table:style-name="ce6" table:formula="of:=[.C393]/[.E393]" office:value-type="percentage" office:value="-0.112298387829383" calcext:value-type="percentage">
            <text:p>-11.23%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Sep 2008</text:p>
          </table:table-cell>
          <table:table-cell office:value-type="float" office:value="21994523445" calcext:value-type="float">
            <text:p>21994523445</text:p>
          </table:table-cell>
          <table:table-cell table:formula="of:=([.B394]/[.B393])-1" office:value-type="percentage" office:value="0.215314224240119" calcext:value-type="percentage">
            <text:p>21.53%</text:p>
          </table:table-cell>
          <table:table-cell office:value-type="float" office:value="267999000000" calcext:value-type="float">
            <text:p>267999000000</text:p>
          </table:table-cell>
          <table:table-cell table:style-name="ce6" table:formula="of:=([.D394]/[.D393])-1" office:value-type="percentage" office:value="0.311823588438288" calcext:value-type="percentage">
            <text:p>31.18%</text:p>
          </table:table-cell>
          <table:table-cell table:style-name="ce6" table:formula="of:=[.C394]/[.E394]" office:value-type="percentage" office:value="0.690500116807974" calcext:value-type="percentage">
            <text:p>69.05%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Oct 2008</text:p>
          </table:table-cell>
          <table:table-cell office:value-type="float" office:value="17336701024" calcext:value-type="float">
            <text:p>17336701024</text:p>
          </table:table-cell>
          <table:table-cell table:formula="of:=([.B395]/[.B394])-1" office:value-type="percentage" office:value="-0.211771918252626" calcext:value-type="percentage">
            <text:p>-21.18%</text:p>
          </table:table-cell>
          <table:table-cell office:value-type="float" office:value="593005000000" calcext:value-type="float">
            <text:p>593005000000</text:p>
          </table:table-cell>
          <table:table-cell table:style-name="ce6" table:formula="of:=([.D395]/[.D394])-1" office:value-type="percentage" office:value="1.21271348027418" calcext:value-type="percentage">
            <text:p>121.27%</text:p>
          </table:table-cell>
          <table:table-cell table:style-name="ce6" table:formula="of:=[.C395]/[.E395]" office:value-type="percentage" office:value="-0.174626506340761" calcext:value-type="percentage">
            <text:p>-17.46%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Nov 2008</text:p>
          </table:table-cell>
          <table:table-cell office:value-type="float" office:value="19314186230" calcext:value-type="float">
            <text:p>19314186230</text:p>
          </table:table-cell>
          <table:table-cell table:formula="of:=([.B396]/[.B395])-1" office:value-type="percentage" office:value="0.114063523577091" calcext:value-type="percentage">
            <text:p>11.41%</text:p>
          </table:table-cell>
          <table:table-cell office:value-type="float" office:value="637473000000" calcext:value-type="float">
            <text:p>637473000000</text:p>
          </table:table-cell>
          <table:table-cell table:style-name="ce6" table:formula="of:=([.D396]/[.D395])-1" office:value-type="percentage" office:value="0.0749875633426362" calcext:value-type="percentage">
            <text:p>7.50%</text:p>
          </table:table-cell>
          <table:table-cell table:style-name="ce6" table:formula="of:=[.C396]/[.E396]" office:value-type="percentage" office:value="1.5210992128909" calcext:value-type="percentage">
            <text:p>152.11%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Dec 2008</text:p>
          </table:table-cell>
          <table:table-cell office:value-type="float" office:value="16967059700" calcext:value-type="float">
            <text:p>16967059700</text:p>
          </table:table-cell>
          <table:table-cell table:formula="of:=([.B397]/[.B396])-1" office:value-type="percentage" office:value="-0.121523449243453" calcext:value-type="percentage">
            <text:p>-12.15%</text:p>
          </table:table-cell>
          <table:table-cell office:value-type="float" office:value="700210000000" calcext:value-type="float">
            <text:p>700210000000</text:p>
          </table:table-cell>
          <table:table-cell table:style-name="ce6" table:formula="of:=([.D397]/[.D396])-1" office:value-type="percentage" office:value="0.0984151485631548" calcext:value-type="percentage">
            <text:p>9.84%</text:p>
          </table:table-cell>
          <table:table-cell table:style-name="ce6" table:formula="of:=[.C397]/[.E397]" office:value-type="percentage" office:value="-1.23480430622394" calcext:value-type="percentage">
            <text:p>-123.48%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Jan 2009</text:p>
          </table:table-cell>
          <table:table-cell office:value-type="float" office:value="16321654250" calcext:value-type="float">
            <text:p>16321654250</text:p>
          </table:table-cell>
          <table:table-cell table:formula="of:=([.B398]/[.B397])-1" office:value-type="percentage" office:value="-0.0380387327805536" calcext:value-type="percentage">
            <text:p>-3.80%</text:p>
          </table:table-cell>
          <table:table-cell office:value-type="float" office:value="579219000000" calcext:value-type="float">
            <text:p>579219000000</text:p>
          </table:table-cell>
          <table:table-cell table:style-name="ce6" table:formula="of:=([.D398]/[.D397])-1" office:value-type="percentage" office:value="-0.172792447979892" calcext:value-type="percentage">
            <text:p>-17.28%</text:p>
          </table:table-cell>
          <table:table-cell table:style-name="ce6" table:formula="of:=[.C398]/[.E398]" office:value-type="percentage" office:value="0.220141176453384" calcext:value-type="percentage">
            <text:p>22.01%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Feb 2009</text:p>
          </table:table-cell>
          <table:table-cell office:value-type="float" office:value="16124497625" calcext:value-type="float">
            <text:p>16124497625</text:p>
          </table:table-cell>
          <table:table-cell table:formula="of:=([.B399]/[.B398])-1" office:value-type="percentage" office:value="-0.0120794511377423" calcext:value-type="percentage">
            <text:p>-1.21%</text:p>
          </table:table-cell>
          <table:table-cell office:value-type="float" office:value="683974000000" calcext:value-type="float">
            <text:p>683974000000</text:p>
          </table:table-cell>
          <table:table-cell table:style-name="ce6" table:formula="of:=([.D399]/[.D398])-1" office:value-type="percentage" office:value="0.180855600386037" calcext:value-type="percentage">
            <text:p>18.09%</text:p>
          </table:table-cell>
          <table:table-cell table:style-name="ce6" table:formula="of:=[.C399]/[.E399]" office:value-type="percentage" office:value="-0.0667905838246573" calcext:value-type="percentage">
            <text:p>-6.68%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Mar 2009</text:p>
          </table:table-cell>
          <table:table-cell office:value-type="float" office:value="16105236234" calcext:value-type="float">
            <text:p>16105236234</text:p>
          </table:table-cell>
          <table:table-cell table:formula="of:=([.B400]/[.B399])-1" office:value-type="percentage" office:value="-0.00119454208422198" calcext:value-type="percentage">
            <text:p>-0.12%</text:p>
          </table:table-cell>
          <table:table-cell office:value-type="float" office:value="686220000000" calcext:value-type="float">
            <text:p>686220000000</text:p>
          </table:table-cell>
          <table:table-cell table:style-name="ce6" table:formula="of:=([.D400]/[.D399])-1" office:value-type="percentage" office:value="0.00328375055192165" calcext:value-type="percentage">
            <text:p>0.33%</text:p>
          </table:table-cell>
          <table:table-cell table:style-name="ce6" table:formula="of:=[.C400]/[.E400]" office:value-type="percentage" office:value="-0.36377369880393" calcext:value-type="percentage">
            <text:p>-36.38%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Apr 2009</text:p>
          </table:table-cell>
          <table:table-cell office:value-type="float" office:value="16169485850" calcext:value-type="float">
            <text:p>16169485850</text:p>
          </table:table-cell>
          <table:table-cell table:formula="of:=([.B401]/[.B400])-1" office:value-type="percentage" office:value="0.00398936191102628" calcext:value-type="percentage">
            <text:p>0.40%</text:p>
          </table:table-cell>
          <table:table-cell office:value-type="float" office:value="644021000000" calcext:value-type="float">
            <text:p>644021000000</text:p>
          </table:table-cell>
          <table:table-cell table:style-name="ce6" table:formula="of:=([.D401]/[.D400])-1" office:value-type="percentage" office:value="-0.061494855877124" calcext:value-type="percentage">
            <text:p>-6.15%</text:p>
          </table:table-cell>
          <table:table-cell table:style-name="ce6" table:formula="of:=[.C401]/[.E401]" office:value-type="percentage" office:value="-0.0648730996133665" calcext:value-type="percentage">
            <text:p>-6.49%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May 2009</text:p>
          </table:table-cell>
          <table:table-cell office:value-type="float" office:value="16490417582" calcext:value-type="float">
            <text:p>16490417582</text:p>
          </table:table-cell>
          <table:table-cell table:formula="of:=([.B402]/[.B401])-1" office:value-type="percentage" office:value="0.0198479861992644" calcext:value-type="percentage">
            <text:p>1.98%</text:p>
          </table:table-cell>
          <table:table-cell office:value-type="float" office:value="609740000000" calcext:value-type="float">
            <text:p>609740000000</text:p>
          </table:table-cell>
          <table:table-cell table:style-name="ce6" table:formula="of:=([.D402]/[.D401])-1" office:value-type="percentage" office:value="-0.0532296307107998" calcext:value-type="percentage">
            <text:p>-5.32%</text:p>
          </table:table-cell>
          <table:table-cell table:style-name="ce6" table:formula="of:=[.C402]/[.E402]" office:value-type="percentage" office:value="-0.372874767948324" calcext:value-type="percentage">
            <text:p>-37.29%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Jun 2009</text:p>
          </table:table-cell>
          <table:table-cell office:value-type="float" office:value="23614998199" calcext:value-type="float">
            <text:p>23614998199</text:p>
          </table:table-cell>
          <table:table-cell table:formula="of:=([.B403]/[.B402])-1" office:value-type="percentage" office:value="0.432043675156946" calcext:value-type="percentage">
            <text:p>43.20%</text:p>
          </table:table-cell>
          <table:table-cell office:value-type="float" office:value="644918000000" calcext:value-type="float">
            <text:p>644918000000</text:p>
          </table:table-cell>
          <table:table-cell table:style-name="ce6" table:formula="of:=([.D403]/[.D402])-1" office:value-type="percentage" office:value="0.0576934431068981" calcext:value-type="percentage">
            <text:p>5.77%</text:p>
          </table:table-cell>
          <table:table-cell table:style-name="ce6" table:formula="of:=[.C403]/[.E403]" office:value-type="percentage" office:value="7.48860965632487" calcext:value-type="percentage">
            <text:p>748.86%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Jul 2009</text:p>
          </table:table-cell>
          <table:table-cell office:value-type="float" office:value="24042403948" calcext:value-type="float">
            <text:p>24042403948</text:p>
          </table:table-cell>
          <table:table-cell table:formula="of:=([.B404]/[.B403])-1" office:value-type="percentage" office:value="0.0180989109293304" calcext:value-type="percentage">
            <text:p>1.81%</text:p>
          </table:table-cell>
          <table:table-cell office:value-type="float" office:value="725274000000" calcext:value-type="float">
            <text:p>725274000000</text:p>
          </table:table-cell>
          <table:table-cell table:style-name="ce6" table:formula="of:=([.D404]/[.D403])-1" office:value-type="percentage" office:value="0.124598786202277" calcext:value-type="percentage">
            <text:p>12.46%</text:p>
          </table:table-cell>
          <table:table-cell table:style-name="ce6" table:formula="of:=[.C404]/[.E404]" office:value-type="percentage" office:value="0.145257522011074" calcext:value-type="percentage">
            <text:p>14.53%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Aug 2009</text:p>
          </table:table-cell>
          <table:table-cell office:value-type="float" office:value="26523885628" calcext:value-type="float">
            <text:p>26523885628</text:p>
          </table:table-cell>
          <table:table-cell table:formula="of:=([.B405]/[.B404])-1" office:value-type="percentage" office:value="0.103212710566176" calcext:value-type="percentage">
            <text:p>10.32%</text:p>
          </table:table-cell>
          <table:table-cell office:value-type="float" office:value="713006000000" calcext:value-type="float">
            <text:p>713006000000</text:p>
          </table:table-cell>
          <table:table-cell table:style-name="ce6" table:formula="of:=([.D405]/[.D404])-1" office:value-type="percentage" office:value="-0.0169149866119563" calcext:value-type="percentage">
            <text:p>-1.69%</text:p>
          </table:table-cell>
          <table:table-cell table:style-name="ce6" table:formula="of:=[.C405]/[.E405]" office:value-type="percentage" office:value="-6.10184997091394" calcext:value-type="percentage">
            <text:p>-610.18%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Sep 2009</text:p>
          </table:table-cell>
          <table:table-cell office:value-type="float" office:value="27323353142" calcext:value-type="float">
            <text:p>27323353142</text:p>
          </table:table-cell>
          <table:table-cell table:formula="of:=([.B406]/[.B405])-1" office:value-type="percentage" office:value="0.0301414176343771" calcext:value-type="percentage">
            <text:p>3.01%</text:p>
          </table:table-cell>
          <table:table-cell office:value-type="float" office:value="696529000000" calcext:value-type="float">
            <text:p>696529000000</text:p>
          </table:table-cell>
          <table:table-cell table:style-name="ce6" table:formula="of:=([.D406]/[.D405])-1" office:value-type="percentage" office:value="-0.0231092024471042" calcext:value-type="percentage">
            <text:p>-2.31%</text:p>
          </table:table-cell>
          <table:table-cell table:style-name="ce6" table:formula="of:=[.C406]/[.E406]" office:value-type="percentage" office:value="-1.30430367310898" calcext:value-type="percentage">
            <text:p>-130.43%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Oct 2009</text:p>
          </table:table-cell>
          <table:table-cell office:value-type="float" office:value="28126021202" calcext:value-type="float">
            <text:p>28126021202</text:p>
          </table:table-cell>
          <table:table-cell table:formula="of:=([.B407]/[.B406])-1" office:value-type="percentage" office:value="0.0293766308925745" calcext:value-type="percentage">
            <text:p>2.94%</text:p>
          </table:table-cell>
          <table:table-cell office:value-type="float" office:value="637636000000" calcext:value-type="float">
            <text:p>637636000000</text:p>
          </table:table-cell>
          <table:table-cell table:style-name="ce6" table:formula="of:=([.D407]/[.D406])-1" office:value-type="percentage" office:value="-0.0845521148437466" calcext:value-type="percentage">
            <text:p>-8.46%</text:p>
          </table:table-cell>
          <table:table-cell table:style-name="ce6" table:formula="of:=[.C407]/[.E407]" office:value-type="percentage" office:value="-0.347438156299968" calcext:value-type="percentage">
            <text:p>-34.74%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Nov 2009</text:p>
          </table:table-cell>
          <table:table-cell office:value-type="float" office:value="27679766181" calcext:value-type="float">
            <text:p>27679766181</text:p>
          </table:table-cell>
          <table:table-cell table:formula="of:=([.B408]/[.B407])-1" office:value-type="percentage" office:value="-0.0158662690963295" calcext:value-type="percentage">
            <text:p>-1.59%</text:p>
          </table:table-cell>
          <table:table-cell office:value-type="float" office:value="708052000000" calcext:value-type="float">
            <text:p>708052000000</text:p>
          </table:table-cell>
          <table:table-cell table:style-name="ce6" table:formula="of:=([.D408]/[.D407])-1" office:value-type="percentage" office:value="0.110432911567101" calcext:value-type="percentage">
            <text:p>11.04%</text:p>
          </table:table-cell>
          <table:table-cell table:style-name="ce6" table:formula="of:=[.C408]/[.E408]" office:value-type="percentage" office:value="-0.143673374822585" calcext:value-type="percentage">
            <text:p>-14.37%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Dec 2009</text:p>
          </table:table-cell>
          <table:table-cell office:value-type="float" office:value="27480815136" calcext:value-type="float">
            <text:p>27480815136</text:p>
          </table:table-cell>
          <table:table-cell table:formula="of:=([.B409]/[.B408])-1" office:value-type="percentage" office:value="-0.0071875984681028" calcext:value-type="percentage">
            <text:p>-0.72%</text:p>
          </table:table-cell>
          <table:table-cell office:value-type="float" office:value="708836000000" calcext:value-type="float">
            <text:p>708836000000</text:p>
          </table:table-cell>
          <table:table-cell table:style-name="ce6" table:formula="of:=([.D409]/[.D408])-1" office:value-type="percentage" office:value="0.00110726330834465" calcext:value-type="percentage">
            <text:p>0.11%</text:p>
          </table:table-cell>
          <table:table-cell table:style-name="ce6" table:formula="of:=[.C409]/[.E409]" office:value-type="percentage" office:value="-6.49131820221532" calcext:value-type="percentage">
            <text:p>-649.13%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Jan 2010</text:p>
          </table:table-cell>
          <table:table-cell office:value-type="float" office:value="27602080480" calcext:value-type="float">
            <text:p>27602080480</text:p>
          </table:table-cell>
          <table:table-cell table:formula="of:=([.B410]/[.B409])-1" office:value-type="percentage" office:value="0.00441272732995257" calcext:value-type="percentage">
            <text:p>0.44%</text:p>
          </table:table-cell>
          <table:table-cell office:value-type="float" office:value="712219000000" calcext:value-type="float">
            <text:p>712219000000</text:p>
          </table:table-cell>
          <table:table-cell table:style-name="ce6" table:formula="of:=([.D410]/[.D409])-1" office:value-type="percentage" office:value="0.00477261312912991" calcext:value-type="percentage">
            <text:p>0.48%</text:p>
          </table:table-cell>
          <table:table-cell table:style-name="ce6" table:formula="of:=[.C410]/[.E410]" office:value-type="percentage" office:value="0.924593552957235" calcext:value-type="percentage">
            <text:p>92.46%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Feb 2010</text:p>
          </table:table-cell>
          <table:table-cell office:value-type="float" office:value="27695628073" calcext:value-type="float">
            <text:p>27695628073</text:p>
          </table:table-cell>
          <table:table-cell table:formula="of:=([.B411]/[.B410])-1" office:value-type="percentage" office:value="0.00338915007032825" calcext:value-type="percentage">
            <text:p>0.34%</text:p>
          </table:table-cell>
          <table:table-cell office:value-type="float" office:value="712178000000" calcext:value-type="float">
            <text:p>712178000000</text:p>
          </table:table-cell>
          <table:table-cell table:style-name="ce6" table:formula="of:=([.D411]/[.D410])-1" office:value-type="percentage" office:value="-0.0000575665630936362" calcext:value-type="percentage">
            <text:p>-0.01%</text:p>
          </table:table-cell>
          <table:table-cell table:style-name="ce6" table:formula="of:=[.C411]/[.E411]" office:value-type="percentage" office:value="-58.8735871692662" calcext:value-type="percentage">
            <text:p>-5887.36%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Mar 2010</text:p>
          </table:table-cell>
          <table:table-cell office:value-type="float" office:value="27863380399" calcext:value-type="float">
            <text:p>27863380399</text:p>
          </table:table-cell>
          <table:table-cell table:formula="of:=([.B412]/[.B411])-1" office:value-type="percentage" office:value="0.00605699663347004" calcext:value-type="percentage">
            <text:p>0.61%</text:p>
          </table:table-cell>
          <table:table-cell office:value-type="float" office:value="701597000000" calcext:value-type="float">
            <text:p>701597000000</text:p>
          </table:table-cell>
          <table:table-cell table:style-name="ce6" table:formula="of:=([.D412]/[.D411])-1" office:value-type="percentage" office:value="-0.0148572407459933" calcext:value-type="percentage">
            <text:p>-1.49%</text:p>
          </table:table-cell>
          <table:table-cell table:style-name="ce6" table:formula="of:=[.C412]/[.E412]" office:value-type="percentage" office:value="-0.407679779645726" calcext:value-type="percentage">
            <text:p>-40.77%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Apr 2010</text:p>
          </table:table-cell>
          <table:table-cell office:value-type="float" office:value="27902272494" calcext:value-type="float">
            <text:p>27902272494</text:p>
          </table:table-cell>
          <table:table-cell table:formula="of:=([.B413]/[.B412])-1" office:value-type="percentage" office:value="0.00139581394802324" calcext:value-type="percentage">
            <text:p>0.14%</text:p>
          </table:table-cell>
          <table:table-cell office:value-type="float" office:value="702592000000" calcext:value-type="float">
            <text:p>702592000000</text:p>
          </table:table-cell>
          <table:table-cell table:style-name="ce6" table:formula="of:=([.D413]/[.D412])-1" office:value-type="percentage" office:value="0.00141819306524971" calcext:value-type="percentage">
            <text:p>0.14%</text:p>
          </table:table-cell>
          <table:table-cell table:style-name="ce6" table:formula="of:=[.C413]/[.E413]" office:value-type="percentage" office:value="0.984219978383178" calcext:value-type="percentage">
            <text:p>98.42%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May 2010</text:p>
          </table:table-cell>
          <table:table-cell office:value-type="float" office:value="31492741551" calcext:value-type="float">
            <text:p>31492741551</text:p>
          </table:table-cell>
          <table:table-cell table:formula="of:=([.B414]/[.B413])-1" office:value-type="percentage" office:value="0.128680166024903" calcext:value-type="percentage">
            <text:p>12.87%</text:p>
          </table:table-cell>
          <table:table-cell office:value-type="float" office:value="722130000000" calcext:value-type="float">
            <text:p>722130000000</text:p>
          </table:table-cell>
          <table:table-cell table:style-name="ce6" table:formula="of:=([.D414]/[.D413])-1" office:value-type="percentage" office:value="0.0278084578247404" calcext:value-type="percentage">
            <text:p>2.78%</text:p>
          </table:table-cell>
          <table:table-cell table:style-name="ce6" table:formula="of:=[.C414]/[.E414]" office:value-type="percentage" office:value="4.62737512579427" calcext:value-type="percentage">
            <text:p>462.74%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Jun 2010</text:p>
          </table:table-cell>
          <table:table-cell office:value-type="float" office:value="32457529197" calcext:value-type="float">
            <text:p>32457529197</text:p>
          </table:table-cell>
          <table:table-cell table:formula="of:=([.B415]/[.B414])-1" office:value-type="percentage" office:value="0.0306352384227204" calcext:value-type="percentage">
            <text:p>3.06%</text:p>
          </table:table-cell>
          <table:table-cell office:value-type="float" office:value="656675000000" calcext:value-type="float">
            <text:p>656675000000</text:p>
          </table:table-cell>
          <table:table-cell table:style-name="ce6" table:formula="of:=([.D415]/[.D414])-1" office:value-type="percentage" office:value="-0.0906415742317865" calcext:value-type="percentage">
            <text:p>-9.06%</text:p>
          </table:table-cell>
          <table:table-cell table:style-name="ce6" table:formula="of:=[.C415]/[.E415]" office:value-type="percentage" office:value="-0.337982197268338" calcext:value-type="percentage">
            <text:p>-33.80%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Jul 2010</text:p>
          </table:table-cell>
          <table:table-cell office:value-type="float" office:value="32645470355" calcext:value-type="float">
            <text:p>32645470355</text:p>
          </table:table-cell>
          <table:table-cell table:formula="of:=([.B416]/[.B415])-1" office:value-type="percentage" office:value="0.00579037168415675" calcext:value-type="percentage">
            <text:p>0.58%</text:p>
          </table:table-cell>
          <table:table-cell office:value-type="float" office:value="635758000000" calcext:value-type="float">
            <text:p>635758000000</text:p>
          </table:table-cell>
          <table:table-cell table:style-name="ce6" table:formula="of:=([.D416]/[.D415])-1" office:value-type="percentage" office:value="-0.0318528952678265" calcext:value-type="percentage">
            <text:p>-3.19%</text:p>
          </table:table-cell>
          <table:table-cell table:style-name="ce6" table:formula="of:=[.C416]/[.E416]" office:value-type="percentage" office:value="-0.181784783940987" calcext:value-type="percentage">
            <text:p>-18.18%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Aug 2010</text:p>
          </table:table-cell>
          <table:table-cell office:value-type="float" office:value="31807284678" calcext:value-type="float">
            <text:p>31807284678</text:p>
          </table:table-cell>
          <table:table-cell table:formula="of:=([.B417]/[.B416])-1" office:value-type="percentage" office:value="-0.0256754051292639" calcext:value-type="percentage">
            <text:p>-2.57%</text:p>
          </table:table-cell>
          <table:table-cell office:value-type="float" office:value="516294000000" calcext:value-type="float">
            <text:p>516294000000</text:p>
          </table:table-cell>
          <table:table-cell table:style-name="ce6" table:formula="of:=([.D417]/[.D416])-1" office:value-type="percentage" office:value="-0.18790797756379" calcext:value-type="percentage">
            <text:p>-18.79%</text:p>
          </table:table-cell>
          <table:table-cell table:style-name="ce6" table:formula="of:=[.C417]/[.E417]" office:value-type="percentage" office:value="0.136638185680796" calcext:value-type="percentage">
            <text:p>13.66%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Sep 2010</text:p>
          </table:table-cell>
          <table:table-cell office:value-type="float" office:value="30031668702" calcext:value-type="float">
            <text:p>30031668702</text:p>
          </table:table-cell>
          <table:table-cell table:formula="of:=([.B418]/[.B417])-1" office:value-type="percentage" office:value="-0.0558241922872509" calcext:value-type="percentage">
            <text:p>-5.58%</text:p>
          </table:table-cell>
          <table:table-cell office:value-type="float" office:value="460226000000" calcext:value-type="float">
            <text:p>460226000000</text:p>
          </table:table-cell>
          <table:table-cell table:style-name="ce6" table:formula="of:=([.D418]/[.D417])-1" office:value-type="percentage" office:value="-0.108597039671195" calcext:value-type="percentage">
            <text:p>-10.86%</text:p>
          </table:table-cell>
          <table:table-cell table:style-name="ce6" table:formula="of:=[.C418]/[.E418]" office:value-type="percentage" office:value="0.514048932238602" calcext:value-type="percentage">
            <text:p>51.40%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Oct 2010</text:p>
          </table:table-cell>
          <table:table-cell office:value-type="float" office:value="27949077113" calcext:value-type="float">
            <text:p>27949077113</text:p>
          </table:table-cell>
          <table:table-cell table:formula="of:=([.B419]/[.B418])-1" office:value-type="percentage" office:value="-0.0693465158285163" calcext:value-type="percentage">
            <text:p>-6.93%</text:p>
          </table:table-cell>
          <table:table-cell office:value-type="float" office:value="342550000000" calcext:value-type="float">
            <text:p>342550000000</text:p>
          </table:table-cell>
          <table:table-cell table:style-name="ce6" table:formula="of:=([.D419]/[.D418])-1" office:value-type="percentage" office:value="-0.25569176882662" calcext:value-type="percentage">
            <text:p>-25.57%</text:p>
          </table:table-cell>
          <table:table-cell table:style-name="ce6" table:formula="of:=[.C419]/[.E419]" office:value-type="percentage" office:value="0.271211373548512" calcext:value-type="percentage">
            <text:p>27.12%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Nov 2010</text:p>
          </table:table-cell>
          <table:table-cell office:value-type="float" office:value="27691372100" calcext:value-type="float">
            <text:p>27691372100</text:p>
          </table:table-cell>
          <table:table-cell table:formula="of:=([.B420]/[.B419])-1" office:value-type="percentage" office:value="-0.00922051958846737" calcext:value-type="percentage">
            <text:p>-0.92%</text:p>
          </table:table-cell>
          <table:table-cell office:value-type="float" office:value="337926000000" calcext:value-type="float">
            <text:p>337926000000</text:p>
          </table:table-cell>
          <table:table-cell table:style-name="ce6" table:formula="of:=([.D420]/[.D419])-1" office:value-type="percentage" office:value="-0.0134987593052109" calcext:value-type="percentage">
            <text:p>-1.35%</text:p>
          </table:table-cell>
          <table:table-cell table:style-name="ce6" table:formula="of:=[.C420]/[.E420]" office:value-type="percentage" office:value="0.68306422686624" calcext:value-type="percentage">
            <text:p>68.31%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Dec 2010</text:p>
          </table:table-cell>
          <table:table-cell office:value-type="float" office:value="27780506386" calcext:value-type="float">
            <text:p>27780506386</text:p>
          </table:table-cell>
          <table:table-cell table:formula="of:=([.B421]/[.B420])-1" office:value-type="percentage" office:value="0.00321884685519058" calcext:value-type="percentage">
            <text:p>0.32%</text:p>
          </table:table-cell>
          <table:table-cell office:value-type="float" office:value="326919000000" calcext:value-type="float">
            <text:p>326919000000</text:p>
          </table:table-cell>
          <table:table-cell table:style-name="ce6" table:formula="of:=([.D421]/[.D420])-1" office:value-type="percentage" office:value="-0.0325722199534809" calcext:value-type="percentage">
            <text:p>-3.26%</text:p>
          </table:table-cell>
          <table:table-cell table:style-name="ce6" table:formula="of:=[.C421]/[.E421]" office:value-type="percentage" office:value="-0.0988218444977863" calcext:value-type="percentage">
            <text:p>-9.88%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Jan 2011</text:p>
          </table:table-cell>
          <table:table-cell office:value-type="float" office:value="27668689616" calcext:value-type="float">
            <text:p>27668689616</text:p>
          </table:table-cell>
          <table:table-cell table:formula="of:=([.B422]/[.B421])-1" office:value-type="percentage" office:value="-0.004025008343849" calcext:value-type="percentage">
            <text:p>-0.40%</text:p>
          </table:table-cell>
          <table:table-cell office:value-type="float" office:value="327670000000" calcext:value-type="float">
            <text:p>327670000000</text:p>
          </table:table-cell>
          <table:table-cell table:style-name="ce6" table:formula="of:=([.D422]/[.D421])-1" office:value-type="percentage" office:value="0.0022972051180874" calcext:value-type="percentage">
            <text:p>0.23%</text:p>
          </table:table-cell>
          <table:table-cell table:style-name="ce6" table:formula="of:=[.C422]/[.E422]" office:value-type="percentage" office:value="-1.75213276000366" calcext:value-type="percentage">
            <text:p>-175.21%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Feb 2011</text:p>
          </table:table-cell>
          <table:table-cell office:value-type="float" office:value="27592830129" calcext:value-type="float">
            <text:p>27592830129</text:p>
          </table:table-cell>
          <table:table-cell table:formula="of:=([.B423]/[.B422])-1" office:value-type="percentage" office:value="-0.00274170869863433" calcext:value-type="percentage">
            <text:p>-0.27%</text:p>
          </table:table-cell>
          <table:table-cell office:value-type="float" office:value="327563000000" calcext:value-type="float">
            <text:p>327563000000</text:p>
          </table:table-cell>
          <table:table-cell table:style-name="ce6" table:formula="of:=([.D423]/[.D422])-1" office:value-type="percentage" office:value="-0.000326548051393205" calcext:value-type="percentage">
            <text:p>-0.03%</text:p>
          </table:table-cell>
          <table:table-cell table:style-name="ce6" table:formula="of:=[.C423]/[.E423]" office:value-type="percentage" office:value="8.39603447926554" calcext:value-type="percentage">
            <text:p>839.60%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Mar 2011</text:p>
          </table:table-cell>
          <table:table-cell office:value-type="float" office:value="28931825160" calcext:value-type="float">
            <text:p>28931825160</text:p>
          </table:table-cell>
          <table:table-cell table:formula="of:=([.B424]/[.B423])-1" office:value-type="percentage" office:value="0.0485269189401749" calcext:value-type="percentage">
            <text:p>4.85%</text:p>
          </table:table-cell>
          <table:table-cell office:value-type="float" office:value="327054000000" calcext:value-type="float">
            <text:p>327054000000</text:p>
          </table:table-cell>
          <table:table-cell table:style-name="ce6" table:formula="of:=([.D424]/[.D423])-1" office:value-type="percentage" office:value="-0.00155389955520002" calcext:value-type="percentage">
            <text:p>-0.16%</text:p>
          </table:table-cell>
          <table:table-cell table:style-name="ce6" table:formula="of:=[.C424]/[.E424]" office:value-type="percentage" office:value="-31.2291220998055" calcext:value-type="percentage">
            <text:p>-3122.91%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Apr 2011</text:p>
          </table:table-cell>
          <table:table-cell office:value-type="float" office:value="27906684340" calcext:value-type="float">
            <text:p>27906684340</text:p>
          </table:table-cell>
          <table:table-cell table:formula="of:=([.B425]/[.B424])-1" office:value-type="percentage" office:value="-0.0354329813045228" calcext:value-type="percentage">
            <text:p>-3.54%</text:p>
          </table:table-cell>
          <table:table-cell office:value-type="float" office:value="315810000000" calcext:value-type="float">
            <text:p>315810000000</text:p>
          </table:table-cell>
          <table:table-cell table:style-name="ce6" table:formula="of:=([.D425]/[.D424])-1" office:value-type="percentage" office:value="-0.0343796437285586" calcext:value-type="percentage">
            <text:p>-3.44%</text:p>
          </table:table-cell>
          <table:table-cell table:style-name="ce6" table:formula="of:=[.C425]/[.E425]" office:value-type="percentage" office:value="1.03063840871304" calcext:value-type="percentage">
            <text:p>103.06%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May 2011</text:p>
          </table:table-cell>
          <table:table-cell office:value-type="float" office:value="28088674681" calcext:value-type="float">
            <text:p>28088674681</text:p>
          </table:table-cell>
          <table:table-cell table:formula="of:=([.B426]/[.B425])-1" office:value-type="percentage" office:value="0.00652138888241716" calcext:value-type="percentage">
            <text:p>0.65%</text:p>
          </table:table-cell>
          <table:table-cell office:value-type="float" office:value="316110000000" calcext:value-type="float">
            <text:p>316110000000</text:p>
          </table:table-cell>
          <table:table-cell table:style-name="ce6" table:formula="of:=([.D426]/[.D425])-1" office:value-type="percentage" office:value="0.00094993825401346" calcext:value-type="percentage">
            <text:p>0.09%</text:p>
          </table:table-cell>
          <table:table-cell table:style-name="ce6" table:formula="of:=[.C426]/[.E426]" office:value-type="percentage" office:value="6.86506607652075" calcext:value-type="percentage">
            <text:p>686.51%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Jun 2011</text:p>
          </table:table-cell>
          <table:table-cell office:value-type="float" office:value="28161292561" calcext:value-type="float">
            <text:p>28161292561</text:p>
          </table:table-cell>
          <table:table-cell table:formula="of:=([.B427]/[.B426])-1" office:value-type="percentage" office:value="0.00258530816511326" calcext:value-type="percentage">
            <text:p>0.26%</text:p>
          </table:table-cell>
          <table:table-cell office:value-type="float" office:value="323112000000" calcext:value-type="float">
            <text:p>323112000000</text:p>
          </table:table-cell>
          <table:table-cell table:style-name="ce6" table:formula="of:=([.D427]/[.D426])-1" office:value-type="percentage" office:value="0.0221505172250167" calcext:value-type="percentage">
            <text:p>2.22%</text:p>
          </table:table-cell>
          <table:table-cell table:style-name="ce6" table:formula="of:=[.C427]/[.E427]" office:value-type="percentage" office:value="0.116715476160233" calcext:value-type="percentage">
            <text:p>11.67%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Jul 2011</text:p>
          </table:table-cell>
          <table:table-cell office:value-type="float" office:value="28881978131" calcext:value-type="float">
            <text:p>28881978131</text:p>
          </table:table-cell>
          <table:table-cell table:formula="of:=([.B428]/[.B427])-1" office:value-type="percentage" office:value="0.0255913526852125" calcext:value-type="percentage">
            <text:p>2.56%</text:p>
          </table:table-cell>
          <table:table-cell office:value-type="float" office:value="327817000000" calcext:value-type="float">
            <text:p>327817000000</text:p>
          </table:table-cell>
          <table:table-cell table:style-name="ce6" table:formula="of:=([.D428]/[.D427])-1" office:value-type="percentage" office:value="0.0145615142736883" calcext:value-type="percentage">
            <text:p>1.46%</text:p>
          </table:table-cell>
          <table:table-cell table:style-name="ce6" table:formula="of:=[.C428]/[.E428]" office:value-type="percentage" office:value="1.75746506882559" calcext:value-type="percentage">
            <text:p>175.75%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Aug 2011</text:p>
          </table:table-cell>
          <table:table-cell office:value-type="float" office:value="28988178927" calcext:value-type="float">
            <text:p>28988178927</text:p>
          </table:table-cell>
          <table:table-cell table:formula="of:=([.B429]/[.B428])-1" office:value-type="percentage" office:value="0.00367706102117737" calcext:value-type="percentage">
            <text:p>0.37%</text:p>
          </table:table-cell>
          <table:table-cell office:value-type="float" office:value="328256000000" calcext:value-type="float">
            <text:p>328256000000</text:p>
          </table:table-cell>
          <table:table-cell table:style-name="ce6" table:formula="of:=([.D429]/[.D428])-1" office:value-type="percentage" office:value="0.00133916178843685" calcext:value-type="percentage">
            <text:p>0.13%</text:p>
          </table:table-cell>
          <table:table-cell table:style-name="ce6" table:formula="of:=[.C429]/[.E429]" office:value-type="percentage" office:value="2.7457929676066" calcext:value-type="percentage">
            <text:p>274.58%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Sep 2011</text:p>
          </table:table-cell>
          <table:table-cell office:value-type="float" office:value="28121959153" calcext:value-type="float">
            <text:p>28121959153</text:p>
          </table:table-cell>
          <table:table-cell table:formula="of:=([.B430]/[.B429])-1" office:value-type="percentage" office:value="-0.0298818279058293" calcext:value-type="percentage">
            <text:p>-2.99%</text:p>
          </table:table-cell>
          <table:table-cell office:value-type="float" office:value="345951000000" calcext:value-type="float">
            <text:p>345951000000</text:p>
          </table:table-cell>
          <table:table-cell table:style-name="ce6" table:formula="of:=([.D430]/[.D429])-1" office:value-type="percentage" office:value="0.0539060976798595" calcext:value-type="percentage">
            <text:p>5.39%</text:p>
          </table:table-cell>
          <table:table-cell table:style-name="ce6" table:formula="of:=[.C430]/[.E430]" office:value-type="percentage" office:value="-0.554331127496802" calcext:value-type="percentage">
            <text:p>-55.43%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Oct 2011</text:p>
          </table:table-cell>
          <table:table-cell office:value-type="float" office:value="28128625347" calcext:value-type="float">
            <text:p>28128625347</text:p>
          </table:table-cell>
          <table:table-cell table:formula="of:=([.B431]/[.B430])-1" office:value-type="percentage" office:value="0.000237045860273621" calcext:value-type="percentage">
            <text:p>0.02%</text:p>
          </table:table-cell>
          <table:table-cell office:value-type="float" office:value="346310000000" calcext:value-type="float">
            <text:p>346310000000</text:p>
          </table:table-cell>
          <table:table-cell table:style-name="ce6" table:formula="of:=([.D431]/[.D430])-1" office:value-type="percentage" office:value="0.00103771921457074" calcext:value-type="percentage">
            <text:p>0.10%</text:p>
          </table:table-cell>
          <table:table-cell table:style-name="ce6" table:formula="of:=[.C431]/[.E431]" office:value-type="percentage" office:value="0.228429672444368" calcext:value-type="percentage">
            <text:p>22.84%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Nov 2011</text:p>
          </table:table-cell>
          <table:table-cell office:value-type="float" office:value="28315896994" calcext:value-type="float">
            <text:p>28315896994</text:p>
          </table:table-cell>
          <table:table-cell table:formula="of:=([.B432]/[.B431])-1" office:value-type="percentage" office:value="0.00665768926457599" calcext:value-type="percentage">
            <text:p>0.67%</text:p>
          </table:table-cell>
          <table:table-cell office:value-type="float" office:value="347066000000" calcext:value-type="float">
            <text:p>347066000000</text:p>
          </table:table-cell>
          <table:table-cell table:style-name="ce6" table:formula="of:=([.D432]/[.D431])-1" office:value-type="percentage" office:value="0.00218301521757969" calcext:value-type="percentage">
            <text:p>0.22%</text:p>
          </table:table-cell>
          <table:table-cell table:style-name="ce6" table:formula="of:=[.C432]/[.E432]" office:value-type="percentage" office:value="3.04976768414715" calcext:value-type="percentage">
            <text:p>304.98%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Dec 2011</text:p>
          </table:table-cell>
          <table:table-cell office:value-type="float" office:value="28817488143" calcext:value-type="float">
            <text:p>28817488143</text:p>
          </table:table-cell>
          <table:table-cell table:formula="of:=([.B433]/[.B432])-1" office:value-type="percentage" office:value="0.0177141182956797" calcext:value-type="percentage">
            <text:p>1.77%</text:p>
          </table:table-cell>
          <table:table-cell office:value-type="float" office:value="347863000000" calcext:value-type="float">
            <text:p>347863000000</text:p>
          </table:table-cell>
          <table:table-cell table:style-name="ce6" table:formula="of:=([.D433]/[.D432])-1" office:value-type="percentage" office:value="0.00229639319322539" calcext:value-type="percentage">
            <text:p>0.23%</text:p>
          </table:table-cell>
          <table:table-cell table:style-name="ce6" table:formula="of:=[.C433]/[.E433]" office:value-type="percentage" office:value="7.71388730289669" calcext:value-type="percentage">
            <text:p>771.39%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Jan 2012</text:p>
          </table:table-cell>
          <table:table-cell office:value-type="float" office:value="28289983075" calcext:value-type="float">
            <text:p>28289983075</text:p>
          </table:table-cell>
          <table:table-cell table:formula="of:=([.B434]/[.B433])-1" office:value-type="percentage" office:value="-0.0183050328808111" calcext:value-type="percentage">
            <text:p>-1.83%</text:p>
          </table:table-cell>
          <table:table-cell office:value-type="float" office:value="343493000000" calcext:value-type="float">
            <text:p>343493000000</text:p>
          </table:table-cell>
          <table:table-cell table:style-name="ce6" table:formula="of:=([.D434]/[.D433])-1" office:value-type="percentage" office:value="-0.0125624168135157" calcext:value-type="percentage">
            <text:p>-1.26%</text:p>
          </table:table-cell>
          <table:table-cell table:style-name="ce6" table:formula="of:=[.C434]/[.E434]" office:value-type="percentage" office:value="1.45712669405437" calcext:value-type="percentage">
            <text:p>145.71%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Feb 2012</text:p>
          </table:table-cell>
          <table:table-cell office:value-type="float" office:value="29221714837" calcext:value-type="float">
            <text:p>29221714837</text:p>
          </table:table-cell>
          <table:table-cell table:formula="of:=([.B435]/[.B434])-1" office:value-type="percentage" office:value="0.0329350413370653" calcext:value-type="percentage">
            <text:p>3.29%</text:p>
          </table:table-cell>
          <table:table-cell office:value-type="float" office:value="352962000000" calcext:value-type="float">
            <text:p>352962000000</text:p>
          </table:table-cell>
          <table:table-cell table:style-name="ce6" table:formula="of:=([.D435]/[.D434])-1" office:value-type="percentage" office:value="0.027566791754126" calcext:value-type="percentage">
            <text:p>2.76%</text:p>
          </table:table-cell>
          <table:table-cell table:style-name="ce6" table:formula="of:=[.C435]/[.E435]" office:value-type="percentage" office:value="1.19473610243875" calcext:value-type="percentage">
            <text:p>119.47%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Mar 2012</text:p>
          </table:table-cell>
          <table:table-cell office:value-type="float" office:value="29267538691" calcext:value-type="float">
            <text:p>29267538691</text:p>
          </table:table-cell>
          <table:table-cell table:formula="of:=([.B436]/[.B435])-1" office:value-type="percentage" office:value="0.00156814390447679" calcext:value-type="percentage">
            <text:p>0.16%</text:p>
          </table:table-cell>
          <table:table-cell office:value-type="float" office:value="344405000000" calcext:value-type="float">
            <text:p>344405000000</text:p>
          </table:table-cell>
          <table:table-cell table:style-name="ce6" table:formula="of:=([.D436]/[.D435])-1" office:value-type="percentage" office:value="-0.024243402972558" calcext:value-type="percentage">
            <text:p>-2.42%</text:p>
          </table:table-cell>
          <table:table-cell table:style-name="ce6" table:formula="of:=[.C436]/[.E436]" office:value-type="percentage" office:value="-0.0646833246245105" calcext:value-type="percentage">
            <text:p>-6.47%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Apr 2012</text:p>
          </table:table-cell>
          <table:table-cell office:value-type="float" office:value="29319671431" calcext:value-type="float">
            <text:p>29319671431</text:p>
          </table:table-cell>
          <table:table-cell table:formula="of:=([.B437]/[.B436])-1" office:value-type="percentage" office:value="0.00178124783742173" calcext:value-type="percentage">
            <text:p>0.18%</text:p>
          </table:table-cell>
          <table:table-cell office:value-type="float" office:value="344902000000" calcext:value-type="float">
            <text:p>344902000000</text:p>
          </table:table-cell>
          <table:table-cell table:style-name="ce6" table:formula="of:=([.D437]/[.D436])-1" office:value-type="percentage" office:value="0.00144306848042275" calcext:value-type="percentage">
            <text:p>0.14%</text:p>
          </table:table-cell>
          <table:table-cell table:style-name="ce6" table:formula="of:=[.C437]/[.E437]" office:value-type="percentage" office:value="1.2343474073385" calcext:value-type="percentage">
            <text:p>123.43%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May 2012</text:p>
          </table:table-cell>
          <table:table-cell office:value-type="float" office:value="29645669263" calcext:value-type="float">
            <text:p>29645669263</text:p>
          </table:table-cell>
          <table:table-cell table:formula="of:=([.B438]/[.B437])-1" office:value-type="percentage" office:value="0.0111187409711324" calcext:value-type="percentage">
            <text:p>1.11%</text:p>
          </table:table-cell>
          <table:table-cell office:value-type="float" office:value="348100000000" calcext:value-type="float">
            <text:p>348100000000</text:p>
          </table:table-cell>
          <table:table-cell table:style-name="ce6" table:formula="of:=([.D438]/[.D437])-1" office:value-type="percentage" office:value="0.00927219905944288" calcext:value-type="percentage">
            <text:p>0.93%</text:p>
          </table:table-cell>
          <table:table-cell table:style-name="ce6" table:formula="of:=[.C438]/[.E438]" office:value-type="percentage" office:value="1.1991482171437" calcext:value-type="percentage">
            <text:p>119.91%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Jun 2012</text:p>
          </table:table-cell>
          <table:table-cell office:value-type="float" office:value="29738436923" calcext:value-type="float">
            <text:p>29738436923</text:p>
          </table:table-cell>
          <table:table-cell table:formula="of:=([.B439]/[.B438])-1" office:value-type="percentage" office:value="0.0031292145634163" calcext:value-type="percentage">
            <text:p>0.31%</text:p>
          </table:table-cell>
          <table:table-cell office:value-type="float" office:value="356987000000" calcext:value-type="float">
            <text:p>356987000000</text:p>
          </table:table-cell>
          <table:table-cell table:style-name="ce6" table:formula="of:=([.D439]/[.D438])-1" office:value-type="percentage" office:value="0.0255300201091639" calcext:value-type="percentage">
            <text:p>2.55%</text:p>
          </table:table-cell>
          <table:table-cell table:style-name="ce6" table:formula="of:=[.C439]/[.E439]" office:value-type="percentage" office:value="0.122569999946576" calcext:value-type="percentage">
            <text:p>12.26%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Jul 2012</text:p>
          </table:table-cell>
          <table:table-cell office:value-type="float" office:value="29843947921" calcext:value-type="float">
            <text:p>29843947921</text:p>
          </table:table-cell>
          <table:table-cell table:formula="of:=([.B440]/[.B439])-1" office:value-type="percentage" office:value="0.00354796717370154" calcext:value-type="percentage">
            <text:p>0.35%</text:p>
          </table:table-cell>
          <table:table-cell office:value-type="float" office:value="357799000000" calcext:value-type="float">
            <text:p>357799000000</text:p>
          </table:table-cell>
          <table:table-cell table:style-name="ce6" table:formula="of:=([.D440]/[.D439])-1" office:value-type="percentage" office:value="0.00227459263222474" calcext:value-type="percentage">
            <text:p>0.23%</text:p>
          </table:table-cell>
          <table:table-cell table:style-name="ce6" table:formula="of:=[.C440]/[.E440]" office:value-type="percentage" office:value="1.55982531704208" calcext:value-type="percentage">
            <text:p>155.98%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Aug 2012</text:p>
          </table:table-cell>
          <table:table-cell office:value-type="float" office:value="29823584234" calcext:value-type="float">
            <text:p>29823584234</text:p>
          </table:table-cell>
          <table:table-cell table:formula="of:=([.B441]/[.B440])-1" office:value-type="percentage" office:value="-0.000682338913534641" calcext:value-type="percentage">
            <text:p>-0.07%</text:p>
          </table:table-cell>
          <table:table-cell office:value-type="float" office:value="358651000000" calcext:value-type="float">
            <text:p>358651000000</text:p>
          </table:table-cell>
          <table:table-cell table:style-name="ce6" table:formula="of:=([.D441]/[.D440])-1" office:value-type="percentage" office:value="0.00238122521303863" calcext:value-type="percentage">
            <text:p>0.24%</text:p>
          </table:table-cell>
          <table:table-cell table:style-name="ce6" table:formula="of:=[.C441]/[.E441]" office:value-type="percentage" office:value="-0.286549508126501" calcext:value-type="percentage">
            <text:p>-28.65%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Sep 2012</text:p>
          </table:table-cell>
          <table:table-cell office:value-type="float" office:value="29495456506" calcext:value-type="float">
            <text:p>29495456506</text:p>
          </table:table-cell>
          <table:table-cell table:formula="of:=([.B442]/[.B441])-1" office:value-type="percentage" office:value="-0.0110022901816718" calcext:value-type="percentage">
            <text:p>-1.10%</text:p>
          </table:table-cell>
          <table:table-cell office:value-type="float" office:value="346816000000" calcext:value-type="float">
            <text:p>346816000000</text:p>
          </table:table-cell>
          <table:table-cell table:style-name="ce6" table:formula="of:=([.D442]/[.D441])-1" office:value-type="percentage" office:value="-0.0329986532869001" calcext:value-type="percentage">
            <text:p>-3.30%</text:p>
          </table:table-cell>
          <table:table-cell table:style-name="ce6" table:formula="of:=[.C442]/[.E442]" office:value-type="percentage" office:value="0.333416339327989" calcext:value-type="percentage">
            <text:p>33.34%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Oct 2012</text:p>
          </table:table-cell>
          <table:table-cell office:value-type="float" office:value="29598594030" calcext:value-type="float">
            <text:p>29598594030</text:p>
          </table:table-cell>
          <table:table-cell table:formula="of:=([.B443]/[.B442])-1" office:value-type="percentage" office:value="0.00349672580856719" calcext:value-type="percentage">
            <text:p>0.35%</text:p>
          </table:table-cell>
          <table:table-cell office:value-type="float" office:value="348290000000" calcext:value-type="float">
            <text:p>348290000000</text:p>
          </table:table-cell>
          <table:table-cell table:style-name="ce6" table:formula="of:=([.D443]/[.D442])-1" office:value-type="percentage" office:value="0.00425009226794604" calcext:value-type="percentage">
            <text:p>0.43%</text:p>
          </table:table-cell>
          <table:table-cell table:style-name="ce6" table:formula="of:=[.C443]/[.E443]" office:value-type="percentage" office:value="0.822741151983759" calcext:value-type="percentage">
            <text:p>82.27%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Nov 2012</text:p>
          </table:table-cell>
          <table:table-cell office:value-type="float" office:value="29702663260" calcext:value-type="float">
            <text:p>29702663260</text:p>
          </table:table-cell>
          <table:table-cell table:formula="of:=([.B444]/[.B443])-1" office:value-type="percentage" office:value="0.00351601937222146" calcext:value-type="percentage">
            <text:p>0.35%</text:p>
          </table:table-cell>
          <table:table-cell office:value-type="float" office:value="348446000000" calcext:value-type="float">
            <text:p>348446000000</text:p>
          </table:table-cell>
          <table:table-cell table:style-name="ce6" table:formula="of:=([.D444]/[.D443])-1" office:value-type="percentage" office:value="0.000447902609894024" calcext:value-type="percentage">
            <text:p>0.04%</text:p>
          </table:table-cell>
          <table:table-cell table:style-name="ce6" table:formula="of:=[.C444]/[.E444]" office:value-type="percentage" office:value="7.84996402019931" calcext:value-type="percentage">
            <text:p>785.00%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Dec 2012</text:p>
          </table:table-cell>
          <table:table-cell office:value-type="float" office:value="29758648431" calcext:value-type="float">
            <text:p>29758648431</text:p>
          </table:table-cell>
          <table:table-cell table:formula="of:=([.B445]/[.B444])-1" office:value-type="percentage" office:value="0.00188485357390134" calcext:value-type="percentage">
            <text:p>0.19%</text:p>
          </table:table-cell>
          <table:table-cell office:value-type="float" office:value="345731000000" calcext:value-type="float">
            <text:p>345731000000</text:p>
          </table:table-cell>
          <table:table-cell table:style-name="ce6" table:formula="of:=([.D445]/[.D444])-1" office:value-type="percentage" office:value="-0.0077917381746383" calcext:value-type="percentage">
            <text:p>-0.78%</text:p>
          </table:table-cell>
          <table:table-cell table:style-name="ce6" table:formula="of:=[.C445]/[.E445]" office:value-type="percentage" office:value="-0.241904120961923" calcext:value-type="percentage">
            <text:p>-24.19%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Jan 2013</text:p>
          </table:table-cell>
          <table:table-cell office:value-type="float" office:value="37101893714" calcext:value-type="float">
            <text:p>37101893714</text:p>
          </table:table-cell>
          <table:table-cell table:formula="of:=([.B446]/[.B445])-1" office:value-type="percentage" office:value="0.24676004019559" calcext:value-type="percentage">
            <text:p>24.68%</text:p>
          </table:table-cell>
          <table:table-cell office:value-type="float" office:value="419346000000" calcext:value-type="float">
            <text:p>419346000000</text:p>
          </table:table-cell>
          <table:table-cell table:style-name="ce6" table:formula="of:=([.D446]/[.D445])-1" office:value-type="percentage" office:value="0.212925656073653" calcext:value-type="percentage">
            <text:p>21.29%</text:p>
          </table:table-cell>
          <table:table-cell table:style-name="ce6" table:formula="of:=[.C446]/[.E446]" office:value-type="percentage" office:value="1.15890233589434" calcext:value-type="percentage">
            <text:p>115.89%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Feb 2013</text:p>
          </table:table-cell>
          <table:table-cell office:value-type="float" office:value="39615115389" calcext:value-type="float">
            <text:p>39615115389</text:p>
          </table:table-cell>
          <table:table-cell table:formula="of:=([.B447]/[.B446])-1" office:value-type="percentage" office:value="0.0677383665204039" calcext:value-type="percentage">
            <text:p>6.77%</text:p>
          </table:table-cell>
          <table:table-cell office:value-type="float" office:value="443485000000" calcext:value-type="float">
            <text:p>443485000000</text:p>
          </table:table-cell>
          <table:table-cell table:style-name="ce6" table:formula="of:=([.D447]/[.D446])-1" office:value-type="percentage" office:value="0.0575634440295125" calcext:value-type="percentage">
            <text:p>5.76%</text:p>
          </table:table-cell>
          <table:table-cell table:style-name="ce6" table:formula="of:=[.C447]/[.E447]" office:value-type="percentage" office:value="1.17676014113531" calcext:value-type="percentage">
            <text:p>117.68%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Mar 2013</text:p>
          </table:table-cell>
          <table:table-cell office:value-type="float" office:value="39965123147" calcext:value-type="float">
            <text:p>39965123147</text:p>
          </table:table-cell>
          <table:table-cell table:formula="of:=([.B448]/[.B447])-1" office:value-type="percentage" office:value="0.00883520733344079" calcext:value-type="percentage">
            <text:p>0.88%</text:p>
          </table:table-cell>
          <table:table-cell office:value-type="float" office:value="439578000000" calcext:value-type="float">
            <text:p>439578000000</text:p>
          </table:table-cell>
          <table:table-cell table:style-name="ce6" table:formula="of:=([.D448]/[.D447])-1" office:value-type="percentage" office:value="-0.00880976808685752" calcext:value-type="percentage">
            <text:p>-0.88%</text:p>
          </table:table-cell>
          <table:table-cell table:style-name="ce6" table:formula="of:=[.C448]/[.E448]" office:value-type="percentage" office:value="-1.00288761819068" calcext:value-type="percentage">
            <text:p>-100.29%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Apr 2013</text:p>
          </table:table-cell>
          <table:table-cell office:value-type="float" office:value="41338228245" calcext:value-type="float">
            <text:p>41338228245</text:p>
          </table:table-cell>
          <table:table-cell table:formula="of:=([.B449]/[.B448])-1" office:value-type="percentage" office:value="0.0343575845606539" calcext:value-type="percentage">
            <text:p>3.44%</text:p>
          </table:table-cell>
          <table:table-cell office:value-type="float" office:value="451986000000" calcext:value-type="float">
            <text:p>451986000000</text:p>
          </table:table-cell>
          <table:table-cell table:style-name="ce6" table:formula="of:=([.D449]/[.D448])-1" office:value-type="percentage" office:value="0.0282270723284606" calcext:value-type="percentage">
            <text:p>2.82%</text:p>
          </table:table-cell>
          <table:table-cell table:style-name="ce6" table:formula="of:=[.C449]/[.E449]" office:value-type="percentage" office:value="1.2171855501292" calcext:value-type="percentage">
            <text:p>121.72%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May 2013</text:p>
          </table:table-cell>
          <table:table-cell office:value-type="float" office:value="40762000749" calcext:value-type="float">
            <text:p>40762000749</text:p>
          </table:table-cell>
          <table:table-cell table:formula="of:=([.B450]/[.B449])-1" office:value-type="percentage" office:value="-0.0139393370365286" calcext:value-type="percentage">
            <text:p>-1.39%</text:p>
          </table:table-cell>
          <table:table-cell office:value-type="float" office:value="450924000000" calcext:value-type="float">
            <text:p>450924000000</text:p>
          </table:table-cell>
          <table:table-cell table:style-name="ce6" table:formula="of:=([.D450]/[.D449])-1" office:value-type="percentage" office:value="-0.00234963029828361" calcext:value-type="percentage">
            <text:p>-0.23%</text:p>
          </table:table-cell>
          <table:table-cell table:style-name="ce6" table:formula="of:=[.C450]/[.E450]" office:value-type="percentage" office:value="5.93256609208317" calcext:value-type="percentage">
            <text:p>593.26%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Jun 2013</text:p>
          </table:table-cell>
          <table:table-cell office:value-type="float" office:value="40431176863" calcext:value-type="float">
            <text:p>40431176863</text:p>
          </table:table-cell>
          <table:table-cell table:formula="of:=([.B451]/[.B450])-1" office:value-type="percentage" office:value="-0.00811598743734665" calcext:value-type="percentage">
            <text:p>-0.81%</text:p>
          </table:table-cell>
          <table:table-cell office:value-type="float" office:value="451005000000" calcext:value-type="float">
            <text:p>451005000000</text:p>
          </table:table-cell>
          <table:table-cell table:style-name="ce6" table:formula="of:=([.D451]/[.D450])-1" office:value-type="percentage" office:value="0.000179631157356974" calcext:value-type="percentage">
            <text:p>0.02%</text:p>
          </table:table-cell>
          <table:table-cell table:style-name="ce6" table:formula="of:=[.C451]/[.E451]" office:value-type="percentage" office:value="-45.1814014715613" calcext:value-type="percentage">
            <text:p>-4518.14%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Jul 2013</text:p>
          </table:table-cell>
          <table:table-cell office:value-type="float" office:value="39688282249" calcext:value-type="float">
            <text:p>39688282249</text:p>
          </table:table-cell>
          <table:table-cell table:formula="of:=([.B452]/[.B451])-1" office:value-type="percentage" office:value="-0.0183743010132325" calcext:value-type="percentage">
            <text:p>-1.84%</text:p>
          </table:table-cell>
          <table:table-cell office:value-type="float" office:value="444420000000" calcext:value-type="float">
            <text:p>444420000000</text:p>
          </table:table-cell>
          <table:table-cell table:style-name="ce6" table:formula="of:=([.D452]/[.D451])-1" office:value-type="percentage" office:value="-0.0146007250473942" calcext:value-type="percentage">
            <text:p>-1.46%</text:p>
          </table:table-cell>
          <table:table-cell table:style-name="ce6" table:formula="of:=[.C452]/[.E452]" office:value-type="percentage" office:value="1.25845127235731" calcext:value-type="percentage">
            <text:p>125.85%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Aug 2013</text:p>
          </table:table-cell>
          <table:table-cell office:value-type="float" office:value="40548764785" calcext:value-type="float">
            <text:p>40548764785</text:p>
          </table:table-cell>
          <table:table-cell table:formula="of:=([.B453]/[.B452])-1" office:value-type="percentage" office:value="0.0216810223884578" calcext:value-type="percentage">
            <text:p>2.17%</text:p>
          </table:table-cell>
          <table:table-cell office:value-type="float" office:value="455179000000" calcext:value-type="float">
            <text:p>455179000000</text:p>
          </table:table-cell>
          <table:table-cell table:style-name="ce6" table:formula="of:=([.D453]/[.D452])-1" office:value-type="percentage" office:value="0.0242090814994824" calcext:value-type="percentage">
            <text:p>2.42%</text:p>
          </table:table-cell>
          <table:table-cell table:style-name="ce6" table:formula="of:=[.C453]/[.E453]" office:value-type="percentage" office:value="0.895573935298675" calcext:value-type="percentage">
            <text:p>89.56%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Sep 2013</text:p>
          </table:table-cell>
          <table:table-cell office:value-type="float" office:value="39977501180" calcext:value-type="float">
            <text:p>39977501180</text:p>
          </table:table-cell>
          <table:table-cell table:formula="of:=([.B454]/[.B453])-1" office:value-type="percentage" office:value="-0.0140883109024156" calcext:value-type="percentage">
            <text:p>-1.41%</text:p>
          </table:table-cell>
          <table:table-cell office:value-type="float" office:value="438719000000" calcext:value-type="float">
            <text:p>438719000000</text:p>
          </table:table-cell>
          <table:table-cell table:style-name="ce6" table:formula="of:=([.D454]/[.D453])-1" office:value-type="percentage" office:value="-0.0361615979647567" calcext:value-type="percentage">
            <text:p>-3.62%</text:p>
          </table:table-cell>
          <table:table-cell table:style-name="ce6" table:formula="of:=[.C454]/[.E454]" office:value-type="percentage" office:value="0.38959315116954" calcext:value-type="percentage">
            <text:p>38.96%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Oct 2013</text:p>
          </table:table-cell>
          <table:table-cell office:value-type="float" office:value="39679556790" calcext:value-type="float">
            <text:p>39679556790</text:p>
          </table:table-cell>
          <table:table-cell table:formula="of:=([.B455]/[.B454])-1" office:value-type="percentage" office:value="-0.00745280173111607" calcext:value-type="percentage">
            <text:p>-0.75%</text:p>
          </table:table-cell>
          <table:table-cell office:value-type="float" office:value="437014000000" calcext:value-type="float">
            <text:p>437014000000</text:p>
          </table:table-cell>
          <table:table-cell table:style-name="ce6" table:formula="of:=([.D455]/[.D454])-1" office:value-type="percentage" office:value="-0.00388631447464094" calcext:value-type="percentage">
            <text:p>-0.39%</text:p>
          </table:table-cell>
          <table:table-cell table:style-name="ce6" table:formula="of:=[.C455]/[.E455]" office:value-type="percentage" office:value="1.91770423617215" calcext:value-type="percentage">
            <text:p>191.77%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Nov 2013</text:p>
          </table:table-cell>
          <table:table-cell office:value-type="float" office:value="39482801200" calcext:value-type="float">
            <text:p>39482801200</text:p>
          </table:table-cell>
          <table:table-cell table:formula="of:=([.B456]/[.B455])-1" office:value-type="percentage" office:value="-0.0049586136014903" calcext:value-type="percentage">
            <text:p>-0.50%</text:p>
          </table:table-cell>
          <table:table-cell office:value-type="float" office:value="434449000000" calcext:value-type="float">
            <text:p>434449000000</text:p>
          </table:table-cell>
          <table:table-cell table:style-name="ce6" table:formula="of:=([.D456]/[.D455])-1" office:value-type="percentage" office:value="-0.00586937718242431" calcext:value-type="percentage">
            <text:p>-0.59%</text:p>
          </table:table-cell>
          <table:table-cell table:style-name="ce6" table:formula="of:=[.C456]/[.E456]" office:value-type="percentage" office:value="0.844827900367136" calcext:value-type="percentage">
            <text:p>84.48%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Dec 2013</text:p>
          </table:table-cell>
          <table:table-cell office:value-type="float" office:value="39423702387" calcext:value-type="float">
            <text:p>39423702387</text:p>
          </table:table-cell>
          <table:table-cell table:formula="of:=([.B457]/[.B456])-1" office:value-type="percentage" office:value="-0.00149682421722397" calcext:value-type="percentage">
            <text:p>-0.15%</text:p>
          </table:table-cell>
          <table:table-cell office:value-type="float" office:value="433640000000" calcext:value-type="float">
            <text:p>433640000000</text:p>
          </table:table-cell>
          <table:table-cell table:style-name="ce6" table:formula="of:=([.D457]/[.D456])-1" office:value-type="percentage" office:value="-0.00186212881143699" calcext:value-type="percentage">
            <text:p>-0.19%</text:p>
          </table:table-cell>
          <table:table-cell table:style-name="ce6" table:formula="of:=[.C457]/[.E457]" office:value-type="percentage" office:value="0.803824208094863" calcext:value-type="percentage">
            <text:p>80.38%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Jan 2014</text:p>
          </table:table-cell>
          <table:table-cell office:value-type="float" office:value="40004856300" calcext:value-type="float">
            <text:p>40004856300</text:p>
          </table:table-cell>
          <table:table-cell table:formula="of:=([.B458]/[.B457])-1" office:value-type="percentage" office:value="0.0147412312343256" calcext:value-type="percentage">
            <text:p>1.47%</text:p>
          </table:table-cell>
          <table:table-cell office:value-type="float" office:value="440933000000" calcext:value-type="float">
            <text:p>440933000000</text:p>
          </table:table-cell>
          <table:table-cell table:style-name="ce6" table:formula="of:=([.D458]/[.D457])-1" office:value-type="percentage" office:value="0.0168180979614427" calcext:value-type="percentage">
            <text:p>1.68%</text:p>
          </table:table-cell>
          <table:table-cell table:style-name="ce6" table:formula="of:=[.C458]/[.E458]" office:value-type="percentage" office:value="0.876510011305762" calcext:value-type="percentage">
            <text:p>87.65%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Feb 2014</text:p>
          </table:table-cell>
          <table:table-cell office:value-type="float" office:value="39403773694" calcext:value-type="float">
            <text:p>39403773694</text:p>
          </table:table-cell>
          <table:table-cell table:formula="of:=([.B459]/[.B458])-1" office:value-type="percentage" office:value="-0.0150252409730566" calcext:value-type="percentage">
            <text:p>-1.50%</text:p>
          </table:table-cell>
          <table:table-cell office:value-type="float" office:value="434671000000" calcext:value-type="float">
            <text:p>434671000000</text:p>
          </table:table-cell>
          <table:table-cell table:style-name="ce6" table:formula="of:=([.D459]/[.D458])-1" office:value-type="percentage" office:value="-0.014201704113777" calcext:value-type="percentage">
            <text:p>-1.42%</text:p>
          </table:table-cell>
          <table:table-cell table:style-name="ce6" table:formula="of:=[.C459]/[.E459]" office:value-type="percentage" office:value="1.05798859437444" calcext:value-type="percentage">
            <text:p>105.80%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Mar 2014</text:p>
          </table:table-cell>
          <table:table-cell office:value-type="float" office:value="40134429426" calcext:value-type="float">
            <text:p>40134429426</text:p>
          </table:table-cell>
          <table:table-cell table:formula="of:=([.B460]/[.B459])-1" office:value-type="percentage" office:value="0.0185427857157563" calcext:value-type="percentage">
            <text:p>1.85%</text:p>
          </table:table-cell>
          <table:table-cell office:value-type="float" office:value="449600000000" calcext:value-type="float">
            <text:p>449600000000</text:p>
          </table:table-cell>
          <table:table-cell table:style-name="ce6" table:formula="of:=([.D460]/[.D459])-1" office:value-type="percentage" office:value="0.034345516494084" calcext:value-type="percentage">
            <text:p>3.43%</text:p>
          </table:table-cell>
          <table:table-cell table:style-name="ce6" table:formula="of:=[.C460]/[.E460]" office:value-type="percentage" office:value="0.539889557897616" calcext:value-type="percentage">
            <text:p>53.99%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Apr 2014</text:p>
          </table:table-cell>
          <table:table-cell office:value-type="float" office:value="39371107939" calcext:value-type="float">
            <text:p>39371107939</text:p>
          </table:table-cell>
          <table:table-cell table:formula="of:=([.B461]/[.B460])-1" office:value-type="percentage" office:value="-0.0190191189439335" calcext:value-type="percentage">
            <text:p>-1.90%</text:p>
          </table:table-cell>
          <table:table-cell office:value-type="float" office:value="439220000000" calcext:value-type="float">
            <text:p>439220000000</text:p>
          </table:table-cell>
          <table:table-cell table:style-name="ce6" table:formula="of:=([.D461]/[.D460])-1" office:value-type="percentage" office:value="-0.0230871886120997" calcext:value-type="percentage">
            <text:p>-2.31%</text:p>
          </table:table-cell>
          <table:table-cell table:style-name="ce6" table:formula="of:=[.C461]/[.E461]" office:value-type="percentage" office:value="0.823795363891376" calcext:value-type="percentage">
            <text:p>82.38%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May 2014</text:p>
          </table:table-cell>
          <table:table-cell office:value-type="float" office:value="40391039488" calcext:value-type="float">
            <text:p>40391039488</text:p>
          </table:table-cell>
          <table:table-cell table:formula="of:=([.B462]/[.B461])-1" office:value-type="percentage" office:value="0.025905584129871" calcext:value-type="percentage">
            <text:p>2.59%</text:p>
          </table:table-cell>
          <table:table-cell office:value-type="float" office:value="458997000000" calcext:value-type="float">
            <text:p>458997000000</text:p>
          </table:table-cell>
          <table:table-cell table:style-name="ce6" table:formula="of:=([.D462]/[.D461])-1" office:value-type="percentage" office:value="0.0450275488365739" calcext:value-type="percentage">
            <text:p>4.50%</text:p>
          </table:table-cell>
          <table:table-cell table:style-name="ce6" table:formula="of:=[.C462]/[.E462]" office:value-type="percentage" office:value="0.575327433964805" calcext:value-type="percentage">
            <text:p>57.53%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Jun 2014</text:p>
          </table:table-cell>
          <table:table-cell office:value-type="float" office:value="39469717580" calcext:value-type="float">
            <text:p>39469717580</text:p>
          </table:table-cell>
          <table:table-cell table:formula="of:=([.B463]/[.B462])-1" office:value-type="percentage" office:value="-0.0228100568759494" calcext:value-type="percentage">
            <text:p>-2.28%</text:p>
          </table:table-cell>
          <table:table-cell office:value-type="float" office:value="455120000000" calcext:value-type="float">
            <text:p>455120000000</text:p>
          </table:table-cell>
          <table:table-cell table:style-name="ce6" table:formula="of:=([.D463]/[.D462])-1" office:value-type="percentage" office:value="-0.00844667830072965" calcext:value-type="percentage">
            <text:p>-0.84%</text:p>
          </table:table-cell>
          <table:table-cell table:style-name="ce6" table:formula="of:=[.C463]/[.E463]" office:value-type="percentage" office:value="2.70047657361107" calcext:value-type="percentage">
            <text:p>270.05%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Jul 2014</text:p>
          </table:table-cell>
          <table:table-cell office:value-type="float" office:value="39467812616" calcext:value-type="float">
            <text:p>39467812616</text:p>
          </table:table-cell>
          <table:table-cell table:formula="of:=([.B464]/[.B463])-1" office:value-type="percentage" office:value="-0.0000482639379453254" calcext:value-type="percentage">
            <text:p>0.00%</text:p>
          </table:table-cell>
          <table:table-cell office:value-type="float" office:value="457547000000" calcext:value-type="float">
            <text:p>457547000000</text:p>
          </table:table-cell>
          <table:table-cell table:style-name="ce6" table:formula="of:=([.D464]/[.D463])-1" office:value-type="percentage" office:value="0.0053326595183687" calcext:value-type="percentage">
            <text:p>0.53%</text:p>
          </table:table-cell>
          <table:table-cell table:style-name="ce6" table:formula="of:=[.C464]/[.E464]" office:value-type="percentage" office:value="-0.0090506318243415" calcext:value-type="percentage">
            <text:p>-0.91%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Aug 2014</text:p>
          </table:table-cell>
          <table:table-cell office:value-type="float" office:value="39645624706" calcext:value-type="float">
            <text:p>39645624706</text:p>
          </table:table-cell>
          <table:table-cell table:formula="of:=([.B465]/[.B464])-1" office:value-type="percentage" office:value="0.00450524308833655" calcext:value-type="percentage">
            <text:p>0.45%</text:p>
          </table:table-cell>
          <table:table-cell office:value-type="float" office:value="456152000000" calcext:value-type="float">
            <text:p>456152000000</text:p>
          </table:table-cell>
          <table:table-cell table:style-name="ce6" table:formula="of:=([.D465]/[.D464])-1" office:value-type="percentage" office:value="-0.00304886711091978" calcext:value-type="percentage">
            <text:p>-0.30%</text:p>
          </table:table-cell>
          <table:table-cell table:style-name="ce6" table:formula="of:=[.C465]/[.E465]" office:value-type="percentage" office:value="-1.47767774863018" calcext:value-type="percentage">
            <text:p>-147.77%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Sep 2014</text:p>
          </table:table-cell>
          <table:table-cell office:value-type="float" office:value="39743395115" calcext:value-type="float">
            <text:p>39743395115</text:p>
          </table:table-cell>
          <table:table-cell table:formula="of:=([.B466]/[.B465])-1" office:value-type="percentage" office:value="0.00246610842243089" calcext:value-type="percentage">
            <text:p>0.25%</text:p>
          </table:table-cell>
          <table:table-cell office:value-type="float" office:value="473385000000" calcext:value-type="float">
            <text:p>473385000000</text:p>
          </table:table-cell>
          <table:table-cell table:style-name="ce6" table:formula="of:=([.D466]/[.D465])-1" office:value-type="percentage" office:value="0.0377790736421193" calcext:value-type="percentage">
            <text:p>3.78%</text:p>
          </table:table-cell>
          <table:table-cell table:style-name="ce6" table:formula="of:=[.C466]/[.E466]" office:value-type="percentage" office:value="0.065277101439604" calcext:value-type="percentage">
            <text:p>6.53%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Oct 2014</text:p>
          </table:table-cell>
          <table:table-cell office:value-type="float" office:value="39780639728" calcext:value-type="float">
            <text:p>39780639728</text:p>
          </table:table-cell>
          <table:table-cell table:formula="of:=([.B467]/[.B466])-1" office:value-type="percentage" office:value="0.000937127109856384" calcext:value-type="percentage">
            <text:p>0.09%</text:p>
          </table:table-cell>
          <table:table-cell office:value-type="float" office:value="472836000000" calcext:value-type="float">
            <text:p>472836000000</text:p>
          </table:table-cell>
          <table:table-cell table:style-name="ce6" table:formula="of:=([.D467]/[.D466])-1" office:value-type="percentage" office:value="-0.00115973256440316" calcext:value-type="percentage">
            <text:p>-0.12%</text:p>
          </table:table-cell>
          <table:table-cell table:style-name="ce6" table:formula="of:=[.C467]/[.E467]" office:value-type="percentage" office:value="-0.80805449344148" calcext:value-type="percentage">
            <text:p>-80.81%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Nov 2014</text:p>
          </table:table-cell>
          <table:table-cell office:value-type="float" office:value="40004119192" calcext:value-type="float">
            <text:p>40004119192</text:p>
          </table:table-cell>
          <table:table-cell table:formula="of:=([.B468]/[.B467])-1" office:value-type="percentage" office:value="0.00561779462391865" calcext:value-type="percentage">
            <text:p>0.56%</text:p>
          </table:table-cell>
          <table:table-cell office:value-type="float" office:value="471715000000" calcext:value-type="float">
            <text:p>471715000000</text:p>
          </table:table-cell>
          <table:table-cell table:style-name="ce6" table:formula="of:=([.D468]/[.D467])-1" office:value-type="percentage" office:value="-0.00237080086964614" calcext:value-type="percentage">
            <text:p>-0.24%</text:p>
          </table:table-cell>
          <table:table-cell table:style-name="ce6" table:formula="of:=[.C468]/[.E468]" office:value-type="percentage" office:value="-2.36957675182444" calcext:value-type="percentage">
            <text:p>-236.96%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Dec 2014</text:p>
          </table:table-cell>
          <table:table-cell office:value-type="float" office:value="39970292390" calcext:value-type="float">
            <text:p>39970292390</text:p>
          </table:table-cell>
          <table:table-cell table:formula="of:=([.B469]/[.B468])-1" office:value-type="percentage" office:value="-0.000845582972034631" calcext:value-type="percentage">
            <text:p>-0.08%</text:p>
          </table:table-cell>
          <table:table-cell office:value-type="float" office:value="502387000000" calcext:value-type="float">
            <text:p>502387000000</text:p>
          </table:table-cell>
          <table:table-cell table:style-name="ce6" table:formula="of:=([.D469]/[.D468])-1" office:value-type="percentage" office:value="0.0650223122012232" calcext:value-type="percentage">
            <text:p>6.50%</text:p>
          </table:table-cell>
          <table:table-cell table:style-name="ce6" table:formula="of:=[.C469]/[.E469]" office:value-type="percentage" office:value="-0.0130045048139448" calcext:value-type="percentage">
            <text:p>-1.30%</text:p>
          </table:table-cell>
          <table:table-cell table:number-columns-repeated="1018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3T13:35:42.296350352</dc:date>
    <meta:editing-duration>PT24M43S</meta:editing-duration>
    <meta:editing-cycles>1</meta:editing-cycles>
    <meta:generator>LibreOffice/6.4.6.2$Linux_X86_64 LibreOffice_project/40$Build-2</meta:generator>
    <meta:document-statistic meta:table-count="1" meta:cell-count="281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111"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minimum="-50" chart:maximum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2a6099"/>
    </style:style>
    <style:style style:name="ch7" style:family="chart">
      <style:graphic-properties svg:stroke-color="#2a6099"/>
    </style:style>
    <style:style style:name="ch8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0000"/>
    </style:style>
    <style:style style:name="ch9" style:family="chart" style:data-style-name="N10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scatter" chart:style-name="ch1">
        <chart:plot-area chart:style-name="ch2" table:cell-range-address="Sweden.A3:Sweden.A469 Sweden.F3:Sweden.F469" svg:x="0.2cm" svg:y="0.2cm" svg:width="9.601cm" svg:height="9.601cm">
          <chartooo:coordinate-region svg:x="1.615cm" svg:y="0.399cm" svg:width="7.47cm" svg:height="9.203cm"/>
          <chart:axis chart:dimension="x" chart:name="primary-x" chart:style-name="ch3"/>
          <chart:axis chart:dimension="y" chart:name="primary-y" chart:style-name="ch4"/>
          <chart:series chart:style-name="ch5" chart:values-cell-range-address="Sweden.F3:Sweden.F469" chart:class="chart:scatter">
            <chart:domain table:cell-range-address="Sweden.A3:Sweden.A469"/>
            <chart:mean-value chart:style-name="ch6"/>
            <chart:regression-curve chart:style-name="ch7"/>
            <chart:regression-curve chart:style-name="ch8">
              <chart:equation chart:display-equation="true" chart:display-r-square="true" svg:x="1.084cm" svg:y="0.911cm" chart:style-name="ch9"/>
            </chart:regression-curve>
            <chart:data-point chart:repeated="4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791">
                <text:p>27791</text:p>
                <draw:g>
                  <svg:desc>Sweden.A3:Sweden.A469</svg:desc>
                </draw:g>
              </table:table-cell>
              <table:table-cell office:value-type="float" office:value="2.19478635376469">
                <text:p>2.19478635376469</text:p>
                <draw:g>
                  <svg:desc>Sweden.F3:Sweden.F4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820">
                <text:p>27820</text:p>
              </table:table-cell>
              <table:table-cell office:value-type="float" office:value="-19.4692447704429">
                <text:p>-19.4692447704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851">
                <text:p>27851</text:p>
              </table:table-cell>
              <table:table-cell office:value-type="float" office:value="0.115771875921852">
                <text:p>0.115771875921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881">
                <text:p>27881</text:p>
              </table:table-cell>
              <table:table-cell office:value-type="float" office:value="-7.47839190353821">
                <text:p>-7.47839190353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912">
                <text:p>27912</text:p>
              </table:table-cell>
              <table:table-cell office:value-type="float" office:value="0.0359411651550426">
                <text:p>0.0359411651550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942">
                <text:p>27942</text:p>
              </table:table-cell>
              <table:table-cell office:value-type="float" office:value="0.82222306775283">
                <text:p>0.82222306775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73">
                <text:p>27973</text:p>
              </table:table-cell>
              <table:table-cell office:value-type="float" office:value="6.62549396706138">
                <text:p>6.62549396706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04">
                <text:p>28004</text:p>
              </table:table-cell>
              <table:table-cell office:value-type="float" office:value="-2.47544398758997">
                <text:p>-2.47544398758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34">
                <text:p>28034</text:p>
              </table:table-cell>
              <table:table-cell office:value-type="float" office:value="-41.7366763495159">
                <text:p>-41.7366763495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65">
                <text:p>28065</text:p>
              </table:table-cell>
              <table:table-cell office:value-type="float" office:value="2.08040728014894">
                <text:p>2.08040728014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95">
                <text:p>28095</text:p>
              </table:table-cell>
              <table:table-cell office:value-type="float" office:value="-14.0166183272892">
                <text:p>-14.0166183272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126">
                <text:p>28126</text:p>
              </table:table-cell>
              <table:table-cell office:value-type="float" office:value="-0.1325937927809">
                <text:p>-0.13259379278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157">
                <text:p>28157</text:p>
              </table:table-cell>
              <table:table-cell office:value-type="float" office:value="0.145296741319421">
                <text:p>0.145296741319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185">
                <text:p>28185</text:p>
              </table:table-cell>
              <table:table-cell office:value-type="float" office:value="0.592202013140177">
                <text:p>0.592202013140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216">
                <text:p>28216</text:p>
              </table:table-cell>
              <table:table-cell office:value-type="float" office:value="4.09072469656352">
                <text:p>4.09072469656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246">
                <text:p>28246</text:p>
              </table:table-cell>
              <table:table-cell office:value-type="float" office:value="-1.55248978811476">
                <text:p>-1.55248978811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277">
                <text:p>28277</text:p>
              </table:table-cell>
              <table:table-cell office:value-type="float" office:value="-0.839329338462943">
                <text:p>-0.8393293384629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307">
                <text:p>28307</text:p>
              </table:table-cell>
              <table:table-cell office:value-type="float" office:value="-17.315695157992">
                <text:p>-17.315695157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338">
                <text:p>28338</text:p>
              </table:table-cell>
              <table:table-cell office:value-type="float" office:value="1.69190044762395">
                <text:p>1.69190044762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369">
                <text:p>28369</text:p>
              </table:table-cell>
              <table:table-cell office:value-type="float" office:value="43.736244029166">
                <text:p>43.7362440291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99">
                <text:p>28399</text:p>
              </table:table-cell>
              <table:table-cell office:value-type="float" office:value="12.1642806664009">
                <text:p>12.16428066640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430">
                <text:p>28430</text:p>
              </table:table-cell>
              <table:table-cell office:value-type="float" office:value="2.70093009553402">
                <text:p>2.700930095534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460">
                <text:p>28460</text:p>
              </table:table-cell>
              <table:table-cell office:value-type="float" office:value="-1.63024442758352">
                <text:p>-1.63024442758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491">
                <text:p>28491</text:p>
              </table:table-cell>
              <table:table-cell office:value-type="float" office:value="-0.425314283581694">
                <text:p>-0.4253142835816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522">
                <text:p>28522</text:p>
              </table:table-cell>
              <table:table-cell office:value-type="float" office:value="0.863506194224307">
                <text:p>0.8635061942243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550">
                <text:p>28550</text:p>
              </table:table-cell>
              <table:table-cell office:value-type="float" office:value="2.60251414193845">
                <text:p>2.602514141938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581">
                <text:p>28581</text:p>
              </table:table-cell>
              <table:table-cell office:value-type="float" office:value="3.25778184980518">
                <text:p>3.25778184980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611">
                <text:p>28611</text:p>
              </table:table-cell>
              <table:table-cell office:value-type="float" office:value="-1.34266493804522">
                <text:p>-1.342664938045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642">
                <text:p>28642</text:p>
              </table:table-cell>
              <table:table-cell office:value-type="float" office:value="0.277759240091915">
                <text:p>0.277759240091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672">
                <text:p>28672</text:p>
              </table:table-cell>
              <table:table-cell office:value-type="float" office:value="0.465556236802641">
                <text:p>0.4655562368026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703">
                <text:p>28703</text:p>
              </table:table-cell>
              <table:table-cell office:value-type="float" office:value="-0.00539138740898227">
                <text:p>-0.00539138740898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734">
                <text:p>28734</text:p>
              </table:table-cell>
              <table:table-cell office:value-type="float" office:value="-0.603610667110679">
                <text:p>-0.603610667110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764">
                <text:p>28764</text:p>
              </table:table-cell>
              <table:table-cell office:value-type="float" office:value="-25.4042448804012">
                <text:p>-25.4042448804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795">
                <text:p>28795</text:p>
              </table:table-cell>
              <table:table-cell office:value-type="float" office:value="2.15493684904487">
                <text:p>2.154936849044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825">
                <text:p>28825</text:p>
              </table:table-cell>
              <table:table-cell office:value-type="float" office:value="-0.71730955402076">
                <text:p>-0.717309554020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856">
                <text:p>28856</text:p>
              </table:table-cell>
              <table:table-cell office:value-type="float" office:value="0.631266243782372">
                <text:p>0.6312662437823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87">
                <text:p>28887</text:p>
              </table:table-cell>
              <table:table-cell office:value-type="float" office:value="-3.18661731005364">
                <text:p>-3.186617310053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15">
                <text:p>28915</text:p>
              </table:table-cell>
              <table:table-cell office:value-type="float" office:value="-1.39155099762855">
                <text:p>-1.391550997628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946">
                <text:p>28946</text:p>
              </table:table-cell>
              <table:table-cell office:value-type="float" office:value="2.08288880538898">
                <text:p>2.082888805388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976">
                <text:p>28976</text:p>
              </table:table-cell>
              <table:table-cell office:value-type="float" office:value="2.19727658461602">
                <text:p>2.19727658461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007">
                <text:p>29007</text:p>
              </table:table-cell>
              <table:table-cell office:value-type="float" office:value="-5.61192248772714">
                <text:p>-5.61192248772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037">
                <text:p>29037</text:p>
              </table:table-cell>
              <table:table-cell office:value-type="float" office:value="-0.244409551574969">
                <text:p>-0.2444095515749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068">
                <text:p>29068</text:p>
              </table:table-cell>
              <table:table-cell office:value-type="float" office:value="2.02512789472319">
                <text:p>2.025127894723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099">
                <text:p>29099</text:p>
              </table:table-cell>
              <table:table-cell office:value-type="float" office:value="-3.17023567396968">
                <text:p>-3.17023567396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129">
                <text:p>29129</text:p>
              </table:table-cell>
              <table:table-cell office:value-type="float" office:value="12.9654515577754">
                <text:p>12.96545155777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60">
                <text:p>29160</text:p>
              </table:table-cell>
              <table:table-cell office:value-type="float" office:value="-1.64779475326389">
                <text:p>-1.64779475326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190">
                <text:p>29190</text:p>
              </table:table-cell>
              <table:table-cell office:value-type="float" office:value="0.00270170337011609">
                <text:p>0.002701703370116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221">
                <text:p>29221</text:p>
              </table:table-cell>
              <table:table-cell office:value-type="float" office:value="-0.161946289750558">
                <text:p>-0.1619462897505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252">
                <text:p>29252</text:p>
              </table:table-cell>
              <table:table-cell office:value-type="float" office:value="2.13786857126663">
                <text:p>2.13786857126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281">
                <text:p>29281</text:p>
              </table:table-cell>
              <table:table-cell office:value-type="float" office:value="-3.65568416192445">
                <text:p>-3.655684161924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312">
                <text:p>29312</text:p>
              </table:table-cell>
              <table:table-cell office:value-type="float" office:value="0.00230784354781028">
                <text:p>0.00230784354781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342">
                <text:p>29342</text:p>
              </table:table-cell>
              <table:table-cell office:value-type="float" office:value="-8.79485889045566">
                <text:p>-8.79485889045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373">
                <text:p>29373</text:p>
              </table:table-cell>
              <table:table-cell office:value-type="float" office:value="4.96219802864309">
                <text:p>4.962198028643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403">
                <text:p>29403</text:p>
              </table:table-cell>
              <table:table-cell office:value-type="float" office:value="1.01060484681311">
                <text:p>1.01060484681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434">
                <text:p>29434</text:p>
              </table:table-cell>
              <table:table-cell office:value-type="float" office:value="0.332085082239955">
                <text:p>0.3320850822399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465">
                <text:p>29465</text:p>
              </table:table-cell>
              <table:table-cell office:value-type="float" office:value="0.585424885541456">
                <text:p>0.5854248855414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495">
                <text:p>29495</text:p>
              </table:table-cell>
              <table:table-cell office:value-type="float" office:value="-0.162343755566128">
                <text:p>-0.162343755566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26">
                <text:p>29526</text:p>
              </table:table-cell>
              <table:table-cell office:value-type="float" office:value="0.113563727604629">
                <text:p>0.1135637276046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56">
                <text:p>29556</text:p>
              </table:table-cell>
              <table:table-cell office:value-type="float" office:value="-0.42929088078417">
                <text:p>-0.42929088078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87">
                <text:p>29587</text:p>
              </table:table-cell>
              <table:table-cell office:value-type="float" office:value="-1.08711120618607">
                <text:p>-1.08711120618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618">
                <text:p>29618</text:p>
              </table:table-cell>
              <table:table-cell office:value-type="float" office:value="-2.18822298430883">
                <text:p>-2.188222984308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646">
                <text:p>29646</text:p>
              </table:table-cell>
              <table:table-cell office:value-type="float" office:value="3.94758918477719">
                <text:p>3.947589184777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677">
                <text:p>29677</text:p>
              </table:table-cell>
              <table:table-cell office:value-type="float" office:value="0.373199618329495">
                <text:p>0.3731996183294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07">
                <text:p>29707</text:p>
              </table:table-cell>
              <table:table-cell office:value-type="float" office:value="3.91801292844452">
                <text:p>3.91801292844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738">
                <text:p>29738</text:p>
              </table:table-cell>
              <table:table-cell office:value-type="float" office:value="-1.09473844390872">
                <text:p>-1.094738443908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768">
                <text:p>29768</text:p>
              </table:table-cell>
              <table:table-cell office:value-type="float" office:value="1.5961428186104">
                <text:p>1.5961428186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799">
                <text:p>29799</text:p>
              </table:table-cell>
              <table:table-cell office:value-type="float" office:value="-2.81750073052843">
                <text:p>-2.817500730528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830">
                <text:p>29830</text:p>
              </table:table-cell>
              <table:table-cell office:value-type="float" office:value="2.92764637299835">
                <text:p>2.927646372998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860">
                <text:p>29860</text:p>
              </table:table-cell>
              <table:table-cell office:value-type="float" office:value="-3.11036364347032">
                <text:p>-3.110363643470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891">
                <text:p>29891</text:p>
              </table:table-cell>
              <table:table-cell office:value-type="float" office:value="-2.05641955786632">
                <text:p>-2.056419557866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921">
                <text:p>29921</text:p>
              </table:table-cell>
              <table:table-cell office:value-type="float" office:value="2.56140426395303">
                <text:p>2.56140426395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952">
                <text:p>29952</text:p>
              </table:table-cell>
              <table:table-cell office:value-type="float" office:value="1.82427372216683">
                <text:p>1.824273722166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983">
                <text:p>29983</text:p>
              </table:table-cell>
              <table:table-cell office:value-type="float" office:value="5.79232477527973">
                <text:p>5.792324775279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011">
                <text:p>30011</text:p>
              </table:table-cell>
              <table:table-cell office:value-type="float" office:value="-1.97516237544869">
                <text:p>-1.975162375448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42">
                <text:p>30042</text:p>
              </table:table-cell>
              <table:table-cell office:value-type="float" office:value="-0.102619855853895">
                <text:p>-0.1026198558538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72">
                <text:p>30072</text:p>
              </table:table-cell>
              <table:table-cell office:value-type="float" office:value="-0.413690624274879">
                <text:p>-0.4136906242748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103">
                <text:p>30103</text:p>
              </table:table-cell>
              <table:table-cell office:value-type="float" office:value="-0.841922215638945">
                <text:p>-0.8419222156389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133">
                <text:p>30133</text:p>
              </table:table-cell>
              <table:table-cell office:value-type="float" office:value="-0.3280799666471">
                <text:p>-0.32807996664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164">
                <text:p>30164</text:p>
              </table:table-cell>
              <table:table-cell office:value-type="float" office:value="0.130173830581264">
                <text:p>0.1301738305812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195">
                <text:p>30195</text:p>
              </table:table-cell>
              <table:table-cell office:value-type="float" office:value="0.187367068040925">
                <text:p>0.1873670680409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225">
                <text:p>30225</text:p>
              </table:table-cell>
              <table:table-cell office:value-type="float" office:value="4.66515338591324">
                <text:p>4.665153385913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256">
                <text:p>30256</text:p>
              </table:table-cell>
              <table:table-cell office:value-type="float" office:value="-5.2393298375715">
                <text:p>-5.23932983757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286">
                <text:p>30286</text:p>
              </table:table-cell>
              <table:table-cell office:value-type="float" office:value="0.267597772038275">
                <text:p>0.2675977720382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317">
                <text:p>30317</text:p>
              </table:table-cell>
              <table:table-cell office:value-type="float" office:value="0.829278288259832">
                <text:p>0.8292782882598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348">
                <text:p>30348</text:p>
              </table:table-cell>
              <table:table-cell office:value-type="float" office:value="6.48111119844323">
                <text:p>6.48111119844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376">
                <text:p>30376</text:p>
              </table:table-cell>
              <table:table-cell office:value-type="float" office:value="0.88575559728604">
                <text:p>0.885755597286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407">
                <text:p>30407</text:p>
              </table:table-cell>
              <table:table-cell office:value-type="float" office:value="-0.737434050805407">
                <text:p>-0.7374340508054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437">
                <text:p>30437</text:p>
              </table:table-cell>
              <table:table-cell office:value-type="float" office:value="0.293713220646391">
                <text:p>0.2937132206463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468">
                <text:p>30468</text:p>
              </table:table-cell>
              <table:table-cell office:value-type="float" office:value="0.0788078003796466">
                <text:p>0.07880780037964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498">
                <text:p>30498</text:p>
              </table:table-cell>
              <table:table-cell office:value-type="float" office:value="-11.2558916120588">
                <text:p>-11.25589161205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529">
                <text:p>30529</text:p>
              </table:table-cell>
              <table:table-cell office:value-type="float" office:value="-16.4368394282989">
                <text:p>-16.4368394282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560">
                <text:p>30560</text:p>
              </table:table-cell>
              <table:table-cell office:value-type="float" office:value="6.62312486392106">
                <text:p>6.623124863921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590">
                <text:p>30590</text:p>
              </table:table-cell>
              <table:table-cell office:value-type="float" office:value="2.7015282757123">
                <text:p>2.70152827571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621">
                <text:p>30621</text:p>
              </table:table-cell>
              <table:table-cell office:value-type="float" office:value="2.20867499581163">
                <text:p>2.208674995811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651">
                <text:p>30651</text:p>
              </table:table-cell>
              <table:table-cell office:value-type="float" office:value="0.421218273221607">
                <text:p>0.421218273221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682">
                <text:p>30682</text:p>
              </table:table-cell>
              <table:table-cell office:value-type="float" office:value="-1.8972791208072">
                <text:p>-1.89727912080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713">
                <text:p>30713</text:p>
              </table:table-cell>
              <table:table-cell office:value-type="float" office:value="4.88492195062787">
                <text:p>4.884921950627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742">
                <text:p>30742</text:p>
              </table:table-cell>
              <table:table-cell office:value-type="float" office:value="4.97355032949585">
                <text:p>4.973550329495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773">
                <text:p>30773</text:p>
              </table:table-cell>
              <table:table-cell office:value-type="float" office:value="-3.95451133987799">
                <text:p>-3.954511339877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803">
                <text:p>30803</text:p>
              </table:table-cell>
              <table:table-cell office:value-type="float" office:value="129.9010088094">
                <text:p>129.90100880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834">
                <text:p>30834</text:p>
              </table:table-cell>
              <table:table-cell office:value-type="float" office:value="-1.46665701454574">
                <text:p>-1.466657014545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864">
                <text:p>30864</text:p>
              </table:table-cell>
              <table:table-cell office:value-type="float" office:value="-3.77643177243878">
                <text:p>-3.776431772438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895">
                <text:p>30895</text:p>
              </table:table-cell>
              <table:table-cell office:value-type="float" office:value="2.58017679407552">
                <text:p>2.580176794075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926">
                <text:p>30926</text:p>
              </table:table-cell>
              <table:table-cell office:value-type="float" office:value="0.615576837046785">
                <text:p>0.6155768370467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956">
                <text:p>30956</text:p>
              </table:table-cell>
              <table:table-cell office:value-type="float" office:value="-2.41014555920047">
                <text:p>-2.410145559200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987">
                <text:p>30987</text:p>
              </table:table-cell>
              <table:table-cell office:value-type="float" office:value="-1.51611293616797">
                <text:p>-1.516112936167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017">
                <text:p>31017</text:p>
              </table:table-cell>
              <table:table-cell office:value-type="float" office:value="-0.324330035289788">
                <text:p>-0.324330035289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048">
                <text:p>31048</text:p>
              </table:table-cell>
              <table:table-cell office:value-type="float" office:value="-3.16508326448797">
                <text:p>-3.165083264487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079">
                <text:p>31079</text:p>
              </table:table-cell>
              <table:table-cell office:value-type="float" office:value="-4.83141277375079">
                <text:p>-4.831412773750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107">
                <text:p>31107</text:p>
              </table:table-cell>
              <table:table-cell office:value-type="float" office:value="8.67229042772182">
                <text:p>8.67229042772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138">
                <text:p>31138</text:p>
              </table:table-cell>
              <table:table-cell office:value-type="float" office:value="2.7528875175402">
                <text:p>2.75288751754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168">
                <text:p>31168</text:p>
              </table:table-cell>
              <table:table-cell office:value-type="float" office:value="-0.617166814330128">
                <text:p>-0.6171668143301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199">
                <text:p>31199</text:p>
              </table:table-cell>
              <table:table-cell office:value-type="float" office:value="1.85470091028995">
                <text:p>1.854700910289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229">
                <text:p>31229</text:p>
              </table:table-cell>
              <table:table-cell office:value-type="float" office:value="-1.16937755322453">
                <text:p>-1.169377553224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260">
                <text:p>31260</text:p>
              </table:table-cell>
              <table:table-cell office:value-type="float" office:value="-3.49926114883164">
                <text:p>-3.499261148831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291">
                <text:p>31291</text:p>
              </table:table-cell>
              <table:table-cell office:value-type="float" office:value="1.54879065934417">
                <text:p>1.548790659344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321">
                <text:p>31321</text:p>
              </table:table-cell>
              <table:table-cell office:value-type="float" office:value="35.756875959726">
                <text:p>35.7568759597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352">
                <text:p>31352</text:p>
              </table:table-cell>
              <table:table-cell office:value-type="float" office:value="-2.86263209559989">
                <text:p>-2.862632095599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382">
                <text:p>31382</text:p>
              </table:table-cell>
              <table:table-cell office:value-type="float" office:value="0.768266117980654">
                <text:p>0.7682661179806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413">
                <text:p>31413</text:p>
              </table:table-cell>
              <table:table-cell office:value-type="float" office:value="1.45594262549267">
                <text:p>1.455942625492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444">
                <text:p>31444</text:p>
              </table:table-cell>
              <table:table-cell office:value-type="float" office:value="-0.531101222921607">
                <text:p>-0.5311012229216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472">
                <text:p>31472</text:p>
              </table:table-cell>
              <table:table-cell office:value-type="float" office:value="-1.25208443767614">
                <text:p>-1.252084437676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503">
                <text:p>31503</text:p>
              </table:table-cell>
              <table:table-cell office:value-type="float" office:value="-8.90656984979559">
                <text:p>-8.906569849795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533">
                <text:p>31533</text:p>
              </table:table-cell>
              <table:table-cell office:value-type="float" office:value="1.21531881279538">
                <text:p>1.215318812795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564">
                <text:p>31564</text:p>
              </table:table-cell>
              <table:table-cell office:value-type="float" office:value="-1.76784854262342">
                <text:p>-1.767848542623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594">
                <text:p>31594</text:p>
              </table:table-cell>
              <table:table-cell office:value-type="float" office:value="1.90976506278682">
                <text:p>1.909765062786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625">
                <text:p>31625</text:p>
              </table:table-cell>
              <table:table-cell office:value-type="float" office:value="-1.45130783697239">
                <text:p>-1.451307836972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656">
                <text:p>31656</text:p>
              </table:table-cell>
              <table:table-cell office:value-type="float" office:value="16.6106505791096">
                <text:p>16.61065057910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686">
                <text:p>31686</text:p>
              </table:table-cell>
              <table:table-cell office:value-type="float" office:value="14.9873774978547">
                <text:p>14.98737749785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717">
                <text:p>31717</text:p>
              </table:table-cell>
              <table:table-cell office:value-type="float" office:value="-1.63506583442818">
                <text:p>-1.6350658344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747">
                <text:p>31747</text:p>
              </table:table-cell>
              <table:table-cell office:value-type="float" office:value="6.09381976364994">
                <text:p>6.093819763649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778">
                <text:p>31778</text:p>
              </table:table-cell>
              <table:table-cell office:value-type="float" office:value="1.33373769915295">
                <text:p>1.333737699152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809">
                <text:p>31809</text:p>
              </table:table-cell>
              <table:table-cell office:value-type="float" office:value="65.4397016451463">
                <text:p>65.43970164514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837">
                <text:p>31837</text:p>
              </table:table-cell>
              <table:table-cell office:value-type="float" office:value="4490.772182295">
                <text:p>4490.7721822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868">
                <text:p>31868</text:p>
              </table:table-cell>
              <table:table-cell office:value-type="float" office:value="-6.15499977443152">
                <text:p>-6.154999774431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898">
                <text:p>31898</text:p>
              </table:table-cell>
              <table:table-cell office:value-type="float" office:value="-1.55731018138658">
                <text:p>-1.557310181386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929">
                <text:p>31929</text:p>
              </table:table-cell>
              <table:table-cell office:value-type="float" office:value="0.3728127225548">
                <text:p>0.37281272255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959">
                <text:p>31959</text:p>
              </table:table-cell>
              <table:table-cell office:value-type="float" office:value="1.18843461290103">
                <text:p>1.188434612901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990">
                <text:p>31990</text:p>
              </table:table-cell>
              <table:table-cell office:value-type="float" office:value="-3194.53944469088">
                <text:p>-3194.539444690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021">
                <text:p>32021</text:p>
              </table:table-cell>
              <table:table-cell office:value-type="float" office:value="-9.91200661151494">
                <text:p>-9.91200661151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051">
                <text:p>32051</text:p>
              </table:table-cell>
              <table:table-cell office:value-type="float" office:value="-0.361860325911522">
                <text:p>-0.3618603259115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082">
                <text:p>32082</text:p>
              </table:table-cell>
              <table:table-cell office:value-type="float" office:value="-1.83199942422322">
                <text:p>-1.831999424223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112">
                <text:p>32112</text:p>
              </table:table-cell>
              <table:table-cell office:value-type="float" office:value="-0.305138001248116">
                <text:p>-0.3051380012481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143">
                <text:p>32143</text:p>
              </table:table-cell>
              <table:table-cell office:value-type="float" office:value="-0.875359375114572">
                <text:p>-0.8753593751145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174">
                <text:p>32174</text:p>
              </table:table-cell>
              <table:table-cell office:value-type="float" office:value="-33.0661062279723">
                <text:p>-33.06610622797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203">
                <text:p>32203</text:p>
              </table:table-cell>
              <table:table-cell office:value-type="float" office:value="0.0721594253138394">
                <text:p>0.07215942531383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234">
                <text:p>32234</text:p>
              </table:table-cell>
              <table:table-cell office:value-type="float" office:value="-24.9438469679491">
                <text:p>-24.94384696794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264">
                <text:p>32264</text:p>
              </table:table-cell>
              <table:table-cell office:value-type="float" office:value="5.11477692493887">
                <text:p>5.11477692493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295">
                <text:p>32295</text:p>
              </table:table-cell>
              <table:table-cell office:value-type="float" office:value="-7.61617756482548">
                <text:p>-7.616177564825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325">
                <text:p>32325</text:p>
              </table:table-cell>
              <table:table-cell office:value-type="float" office:value="-0.75052793022495">
                <text:p>-0.750527930224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356">
                <text:p>32356</text:p>
              </table:table-cell>
              <table:table-cell office:value-type="float" office:value="28.7249437084223">
                <text:p>28.72494370842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387">
                <text:p>32387</text:p>
              </table:table-cell>
              <table:table-cell office:value-type="float" office:value="0.640881512278017">
                <text:p>0.6408815122780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417">
                <text:p>32417</text:p>
              </table:table-cell>
              <table:table-cell office:value-type="float" office:value="-11.7196611791276">
                <text:p>-11.71966117912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448">
                <text:p>32448</text:p>
              </table:table-cell>
              <table:table-cell office:value-type="float" office:value="0.38786200027951">
                <text:p>0.387862000279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478">
                <text:p>32478</text:p>
              </table:table-cell>
              <table:table-cell office:value-type="float" office:value="5.09689365388691">
                <text:p>5.096893653886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509">
                <text:p>32509</text:p>
              </table:table-cell>
              <table:table-cell office:value-type="float" office:value="0.693310718528461">
                <text:p>0.6933107185284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540">
                <text:p>32540</text:p>
              </table:table-cell>
              <table:table-cell office:value-type="float" office:value="-8.72746480315475">
                <text:p>-8.727464803154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568">
                <text:p>32568</text:p>
              </table:table-cell>
              <table:table-cell office:value-type="float" office:value="2.8692692713722">
                <text:p>2.86926927137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599">
                <text:p>32599</text:p>
              </table:table-cell>
              <table:table-cell office:value-type="float" office:value="23.3417232351803">
                <text:p>23.34172323518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629">
                <text:p>32629</text:p>
              </table:table-cell>
              <table:table-cell office:value-type="float" office:value="-0.79333158626382">
                <text:p>-0.793331586263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660">
                <text:p>32660</text:p>
              </table:table-cell>
              <table:table-cell office:value-type="float" office:value="6.65029417940087">
                <text:p>6.650294179400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690">
                <text:p>32690</text:p>
              </table:table-cell>
              <table:table-cell office:value-type="float" office:value="-9.84520552610546">
                <text:p>-9.845205526105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721">
                <text:p>32721</text:p>
              </table:table-cell>
              <table:table-cell office:value-type="float" office:value="-36.1987850222844">
                <text:p>-36.19878502228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52">
                <text:p>32752</text:p>
              </table:table-cell>
              <table:table-cell office:value-type="float" office:value="21.9133264741362">
                <text:p>21.91332647413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782">
                <text:p>32782</text:p>
              </table:table-cell>
              <table:table-cell office:value-type="float" office:value="-2.50097996174567">
                <text:p>-2.500979961745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813">
                <text:p>32813</text:p>
              </table:table-cell>
              <table:table-cell office:value-type="float" office:value="-7.51837942198046">
                <text:p>-7.518379421980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843">
                <text:p>32843</text:p>
              </table:table-cell>
              <table:table-cell office:value-type="float" office:value="-1.74257530037341">
                <text:p>-1.742575300373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874">
                <text:p>32874</text:p>
              </table:table-cell>
              <table:table-cell office:value-type="float" office:value="-5.41937619756666">
                <text:p>-5.419376197566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905">
                <text:p>32905</text:p>
              </table:table-cell>
              <table:table-cell office:value-type="float" office:value="-0.315196184824719">
                <text:p>-0.3151961848247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933">
                <text:p>32933</text:p>
              </table:table-cell>
              <table:table-cell office:value-type="float" office:value="-1.11085168023932">
                <text:p>-1.110851680239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964">
                <text:p>32964</text:p>
              </table:table-cell>
              <table:table-cell office:value-type="float" office:value="-16.8545914383955">
                <text:p>-16.85459143839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994">
                <text:p>32994</text:p>
              </table:table-cell>
              <table:table-cell office:value-type="float" office:value="1.35326708560574">
                <text:p>1.353267085605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025">
                <text:p>33025</text:p>
              </table:table-cell>
              <table:table-cell office:value-type="float" office:value="-0.318648236841185">
                <text:p>-0.3186482368411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055">
                <text:p>33055</text:p>
              </table:table-cell>
              <table:table-cell office:value-type="float" office:value="0.357572548009838">
                <text:p>0.3575725480098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3086">
                <text:p>33086</text:p>
              </table:table-cell>
              <table:table-cell office:value-type="float" office:value="193.581532373926">
                <text:p>193.5815323739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117">
                <text:p>33117</text:p>
              </table:table-cell>
              <table:table-cell office:value-type="float" office:value="4.0492881779155">
                <text:p>4.04928817791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147">
                <text:p>33147</text:p>
              </table:table-cell>
              <table:table-cell office:value-type="float" office:value="2.22645715004441">
                <text:p>2.226457150044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178">
                <text:p>33178</text:p>
              </table:table-cell>
              <table:table-cell office:value-type="float" office:value="-3.75836974236771">
                <text:p>-3.758369742367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208">
                <text:p>33208</text:p>
              </table:table-cell>
              <table:table-cell office:value-type="float" office:value="-0.568147591924129">
                <text:p>-0.5681475919241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239">
                <text:p>33239</text:p>
              </table:table-cell>
              <table:table-cell office:value-type="float" office:value="3.42861075315907">
                <text:p>3.428610753159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270">
                <text:p>33270</text:p>
              </table:table-cell>
              <table:table-cell office:value-type="float" office:value="-0.412017866314618">
                <text:p>-0.4120178663146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298">
                <text:p>33298</text:p>
              </table:table-cell>
              <table:table-cell office:value-type="float" office:value="-0.603605331584969">
                <text:p>-0.6036053315849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329">
                <text:p>33329</text:p>
              </table:table-cell>
              <table:table-cell office:value-type="float" office:value="0.322063180604804">
                <text:p>0.3220631806048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359">
                <text:p>33359</text:p>
              </table:table-cell>
              <table:table-cell office:value-type="float" office:value="3.2278575946889">
                <text:p>3.22785759468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390">
                <text:p>33390</text:p>
              </table:table-cell>
              <table:table-cell office:value-type="float" office:value="-0.711604789037636">
                <text:p>-0.7116047890376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420">
                <text:p>33420</text:p>
              </table:table-cell>
              <table:table-cell office:value-type="float" office:value="-1.83490086875316">
                <text:p>-1.834900868753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451">
                <text:p>33451</text:p>
              </table:table-cell>
              <table:table-cell office:value-type="float" office:value="0.882376635508484">
                <text:p>0.8823766355084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482">
                <text:p>33482</text:p>
              </table:table-cell>
              <table:table-cell office:value-type="float" office:value="1.42805933338871">
                <text:p>1.428059333388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512">
                <text:p>33512</text:p>
              </table:table-cell>
              <table:table-cell office:value-type="float" office:value="-1.4317530649205">
                <text:p>-1.43175306492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543">
                <text:p>33543</text:p>
              </table:table-cell>
              <table:table-cell office:value-type="float" office:value="1.81582851718398">
                <text:p>1.815828517183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573">
                <text:p>33573</text:p>
              </table:table-cell>
              <table:table-cell office:value-type="float" office:value="0.383660423097825">
                <text:p>0.3836604230978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604">
                <text:p>33604</text:p>
              </table:table-cell>
              <table:table-cell office:value-type="float" office:value="-1.88022578342431">
                <text:p>-1.880225783424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635">
                <text:p>33635</text:p>
              </table:table-cell>
              <table:table-cell office:value-type="float" office:value="1.71621601893859">
                <text:p>1.716216018938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664">
                <text:p>33664</text:p>
              </table:table-cell>
              <table:table-cell office:value-type="float" office:value="0.0481859162238712">
                <text:p>0.04818591622387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695">
                <text:p>33695</text:p>
              </table:table-cell>
              <table:table-cell office:value-type="float" office:value="4.90545705066042">
                <text:p>4.905457050660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725">
                <text:p>33725</text:p>
              </table:table-cell>
              <table:table-cell office:value-type="float" office:value="-3.85865686875325">
                <text:p>-3.858656868753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756">
                <text:p>33756</text:p>
              </table:table-cell>
              <table:table-cell office:value-type="float" office:value="0.0515875715641225">
                <text:p>0.05158757156412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786">
                <text:p>33786</text:p>
              </table:table-cell>
              <table:table-cell office:value-type="float" office:value="0.570823071548916">
                <text:p>0.5708230715489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817">
                <text:p>33817</text:p>
              </table:table-cell>
              <table:table-cell office:value-type="float" office:value="-9.85343441445153">
                <text:p>-9.853434414451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848">
                <text:p>33848</text:p>
              </table:table-cell>
              <table:table-cell office:value-type="float" office:value="0.225232317502411">
                <text:p>0.2252323175024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878">
                <text:p>33878</text:p>
              </table:table-cell>
              <table:table-cell office:value-type="float" office:value="4.83459836032336">
                <text:p>4.834598360323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909">
                <text:p>33909</text:p>
              </table:table-cell>
              <table:table-cell office:value-type="float" office:value="-1.90091810594408">
                <text:p>-1.900918105944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939">
                <text:p>33939</text:p>
              </table:table-cell>
              <table:table-cell office:value-type="float" office:value="-2.92430928977724">
                <text:p>-2.924309289777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970">
                <text:p>33970</text:p>
              </table:table-cell>
              <table:table-cell office:value-type="float" office:value="-0.00174963044911317">
                <text:p>-0.001749630449113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001">
                <text:p>34001</text:p>
              </table:table-cell>
              <table:table-cell office:value-type="float" office:value="-1.41076831896828">
                <text:p>-1.410768318968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029">
                <text:p>34029</text:p>
              </table:table-cell>
              <table:table-cell office:value-type="float" office:value="0.100047368655261">
                <text:p>0.1000473686552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060">
                <text:p>34060</text:p>
              </table:table-cell>
              <table:table-cell office:value-type="float" office:value="-0.0526020800605542">
                <text:p>-0.05260208006055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090">
                <text:p>34090</text:p>
              </table:table-cell>
              <table:table-cell office:value-type="float" office:value="8.66129022152852">
                <text:p>8.661290221528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121">
                <text:p>34121</text:p>
              </table:table-cell>
              <table:table-cell office:value-type="float" office:value="1.02668727505402">
                <text:p>1.026687275054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151">
                <text:p>34151</text:p>
              </table:table-cell>
              <table:table-cell office:value-type="float" office:value="0.332276319329726">
                <text:p>0.3322763193297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182">
                <text:p>34182</text:p>
              </table:table-cell>
              <table:table-cell office:value-type="float" office:value="-1.11718468801939">
                <text:p>-1.117184688019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213">
                <text:p>34213</text:p>
              </table:table-cell>
              <table:table-cell office:value-type="float" office:value="0.805900747462549">
                <text:p>0.8059007474625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243">
                <text:p>34243</text:p>
              </table:table-cell>
              <table:table-cell office:value-type="float" office:value="0.390331699583242">
                <text:p>0.3903316995832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274">
                <text:p>34274</text:p>
              </table:table-cell>
              <table:table-cell office:value-type="float" office:value="2.60307461125719">
                <text:p>2.603074611257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304">
                <text:p>34304</text:p>
              </table:table-cell>
              <table:table-cell office:value-type="float" office:value="2.16632473925687">
                <text:p>2.166324739256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335">
                <text:p>34335</text:p>
              </table:table-cell>
              <table:table-cell office:value-type="float" office:value="0.279108829493656">
                <text:p>0.2791088294936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366">
                <text:p>34366</text:p>
              </table:table-cell>
              <table:table-cell office:value-type="float" office:value="-0.135966466382411">
                <text:p>-0.1359664663824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394">
                <text:p>34394</text:p>
              </table:table-cell>
              <table:table-cell office:value-type="float" office:value="-1.14114368045969">
                <text:p>-1.141143680459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425">
                <text:p>34425</text:p>
              </table:table-cell>
              <table:table-cell office:value-type="float" office:value="-0.0623475867699032">
                <text:p>-0.06234758676990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455">
                <text:p>34455</text:p>
              </table:table-cell>
              <table:table-cell office:value-type="float" office:value="3.10688963491308">
                <text:p>3.106889634913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486">
                <text:p>34486</text:p>
              </table:table-cell>
              <table:table-cell office:value-type="float" office:value="1.73697794029432">
                <text:p>1.736977940294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516">
                <text:p>34516</text:p>
              </table:table-cell>
              <table:table-cell office:value-type="float" office:value="2.12254467993723">
                <text:p>2.122544679937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547">
                <text:p>34547</text:p>
              </table:table-cell>
              <table:table-cell office:value-type="float" office:value="4.90883647747123">
                <text:p>4.908836477471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578">
                <text:p>34578</text:p>
              </table:table-cell>
              <table:table-cell office:value-type="float" office:value="1.62747067233441">
                <text:p>1.627470672334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608">
                <text:p>34608</text:p>
              </table:table-cell>
              <table:table-cell office:value-type="float" office:value="-6.50272719183131">
                <text:p>-6.502727191831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639">
                <text:p>34639</text:p>
              </table:table-cell>
              <table:table-cell office:value-type="float" office:value="-0.270572610527012">
                <text:p>-0.2705726105270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669">
                <text:p>34669</text:p>
              </table:table-cell>
              <table:table-cell office:value-type="float" office:value="-1.31194654085208">
                <text:p>-1.311946540852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700">
                <text:p>34700</text:p>
              </table:table-cell>
              <table:table-cell office:value-type="float" office:value="1.59070020900245">
                <text:p>1.590700209002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731">
                <text:p>34731</text:p>
              </table:table-cell>
              <table:table-cell office:value-type="float" office:value="-0.430140559439781">
                <text:p>-0.4301405594397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759">
                <text:p>34759</text:p>
              </table:table-cell>
              <table:table-cell office:value-type="float" office:value="7.30548709738439">
                <text:p>7.305487097384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790">
                <text:p>34790</text:p>
              </table:table-cell>
              <table:table-cell office:value-type="float" office:value="5.09140066794666">
                <text:p>5.091400667946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820">
                <text:p>34820</text:p>
              </table:table-cell>
              <table:table-cell office:value-type="float" office:value="-0.890406357046311">
                <text:p>-0.8904063570463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851">
                <text:p>34851</text:p>
              </table:table-cell>
              <table:table-cell office:value-type="float" office:value="-0.217077177690872">
                <text:p>-0.2170771776908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881">
                <text:p>34881</text:p>
              </table:table-cell>
              <table:table-cell office:value-type="float" office:value="0.857700842566684">
                <text:p>0.8577008425666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912">
                <text:p>34912</text:p>
              </table:table-cell>
              <table:table-cell office:value-type="float" office:value="3.85305129169293">
                <text:p>3.853051291692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43">
                <text:p>34943</text:p>
              </table:table-cell>
              <table:table-cell office:value-type="float" office:value="-19.5671230513269">
                <text:p>-19.56712305132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973">
                <text:p>34973</text:p>
              </table:table-cell>
              <table:table-cell office:value-type="float" office:value="1.1309828094982">
                <text:p>1.13098280949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004">
                <text:p>35004</text:p>
              </table:table-cell>
              <table:table-cell office:value-type="float" office:value="0.363935983819769">
                <text:p>0.3639359838197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034">
                <text:p>35034</text:p>
              </table:table-cell>
              <table:table-cell office:value-type="float" office:value="-1.04301736601008">
                <text:p>-1.043017366010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065">
                <text:p>35065</text:p>
              </table:table-cell>
              <table:table-cell office:value-type="float" office:value="-1.24685220028936">
                <text:p>-1.246852200289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096">
                <text:p>35096</text:p>
              </table:table-cell>
              <table:table-cell office:value-type="float" office:value="0.905701168090781">
                <text:p>0.9057011680907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125">
                <text:p>35125</text:p>
              </table:table-cell>
              <table:table-cell office:value-type="float" office:value="1.39773612455698">
                <text:p>1.397736124556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156">
                <text:p>35156</text:p>
              </table:table-cell>
              <table:table-cell office:value-type="float" office:value="8.19404435355817">
                <text:p>8.194044353558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186">
                <text:p>35186</text:p>
              </table:table-cell>
              <table:table-cell office:value-type="float" office:value="3.66079569891555">
                <text:p>3.660795698915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217">
                <text:p>35217</text:p>
              </table:table-cell>
              <table:table-cell office:value-type="float" office:value="1.52663347334004">
                <text:p>1.526633473340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247">
                <text:p>35247</text:p>
              </table:table-cell>
              <table:table-cell office:value-type="float" office:value="4.0908133071278">
                <text:p>4.09081330712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278">
                <text:p>35278</text:p>
              </table:table-cell>
              <table:table-cell office:value-type="float" office:value="1.95457548135935">
                <text:p>1.954575481359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309">
                <text:p>35309</text:p>
              </table:table-cell>
              <table:table-cell office:value-type="float" office:value="-1.36551944230113">
                <text:p>-1.365519442301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39">
                <text:p>35339</text:p>
              </table:table-cell>
              <table:table-cell office:value-type="float" office:value="-5.46117076805024">
                <text:p>-5.461170768050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370">
                <text:p>35370</text:p>
              </table:table-cell>
              <table:table-cell office:value-type="float" office:value="3.04796647933114">
                <text:p>3.047966479331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400">
                <text:p>35400</text:p>
              </table:table-cell>
              <table:table-cell office:value-type="float" office:value="-2.14563901329443">
                <text:p>-2.145639013294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431">
                <text:p>35431</text:p>
              </table:table-cell>
              <table:table-cell office:value-type="float" office:value="0.793549119795636">
                <text:p>0.7935491197956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462">
                <text:p>35462</text:p>
              </table:table-cell>
              <table:table-cell office:value-type="float" office:value="1.15371897069865">
                <text:p>1.153718970698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490">
                <text:p>35490</text:p>
              </table:table-cell>
              <table:table-cell office:value-type="float" office:value="-17.7921697381438">
                <text:p>-17.79216973814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521">
                <text:p>35521</text:p>
              </table:table-cell>
              <table:table-cell office:value-type="float" office:value="-5.7482353362353">
                <text:p>-5.74823533623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551">
                <text:p>35551</text:p>
              </table:table-cell>
              <table:table-cell office:value-type="float" office:value="-5.10474080605582">
                <text:p>-5.104740806055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582">
                <text:p>35582</text:p>
              </table:table-cell>
              <table:table-cell office:value-type="float" office:value="-8.48153725925715">
                <text:p>-8.481537259257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612">
                <text:p>35612</text:p>
              </table:table-cell>
              <table:table-cell office:value-type="float" office:value="2.84136290997192">
                <text:p>2.841362909971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643">
                <text:p>35643</text:p>
              </table:table-cell>
              <table:table-cell office:value-type="float" office:value="-10.7865002984709">
                <text:p>-10.78650029847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674">
                <text:p>35674</text:p>
              </table:table-cell>
              <table:table-cell office:value-type="float" office:value="4.42402132869116">
                <text:p>4.424021328691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704">
                <text:p>35704</text:p>
              </table:table-cell>
              <table:table-cell office:value-type="float" office:value="2.48854324964251">
                <text:p>2.488543249642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735">
                <text:p>35735</text:p>
              </table:table-cell>
              <table:table-cell office:value-type="float" office:value="-4.63263373478431">
                <text:p>-4.632633734784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765">
                <text:p>35765</text:p>
              </table:table-cell>
              <table:table-cell office:value-type="float" office:value="17.6356308833928">
                <text:p>17.63563088339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796">
                <text:p>35796</text:p>
              </table:table-cell>
              <table:table-cell office:value-type="float" office:value="0.754170847219025">
                <text:p>0.7541708472190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827">
                <text:p>35827</text:p>
              </table:table-cell>
              <table:table-cell office:value-type="float" office:value="-3.3994349790874">
                <text:p>-3.39943497908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855">
                <text:p>35855</text:p>
              </table:table-cell>
              <table:table-cell office:value-type="float" office:value="-6.69585806977013">
                <text:p>-6.695858069770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886">
                <text:p>35886</text:p>
              </table:table-cell>
              <table:table-cell office:value-type="float" office:value="10.7651929366912">
                <text:p>10.76519293669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916">
                <text:p>35916</text:p>
              </table:table-cell>
              <table:table-cell office:value-type="float" office:value="-3.63545605714822">
                <text:p>-3.635456057148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947">
                <text:p>35947</text:p>
              </table:table-cell>
              <table:table-cell office:value-type="float" office:value="-27.0254982996211">
                <text:p>-27.02549829962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977">
                <text:p>35977</text:p>
              </table:table-cell>
              <table:table-cell office:value-type="float" office:value="-7.6938946398543">
                <text:p>-7.69389463985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008">
                <text:p>36008</text:p>
              </table:table-cell>
              <table:table-cell office:value-type="float" office:value="-21.9917373333729">
                <text:p>-21.99173733337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039">
                <text:p>36039</text:p>
              </table:table-cell>
              <table:table-cell office:value-type="float" office:value="50.5158364462562">
                <text:p>50.51583644625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069">
                <text:p>36069</text:p>
              </table:table-cell>
              <table:table-cell office:value-type="float" office:value="-2.01069387711657">
                <text:p>-2.010693877116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100">
                <text:p>36100</text:p>
              </table:table-cell>
              <table:table-cell office:value-type="float" office:value="-1.91433688089926">
                <text:p>-1.914336880899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130">
                <text:p>36130</text:p>
              </table:table-cell>
              <table:table-cell office:value-type="float" office:value="-0.996301212381049">
                <text:p>-0.9963012123810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161">
                <text:p>36161</text:p>
              </table:table-cell>
              <table:table-cell office:value-type="float" office:value="12.9850534445142">
                <text:p>12.98505344451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192">
                <text:p>36192</text:p>
              </table:table-cell>
              <table:table-cell office:value-type="float" office:value="3.84042008472703">
                <text:p>3.840420084727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220">
                <text:p>36220</text:p>
              </table:table-cell>
              <table:table-cell office:value-type="float" office:value="8.69969084073258">
                <text:p>8.699690840732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251">
                <text:p>36251</text:p>
              </table:table-cell>
              <table:table-cell office:value-type="float" office:value="8.59402224049649">
                <text:p>8.594022240496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281">
                <text:p>36281</text:p>
              </table:table-cell>
              <table:table-cell office:value-type="float" office:value="-3.40884956632523">
                <text:p>-3.408849566325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312">
                <text:p>36312</text:p>
              </table:table-cell>
              <table:table-cell office:value-type="float" office:value="3.47274277593612">
                <text:p>3.472742775936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342">
                <text:p>36342</text:p>
              </table:table-cell>
              <table:table-cell office:value-type="float" office:value="0.900991211960153">
                <text:p>0.9009912119601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373">
                <text:p>36373</text:p>
              </table:table-cell>
              <table:table-cell office:value-type="float" office:value="-7.59747474754951">
                <text:p>-7.597474747549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404">
                <text:p>36404</text:p>
              </table:table-cell>
              <table:table-cell office:value-type="float" office:value="3.11508214913092">
                <text:p>3.115082149130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434">
                <text:p>36434</text:p>
              </table:table-cell>
              <table:table-cell office:value-type="float" office:value="-0.18947336103029">
                <text:p>-0.189473361030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465">
                <text:p>36465</text:p>
              </table:table-cell>
              <table:table-cell office:value-type="float" office:value="0.796216488656527">
                <text:p>0.7962164886565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495">
                <text:p>36495</text:p>
              </table:table-cell>
              <table:table-cell office:value-type="float" office:value="4.21361359824022">
                <text:p>4.213613598240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526">
                <text:p>36526</text:p>
              </table:table-cell>
              <table:table-cell office:value-type="float" office:value="-0.270995769934786">
                <text:p>-0.2709957699347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557">
                <text:p>36557</text:p>
              </table:table-cell>
              <table:table-cell office:value-type="float" office:value="1.36906284466416">
                <text:p>1.369062844664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586">
                <text:p>36586</text:p>
              </table:table-cell>
              <table:table-cell office:value-type="float" office:value="3.37292998616375">
                <text:p>3.37292998616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617">
                <text:p>36617</text:p>
              </table:table-cell>
              <table:table-cell office:value-type="float" office:value="1.79762483800138">
                <text:p>1.797624838001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647">
                <text:p>36647</text:p>
              </table:table-cell>
              <table:table-cell office:value-type="float" office:value="-0.0139743203493337">
                <text:p>-0.01397432034933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678">
                <text:p>36678</text:p>
              </table:table-cell>
              <table:table-cell office:value-type="float" office:value="35.7784445658914">
                <text:p>35.77844456589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708">
                <text:p>36708</text:p>
              </table:table-cell>
              <table:table-cell office:value-type="float" office:value="6.25501183436424">
                <text:p>6.255011834364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739">
                <text:p>36739</text:p>
              </table:table-cell>
              <table:table-cell office:value-type="float" office:value="1.85882835747713">
                <text:p>1.858828357477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770">
                <text:p>36770</text:p>
              </table:table-cell>
              <table:table-cell office:value-type="float" office:value="1.36336345349667">
                <text:p>1.36336345349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800">
                <text:p>36800</text:p>
              </table:table-cell>
              <table:table-cell office:value-type="float" office:value="2.50871129823737">
                <text:p>2.508711298237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831">
                <text:p>36831</text:p>
              </table:table-cell>
              <table:table-cell office:value-type="float" office:value="-2.06957484140514">
                <text:p>-2.069574841405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861">
                <text:p>36861</text:p>
              </table:table-cell>
              <table:table-cell office:value-type="float" office:value="-0.669057681602933">
                <text:p>-0.6690576816029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892">
                <text:p>36892</text:p>
              </table:table-cell>
              <table:table-cell office:value-type="float" office:value="-5.09522471506684">
                <text:p>-5.095224715066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923">
                <text:p>36923</text:p>
              </table:table-cell>
              <table:table-cell office:value-type="float" office:value="0.220261034477834">
                <text:p>0.2202610344778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951">
                <text:p>36951</text:p>
              </table:table-cell>
              <table:table-cell office:value-type="float" office:value="-0.178704214776139">
                <text:p>-0.1787042147761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982">
                <text:p>36982</text:p>
              </table:table-cell>
              <table:table-cell office:value-type="float" office:value="20.2209880307296">
                <text:p>20.22098803072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012">
                <text:p>37012</text:p>
              </table:table-cell>
              <table:table-cell office:value-type="float" office:value="1.3974641439698">
                <text:p>1.39746414396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043">
                <text:p>37043</text:p>
              </table:table-cell>
              <table:table-cell office:value-type="float" office:value="-1.30617922251099">
                <text:p>-1.306179222510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073">
                <text:p>37073</text:p>
              </table:table-cell>
              <table:table-cell office:value-type="float" office:value="4.73679557843357">
                <text:p>4.736795578433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104">
                <text:p>37104</text:p>
              </table:table-cell>
              <table:table-cell office:value-type="float" office:value="-2.1544587643643">
                <text:p>-2.15445876436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135">
                <text:p>37135</text:p>
              </table:table-cell>
              <table:table-cell office:value-type="float" office:value="-0.680630795745967">
                <text:p>-0.6806307957459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165">
                <text:p>37165</text:p>
              </table:table-cell>
              <table:table-cell office:value-type="float" office:value="0.212075593799236">
                <text:p>0.2120755937992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196">
                <text:p>37196</text:p>
              </table:table-cell>
              <table:table-cell office:value-type="float" office:value="26.9192919567299">
                <text:p>26.91929195672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226">
                <text:p>37226</text:p>
              </table:table-cell>
              <table:table-cell office:value-type="float" office:value="-0.368833330091942">
                <text:p>-0.3688333300919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257">
                <text:p>37257</text:p>
              </table:table-cell>
              <table:table-cell office:value-type="float" office:value="-0.329478518376813">
                <text:p>-0.3294785183768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288">
                <text:p>37288</text:p>
              </table:table-cell>
              <table:table-cell office:value-type="float" office:value="0.482696890936166">
                <text:p>0.4826968909361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316">
                <text:p>37316</text:p>
              </table:table-cell>
              <table:table-cell office:value-type="float" office:value="6.88963889681569">
                <text:p>6.889638896815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347">
                <text:p>37347</text:p>
              </table:table-cell>
              <table:table-cell office:value-type="float" office:value="1.13077980360467">
                <text:p>1.130779803604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377">
                <text:p>37377</text:p>
              </table:table-cell>
              <table:table-cell office:value-type="float" office:value="-4.19066101174322">
                <text:p>-4.190661011743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408">
                <text:p>37408</text:p>
              </table:table-cell>
              <table:table-cell office:value-type="float" office:value="0.155023217439383">
                <text:p>0.1550232174393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438">
                <text:p>37438</text:p>
              </table:table-cell>
              <table:table-cell office:value-type="float" office:value="0.758170649893938">
                <text:p>0.7581706498939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469">
                <text:p>37469</text:p>
              </table:table-cell>
              <table:table-cell office:value-type="float" office:value="1.34238281756768">
                <text:p>1.342382817567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500">
                <text:p>37500</text:p>
              </table:table-cell>
              <table:table-cell office:value-type="float" office:value="0.648285283692201">
                <text:p>0.6482852836922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7530">
                <text:p>37530</text:p>
              </table:table-cell>
              <table:table-cell office:value-type="float" office:value="3.02640072413843">
                <text:p>3.026400724138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561">
                <text:p>37561</text:p>
              </table:table-cell>
              <table:table-cell office:value-type="float" office:value="-0.218508912128475">
                <text:p>-0.2185089121284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591">
                <text:p>37591</text:p>
              </table:table-cell>
              <table:table-cell office:value-type="float" office:value="0.469603251994163">
                <text:p>0.4696032519941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7622">
                <text:p>37622</text:p>
              </table:table-cell>
              <table:table-cell office:value-type="float" office:value="0.596595076216121">
                <text:p>0.5965950762161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653">
                <text:p>37653</text:p>
              </table:table-cell>
              <table:table-cell office:value-type="float" office:value="-0.184089915751864">
                <text:p>-0.1840899157518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681">
                <text:p>37681</text:p>
              </table:table-cell>
              <table:table-cell office:value-type="float" office:value="-20.2258695431936">
                <text:p>-20.22586954319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712">
                <text:p>37712</text:p>
              </table:table-cell>
              <table:table-cell office:value-type="float" office:value="-3.03267004479079">
                <text:p>-3.032670044790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742">
                <text:p>37742</text:p>
              </table:table-cell>
              <table:table-cell office:value-type="float" office:value="-1.24633983774383">
                <text:p>-1.246339837743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773">
                <text:p>37773</text:p>
              </table:table-cell>
              <table:table-cell office:value-type="float" office:value="-0.39092023738382">
                <text:p>-0.390920237383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803">
                <text:p>37803</text:p>
              </table:table-cell>
              <table:table-cell office:value-type="float" office:value="2.80778638026609">
                <text:p>2.807786380266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834">
                <text:p>37834</text:p>
              </table:table-cell>
              <table:table-cell office:value-type="float" office:value="0.595467020999275">
                <text:p>0.5954670209992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865">
                <text:p>37865</text:p>
              </table:table-cell>
              <table:table-cell office:value-type="float" office:value="-0.202109833728371">
                <text:p>-0.2021098337283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895">
                <text:p>37895</text:p>
              </table:table-cell>
              <table:table-cell office:value-type="float" office:value="5.64030824732148">
                <text:p>5.640308247321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926">
                <text:p>37926</text:p>
              </table:table-cell>
              <table:table-cell office:value-type="float" office:value="0.685733364579122">
                <text:p>0.6857333645791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956">
                <text:p>37956</text:p>
              </table:table-cell>
              <table:table-cell office:value-type="float" office:value="0.78091760246024">
                <text:p>0.780917602460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987">
                <text:p>37987</text:p>
              </table:table-cell>
              <table:table-cell office:value-type="float" office:value="-2.0790745614756">
                <text:p>-2.07907456147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018">
                <text:p>38018</text:p>
              </table:table-cell>
              <table:table-cell office:value-type="float" office:value="-3.0000811650568">
                <text:p>-3.00008116505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047">
                <text:p>38047</text:p>
              </table:table-cell>
              <table:table-cell office:value-type="float" office:value="-0.384303543991791">
                <text:p>-0.3843035439917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078">
                <text:p>38078</text:p>
              </table:table-cell>
              <table:table-cell office:value-type="float" office:value="18.2039521556004">
                <text:p>18.20395215560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108">
                <text:p>38108</text:p>
              </table:table-cell>
              <table:table-cell office:value-type="float" office:value="0.197055953355487">
                <text:p>0.1970559533554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139">
                <text:p>38139</text:p>
              </table:table-cell>
              <table:table-cell office:value-type="float" office:value="-0.594830170454986">
                <text:p>-0.5948301704549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169">
                <text:p>38169</text:p>
              </table:table-cell>
              <table:table-cell office:value-type="float" office:value="1.34659145779711">
                <text:p>1.346591457797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200">
                <text:p>38200</text:p>
              </table:table-cell>
              <table:table-cell office:value-type="float" office:value="0.717450904903294">
                <text:p>0.7174509049032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231">
                <text:p>38231</text:p>
              </table:table-cell>
              <table:table-cell office:value-type="float" office:value="6.45912680194981">
                <text:p>6.459126801949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261">
                <text:p>38261</text:p>
              </table:table-cell>
              <table:table-cell office:value-type="float" office:value="1.28343606000723">
                <text:p>1.283436060007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292">
                <text:p>38292</text:p>
              </table:table-cell>
              <table:table-cell office:value-type="float" office:value="0.536495047813705">
                <text:p>0.5364950478137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322">
                <text:p>38322</text:p>
              </table:table-cell>
              <table:table-cell office:value-type="float" office:value="0.666901548479725">
                <text:p>0.6669015484797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353">
                <text:p>38353</text:p>
              </table:table-cell>
              <table:table-cell office:value-type="float" office:value="-0.0199905871974381">
                <text:p>-0.01999058719743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384">
                <text:p>38384</text:p>
              </table:table-cell>
              <table:table-cell office:value-type="float" office:value="8.40887344587477">
                <text:p>8.408873445874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412">
                <text:p>38412</text:p>
              </table:table-cell>
              <table:table-cell office:value-type="float" office:value="-1.29982027703589">
                <text:p>-1.299820277035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443">
                <text:p>38443</text:p>
              </table:table-cell>
              <table:table-cell office:value-type="float" office:value="1.50672416368307">
                <text:p>1.506724163683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8473">
                <text:p>38473</text:p>
              </table:table-cell>
              <table:table-cell office:value-type="float" office:value="0.872270170803055">
                <text:p>0.8722701708030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504">
                <text:p>38504</text:p>
              </table:table-cell>
              <table:table-cell office:value-type="float" office:value="0.152410458608314">
                <text:p>0.1524104586083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534">
                <text:p>38534</text:p>
              </table:table-cell>
              <table:table-cell office:value-type="float" office:value="0.327363186589574">
                <text:p>0.3273631865895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565">
                <text:p>38565</text:p>
              </table:table-cell>
              <table:table-cell office:value-type="float" office:value="31.4728141556886">
                <text:p>31.47281415568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596">
                <text:p>38596</text:p>
              </table:table-cell>
              <table:table-cell office:value-type="float" office:value="0.636185974310618">
                <text:p>0.6361859743106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626">
                <text:p>38626</text:p>
              </table:table-cell>
              <table:table-cell office:value-type="float" office:value="-0.17342292936618">
                <text:p>-0.173422929366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657">
                <text:p>38657</text:p>
              </table:table-cell>
              <table:table-cell office:value-type="float" office:value="1.91158979071779">
                <text:p>1.911589790717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687">
                <text:p>38687</text:p>
              </table:table-cell>
              <table:table-cell office:value-type="float" office:value="0.53242501184389">
                <text:p>0.532425011843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718">
                <text:p>38718</text:p>
              </table:table-cell>
              <table:table-cell office:value-type="float" office:value="0.585827909666359">
                <text:p>0.5858279096663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749">
                <text:p>38749</text:p>
              </table:table-cell>
              <table:table-cell office:value-type="float" office:value="0.57173594080518">
                <text:p>0.571735940805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777">
                <text:p>38777</text:p>
              </table:table-cell>
              <table:table-cell office:value-type="float" office:value="1.00525418146419">
                <text:p>1.005254181464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808">
                <text:p>38808</text:p>
              </table:table-cell>
              <table:table-cell office:value-type="float" office:value="1.20083792083635">
                <text:p>1.200837920836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838">
                <text:p>38838</text:p>
              </table:table-cell>
              <table:table-cell office:value-type="float" office:value="1.12286257791378">
                <text:p>1.122862577913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869">
                <text:p>38869</text:p>
              </table:table-cell>
              <table:table-cell office:value-type="float" office:value="0.454519638515937">
                <text:p>0.4545196385159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899">
                <text:p>38899</text:p>
              </table:table-cell>
              <table:table-cell office:value-type="float" office:value="1.27292330551362">
                <text:p>1.272923305513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930">
                <text:p>38930</text:p>
              </table:table-cell>
              <table:table-cell office:value-type="float" office:value="1.02268263943951">
                <text:p>1.022682639439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961">
                <text:p>38961</text:p>
              </table:table-cell>
              <table:table-cell office:value-type="float" office:value="0.586895470153605">
                <text:p>0.5868954701536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991">
                <text:p>38991</text:p>
              </table:table-cell>
              <table:table-cell office:value-type="float" office:value="1.74586244016182">
                <text:p>1.745862440161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9022">
                <text:p>39022</text:p>
              </table:table-cell>
              <table:table-cell office:value-type="float" office:value="1.10792408296593">
                <text:p>1.107924082965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052">
                <text:p>39052</text:p>
              </table:table-cell>
              <table:table-cell office:value-type="float" office:value="3.762674765077">
                <text:p>3.7626747650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083">
                <text:p>39083</text:p>
              </table:table-cell>
              <table:table-cell office:value-type="float" office:value="0.306435115397523">
                <text:p>0.3064351153975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114">
                <text:p>39114</text:p>
              </table:table-cell>
              <table:table-cell office:value-type="float" office:value="2.46007852369931">
                <text:p>2.460078523699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142">
                <text:p>39142</text:p>
              </table:table-cell>
              <table:table-cell office:value-type="float" office:value="0.0133957581724092">
                <text:p>0.01339575817240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173">
                <text:p>39173</text:p>
              </table:table-cell>
              <table:table-cell office:value-type="float" office:value="-0.97316990114437">
                <text:p>-0.973169901144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203">
                <text:p>39203</text:p>
              </table:table-cell>
              <table:table-cell office:value-type="float" office:value="1.59932846622384">
                <text:p>1.599328466223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9234">
                <text:p>39234</text:p>
              </table:table-cell>
              <table:table-cell office:value-type="float" office:value="1.81302187736151">
                <text:p>1.813021877361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264">
                <text:p>39264</text:p>
              </table:table-cell>
              <table:table-cell office:value-type="float" office:value="0.823409030256137">
                <text:p>0.8234090302561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295">
                <text:p>39295</text:p>
              </table:table-cell>
              <table:table-cell office:value-type="float" office:value="1.23384819179123">
                <text:p>1.233848191791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326">
                <text:p>39326</text:p>
              </table:table-cell>
              <table:table-cell office:value-type="float" office:value="0.577485201526523">
                <text:p>0.5774852015265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356">
                <text:p>39356</text:p>
              </table:table-cell>
              <table:table-cell office:value-type="float" office:value="-2.42253088719049">
                <text:p>-2.422530887190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387">
                <text:p>39387</text:p>
              </table:table-cell>
              <table:table-cell office:value-type="float" office:value="0.709019880548336">
                <text:p>0.7090198805483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417">
                <text:p>39417</text:p>
              </table:table-cell>
              <table:table-cell office:value-type="float" office:value="-1.12208566373863">
                <text:p>-1.122085663738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448">
                <text:p>39448</text:p>
              </table:table-cell>
              <table:table-cell office:value-type="float" office:value="0.117124339753323">
                <text:p>0.1171243397533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479">
                <text:p>39479</text:p>
              </table:table-cell>
              <table:table-cell office:value-type="float" office:value="1.32413773765359">
                <text:p>1.324137737653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508">
                <text:p>39508</text:p>
              </table:table-cell>
              <table:table-cell office:value-type="float" office:value="0.942355855915551">
                <text:p>0.9423558559155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539">
                <text:p>39539</text:p>
              </table:table-cell>
              <table:table-cell office:value-type="float" office:value="1.20057727228701">
                <text:p>1.200577272287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569">
                <text:p>39569</text:p>
              </table:table-cell>
              <table:table-cell office:value-type="float" office:value="1.27315814163598">
                <text:p>1.273158141635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600">
                <text:p>39600</text:p>
              </table:table-cell>
              <table:table-cell office:value-type="float" office:value="1.59618453731219">
                <text:p>1.596184537312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630">
                <text:p>39630</text:p>
              </table:table-cell>
              <table:table-cell office:value-type="float" office:value="1.33494299204125">
                <text:p>1.334942992041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661">
                <text:p>39661</text:p>
              </table:table-cell>
              <table:table-cell office:value-type="float" office:value="-0.112298387829383">
                <text:p>-0.1122983878293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692">
                <text:p>39692</text:p>
              </table:table-cell>
              <table:table-cell office:value-type="float" office:value="0.690500116807974">
                <text:p>0.6905001168079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722">
                <text:p>39722</text:p>
              </table:table-cell>
              <table:table-cell office:value-type="float" office:value="-0.174626506340761">
                <text:p>-0.1746265063407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753">
                <text:p>39753</text:p>
              </table:table-cell>
              <table:table-cell office:value-type="float" office:value="1.5210992128909">
                <text:p>1.52109921289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783">
                <text:p>39783</text:p>
              </table:table-cell>
              <table:table-cell office:value-type="float" office:value="-1.23480430622394">
                <text:p>-1.234804306223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814">
                <text:p>39814</text:p>
              </table:table-cell>
              <table:table-cell office:value-type="float" office:value="0.220141176453384">
                <text:p>0.2201411764533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45">
                <text:p>39845</text:p>
              </table:table-cell>
              <table:table-cell office:value-type="float" office:value="-0.0667905838246573">
                <text:p>-0.06679058382465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73">
                <text:p>39873</text:p>
              </table:table-cell>
              <table:table-cell office:value-type="float" office:value="-0.36377369880393">
                <text:p>-0.363773698803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4">
                <text:p>39904</text:p>
              </table:table-cell>
              <table:table-cell office:value-type="float" office:value="-0.0648730996133665">
                <text:p>-0.06487309961336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34">
                <text:p>39934</text:p>
              </table:table-cell>
              <table:table-cell office:value-type="float" office:value="-0.372874767948324">
                <text:p>-0.3728747679483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965">
                <text:p>39965</text:p>
              </table:table-cell>
              <table:table-cell office:value-type="float" office:value="7.48860965632487">
                <text:p>7.488609656324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995">
                <text:p>39995</text:p>
              </table:table-cell>
              <table:table-cell office:value-type="float" office:value="0.145257522011074">
                <text:p>0.1452575220110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026">
                <text:p>40026</text:p>
              </table:table-cell>
              <table:table-cell office:value-type="float" office:value="-6.10184997091394">
                <text:p>-6.101849970913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057">
                <text:p>40057</text:p>
              </table:table-cell>
              <table:table-cell office:value-type="float" office:value="-1.30430367310898">
                <text:p>-1.304303673108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087">
                <text:p>40087</text:p>
              </table:table-cell>
              <table:table-cell office:value-type="float" office:value="-0.347438156299968">
                <text:p>-0.3474381562999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118">
                <text:p>40118</text:p>
              </table:table-cell>
              <table:table-cell office:value-type="float" office:value="-0.143673374822585">
                <text:p>-0.1436733748225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148">
                <text:p>40148</text:p>
              </table:table-cell>
              <table:table-cell office:value-type="float" office:value="-6.49131820221532">
                <text:p>-6.491318202215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179">
                <text:p>40179</text:p>
              </table:table-cell>
              <table:table-cell office:value-type="float" office:value="0.924593552957235">
                <text:p>0.9245935529572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210">
                <text:p>40210</text:p>
              </table:table-cell>
              <table:table-cell office:value-type="float" office:value="-58.8735871692662">
                <text:p>-58.87358716926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238">
                <text:p>40238</text:p>
              </table:table-cell>
              <table:table-cell office:value-type="float" office:value="-0.407679779645726">
                <text:p>-0.4076797796457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269">
                <text:p>40269</text:p>
              </table:table-cell>
              <table:table-cell office:value-type="float" office:value="0.984219978383178">
                <text:p>0.9842199783831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299">
                <text:p>40299</text:p>
              </table:table-cell>
              <table:table-cell office:value-type="float" office:value="4.62737512579427">
                <text:p>4.627375125794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330">
                <text:p>40330</text:p>
              </table:table-cell>
              <table:table-cell office:value-type="float" office:value="-0.337982197268338">
                <text:p>-0.3379821972683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360">
                <text:p>40360</text:p>
              </table:table-cell>
              <table:table-cell office:value-type="float" office:value="-0.181784783940987">
                <text:p>-0.1817847839409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391">
                <text:p>40391</text:p>
              </table:table-cell>
              <table:table-cell office:value-type="float" office:value="0.136638185680796">
                <text:p>0.1366381856807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422">
                <text:p>40422</text:p>
              </table:table-cell>
              <table:table-cell office:value-type="float" office:value="0.514048932238602">
                <text:p>0.5140489322386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452">
                <text:p>40452</text:p>
              </table:table-cell>
              <table:table-cell office:value-type="float" office:value="0.271211373548512">
                <text:p>0.2712113735485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0483">
                <text:p>40483</text:p>
              </table:table-cell>
              <table:table-cell office:value-type="float" office:value="0.68306422686624">
                <text:p>0.683064226866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513">
                <text:p>40513</text:p>
              </table:table-cell>
              <table:table-cell office:value-type="float" office:value="-0.0988218444977863">
                <text:p>-0.09882184449778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544">
                <text:p>40544</text:p>
              </table:table-cell>
              <table:table-cell office:value-type="float" office:value="-1.75213276000366">
                <text:p>-1.7521327600036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575">
                <text:p>40575</text:p>
              </table:table-cell>
              <table:table-cell office:value-type="float" office:value="8.39603447926554">
                <text:p>8.396034479265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603">
                <text:p>40603</text:p>
              </table:table-cell>
              <table:table-cell office:value-type="float" office:value="-31.2291220998055">
                <text:p>-31.22912209980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634">
                <text:p>40634</text:p>
              </table:table-cell>
              <table:table-cell office:value-type="float" office:value="1.03063840871304">
                <text:p>1.030638408713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664">
                <text:p>40664</text:p>
              </table:table-cell>
              <table:table-cell office:value-type="float" office:value="6.86506607652075">
                <text:p>6.865066076520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695">
                <text:p>40695</text:p>
              </table:table-cell>
              <table:table-cell office:value-type="float" office:value="0.116715476160233">
                <text:p>0.1167154761602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725">
                <text:p>40725</text:p>
              </table:table-cell>
              <table:table-cell office:value-type="float" office:value="1.75746506882559">
                <text:p>1.757465068825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0756">
                <text:p>40756</text:p>
              </table:table-cell>
              <table:table-cell office:value-type="float" office:value="2.7457929676066">
                <text:p>2.74579296760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0787">
                <text:p>40787</text:p>
              </table:table-cell>
              <table:table-cell office:value-type="float" office:value="-0.554331127496802">
                <text:p>-0.5543311274968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817">
                <text:p>40817</text:p>
              </table:table-cell>
              <table:table-cell office:value-type="float" office:value="0.228429672444368">
                <text:p>0.2284296724443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848">
                <text:p>40848</text:p>
              </table:table-cell>
              <table:table-cell office:value-type="float" office:value="3.04976768414715">
                <text:p>3.049767684147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878">
                <text:p>40878</text:p>
              </table:table-cell>
              <table:table-cell office:value-type="float" office:value="7.71388730289669">
                <text:p>7.713887302896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909">
                <text:p>40909</text:p>
              </table:table-cell>
              <table:table-cell office:value-type="float" office:value="1.45712669405437">
                <text:p>1.457126694054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940">
                <text:p>40940</text:p>
              </table:table-cell>
              <table:table-cell office:value-type="float" office:value="1.19473610243875">
                <text:p>1.194736102438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969">
                <text:p>40969</text:p>
              </table:table-cell>
              <table:table-cell office:value-type="float" office:value="-0.0646833246245105">
                <text:p>-0.06468332462451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1000">
                <text:p>41000</text:p>
              </table:table-cell>
              <table:table-cell office:value-type="float" office:value="1.2343474073385">
                <text:p>1.23434740733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030">
                <text:p>41030</text:p>
              </table:table-cell>
              <table:table-cell office:value-type="float" office:value="1.1991482171437">
                <text:p>1.19914821714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061">
                <text:p>41061</text:p>
              </table:table-cell>
              <table:table-cell office:value-type="float" office:value="0.122569999946576">
                <text:p>0.1225699999465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091">
                <text:p>41091</text:p>
              </table:table-cell>
              <table:table-cell office:value-type="float" office:value="1.55982531704208">
                <text:p>1.559825317042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122">
                <text:p>41122</text:p>
              </table:table-cell>
              <table:table-cell office:value-type="float" office:value="-0.286549508126501">
                <text:p>-0.2865495081265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153">
                <text:p>41153</text:p>
              </table:table-cell>
              <table:table-cell office:value-type="float" office:value="0.333416339327989">
                <text:p>0.3334163393279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1183">
                <text:p>41183</text:p>
              </table:table-cell>
              <table:table-cell office:value-type="float" office:value="0.822741151983759">
                <text:p>0.8227411519837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1214">
                <text:p>41214</text:p>
              </table:table-cell>
              <table:table-cell office:value-type="float" office:value="7.84996402019931">
                <text:p>7.849964020199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244">
                <text:p>41244</text:p>
              </table:table-cell>
              <table:table-cell office:value-type="float" office:value="-0.241904120961923">
                <text:p>-0.2419041209619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275">
                <text:p>41275</text:p>
              </table:table-cell>
              <table:table-cell office:value-type="float" office:value="1.15890233589434">
                <text:p>1.158902335894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306">
                <text:p>41306</text:p>
              </table:table-cell>
              <table:table-cell office:value-type="float" office:value="1.17676014113531">
                <text:p>1.176760141135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1334">
                <text:p>41334</text:p>
              </table:table-cell>
              <table:table-cell office:value-type="float" office:value="-1.00288761819068">
                <text:p>-1.002887618190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1365">
                <text:p>41365</text:p>
              </table:table-cell>
              <table:table-cell office:value-type="float" office:value="1.2171855501292">
                <text:p>1.21718555012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1395">
                <text:p>41395</text:p>
              </table:table-cell>
              <table:table-cell office:value-type="float" office:value="5.93256609208317">
                <text:p>5.932566092083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426">
                <text:p>41426</text:p>
              </table:table-cell>
              <table:table-cell office:value-type="float" office:value="-45.1814014715613">
                <text:p>-45.18140147156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456">
                <text:p>41456</text:p>
              </table:table-cell>
              <table:table-cell office:value-type="float" office:value="1.25845127235731">
                <text:p>1.258451272357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487">
                <text:p>41487</text:p>
              </table:table-cell>
              <table:table-cell office:value-type="float" office:value="0.895573935298675">
                <text:p>0.8955739352986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518">
                <text:p>41518</text:p>
              </table:table-cell>
              <table:table-cell office:value-type="float" office:value="0.38959315116954">
                <text:p>0.389593151169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1548">
                <text:p>41548</text:p>
              </table:table-cell>
              <table:table-cell office:value-type="float" office:value="1.91770423617215">
                <text:p>1.917704236172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1579">
                <text:p>41579</text:p>
              </table:table-cell>
              <table:table-cell office:value-type="float" office:value="0.844827900367136">
                <text:p>0.8448279003671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1609">
                <text:p>41609</text:p>
              </table:table-cell>
              <table:table-cell office:value-type="float" office:value="0.803824208094863">
                <text:p>0.8038242080948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640">
                <text:p>41640</text:p>
              </table:table-cell>
              <table:table-cell office:value-type="float" office:value="0.876510011305762">
                <text:p>0.8765100113057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671">
                <text:p>41671</text:p>
              </table:table-cell>
              <table:table-cell office:value-type="float" office:value="1.05798859437444">
                <text:p>1.057988594374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1699">
                <text:p>41699</text:p>
              </table:table-cell>
              <table:table-cell office:value-type="float" office:value="0.539889557897616">
                <text:p>0.5398895578976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1730">
                <text:p>41730</text:p>
              </table:table-cell>
              <table:table-cell office:value-type="float" office:value="0.823795363891376">
                <text:p>0.8237953638913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1760">
                <text:p>41760</text:p>
              </table:table-cell>
              <table:table-cell office:value-type="float" office:value="0.575327433964805">
                <text:p>0.5753274339648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1791">
                <text:p>41791</text:p>
              </table:table-cell>
              <table:table-cell office:value-type="float" office:value="2.70047657361107">
                <text:p>2.700476573611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1821">
                <text:p>41821</text:p>
              </table:table-cell>
              <table:table-cell office:value-type="float" office:value="-0.0090506318243415">
                <text:p>-0.00905063182434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1852">
                <text:p>41852</text:p>
              </table:table-cell>
              <table:table-cell office:value-type="float" office:value="-1.47767774863018">
                <text:p>-1.477677748630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1883">
                <text:p>41883</text:p>
              </table:table-cell>
              <table:table-cell office:value-type="float" office:value="0.065277101439604">
                <text:p>0.0652771014396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1913">
                <text:p>41913</text:p>
              </table:table-cell>
              <table:table-cell office:value-type="float" office:value="-0.80805449344148">
                <text:p>-0.808054493441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1944">
                <text:p>41944</text:p>
              </table:table-cell>
              <table:table-cell office:value-type="float" office:value="-2.36957675182444">
                <text:p>-2.369576751824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974">
                <text:p>41974</text:p>
              </table:table-cell>
              <table:table-cell office:value-type="float" office:value="-0.0130045048139448">
                <text:p>-0.0130045048139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